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3.125in" fo:margin-left="0.0069in" style:page-number="auto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540*"/>
    </style:style>
    <style:style style:name="Table2.B" style:family="table-column">
      <style:table-column-properties style:column-width="1.25in" style:rel-column-width="1800*"/>
    </style:style>
    <style:style style:name="Table2.C" style:family="table-column">
      <style:table-column-properties style:column-width="1.4201in" style:rel-column-width="20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8646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1.177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officeooo:paragraph-rsid="004dde58"/>
    </style:style>
    <style:style style:name="P13" style:family="paragraph" style:parent-style-name="Standard">
      <style:paragraph-properties fo:line-height="115%"/>
      <style:text-properties officeooo:paragraph-rsid="004dde58"/>
    </style:style>
    <style:style style:name="P14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20" style:family="paragraph" style:parent-style-name="Standard">
      <style:text-properties fo:font-size="10.5pt" officeooo:paragraph-rsid="004dde58" style:font-size-asian="10.5pt" style:font-size-complex="10.5pt"/>
    </style:style>
    <style:style style:name="P21" style:family="paragraph" style:parent-style-name="Standard">
      <style:text-properties fo:font-size="10.5pt" officeooo:rsid="004af0ad" officeooo:paragraph-rsid="004e61fe" style:font-size-asian="10.5pt" style:font-size-complex="10.5pt"/>
    </style:style>
    <style:style style:name="P22" style:family="paragraph" style:parent-style-name="Standard">
      <style:text-properties fo:font-size="10.5pt" officeooo:rsid="004aecc4" officeooo:paragraph-rsid="004e61fe" style:font-size-asian="10.5pt" style:font-size-complex="10.5pt"/>
    </style:style>
    <style:style style:name="P23" style:family="paragraph" style:parent-style-name="Standard">
      <style:text-properties fo:font-size="10.5pt" officeooo:paragraph-rsid="004e61fe" style:font-size-asian="10.5pt" style:font-size-complex="10.5pt"/>
    </style:style>
    <style:style style:name="P24" style:family="paragraph" style:parent-style-name="Standard">
      <style:paragraph-properties fo:text-align="center" style:justify-single-word="false"/>
      <style:text-properties officeooo:paragraph-rsid="004dde58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26" style:family="paragraph" style:parent-style-name="Standard">
      <style:paragraph-properties fo:text-align="center" style:justify-single-word="false"/>
      <style:text-properties officeooo:paragraph-rsid="004e61fe"/>
    </style:style>
    <style:style style:name="P27" style:family="paragraph" style:parent-style-name="Standard">
      <style:paragraph-properties fo:text-align="center" style:justify-single-word="false"/>
      <style:text-properties officeooo:paragraph-rsid="004e8230"/>
    </style:style>
    <style:style style:name="P28" style:family="paragraph" style:parent-style-name="Standard">
      <style:paragraph-properties fo:text-align="center" style:justify-single-word="false"/>
      <style:text-properties officeooo:paragraph-rsid="0050c065"/>
    </style:style>
    <style:style style:name="P29" style:family="paragraph" style:parent-style-name="Standard">
      <style:paragraph-properties fo:text-align="center" style:justify-single-word="false"/>
      <style:text-properties officeooo:paragraph-rsid="0051a469"/>
    </style:style>
    <style:style style:name="P30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31" style:family="paragraph" style:parent-style-name="Standard">
      <style:paragraph-properties fo:line-height="150%"/>
      <style:text-properties officeooo:paragraph-rsid="004dde58"/>
    </style:style>
    <style:style style:name="P32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33" style:family="paragraph" style:parent-style-name="Standard">
      <style:text-properties officeooo:rsid="003dc94b" officeooo:paragraph-rsid="004dde58"/>
    </style:style>
    <style:style style:name="P34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35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36" style:family="paragraph" style:parent-style-name="Standard">
      <style:text-properties officeooo:rsid="004aecc4" officeooo:paragraph-rsid="004dde58"/>
    </style:style>
    <style:style style:name="P37" style:family="paragraph" style:parent-style-name="Standard">
      <style:text-properties officeooo:rsid="004af0ad" officeooo:paragraph-rsid="004dde58"/>
    </style:style>
    <style:style style:name="P38" style:family="paragraph" style:parent-style-name="Standard">
      <style:text-properties officeooo:rsid="004c7a30" officeooo:paragraph-rsid="004dde58"/>
    </style:style>
    <style:style style:name="P39" style:family="paragraph" style:parent-style-name="Standard">
      <style:text-properties officeooo:paragraph-rsid="004dde58"/>
    </style:style>
    <style:style style:name="P40" style:family="paragraph" style:parent-style-name="Standard">
      <style:text-properties officeooo:paragraph-rsid="004e8230"/>
    </style:style>
    <style:style style:name="P41" style:family="paragraph" style:parent-style-name="Standard">
      <style:text-properties officeooo:paragraph-rsid="0050c065"/>
    </style:style>
    <style:style style:name="P42" style:family="paragraph" style:parent-style-name="Standard">
      <style:text-properties officeooo:paragraph-rsid="0051a469"/>
    </style:style>
    <style:style style:name="P43" style:family="paragraph" style:parent-style-name="Standard">
      <style:text-properties officeooo:rsid="0051a469" officeooo:paragraph-rsid="0051a469"/>
    </style:style>
    <style:style style:name="P44" style:family="paragraph" style:parent-style-name="Standard">
      <style:paragraph-properties fo:text-align="center" style:justify-single-word="false"/>
      <style:text-properties officeooo:rsid="0051a469" officeooo:paragraph-rsid="0051a469"/>
    </style:style>
    <style:style style:name="P45" style:family="paragraph" style:parent-style-name="Standard">
      <style:paragraph-properties fo:text-align="center" style:justify-single-word="false"/>
      <style:text-properties officeooo:rsid="0051a469" officeooo:paragraph-rsid="0052f01b"/>
    </style:style>
    <style:style style:name="P46" style:family="paragraph" style:parent-style-name="Standard">
      <style:text-properties officeooo:paragraph-rsid="0052f01b"/>
    </style:style>
    <style:style style:name="P47" style:family="paragraph" style:parent-style-name="Standard">
      <style:text-properties officeooo:paragraph-rsid="005473e6"/>
    </style:style>
    <style:style style:name="P48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49" style:family="paragraph" style:parent-style-name="Text_20_body">
      <style:paragraph-properties fo:line-height="100%"/>
      <style:text-properties fo:font-variant="normal" fo:text-transform="none" fo:color="#000000" style:font-name="monospace" fo:font-size="10.5pt" fo:letter-spacing="normal" fo:font-style="normal" fo:font-weight="normal" officeooo:paragraph-rsid="004dde58"/>
    </style:style>
    <style:style style:name="P50" style:family="paragraph" style:parent-style-name="Text_20_body">
      <style:text-properties officeooo:rsid="00414bf8" officeooo:paragraph-rsid="004dde58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52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53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5473e6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55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56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58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59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60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63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64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66" style:family="paragraph" style:parent-style-name="Table_20_Contents">
      <style:text-properties style:font-name="Liberation Serif" fo:font-size="10.5pt" officeooo:paragraph-rsid="004af0ad" style:font-size-asian="10.5pt" style:font-size-complex="10.5pt"/>
    </style:style>
    <style:style style:name="P67" style:family="paragraph" style:parent-style-name="Table_20_Contents">
      <style:text-properties style:font-name="Liberation Serif" fo:font-size="10.5pt" officeooo:rsid="0050c065" officeooo:paragraph-rsid="0050c065" style:font-size-asian="10.5pt" style:font-size-complex="10.5pt"/>
    </style:style>
    <style:style style:name="P68" style:family="paragraph" style:parent-style-name="Table_20_Contents">
      <style:text-properties style:font-name="Liberation Serif" fo:font-size="10.5pt" officeooo:rsid="004dde58" officeooo:paragraph-rsid="004dde58" style:font-size-asian="10.5pt" style:font-size-complex="10.5pt"/>
    </style:style>
    <style:style style:name="P69" style:family="paragraph" style:parent-style-name="Table_20_Contents">
      <style:text-properties style:font-name="Liberation Serif" fo:font-size="10.5pt" officeooo:rsid="004af0ad" officeooo:paragraph-rsid="004af0ad" style:font-size-asian="10.5pt" style:font-size-complex="10.5pt"/>
    </style:style>
    <style:style style:name="P70" style:family="paragraph" style:parent-style-name="Table_20_Contents">
      <style:text-properties style:font-name="Liberation Serif" fo:font-size="10.5pt" officeooo:rsid="0051a469" officeooo:paragraph-rsid="0051a469" style:font-size-asian="10.5pt" style:font-size-complex="10.5pt"/>
    </style:style>
    <style:style style:name="P71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72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73" style:family="paragraph" style:parent-style-name="Table_20_Contents">
      <style:text-properties style:font-name="Liberation Serif" fo:font-size="10.5pt" fo:font-weight="normal" officeooo:rsid="004dde58" officeooo:paragraph-rsid="004dde58" style:font-size-asian="10.5pt" style:font-weight-asian="normal" style:font-size-complex="10.5pt" style:font-weight-complex="normal"/>
    </style:style>
    <style:style style:name="P74" style:family="paragraph" style:parent-style-name="Table_20_Contents">
      <style:text-properties style:font-name="Liberation Serif" fo:font-size="10.5pt" fo:font-weight="normal" officeooo:rsid="004e61fe" officeooo:paragraph-rsid="004e61fe" style:font-size-asian="10.5pt" style:font-weight-asian="normal" style:font-size-complex="10.5pt" style:font-weight-complex="normal"/>
    </style:style>
    <style:style style:name="P75" style:family="paragraph" style:parent-style-name="Table_20_Contents">
      <style:text-properties officeooo:rsid="004af0ad" officeooo:paragraph-rsid="004af0ad"/>
    </style:style>
    <style:style style:name="P76" style:family="paragraph" style:parent-style-name="Table_20_Contents">
      <style:text-properties officeooo:paragraph-rsid="004af0ad"/>
    </style:style>
    <style:style style:name="P77" style:family="paragraph" style:parent-style-name="Table_20_Contents">
      <style:text-properties officeooo:rsid="004dde58" officeooo:paragraph-rsid="004dde58"/>
    </style:style>
    <style:style style:name="P78" style:family="paragraph" style:parent-style-name="Heading_20_1">
      <style:paragraph-properties fo:line-height="115%" fo:text-align="center" style:justify-single-word="false"/>
      <style:text-properties officeooo:paragraph-rsid="004c7a30"/>
    </style:style>
    <style:style style:name="P79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80" style:family="paragraph" style:parent-style-name="Heading_20_3">
      <style:paragraph-properties fo:line-height="115%"/>
    </style:style>
    <style:style style:name="P81" style:family="paragraph" style:parent-style-name="Heading_20_3">
      <style:paragraph-properties fo:line-height="115%"/>
      <style:text-properties officeooo:rsid="0028dccc" officeooo:paragraph-rsid="0028dccc"/>
    </style:style>
    <style:style style:name="P82" style:family="paragraph" style:parent-style-name="Heading_20_3">
      <style:text-properties officeooo:paragraph-rsid="003b0f9c"/>
    </style:style>
    <style:style style:name="P83" style:family="paragraph" style:parent-style-name="Heading_20_3">
      <style:text-properties officeooo:rsid="00414bf8" officeooo:paragraph-rsid="00414bf8"/>
    </style:style>
    <style:style style:name="P84" style:family="paragraph" style:parent-style-name="Heading_20_3">
      <style:text-properties officeooo:rsid="004464c8" officeooo:paragraph-rsid="004dde58"/>
    </style:style>
    <style:style style:name="P85" style:family="paragraph" style:parent-style-name="Heading_20_3">
      <style:paragraph-properties fo:line-height="100%"/>
      <style:text-properties officeooo:paragraph-rsid="004dde58"/>
    </style:style>
    <style:style style:name="P86" style:family="paragraph" style:parent-style-name="Heading_20_3">
      <style:text-properties officeooo:paragraph-rsid="004dde58"/>
    </style:style>
    <style:style style:name="P87" style:family="paragraph" style:parent-style-name="Heading_20_3">
      <style:text-properties officeooo:paragraph-rsid="004e8230"/>
    </style:style>
    <style:style style:name="P88" style:family="paragraph" style:parent-style-name="Heading_20_3">
      <style:text-properties officeooo:paragraph-rsid="004ec608"/>
    </style:style>
    <style:style style:name="P89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90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91" style:family="paragraph" style:parent-style-name="Heading_20_4">
      <style:text-properties officeooo:rsid="0028dccc"/>
    </style:style>
    <style:style style:name="P92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93" style:family="paragraph" style:parent-style-name="Heading_20_4">
      <style:text-properties officeooo:rsid="0027736a"/>
    </style:style>
    <style:style style:name="P94" style:family="paragraph" style:parent-style-name="Heading_20_4">
      <style:text-properties officeooo:rsid="004af0ad" officeooo:paragraph-rsid="004dde58"/>
    </style:style>
    <style:style style:name="P95" style:family="paragraph" style:parent-style-name="Heading_20_4">
      <style:text-properties officeooo:paragraph-rsid="004dde58"/>
    </style:style>
    <style:style style:name="P96" style:family="paragraph" style:parent-style-name="Footer">
      <style:text-properties fo:font-size="10.5pt" officeooo:rsid="0048204a" officeooo:paragraph-rsid="0048204a" style:font-size-asian="10.5pt" style:font-size-complex="10.5pt"/>
    </style:style>
    <style:style style:name="P9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252525" fo:letter-spacing="normal" fo:font-style="normal"/>
    </style:style>
    <style:style style:name="T4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52525" fo:letter-spacing="normal" fo:font-style="normal" fo:font-weight="normal" officeooo:rsid="004aecc4" style:font-weight-asian="normal" style:font-weight-complex="normal"/>
    </style:style>
    <style:style style:name="T6" style:family="text">
      <style:text-properties fo:font-variant="normal" fo:text-transform="none" fo:color="#252525" fo:letter-spacing="normal" fo:font-style="normal" officeooo:rsid="004aecc4"/>
    </style:style>
    <style:style style:name="T7" style:family="text">
      <style:text-properties fo:font-variant="normal" fo:text-transform="none" fo:color="#252525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252525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252525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3dc94b"/>
    </style:style>
    <style:style style:name="T14" style:family="text">
      <style:text-properties fo:font-variant="normal" fo:text-transform="none" fo:color="#000000" fo:letter-spacing="normal" fo:font-style="normal" fo:font-weight="normal" officeooo:rsid="004af0ad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4af0ad" style:font-size-asian="10.5pt" style:font-size-complex="10.5pt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20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21" style:family="text">
      <style:text-properties fo:color="#000000" style:font-name="monospace" fo:font-weight="normal"/>
    </style:style>
    <style:style style:name="T22" style:family="text">
      <style:text-properties officeooo:rsid="0025acec"/>
    </style:style>
    <style:style style:name="T23" style:family="text">
      <style:text-properties officeooo:rsid="0028dccc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fo:font-size="10.5pt" officeooo:rsid="0028dccc" style:font-size-asian="10.5pt" style:font-size-complex="10.5pt"/>
    </style:style>
    <style:style style:name="T26" style:family="text">
      <style:text-properties style:font-name="Liberation Serif1" officeooo:rsid="0028dccc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0.5pt" style:font-size-asian="10.5pt" style:font-size-complex="10.5pt"/>
    </style:style>
    <style:style style:name="T29" style:family="text">
      <style:text-properties style:font-name="Liberation Serif" fo:font-size="10.5pt" officeooo:rsid="00414bf8" style:font-size-asian="10.5pt" style:font-size-complex="10.5pt"/>
    </style:style>
    <style:style style:name="T30" style:family="text">
      <style:text-properties style:text-underline-style="none" fo:font-weight="bold" officeooo:rsid="001ed5d7" style:font-weight-asian="bold" style:font-weight-complex="bold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officeooo:rsid="003dc94b"/>
    </style:style>
    <style:style style:name="T33" style:family="text">
      <style:text-properties officeooo:rsid="004af0ad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0.5pt" style:font-size-asian="10.5pt" style:font-size-complex="10.5pt"/>
    </style:style>
    <style:style style:name="T36" style:family="text">
      <style:text-properties style:font-name="Liberation Serif" fo:font-size="10.5pt" officeooo:rsid="004af0ad" style:font-size-asian="10.5pt" style:font-size-complex="10.5pt"/>
    </style:style>
    <style:style style:name="T37" style:family="text">
      <style:text-properties style:font-name="Liberation Serif" officeooo:rsid="004af0ad"/>
    </style:style>
    <style:style style:name="T38" style:family="text">
      <style:text-properties officeooo:rsid="004b612a"/>
    </style:style>
    <style:style style:name="T39" style:family="text">
      <style:text-properties officeooo:rsid="004e61f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 style:list-style-name="L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 style:list-style-name="L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 style:list-style-name="L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 style:list-style-name="L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 style:list-style-name="L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 style:list-style-name="L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 style:list-style-name="L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 style:list-style-name="L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 style:list-style-name="L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 style:list-style-name="L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 style:list-style-name="L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 style:list-style-name="L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 style:list-style-name="L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 style:list-style-name="L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 style:list-style-name="L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 style:list-style-name="L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 style:list-style-name="L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 style:list-style-name="L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 style:list-style-name="L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 style:list-style-name="L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 style:list-style-name="L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 style:list-style-name="L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 style:list-style-name="L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 style:list-style-name="L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 style:list-style-name="L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 style:list-style-name="L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 style:list-style-name="L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 style:list-style-name="L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 style:list-style-name="L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 style:list-style-name="L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 style:list-style-name="L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 style:list-style-name="L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 style:list-style-name="L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 style:list-style-name="L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 style:list-style-name="L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 style:list-style-name="L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 style:list-style-name="L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 style:list-style-name="L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 style:list-style-name="L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 style:list-style-name="L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 style:list-style-name="L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 style:list-style-name="L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 style:list-style-name="L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 style:list-style-name="L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 style:list-style-name="L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 style:list-style-name="L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 style:list-style-name="L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 style:list-style-name="L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 style:list-style-name="L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 style:list-style-name="L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 style:list-style-name="L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 style:list-style-name="L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 style:list-style-name="L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 style:list-style-name="L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 style:list-style-name="L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 style:list-style-name="L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 style:list-style-name="L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 style:list-style-name="L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 style:list-style-name="L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 style:list-style-name="L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 style:list-style-name="L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 style:list-style-name="L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 style:list-style-name="L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 style:list-style-name="L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 style:list-style-name="L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 style:list-style-name="L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 style:list-style-name="L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 style:list-style-name="L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 style:list-style-name="L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 style:list-style-name="L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 style:list-style-name="L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 style:list-style-name="L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 style:list-style-name="L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 style:list-style-name="L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 style:list-style-name="L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 style:list-style-name="L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 style:list-style-name="L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 style:list-style-name="L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 style:list-style-name="L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 style:list-style-name="L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 style:list-style-name="L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 style:list-style-name="L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 style:list-style-name="L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 style:list-style-name="L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 style:list-style-name="L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 style:list-style-name="L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 style:list-style-name="L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 style:list-style-name="L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 style:list-style-name="L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 style:list-style-name="L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 style:list-style-name="L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 style:list-style-name="L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 style:list-style-name="L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 style:list-style-name="L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 style:list-style-name="L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 style:list-style-name="L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 style:list-style-name="L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 style:list-style-name="L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 style:list-style-name="L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 style:list-style-name="L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 style:list-style-name="L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 style:list-style-name="L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 style:list-style-name="L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 style:list-style-name="L1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 style:list-style-name="L1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 style:list-style-name="L1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 style:list-style-name="L1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 style:list-style-name="L1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 style:list-style-name="L1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 style:list-style-name="L1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 style:list-style-name="L1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 style:list-style-name="L1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 style:list-style-name="L1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 style:list-style-name="L1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 style:list-style-name="L1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 style:list-style-name="L1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 style:list-style-name="L1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 style:list-style-name="L1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 style:list-style-name="L1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 style:list-style-name="L1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 style:list-style-name="L1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 style:list-style-name="L1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 style:list-style-name="L1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 style:list-style-name="L1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 style:list-style-name="L1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 style:list-style-name="L1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 style:list-style-name="L1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 style:list-style-name="L1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 style:list-style-name="L1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 style:list-style-name="L1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 style:list-style-name="L1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 style:list-style-name="L1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 style:list-style-name="L1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 style:list-style-name="L1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 style:list-style-name="L1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 style:list-style-name="L1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 style:list-style-name="L1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 style:list-style-name="L1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 style:list-style-name="L1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 style:list-style-name="L1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 style:list-style-name="L1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 style:list-style-name="L1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 style:list-style-name="L1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 style:list-style-name="L1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 style:list-style-name="L1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 style:list-style-name="L1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 style:list-style-name="L1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 style:list-style-name="L1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 style:list-style-name="L1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 style:list-style-name="L1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 style:list-style-name="L1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 style:list-style-name="L1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 style:list-style-name="L1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 style:list-style-name="L1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 style:list-style-name="L1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 style:list-style-name="L1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 style:list-style-name="L1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 style:list-style-name="L1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 style:list-style-name="L1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 style:list-style-name="L1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 style:list-style-name="L1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 style:list-style-name="L1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 style:list-style-name="L1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 style:list-style-name="L1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 style:list-style-name="L1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 style:list-style-name="L1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 style:list-style-name="L1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 style:list-style-name="L1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 style:list-style-name="L1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 style:list-style-name="L1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 style:list-style-name="L1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 style:list-style-name="L1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 style:list-style-name="L1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 style:list-style-name="L1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 style:list-style-name="L1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 style:list-style-name="L1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 style:list-style-name="L1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 style:list-style-name="L1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 style:list-style-name="L1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 style:list-style-name="L1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 style:list-style-name="L1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 style:list-style-name="L1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 style:list-style-name="L1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 style:list-style-name="L1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 style:list-style-name="L1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 style:list-style-name="L1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 style:list-style-name="L1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 style:list-style-name="L1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 style:list-style-name="L1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 style:list-style-name="L1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 style:list-style-name="L1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 style:list-style-name="L1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 style:list-style-name="L1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 style:list-style-name="L1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 style:list-style-name="L1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 style:list-style-name="L1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 style:list-style-name="L1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 style:list-style-name="L1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 style:list-style-name="L1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 style:list-style-name="L1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 style:list-style-name="L1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 style:list-style-name="L1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 style:list-style-name="L1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 style:list-style-name="L1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 style:list-style-name="L1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 style:list-style-name="L1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 style:list-style-name="L1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 style:list-style-name="L1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 style:list-style-name="L1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 style:list-style-name="L1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 style:list-style-name="L1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 style:list-style-name="L1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 style:list-style-name="L1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 style:list-style-name="L1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 style:list-style-name="L1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 style:list-style-name="L1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 style:list-style-name="L1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 style:list-style-name="L1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 style:list-style-name="L1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 style:list-style-name="L1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 style:list-style-name="L1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 style:list-style-name="L1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 style:list-style-name="L1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 style:list-style-name="L1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 style:list-style-name="L1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 style:list-style-name="L1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 style:list-style-name="L1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 style:list-style-name="L1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 style:list-style-name="L1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 style:list-style-name="L1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 style:list-style-name="L1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 style:list-style-name="L1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 style:list-style-name="L1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 style:list-style-name="L1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 style:list-style-name="L1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 style:list-style-name="L1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 style:list-style-name="L1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 style:list-style-name="L1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 style:list-style-name="L1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 style:list-style-name="L1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 style:list-style-name="L1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 style:list-style-name="L1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 style:list-style-name="L1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 style:list-style-name="L1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 style:list-style-name="L1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 style:list-style-name="L1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 style:list-style-name="L1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 style:list-style-name="L1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 style:list-style-name="L1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 style:list-style-name="L1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 style:list-style-name="L1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 style:list-style-name="L1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 style:list-style-name="L1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 style:list-style-name="L1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 style:list-style-name="L1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 style:list-style-name="L1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 style:list-style-name="L1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 style:list-style-name="L1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 style:list-style-name="L1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7" style:family="graphic" style:list-style-name="L1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8" style:family="graphic" style:list-style-name="L1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9" style:family="graphic" style:list-style-name="L1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0" style:family="graphic" style:list-style-name="L1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 style:list-style-name="L1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 style:list-style-name="L1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 style:list-style-name="L1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 style:list-style-name="L1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 style:list-style-name="L1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 style:list-style-name="L1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 style:list-style-name="L1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 style:list-style-name="L1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 style:list-style-name="L1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 style:list-style-name="L1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 style:list-style-name="L1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 style:list-style-name="L1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 style:list-style-name="L1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 style:list-style-name="L1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5" style:family="graphic" style:list-style-name="L1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 style:list-style-name="L1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 style:list-style-name="L1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 style:list-style-name="L1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 style:list-style-name="L1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 style:list-style-name="L1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 style:list-style-name="L1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 style:list-style-name="L1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 style:list-style-name="L1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 style:list-style-name="L1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 style:list-style-name="L1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 style:list-style-name="L1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 style:list-style-name="L1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 style:list-style-name="L1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 style:list-style-name="L1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 style:list-style-name="L1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 style:list-style-name="L1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 style:list-style-name="L1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 style:list-style-name="L1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 style:list-style-name="L1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5" style:family="graphic" style:list-style-name="L1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6" style:family="graphic" style:list-style-name="L1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7" style:family="graphic" style:list-style-name="L1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8" style:family="graphic" style:list-style-name="L1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9" style:family="graphic" style:list-style-name="L1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0" style:family="graphic" style:list-style-name="L1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1" style:family="graphic" style:list-style-name="L1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2" style:family="graphic" style:list-style-name="L1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3" style:family="graphic" style:list-style-name="L1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4" style:family="graphic" style:list-style-name="L1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5" style:family="graphic" style:list-style-name="L1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6" style:family="graphic" style:list-style-name="L1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7" style:family="graphic" style:list-style-name="L1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8" style:family="graphic" style:list-style-name="L1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9" style:family="graphic" style:list-style-name="L1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0" style:family="graphic" style:list-style-name="L1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1" style:family="graphic" style:list-style-name="L1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2" style:family="graphic" style:list-style-name="L1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3" style:family="graphic" style:list-style-name="L1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4" style:family="graphic" style:list-style-name="L1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5" style:family="graphic" style:list-style-name="L1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6" style:family="graphic" style:list-style-name="L1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7" style:family="graphic" style:list-style-name="L1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8" style:family="graphic" style:list-style-name="L1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9" style:family="graphic" style:list-style-name="L1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0" style:family="graphic" style:list-style-name="L1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1" style:family="graphic" style:list-style-name="L1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2" style:family="graphic" style:list-style-name="L1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3" style:family="graphic" style:list-style-name="L1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4" style:family="graphic" style:list-style-name="L1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5" style:family="graphic" style:list-style-name="L1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6" style:family="graphic" style:list-style-name="L1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7" style:family="graphic" style:list-style-name="L1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8" style:family="graphic" style:list-style-name="L1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9" style:family="graphic" style:list-style-name="L1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0" style:family="graphic" style:list-style-name="L1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1" style:family="graphic" style:list-style-name="L1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2" style:family="graphic" style:list-style-name="L1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3" style:family="graphic" style:list-style-name="L1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4" style:family="graphic" style:list-style-name="L1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5" style:family="graphic" style:list-style-name="L1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6" style:family="graphic" style:list-style-name="L1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7" style:family="graphic" style:list-style-name="L1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8" style:family="graphic" style:list-style-name="L1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9" style:family="graphic" style:list-style-name="L1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0" style:family="graphic" style:list-style-name="L1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1" style:family="graphic" style:list-style-name="L1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2" style:family="graphic" style:list-style-name="L1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3" style:family="graphic" style:list-style-name="L1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4" style:family="graphic" style:list-style-name="L1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5" style:family="graphic" style:list-style-name="L1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6" style:family="graphic" style:list-style-name="L1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7" style:family="graphic" style:list-style-name="L1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8" style:family="graphic" style:list-style-name="L1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9" style:family="graphic" style:list-style-name="L1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0" style:family="graphic" style:list-style-name="L1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1" style:family="graphic" style:list-style-name="L1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2" style:family="graphic" style:list-style-name="L1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3" style:family="graphic" style:list-style-name="L1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4" style:family="graphic" style:list-style-name="L1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5" style:family="graphic" style:list-style-name="L1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6" style:family="graphic" style:list-style-name="L1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7" style:family="graphic" style:list-style-name="L1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8" style:family="graphic" style:list-style-name="L1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9" style:family="graphic" style:list-style-name="L1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0" style:family="graphic" style:list-style-name="L1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1" style:family="graphic" style:list-style-name="L1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2" style:family="graphic" style:list-style-name="L1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3" style:family="graphic" style:list-style-name="L1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4" style:family="graphic" style:list-style-name="L1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5" style:family="graphic" style:list-style-name="L1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6" style:family="graphic" style:list-style-name="L1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7" style:family="graphic" style:list-style-name="L1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8" style:family="graphic" style:list-style-name="L1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9" style:family="graphic" style:list-style-name="L1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0" style:family="graphic" style:list-style-name="L1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1" style:family="graphic" style:list-style-name="L1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2" style:family="graphic" style:list-style-name="L1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3" style:family="graphic" style:list-style-name="L1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4" style:family="graphic" style:list-style-name="L1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5" style:family="graphic" style:list-style-name="L1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6" style:family="graphic" style:list-style-name="L1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7" style:family="graphic" style:list-style-name="L1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8" style:family="graphic" style:list-style-name="L1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9" style:family="graphic" style:list-style-name="L1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0" style:family="graphic" style:list-style-name="L1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1" style:family="graphic" style:list-style-name="L1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2" style:family="graphic" style:list-style-name="L1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3" style:family="graphic" style:list-style-name="L1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4" style:family="graphic" style:list-style-name="L1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5" style:family="graphic" style:list-style-name="L1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6" style:family="graphic" style:list-style-name="L1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7" style:family="graphic" style:list-style-name="L1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8" style:family="graphic" style:list-style-name="L1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9" style:family="graphic" style:list-style-name="L1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0" style:family="graphic" style:list-style-name="L1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1" style:family="graphic" style:list-style-name="L1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2" style:family="graphic" style:list-style-name="L1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3" style:family="graphic" style:list-style-name="L1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4" style:family="graphic" style:list-style-name="L1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5" style:family="graphic" style:list-style-name="L1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6" style:family="graphic" style:list-style-name="L1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7" style:family="graphic" style:list-style-name="L1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8" style:family="graphic" style:list-style-name="L1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9" style:family="graphic" style:list-style-name="L1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0" style:family="graphic" style:list-style-name="L1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1" style:family="graphic" style:list-style-name="L1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2" style:family="graphic" style:list-style-name="L1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3" style:family="graphic" style:list-style-name="L1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4" style:family="graphic" style:list-style-name="L1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5" style:family="graphic" style:list-style-name="L1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6" style:family="graphic" style:list-style-name="L1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7" style:family="graphic" style:list-style-name="L1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8" style:family="graphic" style:list-style-name="L1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9" style:family="graphic" style:list-style-name="L1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0" style:family="graphic" style:list-style-name="L1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1" style:family="graphic" style:list-style-name="L1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2" style:family="graphic" style:list-style-name="L1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3" style:family="graphic" style:list-style-name="L1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4" style:family="graphic" style:list-style-name="L1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5" style:family="graphic" style:list-style-name="L1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6" style:family="graphic" style:list-style-name="L1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7" style:family="graphic" style:list-style-name="L1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8" style:family="graphic" style:list-style-name="L1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9" style:family="graphic" style:list-style-name="L1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0" style:family="graphic" style:list-style-name="L1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1" style:family="graphic" style:list-style-name="L1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2" style:family="graphic" style:list-style-name="L1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3" style:family="graphic" style:list-style-name="L1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4" style:family="graphic" style:list-style-name="L1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5" style:family="graphic" style:list-style-name="L1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6" style:family="graphic" style:list-style-name="L1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7" style:family="graphic" style:list-style-name="L1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8" style:family="graphic" style:list-style-name="L1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9" style:family="graphic" style:list-style-name="L1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0" style:family="graphic" style:list-style-name="L1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1" style:family="graphic" style:list-style-name="L1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2" style:family="graphic" style:list-style-name="L1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3" style:family="graphic" style:list-style-name="L1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4" style:family="graphic" style:list-style-name="L1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5" style:family="graphic" style:list-style-name="L1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6" style:family="graphic" style:list-style-name="L1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7" style:family="graphic" style:list-style-name="L1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8" style:family="graphic" style:list-style-name="L1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9" style:family="graphic" style:list-style-name="L1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0" style:family="graphic" style:list-style-name="L1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1" style:family="graphic" style:list-style-name="L1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2" style:family="graphic" style:list-style-name="L1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3" style:family="graphic" style:list-style-name="L1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4" style:family="graphic" style:list-style-name="L1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5" style:family="graphic" style:list-style-name="L1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6" style:family="graphic" style:list-style-name="L1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7" style:family="graphic" style:list-style-name="L1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8" style:family="graphic" style:list-style-name="L1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9" style:family="graphic" style:list-style-name="L1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0" style:family="graphic" style:list-style-name="L1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1" style:family="graphic" style:list-style-name="L1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2" style:family="graphic" style:list-style-name="L1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3" style:family="graphic" style:list-style-name="L1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4" style:family="graphic" style:list-style-name="L1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5" style:family="graphic" style:list-style-name="L1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6" style:family="graphic" style:list-style-name="L1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7" style:family="graphic" style:list-style-name="L1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8" style:family="graphic" style:list-style-name="L1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9" style:family="graphic" style:list-style-name="L1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0" style:family="graphic" style:list-style-name="L1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1" style:family="graphic" style:list-style-name="L1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2" style:family="graphic" style:list-style-name="L1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3" style:family="graphic" style:list-style-name="L1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4" style:family="graphic" style:list-style-name="L1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5" style:family="graphic" style:list-style-name="L1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6" style:family="graphic" style:list-style-name="L1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7" style:family="graphic" style:list-style-name="L1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8" style:family="graphic" style:list-style-name="L1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9" style:family="graphic" style:list-style-name="L1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0" style:family="graphic" style:list-style-name="L1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1" style:family="graphic" style:list-style-name="L1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2" style:family="graphic" style:list-style-name="L1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3" style:family="graphic" style:list-style-name="L1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4" style:family="graphic" style:list-style-name="L1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5" style:family="graphic" style:list-style-name="L1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6" style:family="graphic" style:list-style-name="L1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7" style:family="graphic" style:list-style-name="L1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8" style:family="graphic" style:list-style-name="L1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9" style:family="graphic" style:list-style-name="L1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0" style:family="graphic" style:list-style-name="L1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1" style:family="graphic" style:list-style-name="L1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2" style:family="graphic" style:list-style-name="L1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3" style:family="graphic" style:list-style-name="L1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4" style:family="graphic" style:list-style-name="L1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5" style:family="graphic" style:list-style-name="L1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6" style:family="graphic" style:list-style-name="L1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7" style:family="graphic" style:list-style-name="L1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8" style:family="graphic" style:list-style-name="L1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9" style:family="graphic" style:list-style-name="L1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0" style:family="graphic" style:list-style-name="L1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1" style:family="graphic" style:list-style-name="L1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2" style:family="graphic" style:list-style-name="L1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3" style:family="graphic" style:list-style-name="L1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4" style:family="graphic" style:list-style-name="L1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5" style:family="graphic" style:list-style-name="L1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6" style:family="graphic" style:list-style-name="L1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7" style:family="graphic" style:list-style-name="L1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8" style:family="graphic" style:list-style-name="L1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9" style:family="graphic" style:list-style-name="L1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0" style:family="graphic" style:list-style-name="L1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1" style:family="graphic" style:list-style-name="L1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2" style:family="graphic" style:list-style-name="L1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3" style:family="graphic" style:list-style-name="L1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4" style:family="graphic" style:list-style-name="L1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5" style:family="graphic" style:list-style-name="L1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6" style:family="graphic" style:list-style-name="L1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7" style:family="graphic" style:list-style-name="L1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8" style:family="graphic" style:list-style-name="L1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9" style:family="graphic" style:list-style-name="L1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0" style:family="graphic" style:list-style-name="L1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1" style:family="graphic" style:list-style-name="L1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2" style:family="graphic" style:list-style-name="L1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3" style:family="graphic" style:list-style-name="L1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4" style:family="graphic" style:list-style-name="L1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5" style:family="graphic" style:list-style-name="L1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6" style:family="graphic" style:list-style-name="L1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7" style:family="graphic" style:list-style-name="L1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8" style:family="graphic" style:list-style-name="L1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9" style:family="graphic" style:list-style-name="L1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0" style:family="graphic" style:list-style-name="L1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1" style:family="graphic" style:list-style-name="L1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2" style:family="graphic" style:list-style-name="L1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3" style:family="graphic" style:list-style-name="L1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4" style:family="graphic" style:list-style-name="L1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5" style:family="graphic" style:list-style-name="L1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6" style:family="graphic" style:list-style-name="L1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7" style:family="graphic" style:list-style-name="L1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8" style:family="graphic" style:list-style-name="L1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9" style:family="graphic" style:list-style-name="L1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0" style:family="graphic" style:list-style-name="L1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1" style:family="graphic" style:list-style-name="L1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2" style:family="graphic" style:list-style-name="L1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3" style:family="graphic" style:list-style-name="L1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4" style:family="graphic" style:list-style-name="L1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5" style:family="graphic" style:list-style-name="L1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6" style:family="graphic" style:list-style-name="L1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7" style:family="graphic" style:list-style-name="L1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8" style:family="graphic" style:list-style-name="L1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9" style:family="graphic" style:list-style-name="L1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0" style:family="graphic" style:list-style-name="L1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1" style:family="graphic" style:list-style-name="L1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2" style:family="graphic" style:list-style-name="L1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3" style:family="graphic" style:list-style-name="L1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4" style:family="graphic" style:list-style-name="L1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5" style:family="graphic" style:list-style-name="L1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6" style:family="graphic" style:list-style-name="L1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7" style:family="graphic" style:list-style-name="L1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8" style:family="graphic" style:list-style-name="L1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9" style:family="graphic" style:list-style-name="L1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0" style:family="graphic" style:list-style-name="L1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1" style:family="graphic" style:list-style-name="L1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2" style:family="graphic" style:list-style-name="L1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3" style:family="graphic" style:list-style-name="L1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4" style:family="graphic" style:list-style-name="L1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5" style:family="graphic" style:list-style-name="L1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6" style:family="graphic" style:list-style-name="L1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7" style:family="graphic" style:list-style-name="L1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8" style:family="graphic" style:list-style-name="L1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9" style:family="graphic" style:list-style-name="L1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0" style:family="graphic" style:list-style-name="L1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1" style:family="graphic" style:list-style-name="L1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2" style:family="graphic" style:list-style-name="L1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3" style:family="graphic" style:list-style-name="L1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4" style:family="graphic" style:list-style-name="L1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5" style:family="graphic" style:list-style-name="L1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6" style:family="graphic" style:list-style-name="L1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7" style:family="graphic" style:list-style-name="L1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8" style:family="graphic" style:list-style-name="L1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9" style:family="graphic" style:list-style-name="L1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0" style:family="graphic" style:list-style-name="L1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1" style:family="graphic" style:list-style-name="L1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2" style:family="graphic" style:list-style-name="L1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3" style:family="graphic" style:list-style-name="L1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4" style:family="graphic" style:list-style-name="L1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5" style:family="graphic" style:list-style-name="L1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6" style:family="graphic" style:list-style-name="L1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7" style:family="graphic" style:list-style-name="L1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8" style:family="graphic" style:list-style-name="L1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9" style:family="graphic" style:list-style-name="L1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0" style:family="graphic" style:list-style-name="L1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1" style:family="graphic" style:list-style-name="L1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2" style:family="graphic" style:list-style-name="L1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3" style:family="graphic" style:list-style-name="L1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4" style:family="graphic" style:list-style-name="L1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5" style:family="graphic" style:list-style-name="L1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6" style:family="graphic" style:list-style-name="L1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7" style:family="graphic" style:list-style-name="L1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8" style:family="graphic" style:list-style-name="L1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9" style:family="graphic" style:list-style-name="L1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0" style:family="graphic" style:list-style-name="L1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1" style:family="graphic" style:list-style-name="L1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2" style:family="graphic" style:list-style-name="L1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3" style:family="graphic" style:list-style-name="L1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4" style:family="graphic" style:list-style-name="L1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5" style:family="graphic" style:list-style-name="L1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6" style:family="graphic" style:list-style-name="L1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7" style:family="graphic" style:list-style-name="L1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8" style:family="graphic" style:list-style-name="L1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9" style:family="graphic" style:list-style-name="L1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0" style:family="graphic" style:list-style-name="L1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1" style:family="graphic" style:list-style-name="L1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2" style:family="graphic" style:list-style-name="L1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3" style:family="graphic" style:list-style-name="L1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4" style:family="graphic" style:list-style-name="L1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5" style:family="graphic" style:list-style-name="L1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6" style:family="graphic" style:list-style-name="L1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7" style:family="graphic" style:list-style-name="L1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8" style:family="graphic" style:list-style-name="L1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9" style:family="graphic" style:list-style-name="L1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0" style:family="graphic" style:list-style-name="L1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1" style:family="graphic" style:list-style-name="L1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2" style:family="graphic" style:list-style-name="L1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3" style:family="graphic" style:list-style-name="L1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4" style:family="graphic" style:list-style-name="L1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5" style:family="graphic" style:list-style-name="L1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6" style:family="graphic" style:list-style-name="L1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7" style:family="graphic" style:list-style-name="L1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8" style:family="graphic" style:list-style-name="L1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9" style:family="graphic" style:list-style-name="L1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0" style:family="graphic" style:list-style-name="L1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1" style:family="graphic" style:list-style-name="L1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2" style:family="graphic" style:list-style-name="L1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3" style:family="graphic" style:list-style-name="L1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4" style:family="graphic" style:list-style-name="L1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5" style:family="graphic" style:list-style-name="L1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6" style:family="graphic" style:list-style-name="L1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7" style:family="graphic" style:list-style-name="L1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8" style:family="graphic" style:list-style-name="L1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9" style:family="graphic" style:list-style-name="L1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0" style:family="graphic" style:list-style-name="L1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1" style:family="graphic" style:list-style-name="L1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2" style:family="graphic" style:list-style-name="L1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3" style:family="graphic" style:list-style-name="L1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4" style:family="graphic" style:list-style-name="L1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5" style:family="graphic" style:list-style-name="L1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6" style:family="graphic" style:list-style-name="L1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7" style:family="graphic" style:list-style-name="L1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8" style:family="graphic" style:list-style-name="L1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9" style:family="graphic" style:list-style-name="L1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0" style:family="graphic" style:list-style-name="L1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1" style:family="graphic" style:list-style-name="L1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2" style:family="graphic" style:list-style-name="L1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3" style:family="graphic" style:list-style-name="L1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4" style:family="graphic" style:list-style-name="L1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5" style:family="graphic" style:list-style-name="L1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6" style:family="graphic" style:list-style-name="L1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7" style:family="graphic" style:list-style-name="L1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8" style:family="graphic" style:list-style-name="L1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9" style:family="graphic" style:list-style-name="L1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0" style:family="graphic" style:list-style-name="L1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1" style:family="graphic" style:list-style-name="L1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2" style:family="graphic" style:list-style-name="L1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3" style:family="graphic" style:list-style-name="L1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4" style:family="graphic" style:list-style-name="L1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5" style:family="graphic" style:list-style-name="L1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6" style:family="graphic" style:list-style-name="L1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7" style:family="graphic" style:list-style-name="L1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8" style:family="graphic" style:list-style-name="L1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9" style:family="graphic" style:list-style-name="L1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0" style:family="graphic" style:list-style-name="L1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1" style:family="graphic" style:list-style-name="L1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2" style:family="graphic" style:list-style-name="L1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3" style:family="graphic" style:list-style-name="L1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4" style:family="graphic" style:list-style-name="L1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5" style:family="graphic" style:list-style-name="L1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6" style:family="graphic" style:list-style-name="L1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7" style:family="graphic" style:list-style-name="L1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8" style:family="graphic" style:list-style-name="L1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9" style:family="graphic" style:list-style-name="L1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0" style:family="graphic" style:list-style-name="L1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1" style:family="graphic" style:list-style-name="L1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2" style:family="graphic" style:list-style-name="L1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3" style:family="graphic" style:list-style-name="L1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4" style:family="graphic" style:list-style-name="L1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5" style:family="graphic" style:list-style-name="L1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6" style:family="graphic" style:list-style-name="L1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7" style:family="graphic" style:list-style-name="L1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8" style:family="graphic" style:list-style-name="L1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9" style:family="graphic" style:list-style-name="L1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0" style:family="graphic" style:list-style-name="L1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1" style:family="graphic" style:list-style-name="L1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2" style:family="graphic" style:list-style-name="L1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3" style:family="graphic" style:list-style-name="L1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4" style:family="graphic" style:list-style-name="L1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5" style:family="graphic" style:list-style-name="L1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6" style:family="graphic" style:list-style-name="L1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7" style:family="graphic" style:list-style-name="L1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8" style:family="graphic" style:list-style-name="L1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9" style:family="graphic" style:list-style-name="L1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0" style:family="graphic" style:list-style-name="L1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1" style:family="graphic" style:list-style-name="L1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2" style:family="graphic" style:list-style-name="L1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3" style:family="graphic" style:list-style-name="L1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4" style:family="graphic" style:list-style-name="L1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5" style:family="graphic" style:list-style-name="L1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6" style:family="graphic" style:list-style-name="L1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7" style:family="graphic" style:list-style-name="L1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8" style:family="graphic" style:list-style-name="L1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9" style:family="graphic" style:list-style-name="L1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0" style:family="graphic" style:list-style-name="L1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1" style:family="graphic" style:list-style-name="L1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2" style:family="graphic" style:list-style-name="L1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3" style:family="graphic" style:list-style-name="L1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4" style:family="graphic" style:list-style-name="L1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5" style:family="graphic" style:list-style-name="L1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6" style:family="graphic" style:list-style-name="L1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7" style:family="graphic" style:list-style-name="L1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8" style:family="graphic" style:list-style-name="L1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9" style:family="graphic" style:list-style-name="L1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0" style:family="graphic" style:list-style-name="L1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1" style:family="graphic" style:list-style-name="L1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2" style:family="graphic" style:list-style-name="L1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3" style:family="graphic" style:list-style-name="L1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4" style:family="graphic" style:list-style-name="L1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5" style:family="graphic" style:list-style-name="L1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6" style:family="graphic" style:list-style-name="L1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7" style:family="graphic" style:list-style-name="L1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8" style:family="graphic" style:list-style-name="L1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9" style:family="graphic" style:list-style-name="L1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0" style:family="graphic" style:list-style-name="L1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1" style:family="graphic" style:list-style-name="L1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2" style:family="graphic" style:list-style-name="L1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3" style:family="graphic" style:list-style-name="L1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4" style:family="graphic" style:list-style-name="L1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5" style:family="graphic" style:list-style-name="L1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6" style:family="graphic" style:list-style-name="L1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7" style:family="graphic" style:list-style-name="L1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8" style:family="graphic" style:list-style-name="L1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9" style:family="graphic" style:list-style-name="L1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0" style:family="graphic" style:list-style-name="L1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1" style:family="graphic" style:list-style-name="L1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2" style:family="graphic" style:list-style-name="L1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3" style:family="graphic" style:list-style-name="L1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4" style:family="graphic" style:list-style-name="L1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5" style:family="graphic" style:list-style-name="L1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6" style:family="graphic" style:list-style-name="L1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7" style:family="graphic" style:list-style-name="L1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8" style:family="graphic" style:list-style-name="L1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9" style:family="graphic" style:list-style-name="L1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0" style:family="graphic" style:list-style-name="L1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1" style:family="graphic" style:list-style-name="L1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2" style:family="graphic" style:list-style-name="L1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3" style:family="graphic" style:list-style-name="L1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4" style:family="graphic" style:list-style-name="L1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5" style:family="graphic" style:list-style-name="L1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6" style:family="graphic" style:list-style-name="L1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7" style:family="graphic" style:list-style-name="L1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8" style:family="graphic" style:list-style-name="L1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9" style:family="graphic" style:list-style-name="L1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0" style:family="graphic" style:list-style-name="L1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1" style:family="graphic" style:list-style-name="L1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2" style:family="graphic" style:list-style-name="L1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3" style:family="graphic" style:list-style-name="L1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4" style:family="graphic" style:list-style-name="L1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5" style:family="graphic" style:list-style-name="L1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6" style:family="graphic" style:list-style-name="L1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7" style:family="graphic" style:list-style-name="L1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8" style:family="graphic" style:list-style-name="L1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9" style:family="graphic" style:list-style-name="L1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0" style:family="graphic" style:list-style-name="L1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1" style:family="graphic" style:list-style-name="L1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2" style:family="graphic" style:list-style-name="L1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3" style:family="graphic" style:list-style-name="L1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4" style:family="graphic" style:list-style-name="L1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5" style:family="graphic" style:list-style-name="L1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6" style:family="graphic" style:list-style-name="L1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7" style:family="graphic" style:list-style-name="L1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8" style:family="graphic" style:list-style-name="L1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9" style:family="graphic" style:list-style-name="L1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0" style:family="graphic" style:list-style-name="L1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1" style:family="graphic" style:list-style-name="L1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2" style:family="graphic" style:list-style-name="L1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3" style:family="graphic" style:list-style-name="L1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4" style:family="graphic" style:list-style-name="L1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5" style:family="graphic" style:list-style-name="L1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6" style:family="graphic" style:list-style-name="L1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7" style:family="graphic" style:list-style-name="L1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8" style:family="graphic" style:list-style-name="L1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9" style:family="graphic" style:list-style-name="L1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0" style:family="graphic" style:list-style-name="L1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1" style:family="graphic" style:list-style-name="L1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2" style:family="graphic" style:list-style-name="L1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3" style:family="graphic" style:list-style-name="L1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4" style:family="graphic" style:list-style-name="L1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5" style:family="graphic" style:list-style-name="L1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6" style:family="graphic" style:list-style-name="L1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7" style:family="graphic" style:list-style-name="L1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8" style:family="graphic" style:list-style-name="L1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9" style:family="graphic" style:list-style-name="L1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0" style:family="graphic" style:list-style-name="L1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1" style:family="graphic" style:list-style-name="L1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2" style:family="graphic" style:list-style-name="L1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3" style:family="graphic" style:list-style-name="L1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4" style:family="graphic" style:list-style-name="L1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5" style:family="graphic" style:list-style-name="L1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6" style:family="graphic" style:list-style-name="L1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7" style:family="graphic" style:list-style-name="L1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8" style:family="graphic" style:list-style-name="L1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9" style:family="graphic" style:list-style-name="L1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0" style:family="graphic" style:list-style-name="L1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1" style:family="graphic" style:list-style-name="L1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2" style:family="graphic" style:list-style-name="L1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3" style:family="graphic" style:list-style-name="L1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4" style:family="graphic" style:list-style-name="L1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5" style:family="graphic" style:list-style-name="L1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6" style:family="graphic" style:list-style-name="L1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7" style:family="graphic" style:list-style-name="L1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8" style:family="graphic" style:list-style-name="L1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9" style:family="graphic" style:list-style-name="L1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0" style:family="graphic" style:list-style-name="L1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1" style:family="graphic" style:list-style-name="L1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2" style:family="graphic" style:list-style-name="L1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3" style:family="graphic" style:list-style-name="L1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4" style:family="graphic" style:list-style-name="L1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5" style:family="graphic" style:list-style-name="L1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6" style:family="graphic" style:list-style-name="L1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7" style:family="graphic" style:list-style-name="L1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8" style:family="graphic" style:list-style-name="L1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9" style:family="graphic" style:list-style-name="L1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0" style:family="graphic" style:list-style-name="L1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1" style:family="graphic" style:list-style-name="L1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2" style:family="graphic" style:list-style-name="L1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3" style:family="graphic" style:list-style-name="L1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4" style:family="graphic" style:list-style-name="L1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5" style:family="graphic" style:list-style-name="L1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6" style:family="graphic" style:list-style-name="L1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7" style:family="graphic" style:list-style-name="L1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8" style:family="graphic" style:list-style-name="L1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9" style:family="graphic" style:list-style-name="L1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0" style:family="graphic" style:list-style-name="L1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1" style:family="graphic" style:list-style-name="L1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2" style:family="graphic" style:list-style-name="L1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3" style:family="graphic" style:list-style-name="L1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4" style:family="graphic" style:list-style-name="L1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5" style:family="graphic" style:list-style-name="L1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6" style:family="graphic" style:list-style-name="L1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7" style:family="graphic" style:list-style-name="L1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8" style:family="graphic" style:list-style-name="L1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9" style:family="graphic" style:list-style-name="L1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0" style:family="graphic" style:list-style-name="L1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1" style:family="graphic" style:list-style-name="L1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2" style:family="graphic" style:list-style-name="L1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3" style:family="graphic" style:list-style-name="L1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4" style:family="graphic" style:list-style-name="L1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5" style:family="graphic" style:list-style-name="L1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6" style:family="graphic" style:list-style-name="L1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7" style:family="graphic" style:list-style-name="L1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8" style:family="graphic" style:list-style-name="L1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9" style:family="graphic" style:list-style-name="L1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0" style:family="graphic" style:list-style-name="L1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1" style:family="graphic" style:list-style-name="L1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2" style:family="graphic" style:list-style-name="L1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3" style:family="graphic" style:list-style-name="L1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4" style:family="graphic" style:list-style-name="L1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5" style:family="graphic" style:list-style-name="L1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6" style:family="graphic" style:list-style-name="L1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7" style:family="graphic" style:list-style-name="L1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8" style:family="graphic" style:list-style-name="L1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9" style:family="graphic" style:list-style-name="L1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0" style:family="graphic" style:list-style-name="L1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1" style:family="graphic" style:list-style-name="L1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2" style:family="graphic" style:list-style-name="L1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3" style:family="graphic" style:list-style-name="L1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4" style:family="graphic" style:list-style-name="L1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5" style:family="graphic" style:list-style-name="L1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6" style:family="graphic" style:list-style-name="L1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7" style:family="graphic" style:list-style-name="L1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8" style:family="graphic" style:list-style-name="L1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9" style:family="graphic" style:list-style-name="L1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0" style:family="graphic" style:list-style-name="L1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1" style:family="graphic" style:list-style-name="L1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2" style:family="graphic" style:list-style-name="L1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3" style:family="graphic" style:list-style-name="L1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4" style:family="graphic" style:list-style-name="L1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5" style:family="graphic" style:list-style-name="L1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6" style:family="graphic" style:list-style-name="L1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7" style:family="graphic" style:list-style-name="L1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8" style:family="graphic" style:list-style-name="L1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9" style:family="graphic" style:list-style-name="L1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0" style:family="graphic" style:list-style-name="L1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1" style:family="graphic" style:list-style-name="L1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2" style:family="graphic" style:list-style-name="L1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3" style:family="graphic" style:list-style-name="L1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4" style:family="graphic" style:list-style-name="L1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5" style:family="graphic" style:list-style-name="L1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6" style:family="graphic" style:list-style-name="L1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7" style:family="graphic" style:list-style-name="L1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8" style:family="graphic" style:list-style-name="L1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9" style:family="graphic" style:list-style-name="L1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0" style:family="graphic" style:list-style-name="L1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1" style:family="graphic" style:list-style-name="L1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2" style:family="graphic" style:list-style-name="L1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3" style:family="graphic" style:list-style-name="L1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4" style:family="graphic" style:list-style-name="L1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5" style:family="graphic" style:list-style-name="L1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6" style:family="graphic" style:list-style-name="L1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7" style:family="graphic" style:list-style-name="L1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8" style:family="graphic" style:list-style-name="L1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9" style:family="graphic" style:list-style-name="L1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0" style:family="graphic" style:list-style-name="L1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1" style:family="graphic" style:list-style-name="L1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2" style:family="graphic" style:list-style-name="L1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3" style:family="graphic" style:list-style-name="L1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4" style:family="graphic" style:list-style-name="L1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5" style:family="graphic" style:list-style-name="L1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6" style:family="graphic" style:list-style-name="L1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7" style:family="graphic" style:list-style-name="L1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8" style:family="graphic" style:list-style-name="L1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9" style:family="graphic" style:list-style-name="L1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0" style:family="graphic" style:list-style-name="L1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1" style:family="graphic" style:list-style-name="L1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2" style:family="graphic" style:list-style-name="L1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3" style:family="graphic" style:list-style-name="L1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4" style:family="graphic" style:list-style-name="L1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5" style:family="graphic" style:list-style-name="L1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6" style:family="graphic" style:list-style-name="L1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7" style:family="graphic" style:list-style-name="L1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8" style:family="graphic" style:list-style-name="L1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9" style:family="graphic" style:list-style-name="L1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0" style:family="graphic" style:list-style-name="L1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1" style:family="graphic" style:list-style-name="L1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2" style:family="graphic" style:list-style-name="L1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3" style:family="graphic" style:list-style-name="L1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4" style:family="graphic" style:list-style-name="L1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5" style:family="graphic" style:list-style-name="L1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6" style:family="graphic" style:list-style-name="L1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7" style:family="graphic" style:list-style-name="L1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8" style:family="graphic" style:list-style-name="L1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9" style:family="graphic" style:list-style-name="L1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0" style:family="graphic" style:list-style-name="L1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1" style:family="graphic" style:list-style-name="L1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2" style:family="graphic" style:list-style-name="L1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3" style:family="graphic" style:list-style-name="L1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4" style:family="graphic" style:list-style-name="L1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5" style:family="graphic" style:list-style-name="L1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6" style:family="graphic" style:list-style-name="L1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7" style:family="graphic" style:list-style-name="L1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8" style:family="graphic" style:list-style-name="L1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9" style:family="graphic" style:list-style-name="L1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0" style:family="graphic" style:list-style-name="L1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1" style:family="graphic" style:list-style-name="L1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2" style:family="graphic" style:list-style-name="L1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3" style:family="graphic" style:list-style-name="L1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4" style:family="graphic" style:list-style-name="L1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5" style:family="graphic" style:list-style-name="L1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6" style:family="graphic" style:list-style-name="L1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7" style:family="graphic" style:list-style-name="L1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8" style:family="graphic" style:list-style-name="L1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9" style:family="graphic" style:list-style-name="L1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0" style:family="graphic" style:list-style-name="L1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1" style:family="graphic" style:list-style-name="L1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2" style:family="graphic" style:list-style-name="L1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3" style:family="graphic" style:list-style-name="L1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4" style:family="graphic" style:list-style-name="L1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5" style:family="graphic" style:list-style-name="L1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6" style:family="graphic" style:list-style-name="L1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7" style:family="graphic" style:list-style-name="L1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8" style:family="graphic" style:list-style-name="L1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9" style:family="graphic" style:list-style-name="L1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0" style:family="graphic" style:list-style-name="L1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1" style:family="graphic" style:list-style-name="L1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2" style:family="graphic" style:list-style-name="L1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3" style:family="graphic" style:list-style-name="L1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4" style:family="graphic" style:list-style-name="L1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5" style:family="graphic" style:list-style-name="L1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6" style:family="graphic" style:list-style-name="L1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7" style:family="graphic" style:list-style-name="L1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8" style:family="graphic" style:list-style-name="L1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9" style:family="graphic" style:list-style-name="L1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0" style:family="graphic" style:list-style-name="L1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1" style:family="graphic" style:list-style-name="L1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2" style:family="graphic" style:list-style-name="L1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3" style:family="graphic" style:list-style-name="L1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4" style:family="graphic" style:list-style-name="L1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5" style:family="graphic" style:list-style-name="L1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6" style:family="graphic" style:list-style-name="L1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7" style:family="graphic" style:list-style-name="L1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8" style:family="graphic" style:list-style-name="L1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9" style:family="graphic" style:list-style-name="L1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0" style:family="graphic" style:list-style-name="L1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1" style:family="graphic" style:list-style-name="L1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2" style:family="graphic" style:list-style-name="L1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3" style:family="graphic" style:list-style-name="L1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4" style:family="graphic" style:list-style-name="L1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5" style:family="graphic" style:list-style-name="L1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6" style:family="graphic" style:list-style-name="L1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7" style:family="graphic" style:list-style-name="L1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8" style:family="graphic" style:list-style-name="L1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9" style:family="graphic" style:list-style-name="L1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0" style:family="graphic" style:list-style-name="L1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1" style:family="graphic" style:list-style-name="L1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2" style:family="graphic" style:list-style-name="L1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3" style:family="graphic" style:list-style-name="L1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4" style:family="graphic" style:list-style-name="L1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5" style:family="graphic" style:list-style-name="L1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6" style:family="graphic" style:list-style-name="L1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7" style:family="graphic" style:list-style-name="L1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8" style:family="graphic" style:list-style-name="L1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9" style:family="graphic" style:list-style-name="L1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0" style:family="graphic" style:list-style-name="L1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1" style:family="graphic" style:list-style-name="L1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2" style:family="graphic" style:list-style-name="L1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3" style:family="graphic" style:list-style-name="L1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4" style:family="graphic" style:list-style-name="L1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5" style:family="graphic" style:list-style-name="L1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6" style:family="graphic" style:list-style-name="L1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7" style:family="graphic" style:list-style-name="L1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8" style:family="graphic" style:list-style-name="L1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9" style:family="graphic" style:list-style-name="L1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0" style:family="graphic" style:list-style-name="L1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1" style:family="graphic" style:list-style-name="L1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2" style:family="graphic" style:list-style-name="L1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3" style:family="graphic" style:list-style-name="L1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4" style:family="graphic" style:list-style-name="L1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5" style:family="graphic" style:list-style-name="L1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6" style:family="graphic" style:list-style-name="L1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7" style:family="graphic" style:list-style-name="L1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8" style:family="graphic" style:list-style-name="L1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9" style:family="graphic" style:list-style-name="L1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0" style:family="graphic" style:list-style-name="L1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1" style:family="graphic" style:list-style-name="L1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2" style:family="graphic" style:list-style-name="L1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3" style:family="graphic" style:list-style-name="L1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4" style:family="graphic" style:list-style-name="L1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5" style:family="graphic" style:list-style-name="L1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6" style:family="graphic" style:list-style-name="L1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7" style:family="graphic" style:list-style-name="L1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8" style:family="graphic" style:list-style-name="L1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9" style:family="graphic" style:list-style-name="L1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0" style:family="graphic" style:list-style-name="L1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1" style:family="graphic" style:list-style-name="L1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2" style:family="graphic" style:list-style-name="L1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3" style:family="graphic" style:list-style-name="L1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4" style:family="graphic" style:list-style-name="L1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5" style:family="graphic" style:list-style-name="L1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6" style:family="graphic" style:list-style-name="L1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7" style:family="graphic" style:list-style-name="L1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8" style:family="graphic" style:list-style-name="L1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9" style:family="graphic" style:list-style-name="L1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0" style:family="graphic" style:list-style-name="L1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1" style:family="graphic" style:list-style-name="L1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2" style:family="graphic" style:list-style-name="L1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3" style:family="graphic" style:list-style-name="L1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4" style:family="graphic" style:list-style-name="L1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5" style:family="graphic" style:list-style-name="L1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6" style:family="graphic" style:list-style-name="L1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7" style:family="graphic" style:list-style-name="L1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8" style:family="graphic" style:list-style-name="L1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9" style:family="graphic" style:list-style-name="L1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0" style:family="graphic" style:list-style-name="L1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1" style:family="graphic" style:list-style-name="L1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2" style:family="graphic" style:list-style-name="L1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3" style:family="graphic" style:list-style-name="L1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4" style:family="graphic" style:list-style-name="L1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5" style:family="graphic" style:list-style-name="L1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6" style:family="graphic" style:list-style-name="L1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7" style:family="graphic" style:list-style-name="L1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8" style:family="graphic" style:list-style-name="L1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9" style:family="graphic" style:list-style-name="L1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0" style:family="graphic" style:list-style-name="L1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1" style:family="graphic" style:list-style-name="L1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2" style:family="graphic" style:list-style-name="L1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3" style:family="graphic" style:list-style-name="L1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4" style:family="graphic" style:list-style-name="L1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5" style:family="graphic" style:list-style-name="L1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6" style:family="graphic" style:list-style-name="L1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7" style:family="graphic" style:list-style-name="L1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8" style:family="graphic" style:list-style-name="L1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9" style:family="graphic" style:list-style-name="L1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0" style:family="graphic" style:list-style-name="L1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1" style:family="graphic" style:list-style-name="L1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2" style:family="graphic" style:list-style-name="L1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3" style:family="graphic" style:list-style-name="L1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4" style:family="graphic" style:list-style-name="L1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5" style:family="graphic" style:list-style-name="L1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6" style:family="graphic" style:list-style-name="L1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7" style:family="graphic" style:list-style-name="L1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8" style:family="graphic" style:list-style-name="L1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9" style:family="graphic" style:list-style-name="L1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0" style:family="graphic" style:list-style-name="L1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1" style:family="graphic" style:list-style-name="L1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2" style:family="graphic" style:list-style-name="L1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3" style:family="graphic" style:list-style-name="L1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4" style:family="graphic" style:list-style-name="L1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5" style:family="graphic" style:list-style-name="L1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6" style:family="graphic" style:list-style-name="L1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7" style:family="graphic" style:list-style-name="L1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8" style:family="graphic" style:list-style-name="L1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9" style:family="graphic" style:list-style-name="L1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0" style:family="graphic" style:list-style-name="L1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1" style:family="graphic" style:list-style-name="L1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2" style:family="graphic" style:list-style-name="L1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3" style:family="graphic" style:list-style-name="L1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4" style:family="graphic" style:list-style-name="L1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5" style:family="graphic" style:list-style-name="L1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6" style:family="graphic" style:list-style-name="L1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7" style:family="graphic" style:list-style-name="L1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8" style:family="graphic" style:list-style-name="L1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9" style:family="graphic" style:list-style-name="L1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0" style:family="graphic" style:list-style-name="L1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1" style:family="graphic" style:list-style-name="L2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2" style:family="graphic" style:list-style-name="L2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3" style:family="graphic" style:list-style-name="L2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4" style:family="graphic" style:list-style-name="L2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5" style:family="graphic" style:list-style-name="L2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6" style:family="graphic" style:list-style-name="L2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7" style:family="graphic" style:list-style-name="L2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8" style:family="graphic" style:list-style-name="L2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9" style:family="graphic" style:list-style-name="L2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0" style:family="graphic" style:list-style-name="L2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1" style:family="graphic" style:list-style-name="L2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2" style:family="graphic" style:list-style-name="L2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3" style:family="graphic" style:list-style-name="L2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4" style:family="graphic" style:list-style-name="L2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5" style:family="graphic" style:list-style-name="L2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6" style:family="graphic" style:list-style-name="L2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7" style:family="graphic" style:list-style-name="L2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8" style:family="graphic" style:list-style-name="L2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9" style:family="graphic" style:list-style-name="L2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0" style:family="graphic" style:list-style-name="L2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1" style:family="graphic" style:list-style-name="L2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2" style:family="graphic" style:list-style-name="L2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3" style:family="graphic" style:list-style-name="L2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4" style:family="graphic" style:list-style-name="L2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5" style:family="graphic" style:list-style-name="L2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6" style:family="graphic" style:list-style-name="L2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7" style:family="graphic" style:list-style-name="L2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8" style:family="graphic" style:list-style-name="L2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9" style:family="graphic" style:list-style-name="L2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0" style:family="graphic" style:list-style-name="L2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1" style:family="graphic" style:list-style-name="L2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2" style:family="graphic" style:list-style-name="L2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3" style:family="graphic" style:list-style-name="L2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4" style:family="graphic" style:list-style-name="L2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5" style:family="graphic" style:list-style-name="L2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6" style:family="graphic" style:list-style-name="L2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7" style:family="graphic" style:list-style-name="L2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8" style:family="graphic" style:list-style-name="L2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9" style:family="graphic" style:list-style-name="L2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0" style:family="graphic" style:list-style-name="L2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1" style:family="graphic" style:list-style-name="L2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2" style:family="graphic" style:list-style-name="L2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3" style:family="graphic" style:list-style-name="L2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4" style:family="graphic" style:list-style-name="L2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5" style:family="graphic" style:list-style-name="L2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6" style:family="graphic" style:list-style-name="L2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7" style:family="graphic" style:list-style-name="L2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8" style:family="graphic" style:list-style-name="L2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9" style:family="graphic" style:list-style-name="L2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0" style:family="graphic" style:list-style-name="L2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1" style:family="graphic" style:list-style-name="L2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2" style:family="graphic" style:list-style-name="L2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3" style:family="graphic" style:list-style-name="L2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4" style:family="graphic" style:list-style-name="L2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5" style:family="graphic" style:list-style-name="L2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6" style:family="graphic" style:list-style-name="L2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7" style:family="graphic" style:list-style-name="L2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8" style:family="graphic" style:list-style-name="L2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9" style:family="graphic" style:list-style-name="L2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0" style:family="graphic" style:list-style-name="L2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1" style:family="graphic" style:list-style-name="L2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2" style:family="graphic" style:list-style-name="L2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3" style:family="graphic" style:list-style-name="L2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4" style:family="graphic" style:list-style-name="L2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5" style:family="graphic" style:list-style-name="L2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6" style:family="graphic" style:list-style-name="L2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7" style:family="graphic" style:list-style-name="L2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8" style:family="graphic" style:list-style-name="L2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9" style:family="graphic" style:list-style-name="L2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0" style:family="graphic" style:list-style-name="L2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1" style:family="graphic" style:list-style-name="L2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2" style:family="graphic" style:list-style-name="L2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3" style:family="graphic" style:list-style-name="L2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4" style:family="graphic" style:list-style-name="L2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5" style:family="graphic" style:list-style-name="L2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6" style:family="graphic" style:list-style-name="L2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7" style:family="graphic" style:list-style-name="L2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8" style:family="graphic" style:list-style-name="L2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9" style:family="graphic" style:list-style-name="L2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0" style:family="graphic" style:list-style-name="L2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1" style:family="graphic" style:list-style-name="L2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2" style:family="graphic" style:list-style-name="L2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3" style:family="graphic" style:list-style-name="L2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4" style:family="graphic" style:list-style-name="L2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5" style:family="graphic" style:list-style-name="L2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6" style:family="graphic" style:list-style-name="L2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7" style:family="graphic" style:list-style-name="L2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8" style:family="graphic" style:list-style-name="L2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9" style:family="graphic" style:list-style-name="L2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0" style:family="graphic" style:list-style-name="L2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1" style:family="graphic" style:list-style-name="L2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2" style:family="graphic" style:list-style-name="L2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3" style:family="graphic" style:list-style-name="L2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4" style:family="graphic" style:list-style-name="L2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5" style:family="graphic" style:list-style-name="L2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6" style:family="graphic" style:list-style-name="L2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7" style:family="graphic" style:list-style-name="L2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8" style:family="graphic" style:list-style-name="L2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9" style:family="graphic" style:list-style-name="L2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0" style:family="graphic" style:list-style-name="L2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1" style:family="graphic" style:list-style-name="L2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2" style:family="graphic" style:list-style-name="L2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3" style:family="graphic" style:list-style-name="L2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4" style:family="graphic" style:list-style-name="L2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5" style:family="graphic" style:list-style-name="L2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6" style:family="graphic" style:list-style-name="L2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7" style:family="graphic" style:list-style-name="L2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8" style:family="graphic" style:list-style-name="L2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9" style:family="graphic" style:list-style-name="L2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0" style:family="graphic" style:list-style-name="L2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1" style:family="graphic" style:list-style-name="L2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2" style:family="graphic" style:list-style-name="L2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3" style:family="graphic" style:list-style-name="L2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4" style:family="graphic" style:list-style-name="L2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5" style:family="graphic" style:list-style-name="L2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6" style:family="graphic" style:list-style-name="L2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7" style:family="graphic" style:list-style-name="L2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8" style:family="graphic" style:list-style-name="L2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9" style:family="graphic" style:list-style-name="L2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0" style:family="graphic" style:list-style-name="L2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1" style:family="graphic" style:list-style-name="L2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2" style:family="graphic" style:list-style-name="L2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3" style:family="graphic" style:list-style-name="L2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4" style:family="graphic" style:list-style-name="L2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5" style:family="graphic" style:list-style-name="L2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6" style:family="graphic" style:list-style-name="L2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7" style:family="graphic" style:list-style-name="L2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8" style:family="graphic" style:list-style-name="L2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9" style:family="graphic" style:list-style-name="L2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0" style:family="graphic" style:list-style-name="L2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1" style:family="graphic" style:list-style-name="L2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2" style:family="graphic" style:list-style-name="L2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3" style:family="graphic" style:list-style-name="L2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4" style:family="graphic" style:list-style-name="L2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5" style:family="graphic" style:list-style-name="L2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6" style:family="graphic" style:list-style-name="L2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7" style:family="graphic" style:list-style-name="L2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8" style:family="graphic" style:list-style-name="L2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9" style:family="graphic" style:list-style-name="L2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0" style:family="graphic" style:list-style-name="L2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1" style:family="graphic" style:list-style-name="L2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2" style:family="graphic" style:list-style-name="L2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3" style:family="graphic" style:list-style-name="L2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4" style:family="graphic" style:list-style-name="L2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5" style:family="graphic" style:list-style-name="L2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6" style:family="graphic" style:list-style-name="L2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7" style:family="graphic" style:list-style-name="L2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8" style:family="graphic" style:list-style-name="L2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9" style:family="graphic" style:list-style-name="L2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0" style:family="graphic" style:list-style-name="L2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1" style:family="graphic" style:list-style-name="L2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2" style:family="graphic" style:list-style-name="L2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3" style:family="graphic" style:list-style-name="L2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4" style:family="graphic" style:list-style-name="L2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5" style:family="graphic" style:list-style-name="L2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6" style:family="graphic" style:list-style-name="L2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7" style:family="graphic" style:list-style-name="L2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8" style:family="graphic" style:list-style-name="L2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9" style:family="graphic" style:list-style-name="L2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0" style:family="graphic" style:list-style-name="L2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1" style:family="graphic" style:list-style-name="L2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2" style:family="graphic" style:list-style-name="L2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3" style:family="graphic" style:list-style-name="L2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4" style:family="graphic" style:list-style-name="L2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5" style:family="graphic" style:list-style-name="L2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6" style:family="graphic" style:list-style-name="L2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7" style:family="graphic" style:list-style-name="L2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8" style:family="graphic" style:list-style-name="L2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9" style:family="graphic" style:list-style-name="L2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0" style:family="graphic" style:list-style-name="L2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1" style:family="graphic" style:list-style-name="L2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2" style:family="graphic" style:list-style-name="L2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3" style:family="graphic" style:list-style-name="L2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4" style:family="graphic" style:list-style-name="L2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5" style:family="graphic" style:list-style-name="L2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6" style:family="graphic" style:list-style-name="L2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7" style:family="graphic" style:list-style-name="L2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8" style:family="graphic" style:list-style-name="L2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9" style:family="graphic" style:list-style-name="L2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0" style:family="graphic" style:list-style-name="L2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1" style:family="graphic" style:list-style-name="L2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2" style:family="graphic" style:list-style-name="L2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3" style:family="graphic" style:list-style-name="L2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4" style:family="graphic" style:list-style-name="L2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5" style:family="graphic" style:list-style-name="L2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6" style:family="graphic" style:list-style-name="L2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7" style:family="graphic" style:list-style-name="L2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8" style:family="graphic" style:list-style-name="L2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9" style:family="graphic" style:list-style-name="L2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0" style:family="graphic" style:list-style-name="L2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1" style:family="graphic" style:list-style-name="L2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2" style:family="graphic" style:list-style-name="L2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3" style:family="graphic" style:list-style-name="L2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4" style:family="graphic" style:list-style-name="L2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5" style:family="graphic" style:list-style-name="L2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6" style:family="graphic" style:list-style-name="L2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7" style:family="graphic" style:list-style-name="L2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8" style:family="graphic" style:list-style-name="L2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9" style:family="graphic" style:list-style-name="L2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0" style:family="graphic" style:list-style-name="L2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1" style:family="graphic" style:list-style-name="L2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2" style:family="graphic" style:list-style-name="L2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3" style:family="graphic" style:list-style-name="L2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4" style:family="graphic" style:list-style-name="L2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5" style:family="graphic" style:list-style-name="L2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6" style:family="graphic" style:list-style-name="L2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7" style:family="graphic" style:list-style-name="L2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8" style:family="graphic" style:list-style-name="L2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9" style:family="graphic" style:list-style-name="L2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0" style:family="graphic" style:list-style-name="L2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1" style:family="graphic" style:list-style-name="L2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2" style:family="graphic" style:list-style-name="L2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3" style:family="graphic" style:list-style-name="L2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4" style:family="graphic" style:list-style-name="L2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5" style:family="graphic" style:list-style-name="L2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6" style:family="graphic" style:list-style-name="L2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7" style:family="graphic" style:list-style-name="L2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8" style:family="graphic" style:list-style-name="L2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9" style:family="graphic" style:list-style-name="L2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0" style:family="graphic" style:list-style-name="L2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1" style:family="graphic" style:list-style-name="L2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2" style:family="graphic" style:list-style-name="L2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3" style:family="graphic" style:list-style-name="L2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4" style:family="graphic" style:list-style-name="L2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5" style:family="graphic" style:list-style-name="L2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6" style:family="graphic" style:list-style-name="L2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7" style:family="graphic" style:list-style-name="L2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8" style:family="graphic" style:list-style-name="L2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9" style:family="graphic" style:list-style-name="L2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0" style:family="graphic" style:list-style-name="L2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1" style:family="graphic" style:list-style-name="L2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2" style:family="graphic" style:list-style-name="L2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3" style:family="graphic" style:list-style-name="L2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4" style:family="graphic" style:list-style-name="L2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5" style:family="graphic" style:list-style-name="L2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6" style:family="graphic" style:list-style-name="L2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7" style:family="graphic" style:list-style-name="L2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8" style:family="graphic" style:list-style-name="L2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9" style:family="graphic" style:list-style-name="L2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0" style:family="graphic" style:list-style-name="L2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1" style:family="graphic" style:list-style-name="L2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2" style:family="graphic" style:list-style-name="L2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3" style:family="graphic" style:list-style-name="L2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4" style:family="graphic" style:list-style-name="L2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5" style:family="graphic" style:list-style-name="L2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6" style:family="graphic" style:list-style-name="L2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7" style:family="graphic" style:list-style-name="L2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8" style:family="graphic" style:list-style-name="L2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9" style:family="graphic" style:list-style-name="L2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0" style:family="graphic" style:list-style-name="L2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1" style:family="graphic" style:list-style-name="L2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2" style:family="graphic" style:list-style-name="L2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3" style:family="graphic" style:list-style-name="L2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4" style:family="graphic" style:list-style-name="L2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5" style:family="graphic" style:list-style-name="L2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6" style:family="graphic" style:list-style-name="L2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7" style:family="graphic" style:list-style-name="L2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8" style:family="graphic" style:list-style-name="L2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9" style:family="graphic" style:list-style-name="L2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0" style:family="graphic" style:list-style-name="L2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1" style:family="graphic" style:list-style-name="L2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2" style:family="graphic" style:list-style-name="L2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3" style:family="graphic" style:list-style-name="L2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4" style:family="graphic" style:list-style-name="L2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5" style:family="graphic" style:list-style-name="L2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6" style:family="graphic" style:list-style-name="L2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7" style:family="graphic" style:list-style-name="L2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8" style:family="graphic" style:list-style-name="L2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9" style:family="graphic" style:list-style-name="L2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0" style:family="graphic" style:list-style-name="L2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1" style:family="graphic" style:list-style-name="L2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2" style:family="graphic" style:list-style-name="L2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3" style:family="graphic" style:list-style-name="L2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4" style:family="graphic" style:list-style-name="L2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5" style:family="graphic" style:list-style-name="L2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6" style:family="graphic" style:list-style-name="L2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7" style:family="graphic" style:list-style-name="L2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8" style:family="graphic" style:list-style-name="L2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9" style:family="graphic" style:list-style-name="L2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0" style:family="graphic" style:list-style-name="L2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1" style:family="graphic" style:list-style-name="L2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2" style:family="graphic" style:list-style-name="L2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3" style:family="graphic" style:list-style-name="L2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4" style:family="graphic" style:list-style-name="L2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5" style:family="graphic" style:list-style-name="L2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6" style:family="graphic" style:list-style-name="L2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7" style:family="graphic" style:list-style-name="L2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8" style:family="graphic" style:list-style-name="L2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9" style:family="graphic" style:list-style-name="L2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0" style:family="graphic" style:list-style-name="L2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1" style:family="graphic" style:list-style-name="L2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2" style:family="graphic" style:list-style-name="L2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3" style:family="graphic" style:list-style-name="L2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4" style:family="graphic" style:list-style-name="L2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5" style:family="graphic" style:list-style-name="L2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6" style:family="graphic" style:list-style-name="L2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7" style:family="graphic" style:list-style-name="L2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8" style:family="graphic" style:list-style-name="L2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9" style:family="graphic" style:list-style-name="L2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0" style:family="graphic" style:list-style-name="L2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1" style:family="graphic" style:list-style-name="L2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2" style:family="graphic" style:list-style-name="L2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3" style:family="graphic" style:list-style-name="L2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4" style:family="graphic" style:list-style-name="L2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5" style:family="graphic" style:list-style-name="L2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6" style:family="graphic" style:list-style-name="L2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7" style:family="graphic" style:list-style-name="L2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8" style:family="graphic" style:list-style-name="L2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9" style:family="graphic" style:list-style-name="L2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0" style:family="graphic" style:list-style-name="L2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1" style:family="graphic" style:list-style-name="L2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2" style:family="graphic" style:list-style-name="L2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3" style:family="graphic" style:list-style-name="L2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4" style:family="graphic" style:list-style-name="L2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5" style:family="graphic" style:list-style-name="L2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6" style:family="graphic" style:list-style-name="L2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7" style:family="graphic" style:list-style-name="L2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8" style:family="graphic" style:list-style-name="L2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9" style:family="graphic" style:list-style-name="L2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0" style:family="graphic" style:list-style-name="L2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1" style:family="graphic" style:list-style-name="L2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2" style:family="graphic" style:list-style-name="L2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3" style:family="graphic" style:list-style-name="L2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4" style:family="graphic" style:list-style-name="L2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5" style:family="graphic" style:list-style-name="L2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6" style:family="graphic" style:list-style-name="L2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7" style:family="graphic" style:list-style-name="L2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8" style:family="graphic" style:list-style-name="L2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9" style:family="graphic" style:list-style-name="L2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0" style:family="graphic" style:list-style-name="L2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1" style:family="graphic" style:list-style-name="L2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2" style:family="graphic" style:list-style-name="L2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3" style:family="graphic" style:list-style-name="L2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4" style:family="graphic" style:list-style-name="L2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5" style:family="graphic" style:list-style-name="L2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6" style:family="graphic" style:list-style-name="L2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7" style:family="graphic" style:list-style-name="L2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8" style:family="graphic" style:list-style-name="L2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9" style:family="graphic" style:list-style-name="L2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0" style:family="graphic" style:list-style-name="L2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1" style:family="graphic" style:list-style-name="L2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2" style:family="graphic" style:list-style-name="L2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3" style:family="graphic" style:list-style-name="L2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4" style:family="graphic" style:list-style-name="L2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5" style:family="graphic" style:list-style-name="L2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6" style:family="graphic" style:list-style-name="L2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7" style:family="graphic" style:list-style-name="L2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8" style:family="graphic" style:list-style-name="L2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9" style:family="graphic" style:list-style-name="L2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0" style:family="graphic" style:list-style-name="L2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1" style:family="graphic" style:list-style-name="L2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2" style:family="graphic" style:list-style-name="L2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3" style:family="graphic" style:list-style-name="L2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4" style:family="graphic" style:list-style-name="L2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5" style:family="graphic" style:list-style-name="L2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6" style:family="graphic" style:list-style-name="L2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7" style:family="graphic" style:list-style-name="L2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8" style:family="graphic" style:list-style-name="L2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9" style:family="graphic" style:list-style-name="L2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0" style:family="graphic" style:list-style-name="L2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1" style:family="graphic" style:list-style-name="L2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2" style:family="graphic" style:list-style-name="L2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3" style:family="graphic" style:list-style-name="L2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4" style:family="graphic" style:list-style-name="L2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5" style:family="graphic" style:list-style-name="L2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6" style:family="graphic" style:list-style-name="L2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7" style:family="graphic" style:list-style-name="L2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8" style:family="graphic" style:list-style-name="L2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9" style:family="graphic" style:list-style-name="L2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0" style:family="graphic" style:list-style-name="L2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1" style:family="graphic" style:list-style-name="L2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2" style:family="graphic" style:list-style-name="L2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3" style:family="graphic" style:list-style-name="L2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4" style:family="graphic" style:list-style-name="L2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5" style:family="graphic" style:list-style-name="L2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6" style:family="graphic" style:list-style-name="L2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7" style:family="graphic" style:list-style-name="L2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8" style:family="graphic" style:list-style-name="L2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9" style:family="graphic" style:list-style-name="L2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0" style:family="graphic" style:list-style-name="L2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1" style:family="graphic" style:list-style-name="L2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2" style:family="graphic" style:list-style-name="L2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3" style:family="graphic" style:list-style-name="L2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4" style:family="graphic" style:list-style-name="L2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5" style:family="graphic" style:list-style-name="L2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6" style:family="graphic" style:list-style-name="L2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7" style:family="graphic" style:list-style-name="L2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8" style:family="graphic" style:list-style-name="L2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9" style:family="graphic" style:list-style-name="L2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0" style:family="graphic" style:list-style-name="L2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1" style:family="graphic" style:list-style-name="L2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2" style:family="graphic" style:list-style-name="L2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3" style:family="graphic" style:list-style-name="L2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4" style:family="graphic" style:list-style-name="L2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5" style:family="graphic" style:list-style-name="L2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6" style:family="graphic" style:list-style-name="L2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7" style:family="graphic" style:list-style-name="L2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8" style:family="graphic" style:list-style-name="L2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9" style:family="graphic" style:list-style-name="L2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0" style:family="graphic" style:list-style-name="L2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1" style:family="graphic" style:list-style-name="L2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2" style:family="graphic" style:list-style-name="L2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3" style:family="graphic" style:list-style-name="L2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4" style:family="graphic" style:list-style-name="L2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5" style:family="graphic" style:list-style-name="L2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6" style:family="graphic" style:list-style-name="L2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7" style:family="graphic" style:list-style-name="L2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8" style:family="graphic" style:list-style-name="L2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9" style:family="graphic" style:list-style-name="L2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0" style:family="graphic" style:list-style-name="L2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1" style:family="graphic" style:list-style-name="L2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2" style:family="graphic" style:list-style-name="L2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3" style:family="graphic" style:list-style-name="L2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4" style:family="graphic" style:list-style-name="L2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5" style:family="graphic" style:list-style-name="L2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6" style:family="graphic" style:list-style-name="L2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7" style:family="graphic" style:list-style-name="L2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8" style:family="graphic" style:list-style-name="L2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9" style:family="graphic" style:list-style-name="L2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0" style:family="graphic" style:list-style-name="L2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1" style:family="graphic" style:list-style-name="L2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2" style:family="graphic" style:list-style-name="L2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3" style:family="graphic" style:list-style-name="L2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4" style:family="graphic" style:list-style-name="L2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5" style:family="graphic" style:list-style-name="L2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6" style:family="graphic" style:list-style-name="L2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7" style:family="graphic" style:list-style-name="L2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8" style:family="graphic" style:list-style-name="L2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9" style:family="graphic" style:list-style-name="L2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0" style:family="graphic" style:list-style-name="L2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1" style:family="graphic" style:list-style-name="L2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2" style:family="graphic" style:list-style-name="L2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3" style:family="graphic" style:list-style-name="L2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4" style:family="graphic" style:list-style-name="L2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5" style:family="graphic" style:list-style-name="L2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6" style:family="graphic" style:list-style-name="L2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7" style:family="graphic" style:list-style-name="L2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8" style:family="graphic" style:list-style-name="L2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9" style:family="graphic" style:list-style-name="L2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0" style:family="graphic" style:list-style-name="L2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1" style:family="graphic" style:list-style-name="L2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2" style:family="graphic" style:list-style-name="L2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3" style:family="graphic" style:list-style-name="L2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4" style:family="graphic" style:list-style-name="L2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5" style:family="graphic" style:list-style-name="L2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6" style:family="graphic" style:list-style-name="L2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7" style:family="graphic" style:list-style-name="L2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8" style:family="graphic" style:list-style-name="L2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9" style:family="graphic" style:list-style-name="L2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0" style:family="graphic" style:list-style-name="L2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1" style:family="graphic" style:list-style-name="L2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2" style:family="graphic" style:list-style-name="L2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3" style:family="graphic" style:list-style-name="L2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4" style:family="graphic" style:list-style-name="L2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5" style:family="graphic" style:list-style-name="L2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6" style:family="graphic" style:list-style-name="L2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7" style:family="graphic" style:list-style-name="L2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8" style:family="graphic" style:list-style-name="L2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9" style:family="graphic" style:list-style-name="L2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0" style:family="graphic" style:list-style-name="L2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1" style:family="graphic" style:list-style-name="L2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2" style:family="graphic" style:list-style-name="L2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3" style:family="graphic" style:list-style-name="L2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4" style:family="graphic" style:list-style-name="L2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5" style:family="graphic" style:list-style-name="L2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6" style:family="graphic" style:list-style-name="L2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7" style:family="graphic" style:list-style-name="L2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8" style:family="graphic" style:list-style-name="L2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9" style:family="graphic" style:list-style-name="L2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0" style:family="graphic" style:list-style-name="L2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1" style:family="graphic" style:list-style-name="L2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2" style:family="graphic" style:list-style-name="L2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3" style:family="graphic" style:list-style-name="L2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4" style:family="graphic" style:list-style-name="L2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5" style:family="graphic" style:list-style-name="L2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6" style:family="graphic" style:list-style-name="L2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7" style:family="graphic" style:list-style-name="L2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8" style:family="graphic" style:list-style-name="L2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9" style:family="graphic" style:list-style-name="L2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0" style:family="graphic" style:list-style-name="L2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1" style:family="graphic" style:list-style-name="L2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2" style:family="graphic" style:list-style-name="L2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3" style:family="graphic" style:list-style-name="L2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4" style:family="graphic" style:list-style-name="L2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5" style:family="graphic" style:list-style-name="L2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6" style:family="graphic" style:list-style-name="L2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7" style:family="graphic" style:list-style-name="L2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8" style:family="graphic" style:list-style-name="L2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9" style:family="graphic" style:list-style-name="L2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0" style:family="graphic" style:list-style-name="L2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1" style:family="graphic" style:list-style-name="L2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2" style:family="graphic" style:list-style-name="L2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3" style:family="graphic" style:list-style-name="L2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4" style:family="graphic" style:list-style-name="L2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5" style:family="graphic" style:list-style-name="L2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6" style:family="graphic" style:list-style-name="L2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7" style:family="graphic" style:list-style-name="L2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8" style:family="graphic" style:list-style-name="L2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9" style:family="graphic" style:list-style-name="L2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0" style:family="graphic" style:list-style-name="L2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1" style:family="graphic" style:list-style-name="L2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2" style:family="graphic" style:list-style-name="L2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3" style:family="graphic" style:list-style-name="L2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4" style:family="graphic" style:list-style-name="L2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5" style:family="graphic" style:list-style-name="L2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6" style:family="graphic" style:list-style-name="L2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7" style:family="graphic" style:list-style-name="L2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8" style:family="graphic" style:list-style-name="L2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9" style:family="graphic" style:list-style-name="L2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0" style:family="graphic" style:list-style-name="L2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1" style:family="graphic" style:list-style-name="L2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2" style:family="graphic" style:list-style-name="L2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3" style:family="graphic" style:list-style-name="L2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4" style:family="graphic" style:list-style-name="L2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5" style:family="graphic" style:list-style-name="L2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6" style:family="graphic" style:list-style-name="L2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7" style:family="graphic" style:list-style-name="L2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8" style:family="graphic" style:list-style-name="L2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9" style:family="graphic" style:list-style-name="L2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0" style:family="graphic" style:list-style-name="L2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1" style:family="graphic" style:list-style-name="L2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2" style:family="graphic" style:list-style-name="L2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3" style:family="graphic" style:list-style-name="L2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4" style:family="graphic" style:list-style-name="L2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5" style:family="graphic" style:list-style-name="L2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6" style:family="graphic" style:list-style-name="L2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7" style:family="graphic" style:list-style-name="L2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8" style:family="graphic" style:list-style-name="L2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9" style:family="graphic" style:list-style-name="L2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Formelsammlung Physik</text:h>
      <text:h text:style-name="P79" text:outline-level="1">Kinematik</text:h>
      <text:h text:style-name="Heading_20_3" text:outline-level="3">Geradlinige Bewegung</text:h>
      <text:h text:style-name="P92" text:outline-level="4">Gleichförmig</text:h>
      <text:p text:style-name="P12"><text:span text:style-name="T20"><draw:g text:anchor-type="as-char" svg:y="-0.2311in" draw:z-index="130" draw:style-name="gr1"><svg:title>TexMaths</svg:title><svg:desc>12§display§v = \dot{x} = \frac{\Delta s}{\Delta t} §svg§600§FALSE§</svg:desc><draw:polygon draw:style-name="gr1599" draw:text-style-name="P97" svg:width="0.8598in" svg:height="0.3402in" svg:x="0in" svg:y="0.0051in" svg:viewBox="0 0 2185 865" draw:points="1093,865 0,865 0,0 2185,0 2185,865"><text:p/></draw:polygon><draw:path draw:style-name="gr1600" draw:text-style-name="P97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601" draw:text-style-name="P97" svg:width="0.1106in" svg:height="0.039in" svg:x="0.1417in" svg:y="0.1701in" svg:viewBox="0 0 282 100" svg:d="M267 17c6 0 15 0 15-9 0-8-9-8-15-8h-253c-6 0-14 0-14 8 0 9 8 9 14 9zM267 100c6 0 15 0 15-9 0-8-9-8-15-8h-253c-6 0-14 0-14 8 0 9 8 9 14 9z"><text:p/></draw:path><draw:path draw:style-name="gr1602" draw:text-style-name="P97" svg:width="0.0181in" svg:height="0.0177in" svg:x="0.3508in" svg:y="0.1201in" svg:viewBox="0 0 47 46" svg:d="M47 23c0-12-11-23-24-23-15 0-23 12-23 23 0 12 10 23 23 23 14 0 24-12 24-23z"><text:p/></draw:path><draw:path draw:style-name="gr1603" draw:text-style-name="P97" svg:width="0.0827in" svg:height="0.0752in" svg:x="0.3126in" svg:y="0.1579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1604" draw:text-style-name="P97" svg:width="0.1106in" svg:height="0.039in" svg:x="0.4579in" svg:y="0.1701in" svg:viewBox="0 0 282 100" svg:d="M267 17c6 0 15 0 15-9 0-8-9-8-15-8h-253c-6 0-14 0-14 8 0 9 8 9 14 9zM267 100c6 0 15 0 15-9 0-8-9-8-15-8h-253c-6 0-14 0-14 8 0 9 8 9 14 9z"><text:p/></draw:path><draw:path draw:style-name="gr1605" draw:text-style-name="P97" svg:width="0.1224in" svg:height="0.1193in" svg:x="0.6516in" svg:y="0in" svg:viewBox="0 0 312 304" svg:d="M167 7c-3-5-4-7-11-7s-8 2-11 7l-143 289c-2 3-2 3-2 4 0 4 2 4 10 4h293c6 0 9 0 9-4 0-1 0-1-1-4zM143 42l114 230h-228z"><text:p/></draw:path><draw:path draw:style-name="gr1606" draw:text-style-name="P97" svg:width="0.061in" svg:height="0.0752in" svg:x="0.7906in" svg:y="0.045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draw:polygon draw:style-name="gr1607" draw:text-style-name="P97" svg:width="0.2165in" svg:height="0.0067in" svg:x="0.6437in" svg:y="0.1866in" svg:viewBox="0 0 551 18" draw:points="275,18 0,18 0,0 551,0 551,18"><text:p/></draw:polygon><draw:path draw:style-name="gr1608" draw:text-style-name="P97" svg:width="0.1224in" svg:height="0.1193in" svg:x="0.6606in" svg:y="0.226in" svg:viewBox="0 0 312 304" svg:d="M167 7c-3-5-4-7-11-7s-8 2-11 7l-143 289c-2 3-2 3-2 4 0 4 2 4 10 4h293c6 0 9 0 9-4 0-1 0-1-1-4zM143 42l114 230h-228z"><text:p/></draw:path><draw:path draw:style-name="gr1609" draw:text-style-name="P97" svg:width="0.0512in" svg:height="0.1059in" svg:x="0.7949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20"><text:tab/> <text:tab/></text:span><text:span text:style-name="T20"><draw:g text:anchor-type="as-char" svg:y="-0.2311in" draw:z-index="131" draw:style-name="gr1"><svg:title>TexMaths</svg:title><svg:desc>12§display§a (t) = \dot{v} = \frac{\Delta v}{\Delta t}§svg§600§FALSE§</svg:desc><draw:polygon draw:style-name="gr1610" draw:text-style-name="P97" svg:width="1.0508in" svg:height="0.3402in" svg:x="0in" svg:y="0.0051in" svg:viewBox="0 0 2670 865" draw:points="1335,865 0,865 0,0 2670,0 2670,865"><text:p/></draw:polygon><draw:path draw:style-name="gr1611" draw:text-style-name="P97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1612" draw:text-style-name="P97" svg:width="0.039in" svg:height="0.1661in" svg:x="0.1043in" svg:y="0.1067in" svg:viewBox="0 0 100 423" svg:d="M100 419c0-1 0-2-9-9-53-53-66-134-66-199 0-73 16-146 69-199 6-6 6-6 6-7 0-4-3-5-5-5-5 0-43 29-69 83-21 47-26 94-26 128s5 85 28 133c26 52 62 79 67 79 2 0 5-1 5-4z"><text:p/></draw:path><draw:path draw:style-name="gr1613" draw:text-style-name="P97" svg:width="0.0512in" svg:height="0.1059in" svg:x="0.1563in" svg:y="0.1276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614" draw:text-style-name="P97" svg:width="0.039in" svg:height="0.1661in" svg:x="0.2217in" svg:y="0.1067in" svg:viewBox="0 0 100 423" svg:d="M100 211c0-32-5-84-29-132-25-51-63-79-66-79-4 0-5 1-5 5 0 1 0 1 8 9 42 42 66 110 66 197 0 74-15 148-68 201-6 5-6 6-6 7 0 3 1 4 5 4 3 0 42-29 67-82 22-47 28-94 28-130z"><text:p/></draw:path><draw:path draw:style-name="gr1615" draw:text-style-name="P97" svg:width="0.1106in" svg:height="0.039in" svg:x="0.3319in" svg:y="0.1701in" svg:viewBox="0 0 282 100" svg:d="M268 17c6 0 14 0 14-9 0-8-8-8-14-8h-254c-6 0-14 0-14 8 0 9 8 9 14 9zM268 100c6 0 14 0 14-9 0-8-8-8-14-8h-254c-6 0-14 0-14 8 0 9 8 9 14 9z"><text:p/></draw:path><draw:path draw:style-name="gr1616" draw:text-style-name="P97" svg:width="0.0181in" svg:height="0.0177in" svg:x="0.537in" svg:y="0.1201in" svg:viewBox="0 0 47 46" svg:d="M47 23c0-12-11-23-24-23-15 0-23 12-23 23 0 12 10 23 23 23 14 0 24-12 24-23z"><text:p/></draw:path><draw:path draw:style-name="gr1617" draw:text-style-name="P97" svg:width="0.0728in" svg:height="0.0752in" svg:x="0.5031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618" draw:text-style-name="P97" svg:width="0.1106in" svg:height="0.039in" svg:x="0.6402in" svg:y="0.1701in" svg:viewBox="0 0 282 100" svg:d="M268 17c6 0 14 0 14-9 0-8-8-8-14-8h-254c-6 0-14 0-14 8 0 9 8 9 14 9zM268 100c6 0 14 0 14-9 0-8-8-8-14-8h-254c-6 0-14 0-14 8 0 9 8 9 14 9z"><text:p/></draw:path><draw:path draw:style-name="gr1619" draw:text-style-name="P97" svg:width="0.1224in" svg:height="0.1193in" svg:x="0.8339in" svg:y="0in" svg:viewBox="0 0 312 304" svg:d="M167 7c-3-5-4-7-11-7s-8 2-11 7l-143 289c-2 3-2 3-2 4 0 4 2 4 10 4h294c6 0 8 0 8-4 0-1 0-1-1-4zM143 42l114 230h-228z"><text:p/></draw:path><draw:path draw:style-name="gr1620" draw:text-style-name="P97" svg:width="0.0728in" svg:height="0.0752in" svg:x="0.9693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621" draw:text-style-name="P97" svg:width="0.2248in" svg:height="0.0067in" svg:x="0.8256in" svg:y="0.1866in" svg:viewBox="0 0 572 18" draw:points="286,18 0,18 0,0 572,0 572,18"><text:p/></draw:polygon><draw:path draw:style-name="gr1622" draw:text-style-name="P97" svg:width="0.1224in" svg:height="0.1193in" svg:x="0.8469in" svg:y="0.226in" svg:viewBox="0 0 312 304" svg:d="M167 7c-3-5-4-7-11-7s-8 2-11 7l-143 289c-2 3-2 3-2 4 0 4 2 4 10 4h294c6 0 8 0 8-4 0-1 0-1-1-4zM143 42l114 230h-228z"><text:p/></draw:path><draw:path draw:style-name="gr1623" draw:text-style-name="P97" svg:width="0.0512in" svg:height="0.1059in" svg:x="0.9811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20"> </text:span><text:span text:style-name="T30"><text:tab/></text:span><text:span text:style-name="T30"><draw:g text:anchor-type="as-char" svg:y="-0.1252in" draw:z-index="187" draw:style-name="gr1"><svg:title>TexMaths</svg:title><svg:desc>12§display§a (t) = \ddot{x}§svg§600§FALSE§</svg:desc><draw:polygon draw:style-name="gr2178" draw:text-style-name="P97" svg:width="0.5937in" svg:height="0.1657in" svg:x="0in" svg:y="0.0004in" svg:viewBox="0 0 1509 422" draw:points="754,422 0,422 0,0 1509,0 1509,422"><text:p/></draw:polygon><draw:path draw:style-name="gr2179" draw:text-style-name="P97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180" draw:text-style-name="P97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2181" draw:text-style-name="P97" svg:width="0.0512in" svg:height="0.1059in" svg:x="0.1563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182" draw:text-style-name="P97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2183" draw:text-style-name="P97" svg:width="0.1106in" svg:height="0.039in" svg:x="0.3323in" svg:y="0.0634in" svg:viewBox="0 0 282 100" svg:d="M268 17c6 0 14 0 14-9 0-8-8-8-14-8h-254c-6 0-14 0-14 8 0 9 8 9 14 9zM268 100c6 0 14 0 14-9 0-8-8-8-14-8h-254c-6 0-14 0-14 8 0 9 8 9 14 9z"><text:p/></draw:path><draw:path draw:style-name="gr2184" draw:text-style-name="P97" svg:width="0.0488in" svg:height="0.0165in" svg:x="0.526in" svg:y="0.0134in" svg:viewBox="0 0 125 43" svg:d="M42 22c0-11-8-22-20-22s-22 10-22 22 10 21 22 21 20-11 20-21zM125 22c0-12-10-22-22-22s-21 11-21 22c0 10 9 21 21 21s22-9 22-21z"><text:p/></draw:path><draw:path draw:style-name="gr2185" draw:text-style-name="P97" svg:width="0.0827in" svg:height="0.0752in" svg:x="0.503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30"> </text:span></text:p>
      <text:h text:style-name="Heading_20_4" text:outline-level="4">Gleichmäßig beschleunigt</text:h>
      <text:p text:style-name="P10"><draw:g text:anchor-type="as-char" svg:y="-0.222in" draw:z-index="166" draw:style-name="gr1"><svg:title>TexMaths</svg:title><svg:desc>12§display§x(t) = \frac12\,a\,t^2+v_0\,t+s_0§svg§600§FALSE§</svg:desc><draw:polygon draw:style-name="gr1999" draw:text-style-name="P97" svg:width="1.6988in" svg:height="0.3331in" svg:x="0in" svg:y="0.0039in" svg:viewBox="0 0 4316 847" draw:points="2158,847 0,847 0,0 4316,0 4316,847"><text:p/></draw:polygon><draw:path draw:style-name="gr2000" draw:text-style-name="P97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001" draw:text-style-name="P97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2002" draw:text-style-name="P97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03" draw:text-style-name="P97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2004" draw:text-style-name="P97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2005" draw:text-style-name="P97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2006" draw:text-style-name="P97" svg:width="0.0831in" svg:height="0.0067in" svg:x="0.5256in" svg:y="0.1783in" svg:viewBox="0 0 212 18" draw:points="106,18 0,18 0,0 212,0 212,18"><text:p/></draw:polygon><draw:path draw:style-name="gr2007" draw:text-style-name="P97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008" draw:text-style-name="P97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009" draw:text-style-name="P97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10" draw:text-style-name="P97" svg:width="0.0516in" svg:height="0.0772in" svg:x="0.838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011" draw:text-style-name="P97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2012" draw:text-style-name="P97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013" draw:text-style-name="P97" svg:width="0.0539in" svg:height="0.0795in" svg:x="1.1953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2014" draw:text-style-name="P97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15" draw:text-style-name="P97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2016" draw:text-style-name="P97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2017" draw:text-style-name="P97" svg:width="0.0539in" svg:height="0.0795in" svg:x="1.6386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47" draw:style-name="gr1"><svg:title>TexMaths</svg:title><svg:desc>12§display§v(t) =a \cdot t+v_0\,§svg§600§FALSE§</svg:desc><draw:polygon draw:style-name="gr1828" draw:text-style-name="P97" svg:width="1.1138in" svg:height="0.1657in" svg:x="0in" svg:y="0.0004in" svg:viewBox="0 0 2830 422" draw:points="1416,422 0,422 0,0 2830,0 2830,422"><text:p/></draw:polygon><draw:path draw:style-name="gr1829" draw:text-style-name="P97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830" draw:text-style-name="P97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1831" draw:text-style-name="P97" svg:width="0.0512in" svg:height="0.1059in" svg:x="0.1551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832" draw:text-style-name="P97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1833" draw:text-style-name="P97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1834" draw:text-style-name="P97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835" draw:text-style-name="P97" svg:width="0.0177in" svg:height="0.0177in" svg:x="0.6358in" svg:y="0.0744in" svg:viewBox="0 0 46 46" svg:d="M46 23c0-12-10-23-23-23-12 0-23 11-23 23 0 13 11 23 23 23 13 0 23-10 23-23z"><text:p/></draw:path><draw:path draw:style-name="gr1836" draw:text-style-name="P97" svg:width="0.0512in" svg:height="0.1059in" svg:x="0.7087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837" draw:text-style-name="P97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1838" draw:text-style-name="P97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839" draw:text-style-name="P97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67" draw:style-name="gr1"><svg:title>TexMaths</svg:title><svg:desc>12§display§v^2(t) = v^2(t_0)+2a \cdot \left [ x(t) - x(t_0) \right ]§svg§600§FALSE§</svg:desc><draw:polygon draw:style-name="gr2018" draw:text-style-name="P97" svg:width="2.428in" svg:height="0.1858in" svg:x="0in" svg:y="0.0024in" svg:viewBox="0 0 6168 473" draw:points="3083,473 0,473 0,0 6168,0 6168,473"><text:p/></draw:polygon><draw:path draw:style-name="gr2019" draw:text-style-name="P97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2020" draw:text-style-name="P97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2021" draw:text-style-name="P97" svg:width="0.039in" svg:height="0.1665in" svg:x="0.1772in" svg:y="0.0217in" svg:viewBox="0 0 100 424" svg:d="M100 420c0-1 0-2-9-10-53-53-66-133-66-198 0-74 16-147 69-200 6-6 6-6 6-7 0-4-3-5-5-5-5 0-43 29-69 83-21 47-26 94-26 129 0 34 5 84 28 132 26 53 62 80 67 80 2 0 5-2 5-4z"><text:p/></draw:path><draw:path draw:style-name="gr2022" draw:text-style-name="P97" svg:width="0.0512in" svg:height="0.1063in" svg:x="0.2291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2023" draw:text-style-name="P97" svg:width="0.039in" svg:height="0.1665in" svg:x="0.2949in" svg:y="0.0217in" svg:viewBox="0 0 100 424" svg:d="M100 212c0-33-5-84-29-133-25-51-63-79-66-79-4 0-5 1-5 5 0 1 0 1 8 9 42 43 66 110 66 198 0 73-15 148-68 201-6 5-6 6-6 7 0 2 1 4 5 4 3 0 42-29 67-82 22-47 28-94 28-130z"><text:p/></draw:path><draw:path draw:style-name="gr2024" draw:text-style-name="P97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2025" draw:text-style-name="P97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2026" draw:text-style-name="P97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2027" draw:text-style-name="P97" svg:width="0.039in" svg:height="0.1665in" svg:x="0.7488in" svg:y="0.0217in" svg:viewBox="0 0 100 424" svg:d="M100 420c0-1 0-2-9-10-53-53-66-133-66-198 0-74 16-147 69-200 6-6 6-6 6-7 0-4-3-5-5-5-5 0-43 29-69 83-21 47-26 94-26 129 0 34 5 84 28 132 26 53 62 80 67 80 2 0 5-2 5-4z"><text:p/></draw:path><draw:path draw:style-name="gr2028" draw:text-style-name="P97" svg:width="0.0512in" svg:height="0.1063in" svg:x="0.8008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2029" draw:text-style-name="P97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2030" draw:text-style-name="P97" svg:width="0.039in" svg:height="0.1665in" svg:x="0.9406in" svg:y="0.0217in" svg:viewBox="0 0 100 424" svg:d="M100 212c0-33-5-84-29-133-25-51-63-79-66-79-4 0-5 1-5 5 0 1 0 1 8 9 42 43 66 110 66 198 0 73-15 148-68 201-6 5-6 6-6 7 0 2 1 4 5 4 3 0 42-29 67-82 22-47 28-94 28-130z"><text:p/></draw:path><draw:path draw:style-name="gr2031" draw:text-style-name="P97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2032" draw:text-style-name="P97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2033" draw:text-style-name="P97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2034" draw:text-style-name="P97" svg:width="0.0177in" svg:height="0.0177in" svg:x="1.4213in" svg:y="0.0957in" svg:viewBox="0 0 46 46" svg:d="M46 23c0-12-10-23-23-23-12 0-23 11-23 23 0 13 11 23 23 23 13 0 23-10 23-23z"><text:p/></draw:path><draw:polygon draw:style-name="gr2035" draw:text-style-name="P97" svg:width="0.0228in" svg:height="0.1665in" svg:x="1.5091in" svg:y="0.0217in" svg:viewBox="0 0 59 424" draw:points="59,424 59,407 17,407 17,17 59,17 59,0 0,0 0,424"><text:p/></draw:polygon><draw:path draw:style-name="gr2036" draw:text-style-name="P97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2037" draw:text-style-name="P97" svg:width="0.039in" svg:height="0.1665in" svg:x="1.6472in" svg:y="0.0217in" svg:viewBox="0 0 100 424" svg:d="M100 420c0-1 0-2-9-10-53-53-66-133-66-198 0-74 16-147 69-200 6-6 6-6 6-7 0-4-3-5-5-5-5 0-43 29-69 83-21 47-26 94-26 129 0 34 5 84 28 132 26 53 62 80 67 80 2 0 5-2 5-4z"><text:p/></draw:path><draw:path draw:style-name="gr2038" draw:text-style-name="P97" svg:width="0.0512in" svg:height="0.1063in" svg:x="1.699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2039" draw:text-style-name="P97" svg:width="0.039in" svg:height="0.1665in" svg:x="1.765in" svg:y="0.0217in" svg:viewBox="0 0 100 424" svg:d="M100 212c0-33-5-84-29-133-25-51-63-79-66-79-4 0-5 1-5 5 0 1 0 1 8 9 42 43 66 110 66 198 0 73-15 148-68 201-6 5-6 6-6 7 0 2 1 4 5 4 3 0 42-29 67-82 22-47 28-94 28-130z"><text:p/></draw:path><draw:path draw:style-name="gr2040" draw:text-style-name="P97" svg:width="0.1016in" svg:height="0.0067in" svg:x="1.8705in" svg:y="0.1016in" svg:viewBox="0 0 259 18" svg:d="M244 18c7 0 15 0 15-8 0-10-8-10-15-10h-230c-7 0-14 0-14 10 0 8 7 8 14 8z"><text:p/></draw:path><draw:path draw:style-name="gr2041" draw:text-style-name="P97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2042" draw:text-style-name="P97" svg:width="0.039in" svg:height="0.1665in" svg:x="2.1343in" svg:y="0.0217in" svg:viewBox="0 0 100 424" svg:d="M100 420c0-1 0-2-9-10-53-53-66-133-66-198 0-74 16-147 69-200 6-6 6-6 6-7 0-4-3-5-5-5-5 0-43 29-69 83-21 47-26 94-26 129 0 34 5 84 28 132 26 53 62 80 67 80 2 0 5-2 5-4z"><text:p/></draw:path><draw:path draw:style-name="gr2043" draw:text-style-name="P97" svg:width="0.0512in" svg:height="0.1063in" svg:x="2.186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2044" draw:text-style-name="P97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2045" draw:text-style-name="P97" svg:width="0.039in" svg:height="0.1665in" svg:x="2.326in" svg:y="0.0217in" svg:viewBox="0 0 100 424" svg:d="M100 212c0-33-5-84-29-133-25-51-63-79-66-79-4 0-5 1-5 5 0 1 0 1 8 9 42 43 66 110 66 198 0 73-15 148-68 201-6 5-6 6-6 7 0 2 1 4 5 4 3 0 42-29 67-82 22-47 28-94 28-130z"><text:p/></draw:path><draw:polygon draw:style-name="gr2046" draw:text-style-name="P97" svg:width="0.0228in" svg:height="0.1665in" svg:x="2.385in" svg:y="0.0217in" svg:viewBox="0 0 59 424" draw:points="59,0 0,0 0,17 42,17 42,407 0,407 0,424 59,424"><text:p/></draw:polygon></draw:g> </text:p>
      <text:h text:style-name="P80" text:outline-level="3"><draw:frame draw:style-name="fr1" draw:name="Frame1" text:anchor-type="paragraph" svg:x="4.352in" svg:y="0.1547in" svg:width="3.1484in" draw:z-index="0"><draw:text-box fo:min-height="6.1327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24"><draw:g text:anchor-type="as-char" svg:y="-0.1181in" draw:z-index="186" draw:style-name="gr1"><svg:title>TexMaths</svg:title><svg:desc>12§display§b§svg§600§FALSE§</svg:desc><draw:polygon draw:style-name="gr2176" draw:text-style-name="P97" svg:width="0.0713in" svg:height="0.1157in" svg:x="0in" svg:y="0in" svg:viewBox="0 0 182 295" draw:points="91,295 0,295 0,0 182,0 182,295"><text:p/></draw:polygon><draw:path draw:style-name="gr2177" draw:text-style-name="P97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51">Bogenlänge </text:p></table:table-cell><table:table-cell table:style-name="Table1.C1" office:value-type="string"><text:p text:style-name="P15"><draw:g text:anchor-type="as-char" svg:y="-0.1252in" draw:z-index="143" draw:style-name="gr1"><svg:title>TexMaths</svg:title><svg:desc>12§display§\left [ b \right ] = \mathrm{m}§svg§600§FALSE§</svg:desc><draw:polygon draw:style-name="gr1791" draw:text-style-name="P97" svg:width="0.5236in" svg:height="0.1657in" svg:x="0in" svg:y="0.0004in" svg:viewBox="0 0 1331 422" draw:points="665,422 0,422 0,0 1331,0 1331,422"><text:p/></draw:polygon><draw:polygon draw:style-name="gr1792" draw:text-style-name="P97" svg:width="0.0228in" svg:height="0.1657in" svg:x="0.0193in" svg:y="0.0004in" svg:viewBox="0 0 59 422" draw:points="59,422 59,406 17,406 17,17 59,17 59,0 0,0 0,422"><text:p/></draw:polygon><draw:path draw:style-name="gr1793" draw:text-style-name="P97" svg:width="0.061in" svg:height="0.1173in" svg:x="0.0539in" svg:y="0.0098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1794" draw:text-style-name="P97" svg:width="0.0228in" svg:height="0.1657in" svg:x="0.1209in" svg:y="0.0004in" svg:viewBox="0 0 59 422" draw:points="59,0 0,0 0,17 42,17 42,406 0,406 0,422 59,422"><text:p/></draw:polygon><draw:path draw:style-name="gr1795" draw:text-style-name="P97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1796" draw:text-style-name="P97" svg:width="0.1295in" svg:height="0.0732in" svg:x="0.3902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25"><draw:g text:anchor-type="as-char" svg:y="-0.0756in" draw:z-index="185" draw:style-name="gr1"><svg:title>TexMaths</svg:title><svg:desc>12§display§r§svg§600§FALSE§</svg:desc><draw:polygon draw:style-name="gr2174" draw:text-style-name="P97" svg:width="0.0791in" svg:height="0.0713in" svg:x="0in" svg:y="0.002in" svg:viewBox="0 0 202 182" draw:points="102,182 0,182 0,0 202,0 202,182"><text:p/></draw:polygon><draw:path draw:style-name="gr2175" draw:text-style-name="P97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1">Kreisradius </text:p></table:table-cell><table:table-cell table:style-name="Table1.C2" office:value-type="string"><text:p text:style-name="P48"><draw:g text:anchor-type="as-char" svg:y="-0.1252in" draw:z-index="142" draw:style-name="gr1"><svg:title>TexMaths</svg:title><svg:desc>12§display§\left [ r \right ] = \mathrm{m}§svg§600§FALSE§</svg:desc><draw:polygon draw:style-name="gr1785" draw:text-style-name="P97" svg:width="0.5311in" svg:height="0.1657in" svg:x="0in" svg:y="0.0004in" svg:viewBox="0 0 1350 422" draw:points="675,422 0,422 0,0 1350,0 1350,422"><text:p/></draw:polygon><draw:polygon draw:style-name="gr1786" draw:text-style-name="P97" svg:width="0.0228in" svg:height="0.1657in" svg:x="0.0193in" svg:y="0.0004in" svg:viewBox="0 0 59 422" draw:points="59,422 59,406 17,406 17,17 59,17 59,0 0,0 0,422"><text:p/></draw:polygon><draw:path draw:style-name="gr1787" draw:text-style-name="P97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788" draw:text-style-name="P97" svg:width="0.0228in" svg:height="0.1657in" svg:x="0.1295in" svg:y="0.0004in" svg:viewBox="0 0 59 422" draw:points="59,0 0,0 0,17 42,17 42,406 0,406 0,422 59,422"><text:p/></draw:polygon><draw:path draw:style-name="gr1789" draw:text-style-name="P97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1790" draw:text-style-name="P97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24"><draw:g text:anchor-type="as-char" svg:y="-0.0756in" draw:z-index="184" draw:style-name="gr1"><svg:title>TexMaths</svg:title><svg:desc>12§display§\varphi§svg§600§FALSE§</svg:desc><draw:polygon draw:style-name="gr2172" draw:text-style-name="P97" svg:width="0.1087in" svg:height="0.1043in" svg:x="0in" svg:y="0.002in" svg:viewBox="0 0 277 266" draw:points="138,266 0,266 0,0 277,0 277,266"><text:p/></draw:polygon><draw:path draw:style-name="gr2173" draw:text-style-name="P97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1">Winkel </text:p></table:table-cell><table:table-cell table:style-name="Table1.C2" office:value-type="string"><text:p text:style-name="P17"><draw:g text:anchor-type="as-char" svg:y="-0.1252in" draw:z-index="129" draw:style-name="gr1"><svg:title>TexMaths</svg:title><svg:desc>12§display§\left [ \varphi \right ] = \mathrm{rad}§svg§600§FALSE§</svg:desc><draw:polygon draw:style-name="gr1591" draw:text-style-name="P97" svg:width="0.6626in" svg:height="0.1657in" svg:x="0in" svg:y="0.0004in" svg:viewBox="0 0 1684 422" draw:points="842,422 0,422 0,0 1684,0 1684,422"><text:p/></draw:polygon><draw:polygon draw:style-name="gr1592" draw:text-style-name="P97" svg:width="0.0228in" svg:height="0.1657in" svg:x="0.0193in" svg:y="0.0004in" svg:viewBox="0 0 59 422" draw:points="59,422 59,406 17,406 17,17 59,17 59,0 0,0 0,422"><text:p/></draw:polygon><draw:path draw:style-name="gr1593" draw:text-style-name="P97" svg:width="0.0945in" svg:height="0.1098in" svg:x="0.0543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1594" draw:text-style-name="P97" svg:width="0.0228in" svg:height="0.1657in" svg:x="0.1583in" svg:y="0.0004in" svg:viewBox="0 0 59 422" draw:points="59,0 0,0 0,17 42,17 42,406 0,406 0,422 59,422"><text:p/></draw:polygon><draw:path draw:style-name="gr1595" draw:text-style-name="P97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1596" draw:text-style-name="P97" svg:width="0.0559in" svg:height="0.0732in" svg:x="0.427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597" draw:text-style-name="P97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598" draw:text-style-name="P97" svg:width="0.0819in" svg:height="0.1173in" svg:x="0.576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24"><draw:g text:anchor-type="as-char" svg:y="-0.0728in" draw:z-index="175" draw:style-name="gr1"><svg:title>TexMaths</svg:title><svg:desc>12§display§a_\mathrm{z}§svg§600§FALSE§</svg:desc><draw:polygon draw:style-name="gr2123" draw:text-style-name="P97" svg:width="0.1469in" svg:height="0.0969in" svg:x="0in" svg:y="0.002in" svg:viewBox="0 0 374 247" draw:points="187,247 0,247 0,0 374,0 374,247"><text:p/></draw:polygon><draw:path draw:style-name="gr2124" draw:text-style-name="P97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2125" draw:text-style-name="P97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2">Zentripetalbeschleunigung </text:p></table:table-cell><table:table-cell table:style-name="Table1.C2" office:value-type="string"><text:p text:style-name="P18"><draw:g text:anchor-type="as-char" svg:y="-0.1866in" draw:z-index="144" draw:style-name="gr1"><svg:title>TexMaths</svg:title><svg:desc>12§display§\left [ a_\mathrm{z} \right ] = \mathrm{\frac{m}{s^2}}§svg§600§FALSE§</svg:desc><draw:polygon draw:style-name="gr1797" draw:text-style-name="P97" svg:width="0.6287in" svg:height="0.298in" svg:x="0in" svg:y="0.0016in" svg:viewBox="0 0 1598 758" draw:points="799,758 0,758 0,0 1598,0 1598,758"><text:p/></draw:polygon><draw:polygon draw:style-name="gr1798" draw:text-style-name="P97" svg:width="0.0228in" svg:height="0.1661in" svg:x="0.0193in" svg:y="0.061in" svg:viewBox="0 0 59 423" draw:points="59,423 59,406 17,406 17,17 59,17 59,0 0,0 0,423"><text:p/></draw:polygon><draw:path draw:style-name="gr1799" draw:text-style-name="P97" svg:width="0.076in" svg:height="0.0752in" svg:x="0.0528in" svg:y="0.113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1800" draw:text-style-name="P97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1801" draw:text-style-name="P97" svg:width="0.0228in" svg:height="0.1661in" svg:x="0.2051in" svg:y="0.061in" svg:viewBox="0 0 59 423" draw:points="59,0 0,0 0,17 42,17 42,406 0,406 0,423 59,423"><text:p/></draw:polygon><draw:path draw:style-name="gr1802" draw:text-style-name="P97" svg:width="0.1106in" svg:height="0.039in" svg:x="0.3028in" svg:y="0.1252in" svg:viewBox="0 0 282 100" svg:d="M268 17c6 0 14 0 14-9 0-8-8-8-14-8h-254c-6 0-14 0-14 8 0 9 8 9 14 9zM268 100c6 0 14 0 14-9 0-8-8-8-14-8h-254c-6 0-14 0-14 8 0 9 8 9 14 9z"><text:p/></draw:path><draw:path draw:style-name="gr1803" draw:text-style-name="P97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1804" draw:text-style-name="P97" svg:width="0.1398in" svg:height="0.0067in" svg:x="0.4886in" svg:y="0.1409in" svg:viewBox="0 0 356 18" draw:points="179,18 0,18 0,0 356,0 356,18"><text:p/></draw:polygon><draw:path draw:style-name="gr1805" draw:text-style-name="P97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806" draw:text-style-name="P97" svg:width="0.0516in" svg:height="0.0772in" svg:x="0.5614in" svg:y="0.1748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24"><draw:g text:anchor-type="as-char" svg:y="-0.1138in" draw:z-index="165" draw:style-name="gr1"><svg:title>TexMaths</svg:title><svg:desc>12§display§M§svg§600§FALSE§</svg:desc><draw:polygon draw:style-name="gr1997" draw:text-style-name="P97" svg:width="0.1791in" svg:height="0.113in" svg:x="0in" svg:y="0in" svg:viewBox="0 0 456 288" draw:points="228,288 0,288 0,0 456,0 456,288"><text:p/></draw:polygon><draw:path draw:style-name="gr1998" draw:text-style-name="P97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4">Drehmoment</text:p></table:table-cell><table:table-cell table:style-name="Table1.C2" office:value-type="string"><text:p text:style-name="P18"><draw:g text:anchor-type="as-char" svg:y="-0.1252in" draw:z-index="145" draw:style-name="gr1"><svg:title>TexMaths</svg:title><svg:desc>12§display§\left [ M \right ] = \mathrm{N \cdot m}§svg§600§FALSE§</svg:desc><draw:polygon draw:style-name="gr1807" draw:text-style-name="P97" svg:width="0.8752in" svg:height="0.1657in" svg:x="0in" svg:y="0.0004in" svg:viewBox="0 0 2224 422" draw:points="1112,422 0,422 0,0 2224,0 2224,422"><text:p/></draw:polygon><draw:polygon draw:style-name="gr1808" draw:text-style-name="P97" svg:width="0.0228in" svg:height="0.1657in" svg:x="0.0193in" svg:y="0.0004in" svg:viewBox="0 0 59 422" draw:points="59,422 59,406 17,406 17,17 59,17 59,0 0,0 0,422"><text:p/></draw:polygon><draw:path draw:style-name="gr1809" draw:text-style-name="P97" svg:width="0.1665in" svg:height="0.1134in" svg:x="0.0528in" svg:y="0.011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1810" draw:text-style-name="P97" svg:width="0.0228in" svg:height="0.1657in" svg:x="0.2291in" svg:y="0.0004in" svg:viewBox="0 0 59 422" draw:points="59,0 0,0 0,17 42,17 42,406 0,406 0,422 59,422"><text:p/></draw:polygon><draw:path draw:style-name="gr1811" draw:text-style-name="P97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1812" draw:text-style-name="P97" svg:width="0.1134in" svg:height="0.1134in" svg:x="0.4984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813" draw:text-style-name="P97" svg:width="0.0177in" svg:height="0.0177in" svg:x="0.6685in" svg:y="0.0744in" svg:viewBox="0 0 46 46" svg:d="M46 23c0-12-10-23-23-23-12 0-23 11-23 23 0 13 11 23 23 23 13 0 23-10 23-23z"><text:p/></draw:path><draw:path draw:style-name="gr1814" draw:text-style-name="P97" svg:width="0.1295in" svg:height="0.0732in" svg:x="0.7425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24"><draw:g text:anchor-type="as-char" svg:y="-0.0756in" draw:z-index="180" draw:style-name="gr1"><svg:title>TexMaths</svg:title><svg:desc>12§display§\omega§svg§600§FALSE§</svg:desc><draw:polygon draw:style-name="gr2134" draw:text-style-name="P97" svg:width="0.1094in" svg:height="0.0713in" svg:x="0in" svg:y="0.002in" svg:viewBox="0 0 279 182" draw:points="140,182 0,182 0,0 279,0 279,182"><text:p/></draw:polygon><draw:path draw:style-name="gr2135" draw:text-style-name="P97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2">Winkelgeschwindigkeit</text:p></table:table-cell><table:table-cell table:style-name="Table1.C2" office:value-type="string"><text:p text:style-name="P18"><draw:g text:anchor-type="as-char" svg:y="-0.1465in" draw:z-index="141" draw:style-name="gr1"><svg:title>TexMaths</svg:title><svg:desc>12§display§\left [ \omega \right ] = \mathrm{s^{-1}}§svg§600§FALSE§</svg:desc><draw:polygon draw:style-name="gr1777" draw:text-style-name="P97" svg:width="0.6587in" svg:height="0.1858in" svg:x="0in" svg:y="0.0024in" svg:viewBox="0 0 1674 473" draw:points="836,473 0,473 0,0 1674,0 1674,473"><text:p/></draw:polygon><draw:polygon draw:style-name="gr1778" draw:text-style-name="P97" svg:width="0.0228in" svg:height="0.1665in" svg:x="0.0193in" svg:y="0.0217in" svg:viewBox="0 0 59 424" draw:points="59,424 59,407 17,407 17,17 59,17 59,0 0,0 0,424"><text:p/></draw:polygon><draw:path draw:style-name="gr1779" draw:text-style-name="P97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1780" draw:text-style-name="P97" svg:width="0.0228in" svg:height="0.1665in" svg:x="0.1591in" svg:y="0.0217in" svg:viewBox="0 0 59 424" draw:points="59,0 0,0 0,17 42,17 42,407 0,407 0,424 59,424"><text:p/></draw:polygon><draw:path draw:style-name="gr1781" draw:text-style-name="P97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1782" draw:text-style-name="P97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783" draw:text-style-name="P97" svg:width="0.0783in" svg:height="0.0059in" svg:x="0.5008in" svg:y="0.0453in" svg:viewBox="0 0 200 16" svg:d="M188 16c5 0 12 0 12-8s-6-8-12-8h-176c-5 0-12 0-12 7 0 9 7 9 12 9z"><text:p/></draw:path><draw:path draw:style-name="gr1784" draw:text-style-name="P97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24"><draw:g text:anchor-type="as-char" svg:y="-0.1189in" draw:z-index="179" draw:style-name="gr1"><svg:title>TexMaths</svg:title><svg:desc>12§display§f§svg§600§FALSE§</svg:desc><draw:polygon draw:style-name="gr2132" draw:text-style-name="P97" svg:width="0.0992in" svg:height="0.1472in" svg:x="0in" svg:y="0.0016in" svg:viewBox="0 0 253 375" draw:points="126,375 0,375 0,0 253,0 253,375"><text:p/></draw:polygon><draw:path draw:style-name="gr2133" draw:text-style-name="P97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2">Drehfrequenz</text:p></table:table-cell><table:table-cell table:style-name="Table1.C2" office:value-type="string"><text:p text:style-name="P18"><draw:g text:anchor-type="as-char" svg:y="-0.1252in" draw:z-index="174" draw:style-name="gr1"><svg:title>TexMaths</svg:title><svg:desc>12§display§\left [ f \right ] = \text{Hz}§svg§600§FALSE§</svg:desc><draw:polygon draw:style-name="gr2116" draw:text-style-name="P97" svg:width="0.6114in" svg:height="0.1657in" svg:x="0in" svg:y="0.0004in" svg:viewBox="0 0 1554 422" draw:points="777,422 0,422 0,0 1554,0 1554,422"><text:p/></draw:polygon><draw:polygon draw:style-name="gr2117" draw:text-style-name="P97" svg:width="0.0228in" svg:height="0.1657in" svg:x="0.0193in" svg:y="0.0004in" svg:viewBox="0 0 59 422" draw:points="59,422 59,406 17,406 17,17 59,17 59,0 0,0 0,422"><text:p/></draw:polygon><draw:path draw:style-name="gr2118" draw:text-style-name="P97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2119" draw:text-style-name="P97" svg:width="0.0228in" svg:height="0.1657in" svg:x="0.1488in" svg:y="0.0004in" svg:viewBox="0 0 59 422" draw:points="59,0 0,0 0,17 42,17 42,406 0,406 0,422 59,422"><text:p/></draw:polygon><draw:path draw:style-name="gr2120" draw:text-style-name="P97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2121" draw:text-style-name="P97" svg:width="0.1134in" svg:height="0.1134in" svg:x="0.4181in" svg:y="0.011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2122" draw:text-style-name="P97" svg:width="0.0618in" svg:height="0.0713in" svg:x="0.5421in" svg:y="0.0528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24"><draw:g text:anchor-type="as-char" svg:y="-0.0756in" draw:z-index="178" draw:style-name="gr1"><svg:title>TexMaths</svg:title><svg:desc>12§display§v§svg§600§FALSE§</svg:desc><draw:polygon draw:style-name="gr2130" draw:text-style-name="P97" svg:width="0.0866in" svg:height="0.0713in" svg:x="0in" svg:y="0.002in" svg:viewBox="0 0 221 182" draw:points="111,182 0,182 0,0 221,0 221,182"><text:p/></draw:polygon><draw:path draw:style-name="gr2131" draw:text-style-name="P97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2">Bahngeschwindigkeit</text:p></table:table-cell><table:table-cell table:style-name="Table1.C2" office:value-type="string"><text:p text:style-name="P18"><draw:g text:anchor-type="as-char" svg:y="-0.1866in" draw:z-index="140" draw:style-name="gr1"><svg:title>TexMaths</svg:title><svg:desc>12§display§\left [ v \right ] = \mathrm{\frac{m}{s}}§svg§600§FALSE§</svg:desc><draw:polygon draw:style-name="gr1769" draw:text-style-name="P97" svg:width="0.5591in" svg:height="0.298in" svg:x="0in" svg:y="0.0016in" svg:viewBox="0 0 1421 758" draw:points="710,758 0,758 0,0 1421,0 1421,758"><text:p/></draw:polygon><draw:polygon draw:style-name="gr1770" draw:text-style-name="P97" svg:width="0.0228in" svg:height="0.1661in" svg:x="0.0193in" svg:y="0.061in" svg:viewBox="0 0 59 423" draw:points="59,423 59,406 17,406 17,17 59,17 59,0 0,0 0,423"><text:p/></draw:polygon><draw:path draw:style-name="gr1771" draw:text-style-name="P97" svg:width="0.0728in" svg:height="0.0752in" svg:x="0.0512in" svg:y="0.113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772" draw:text-style-name="P97" svg:width="0.0228in" svg:height="0.1661in" svg:x="0.1362in" svg:y="0.061in" svg:viewBox="0 0 59 423" draw:points="59,0 0,0 0,17 42,17 42,406 0,406 0,423 59,423"><text:p/></draw:polygon><draw:path draw:style-name="gr1773" draw:text-style-name="P97" svg:width="0.1106in" svg:height="0.039in" svg:x="0.2346in" svg:y="0.1252in" svg:viewBox="0 0 282 100" svg:d="M268 17c6 0 14 0 14-9 0-8-8-8-14-8h-254c-6 0-14 0-14 8 0 9 8 9 14 9zM268 100c6 0 14 0 14-9 0-8-8-8-14-8h-254c-6 0-14 0-14 8 0 9 8 9 14 9z"><text:p/></draw:path><draw:path draw:style-name="gr1774" draw:text-style-name="P97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1775" draw:text-style-name="P97" svg:width="0.1386in" svg:height="0.0067in" svg:x="0.4205in" svg:y="0.1409in" svg:viewBox="0 0 353 18" draw:points="177,18 0,18 0,0 353,0 353,18"><text:p/></draw:polygon><draw:path draw:style-name="gr1776" draw:text-style-name="P97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24"><draw:g text:anchor-type="as-char" svg:y="-0.1138in" draw:z-index="177" draw:style-name="gr1"><svg:title>TexMaths</svg:title><svg:desc>12§display§T§svg§600§FALSE§</svg:desc><draw:polygon draw:style-name="gr2128" draw:text-style-name="P97" svg:width="0.1201in" svg:height="0.113in" svg:x="0in" svg:y="0in" svg:viewBox="0 0 306 288" draw:points="154,288 0,288 0,0 306,0 306,288"><text:p/></draw:polygon><draw:path draw:style-name="gr2129" draw:text-style-name="P97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2">Umlaufdauer</text:p></table:table-cell><table:table-cell table:style-name="Table1.C2" office:value-type="string"><text:p text:style-name="P18"><draw:g text:anchor-type="as-char" svg:y="-0.1252in" draw:z-index="139" draw:style-name="gr1"><svg:title>TexMaths</svg:title><svg:desc>12§display§\left [ T \right ] = \mathrm{s}§svg§600§FALSE§</svg:desc><draw:polygon draw:style-name="gr1763" draw:text-style-name="P97" svg:width="0.4996in" svg:height="0.1657in" svg:x="0in" svg:y="0.0004in" svg:viewBox="0 0 1270 422" draw:points="635,422 0,422 0,0 1270,0 1270,422"><text:p/></draw:polygon><draw:polygon draw:style-name="gr1764" draw:text-style-name="P97" svg:width="0.0228in" svg:height="0.1657in" svg:x="0.0193in" svg:y="0.0004in" svg:viewBox="0 0 59 422" draw:points="59,422 59,406 17,406 17,17 59,17 59,0 0,0 0,422"><text:p/></draw:polygon><draw:path draw:style-name="gr1765" draw:text-style-name="P97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1766" draw:text-style-name="P97" svg:width="0.0228in" svg:height="0.1657in" svg:x="0.1701in" svg:y="0.0004in" svg:viewBox="0 0 59 422" draw:points="59,0 0,0 0,17 42,17 42,406 0,406 0,422 59,422"><text:p/></draw:polygon><draw:path draw:style-name="gr1767" draw:text-style-name="P97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1768" draw:text-style-name="P97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24"><draw:g text:anchor-type="as-char" svg:y="-0.0756in" draw:z-index="176" draw:style-name="gr1"><svg:title>TexMaths</svg:title><svg:desc>12§display§\alpha§svg§600§FALSE§</svg:desc><draw:polygon draw:style-name="gr2126" draw:text-style-name="P97" svg:width="0.1071in" svg:height="0.0713in" svg:x="0in" svg:y="0.002in" svg:viewBox="0 0 273 182" draw:points="137,182 0,182 0,0 273,0 273,182"><text:p/></draw:polygon><draw:path draw:style-name="gr2127" draw:text-style-name="P97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2">Winkelbeschleunigung</text:p></table:table-cell><table:table-cell table:style-name="Table1.C2" office:value-type="string"><text:p text:style-name="P18"><draw:g text:anchor-type="as-char" svg:y="-0.2283in" draw:z-index="138" draw:style-name="gr1"><svg:title>TexMaths</svg:title><svg:desc>12§display§\left [ \alpha \right ] = \mathrm{\frac{rad}{s^2}}§svg§600§FALSE§</svg:desc><draw:polygon draw:style-name="gr1752" draw:text-style-name="P97" svg:width="0.6811in" svg:height="0.3413in" svg:x="0in" svg:y="0in" svg:viewBox="0 0 1731 868" draw:points="866,868 0,868 0,0 1731,0 1731,868"><text:p/></draw:polygon><draw:polygon draw:style-name="gr1753" draw:text-style-name="P97" svg:width="0.0228in" svg:height="0.1657in" svg:x="0.0193in" svg:y="0.1028in" svg:viewBox="0 0 59 422" draw:points="59,422 59,405 17,405 17,17 59,17 59,0 0,0 0,422"><text:p/></draw:polygon><draw:path draw:style-name="gr1754" draw:text-style-name="P97" svg:width="0.0933in" svg:height="0.0752in" svg:x="0.0528in" svg:y="0.1543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1755" draw:text-style-name="P97" svg:width="0.0228in" svg:height="0.1657in" svg:x="0.1563in" svg:y="0.1028in" svg:viewBox="0 0 59 422" draw:points="59,0 0,0 0,17 42,17 42,405 0,405 0,422 59,422"><text:p/></draw:polygon><draw:path draw:style-name="gr1756" draw:text-style-name="P97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1757" draw:text-style-name="P97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758" draw:text-style-name="P97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1759" draw:text-style-name="P97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1760" draw:text-style-name="P97" svg:width="0.2406in" svg:height="0.0067in" svg:x="0.4406in" svg:y="0.1827in" svg:viewBox="0 0 612 18" draw:points="306,18 0,18 0,0 612,0 612,18"><text:p/></draw:polygon><draw:path draw:style-name="gr1761" draw:text-style-name="P97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762" draw:text-style-name="P97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24"><draw:g text:anchor-type="as-char" svg:y="-0.1173in" draw:z-index="170" draw:style-name="gr1"><svg:title>TexMaths</svg:title><svg:desc>12§display§\phi§svg§600§FALSE§</svg:desc><draw:polygon draw:style-name="gr2072" draw:text-style-name="P97" svg:width="0.0988in" svg:height="0.148in" svg:x="0in" svg:y="0in" svg:viewBox="0 0 252 377" draw:points="126,377 0,377 0,0 252,0 252,377"><text:p/></draw:polygon><draw:path draw:style-name="gr2073" draw:text-style-name="P97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3">Drehwinkel</text:p></table:table-cell><table:table-cell table:style-name="Table1.C2" office:value-type="string"><text:p text:style-name="P17"><draw:g text:anchor-type="as-char" svg:y="-0.1252in" draw:z-index="137" draw:style-name="gr1"><svg:title>TexMaths</svg:title><svg:desc>12§display§\left [ \phi \right ] = \mathrm{rad}§svg§600§FALSE§</svg:desc><draw:polygon draw:style-name="gr1744" draw:text-style-name="P97" svg:width="0.6531in" svg:height="0.1657in" svg:x="0in" svg:y="0.0004in" svg:viewBox="0 0 1660 422" draw:points="829,422 0,422 0,0 1660,0 1660,422"><text:p/></draw:polygon><draw:polygon draw:style-name="gr1745" draw:text-style-name="P97" svg:width="0.0228in" svg:height="0.1657in" svg:x="0.0193in" svg:y="0.0004in" svg:viewBox="0 0 59 422" draw:points="59,422 59,406 17,406 17,17 59,17 59,0 0,0 0,422"><text:p/></draw:polygon><draw:path draw:style-name="gr1746" draw:text-style-name="P97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1747" draw:text-style-name="P97" svg:width="0.0228in" svg:height="0.1657in" svg:x="0.1488in" svg:y="0.0004in" svg:viewBox="0 0 59 422" draw:points="59,0 0,0 0,17 42,17 42,406 0,406 0,422 59,422"><text:p/></draw:polygon><draw:path draw:style-name="gr1748" draw:text-style-name="P97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1749" draw:text-style-name="P97" svg:width="0.0559in" svg:height="0.0732in" svg:x="0.4173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750" draw:text-style-name="P97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751" draw:text-style-name="P97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14"><draw:g text:anchor-type="as-char" svg:y="-0.1181in" draw:z-index="159" draw:style-name="gr1"><svg:title>TexMaths</svg:title><svg:desc>12§display§J§svg§600§FALSE§</svg:desc><draw:polygon draw:style-name="gr1930" draw:text-style-name="P97" svg:width="0.1083in" svg:height="0.1142in" svg:x="0in" svg:y="0in" svg:viewBox="0 0 276 291" draw:points="138,291 0,291 0,0 276,0 276,291"><text:p/></draw:polygon><draw:path draw:style-name="gr1931" draw:text-style-name="P97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5">Massentr<text:span text:style-name="T24">ä</text:span><text:span text:style-name="T27">gheitsmoment</text:span></text:p></table:table-cell><table:table-cell table:style-name="Table1.C2" office:value-type="string"><text:p text:style-name="P17"><draw:g text:anchor-type="as-char" svg:y="-0.1465in" draw:z-index="160" draw:style-name="gr1"><svg:title>TexMaths</svg:title><svg:desc>12§display§\left [ J \right ] = \text{kg} \cdot \text{m}^2§svg§600§FALSE§</svg:desc><draw:polygon draw:style-name="gr1932" draw:text-style-name="P97" svg:width="0.9169in" svg:height="0.1858in" svg:x="0in" svg:y="0.0024in" svg:viewBox="0 0 2330 473" draw:points="1165,473 0,473 0,0 2330,0 2330,473"><text:p/></draw:polygon><draw:polygon draw:style-name="gr1933" draw:text-style-name="P97" svg:width="0.0228in" svg:height="0.1665in" svg:x="0.0193in" svg:y="0.0217in" svg:viewBox="0 0 59 424" draw:points="59,424 59,407 17,407 17,17 59,17 59,0 0,0 0,424"><text:p/></draw:polygon><draw:path draw:style-name="gr1934" draw:text-style-name="P97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1935" draw:text-style-name="P97" svg:width="0.0228in" svg:height="0.1665in" svg:x="0.1579in" svg:y="0.0217in" svg:viewBox="0 0 59 424" draw:points="59,0 0,0 0,17 42,17 42,407 0,407 0,424 59,424"><text:p/></draw:polygon><draw:path draw:style-name="gr1936" draw:text-style-name="P97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1937" draw:text-style-name="P97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1938" draw:text-style-name="P97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1939" draw:text-style-name="P97" svg:width="0.0177in" svg:height="0.0177in" svg:x="0.6433in" svg:y="0.0957in" svg:viewBox="0 0 46 46" svg:d="M46 23c0-12-10-23-23-23-12 0-23 11-23 23 0 13 11 23 23 23 13 0 23-10 23-23z"><text:p/></draw:path><draw:path draw:style-name="gr1940" draw:text-style-name="P97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1941" draw:text-style-name="P97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24"><draw:g text:anchor-type="as-char" svg:y="-0.0756in" draw:z-index="158" draw:style-name="gr1"><svg:title>TexMaths</svg:title><svg:desc>12§display§m§svg§600§FALSE§</svg:desc><draw:polygon draw:style-name="gr1928" draw:text-style-name="P97" svg:width="0.1461in" svg:height="0.0713in" svg:x="0in" svg:y="0.002in" svg:viewBox="0 0 372 182" draw:points="186,182 0,182 0,0 372,0 372,182"><text:p/></draw:polygon><draw:path draw:style-name="gr1929" draw:text-style-name="P97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6">Masse</text:p></table:table-cell><table:table-cell table:style-name="Table1.C2" office:value-type="string"><text:p text:style-name="P17"><draw:g text:anchor-type="as-char" svg:y="-0.1252in" draw:z-index="157" draw:style-name="gr1"><svg:title>TexMaths</svg:title><svg:desc>12§display§\left [ m \right ] = \mathrm{kg}§svg§600§FALSE§</svg:desc><draw:polygon draw:style-name="gr1921" draw:text-style-name="P97" svg:width="0.6327in" svg:height="0.1657in" svg:x="0in" svg:y="0.0004in" svg:viewBox="0 0 1608 422" draw:points="804,422 0,422 0,0 1608,0 1608,422"><text:p/></draw:polygon><draw:polygon draw:style-name="gr1922" draw:text-style-name="P97" svg:width="0.0228in" svg:height="0.1657in" svg:x="0.0193in" svg:y="0.0004in" svg:viewBox="0 0 59 422" draw:points="59,422 59,406 17,406 17,17 59,17 59,0 0,0 0,422"><text:p/></draw:polygon><draw:path draw:style-name="gr1923" draw:text-style-name="P97" svg:width="0.1362in" svg:height="0.0752in" svg:x="0.0512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1924" draw:text-style-name="P97" svg:width="0.0228in" svg:height="0.1657in" svg:x="0.1957in" svg:y="0.0004in" svg:viewBox="0 0 59 422" draw:points="59,0 0,0 0,17 42,17 42,406 0,406 0,422 59,422"><text:p/></draw:polygon><draw:path draw:style-name="gr1925" draw:text-style-name="P97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1926" draw:text-style-name="P97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927" draw:text-style-name="P97" svg:width="0.076in" svg:height="0.1098in" svg:x="0.552in" svg:y="0.048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24"><draw:g text:anchor-type="as-char" svg:y="-0.0744in" draw:z-index="156" draw:style-name="gr1"><svg:title>TexMaths</svg:title><svg:desc>12§display§r_s§svg§600§FALSE§</svg:desc><draw:polygon draw:style-name="gr1918" draw:text-style-name="P97" svg:width="0.1382in" svg:height="0.0965in" svg:x="0in" svg:y="0.0016in" svg:viewBox="0 0 352 246" draw:points="176,246 0,246 0,0 352,0 352,246"><text:p/></draw:polygon><draw:path draw:style-name="gr1919" draw:text-style-name="P97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1920" draw:text-style-name="P97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6">Abstand der Drehachsen</text:p></table:table-cell><table:table-cell table:style-name="Table1.C2" office:value-type="string"><text:p text:style-name="P17"><draw:g text:anchor-type="as-char" svg:y="-0.1252in" draw:z-index="155" draw:style-name="gr1"><svg:title>TexMaths</svg:title><svg:desc>12§display§\left [ r \right ] = \mathrm{m}§svg§600§FALSE§</svg:desc><draw:polygon draw:style-name="gr1912" draw:text-style-name="P97" svg:width="0.5311in" svg:height="0.1657in" svg:x="0in" svg:y="0.0004in" svg:viewBox="0 0 1350 422" draw:points="675,422 0,422 0,0 1350,0 1350,422"><text:p/></draw:polygon><draw:polygon draw:style-name="gr1913" draw:text-style-name="P97" svg:width="0.0228in" svg:height="0.1657in" svg:x="0.0193in" svg:y="0.0004in" svg:viewBox="0 0 59 422" draw:points="59,422 59,406 17,406 17,17 59,17 59,0 0,0 0,422"><text:p/></draw:polygon><draw:path draw:style-name="gr1914" draw:text-style-name="P97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915" draw:text-style-name="P97" svg:width="0.0228in" svg:height="0.1657in" svg:x="0.1295in" svg:y="0.0004in" svg:viewBox="0 0 59 422" draw:points="59,0 0,0 0,17 42,17 42,406 0,406 0,422 59,422"><text:p/></draw:polygon><draw:path draw:style-name="gr1916" draw:text-style-name="P97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1917" draw:text-style-name="P97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30"><draw:g text:anchor-type="as-char" svg:y="-0.1602in" draw:z-index="154" draw:style-name="gr1"><svg:title>TexMaths</svg:title><svg:desc>12§display§\vec{L}§svg§600§FALSE§</svg:desc><draw:polygon draw:style-name="gr1909" draw:text-style-name="P97" svg:width="0.1154in" svg:height="0.1602in" svg:x="0in" svg:y="0in" svg:viewBox="0 0 294 408" draw:points="148,408 0,408 0,0 294,0 294,408"><text:p/></draw:polygon><draw:path draw:style-name="gr1910" draw:text-style-name="P97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1911" draw:text-style-name="P97" svg:width="0.1004in" svg:height="0.113in" svg:x="0.0067in" svg:y="0.0472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7">Drehimpuls</text:p></table:table-cell><table:table-cell table:style-name="Table1.C2" office:value-type="string"><text:p text:style-name="P17"><draw:g text:anchor-type="as-char" svg:y="-0.1917in" draw:z-index="128" draw:style-name="gr1"><svg:title>TexMaths</svg:title><svg:desc>12§display§\left [ \vec{L} \right ] = \mathrm{N\cdot m\cdot s}§svg§600§FALSE§</svg:desc><draw:polygon draw:style-name="gr1580" draw:text-style-name="P97" svg:width="1.0602in" svg:height="0.2992in" svg:x="0in" svg:y="0in" svg:viewBox="0 0 2694 761" draw:points="1347,761 0,761 0,0 2694,0 2694,761"><text:p/></draw:polygon><draw:polygon draw:style-name="gr1581" draw:text-style-name="P97" svg:width="0.0378in" svg:height="0.2988in" svg:x="0.0374in" svg:y="0in" svg:viewBox="0 0 97 760" draw:points="0,760 97,760 97,741 20,741 20,20 97,20 97,0 0,0"><text:p/></draw:polygon><draw:path draw:style-name="gr1582" draw:text-style-name="P97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1583" draw:text-style-name="P97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1584" draw:text-style-name="P97" svg:width="0.0378in" svg:height="0.2988in" svg:x="0.1941in" svg:y="0in" svg:viewBox="0 0 97 760" draw:points="77,741 0,741 0,760 97,760 97,0 0,0 0,20 77,20"><text:p/></draw:polygon><draw:path draw:style-name="gr1585" draw:text-style-name="P97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1586" draw:text-style-name="P97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1587" draw:text-style-name="P97" svg:width="0.0177in" svg:height="0.0177in" svg:x="0.6673in" svg:y="0.1409in" svg:viewBox="0 0 46 46" svg:d="M46 23c0-12-10-23-23-23-12 0-23 11-23 23 0 13 11 23 23 23 13 0 23-10 23-23z"><text:p/></draw:path><draw:path draw:style-name="gr1588" draw:text-style-name="P97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1589" draw:text-style-name="P97" svg:width="0.0177in" svg:height="0.0177in" svg:x="0.9256in" svg:y="0.1409in" svg:viewBox="0 0 46 46" svg:d="M46 23c0-12-10-23-23-23-12 0-23 11-23 23 0 13 11 23 23 23 13 0 23-10 23-23z"><text:p/></draw:path><draw:path draw:style-name="gr1590" draw:text-style-name="P97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0"><draw:g text:anchor-type="as-char" svg:y="-0.1193in" draw:z-index="153" draw:style-name="gr1"><svg:title>TexMaths</svg:title><svg:desc>12§display§\vec{p}§svg§600§FALSE§</svg:desc><draw:polygon draw:style-name="gr1906" draw:text-style-name="P97" svg:width="0.1102in" svg:height="0.1504in" svg:x="0.0051in" svg:y="0in" svg:viewBox="0 0 281 383" draw:points="141,383 0,383 0,0 281,0 281,383"><text:p/></draw:polygon><draw:path draw:style-name="gr1907" draw:text-style-name="P97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1908" draw:text-style-name="P97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7">Impuls</text:p></table:table-cell><table:table-cell table:style-name="Table1.C2" office:value-type="string"><text:p text:style-name="P17"><draw:g text:anchor-type="as-char" svg:y="-0.1252in" draw:z-index="152" draw:style-name="gr1"><svg:title>TexMaths</svg:title><svg:desc>12§display§\left [ \vec{p} \right ] = \mathrm{N \cdot s}§svg§600§FALSE§</svg:desc><draw:polygon draw:style-name="gr1897" draw:text-style-name="P97" svg:width="0.7075in" svg:height="0.1657in" svg:x="0in" svg:y="0.0004in" svg:viewBox="0 0 1798 422" draw:points="899,422 0,422 0,0 1798,0 1798,422"><text:p/></draw:polygon><draw:polygon draw:style-name="gr1898" draw:text-style-name="P97" svg:width="0.0228in" svg:height="0.1657in" svg:x="0.0193in" svg:y="0.0004in" svg:viewBox="0 0 59 422" draw:points="59,422 59,406 17,406 17,17 59,17 59,0 0,0 0,422"><text:p/></draw:polygon><draw:path draw:style-name="gr1899" draw:text-style-name="P97" svg:width="0.0736in" svg:height="0.0331in" svg:x="0.0776in" svg:y="0.0063in" svg:viewBox="0 0 188 85" svg:d="M151 50c-6 6-20 18-20 26 0 4 3 9 8 9 4 0 6-3 9-6 4-6 14-18 33-27 3-3 7-4 7-10 0-4-3-6-6-8-9-6-14-15-18-24 0-4-2-10-8-10s-8 6-8 8c0 3 3 17 10 26h-144c-7 0-14 0-14 8s7 8 14 8z"><text:p/></draw:path><draw:path draw:style-name="gr1900" draw:text-style-name="P97" svg:width="0.0866in" svg:height="0.1059in" svg:x="0.0406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1901" draw:text-style-name="P97" svg:width="0.0228in" svg:height="0.1657in" svg:x="0.1331in" svg:y="0.0004in" svg:viewBox="0 0 59 422" draw:points="59,0 0,0 0,17 42,17 42,406 0,406 0,422 59,422"><text:p/></draw:polygon><draw:path draw:style-name="gr1902" draw:text-style-name="P97" svg:width="0.1106in" svg:height="0.039in" svg:x="0.2311in" svg:y="0.0634in" svg:viewBox="0 0 282 100" svg:d="M268 17c6 0 14 0 14-9 0-8-8-8-14-8h-254c-6 0-14 0-14 8 0 9 8 9 14 9zM268 100c6 0 14 0 14-9 0-8-8-8-14-8h-254c-6 0-14 0-14 8 0 9 8 9 14 9z"><text:p/></draw:path><draw:path draw:style-name="gr1903" draw:text-style-name="P97" svg:width="0.1134in" svg:height="0.1134in" svg:x="0.402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904" draw:text-style-name="P97" svg:width="0.0177in" svg:height="0.0177in" svg:x="0.5732in" svg:y="0.0744in" svg:viewBox="0 0 46 46" svg:d="M46 23c0-12-10-23-23-23-12 0-23 11-23 23 0 13 11 23 23 23 13 0 23-10 23-23z"><text:p/></draw:path><draw:path draw:style-name="gr1905" draw:text-style-name="P97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0"><draw:g text:anchor-type="as-char" svg:y="-0.122in" draw:z-index="116" draw:style-name="gr1"><svg:title>TexMaths</svg:title><svg:desc>12§display§G§svg§600§FALSE§</svg:desc><draw:polygon draw:style-name="gr1449" draw:text-style-name="P97" svg:width="0.1303in" svg:height="0.1142in" svg:x="0in" svg:y="0.0039in" svg:viewBox="0 0 332 291" draw:points="166,291 0,291 0,0 332,0 332,291"><text:p/></draw:polygon><draw:path draw:style-name="gr1450" draw:text-style-name="P97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55">Gravitationskonstante</text:p></table:table-cell><table:table-cell table:style-name="Table1.C2" office:value-type="string"><text:p text:style-name="P16"/></table:table-cell></table:table-row><table:table-row><table:table-cell table:style-name="Table1.A2" office:value-type="string"><text:p text:style-name="P30"><draw:g text:anchor-type="as-char" svg:y="-0.1138in" draw:z-index="118" draw:style-name="gr1"><svg:title>TexMaths</svg:title><svg:desc>12§display§F§svg§600§FALSE§</svg:desc><draw:polygon draw:style-name="gr1457" draw:text-style-name="P97" svg:width="0.1299in" svg:height="0.113in" svg:x="0in" svg:y="0in" svg:viewBox="0 0 331 288" draw:points="165,288 0,288 0,0 331,0 331,288"><text:p/></draw:polygon><draw:path draw:style-name="gr1458" draw:text-style-name="P97" svg:width="0.1181in" svg:height="0.1126in" svg:x="0.0063in" svg:y="0.0008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55">Kraft</text:p></table:table-cell><table:table-cell table:style-name="Table1.C2" office:value-type="string"><text:p text:style-name="P17"><draw:g text:anchor-type="as-char" svg:y="-0.1252in" draw:z-index="117" draw:style-name="gr1"><svg:title>TexMaths</svg:title><svg:desc>12§display§[F] = N§svg§600§FALSE§</svg:desc><draw:polygon draw:style-name="gr1451" draw:text-style-name="P97" svg:width="0.5949in" svg:height="0.1657in" svg:x="0in" svg:y="0.0004in" svg:viewBox="0 0 1512 422" draw:points="756,422 0,422 0,0 1512,0 1512,422"><text:p/></draw:polygon><draw:polygon draw:style-name="gr1452" draw:text-style-name="P97" svg:width="0.0228in" svg:height="0.1657in" svg:x="0.0193in" svg:y="0.0004in" svg:viewBox="0 0 59 422" draw:points="59,422 59,406 17,406 17,17 59,17 59,0 0,0 0,422"><text:p/></draw:polygon><draw:path draw:style-name="gr1453" draw:text-style-name="P97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1454" draw:text-style-name="P97" svg:width="0.0228in" svg:height="0.1657in" svg:x="0.1795in" svg:y="0.0004in" svg:viewBox="0 0 59 422" draw:points="59,0 0,0 0,17 42,17 42,406 0,406 0,422 59,422"><text:p/></draw:polygon><draw:path draw:style-name="gr1455" draw:text-style-name="P97" svg:width="0.1106in" svg:height="0.039in" svg:x="0.2776in" svg:y="0.0634in" svg:viewBox="0 0 282 100" svg:d="M268 17c6 0 14 0 14-9 0-8-8-8-14-8h-254c-6 0-14 0-14 8 0 9 8 9 14 9zM268 100c6 0 14 0 14-9 0-8-8-8-14-8h-254c-6 0-14 0-14 8 0 9 8 9 14 9z"><text:p/></draw:path><draw:path draw:style-name="gr1456" draw:text-style-name="P97" svg:width="0.1398in" svg:height="0.1134in" svg:x="0.45in" svg:y="0.011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30"><draw:g text:anchor-type="as-char" svg:y="-0.1138in" draw:z-index="115" draw:style-name="gr1"><svg:title>TexMaths</svg:title><svg:desc>12§display§D§svg§600§FALSE§</svg:desc><draw:polygon draw:style-name="gr1447" draw:text-style-name="P97" svg:width="0.1421in" svg:height="0.113in" svg:x="0in" svg:y="0in" svg:viewBox="0 0 362 288" draw:points="181,288 0,288 0,0 362,0 362,288"><text:p/></draw:polygon><draw:path draw:style-name="gr1448" draw:text-style-name="P97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55">Federh<text:span text:style-name="T26">ä</text:span><text:span text:style-name="T24">rte</text:span></text:p></table:table-cell><table:table-cell table:style-name="Table1.C2" office:value-type="string"><text:p text:style-name="P17"><draw:g text:anchor-type="as-char" svg:y="-0.2256in" draw:z-index="66" draw:style-name="gr1"><svg:title>TexMaths</svg:title><svg:desc>12§display§[D] = \mathrm{\frac{N}{m}}§svg§600§FALSE§</svg:desc><draw:polygon draw:style-name="gr805" draw:text-style-name="P97" svg:width="0.6146in" svg:height="0.3402in" svg:x="0in" svg:y="0in" svg:viewBox="0 0 1562 865" draw:points="780,865 0,865 0,0 1562,0 1562,865"><text:p/></draw:polygon><draw:polygon draw:style-name="gr806" draw:text-style-name="P97" svg:width="0.0228in" svg:height="0.1661in" svg:x="0.0193in" svg:y="0.1016in" svg:viewBox="0 0 59 423" draw:points="59,423 59,406 17,406 17,17 59,17 59,0 0,0 0,423"><text:p/></draw:polygon><draw:path draw:style-name="gr807" draw:text-style-name="P97" svg:width="0.1272in" svg:height="0.1134in" svg:x="0.0528in" svg:y="0.113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808" draw:text-style-name="P97" svg:width="0.0228in" svg:height="0.1661in" svg:x="0.1917in" svg:y="0.1016in" svg:viewBox="0 0 59 423" draw:points="59,0 0,0 0,17 42,17 42,406 0,406 0,423 59,423"><text:p/></draw:polygon><draw:path draw:style-name="gr809" draw:text-style-name="P97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810" draw:text-style-name="P97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811" draw:text-style-name="P97" svg:width="0.1386in" svg:height="0.0067in" svg:x="0.476in" svg:y="0.1811in" svg:viewBox="0 0 353 18" draw:points="176,18 0,18 0,0 353,0 353,18"><text:p/></draw:polygon><draw:path draw:style-name="gr812" draw:text-style-name="P97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30"><draw:g text:anchor-type="as-char" svg:y="-0.0756in" draw:z-index="114" draw:style-name="gr1"><svg:title>TexMaths</svg:title><svg:desc>12§display§\mu§svg§600§FALSE§</svg:desc><draw:polygon draw:style-name="gr1445" draw:text-style-name="P97" svg:width="0.1in" svg:height="0.1043in" svg:x="0in" svg:y="0.002in" svg:viewBox="0 0 255 266" draw:points="127,266 0,266 0,0 255,0 255,266"><text:p/></draw:polygon><draw:path draw:style-name="gr1446" draw:text-style-name="P97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55">Reibungszahl</text:p></table:table-cell><table:table-cell table:style-name="Table1.C2" office:value-type="string"><text:p text:style-name="P19"><draw:g text:anchor-type="as-char" svg:y="-0.1181in" draw:z-index="113" draw:style-name="gr1"><svg:title>TexMaths</svg:title><svg:desc>12§display§Faktor§svg§600§FALSE§</svg:desc><draw:polygon draw:style-name="gr1438" draw:text-style-name="P97" svg:width="0.5291in" svg:height="0.1157in" svg:x="0in" svg:y="0in" svg:viewBox="0 0 1345 295" draw:points="673,295 0,295 0,0 1345,0 1345,295"><text:p/></draw:polygon><draw:path draw:style-name="gr1439" draw:text-style-name="P97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1440" draw:text-style-name="P97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1441" draw:text-style-name="P97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1442" draw:text-style-name="P97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1443" draw:text-style-name="P97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1444" draw:text-style-name="P97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30"><draw:g text:anchor-type="as-char" svg:y="-0.1138in" draw:z-index="39" draw:style-name="gr1"><svg:title>TexMaths</svg:title><svg:desc>12§display§F_N§svg§600§FALSE§</svg:desc><draw:polygon draw:style-name="gr559" draw:text-style-name="P97" svg:width="0.2244in" svg:height="0.139in" svg:x="0in" svg:y="0in" svg:viewBox="0 0 571 354" draw:points="286,354 0,354 0,0 571,0 571,354"><text:p/></draw:polygon><draw:path draw:style-name="gr560" draw:text-style-name="P97" svg:width="0.1181in" svg:height="0.1134in" svg:x="0.0063in" svg:y="0.0008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561" draw:text-style-name="P97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57">Normalkraft</text:p></table:table-cell><table:table-cell table:style-name="Table1.C2" office:value-type="string"><text:p text:style-name="P19"><draw:g text:anchor-type="as-char" svg:y="-0.1252in" draw:z-index="38" draw:style-name="gr1"><svg:title>TexMaths</svg:title><svg:desc>12§display§[F_N] = N§svg§600§FALSE§</svg:desc><draw:polygon draw:style-name="gr552" draw:text-style-name="P97" svg:width="0.698in" svg:height="0.1657in" svg:x="0in" svg:y="0.0004in" svg:viewBox="0 0 1774 422" draw:points="887,422 0,422 0,0 1774,0 1774,422"><text:p/></draw:polygon><draw:polygon draw:style-name="gr553" draw:text-style-name="P97" svg:width="0.0228in" svg:height="0.1657in" svg:x="0.0193in" svg:y="0.0004in" svg:viewBox="0 0 59 422" draw:points="59,422 59,406 17,406 17,17 59,17 59,0 0,0 0,422"><text:p/></draw:polygon><draw:path draw:style-name="gr554" draw:text-style-name="P97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55" draw:text-style-name="P97" svg:width="0.1035in" svg:height="0.0795in" svg:x="0.161in" svg:y="0.0697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556" draw:text-style-name="P97" svg:width="0.0228in" svg:height="0.1657in" svg:x="0.2827in" svg:y="0.0004in" svg:viewBox="0 0 59 422" draw:points="59,0 0,0 0,17 42,17 42,406 0,406 0,422 59,422"><text:p/></draw:polygon><draw:path draw:style-name="gr557" draw:text-style-name="P97" svg:width="0.1106in" svg:height="0.039in" svg:x="0.3803in" svg:y="0.0634in" svg:viewBox="0 0 282 100" svg:d="M268 17c6 0 14 0 14-9 0-8-8-8-14-8h-254c-6 0-14 0-14 8 0 9 8 9 14 9zM268 100c6 0 14 0 14-9 0-8-8-8-14-8h-254c-6 0-14 0-14 8 0 9 8 9 14 9z"><text:p/></draw:path><draw:path draw:style-name="gr558" draw:text-style-name="P97" svg:width="0.1402in" svg:height="0.1134in" svg:x="0.5531in" svg:y="0.011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30"><draw:g text:anchor-type="as-char" svg:y="-0.1189in" draw:z-index="112" draw:style-name="gr1"><svg:title>TexMaths</svg:title><svg:desc>12§display§\theta§svg§600§FALSE§</svg:desc><draw:polygon draw:style-name="gr1436" draw:text-style-name="P97" svg:width="0.0827in" svg:height="0.115in" svg:x="0in" svg:y="0.0016in" svg:viewBox="0 0 211 293" draw:points="106,293 0,293 0,0 211,0 211,293"><text:p/></draw:polygon><draw:path draw:style-name="gr1437" draw:text-style-name="P97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54">Winkel Drehachse - Bewegungsrichtung</text:p></table:table-cell><table:table-cell table:style-name="Table1.C2" office:value-type="string"><text:p text:style-name="P17"><draw:g text:anchor-type="as-char" svg:y="-0.1252in" draw:z-index="111" draw:style-name="gr1"><svg:title>TexMaths</svg:title><svg:desc>12§display§\left [ \theta \right ] = \mathrm{rad}§svg§600§FALSE§</svg:desc><draw:polygon draw:style-name="gr1428" draw:text-style-name="P97" svg:width="0.6366in" svg:height="0.1657in" svg:x="0in" svg:y="0.0004in" svg:viewBox="0 0 1618 422" draw:points="809,422 0,422 0,0 1618,0 1618,422"><text:p/></draw:polygon><draw:polygon draw:style-name="gr1429" draw:text-style-name="P97" svg:width="0.0228in" svg:height="0.1657in" svg:x="0.0193in" svg:y="0.0004in" svg:viewBox="0 0 59 422" draw:points="59,422 59,406 17,406 17,17 59,17 59,0 0,0 0,422"><text:p/></draw:polygon><draw:path draw:style-name="gr1430" draw:text-style-name="P97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1431" draw:text-style-name="P97" svg:width="0.0228in" svg:height="0.1657in" svg:x="0.1323in" svg:y="0.0004in" svg:viewBox="0 0 59 422" draw:points="59,0 0,0 0,17 42,17 42,406 0,406 0,422 59,422"><text:p/></draw:polygon><draw:path draw:style-name="gr1432" draw:text-style-name="P97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1433" draw:text-style-name="P97" svg:width="0.0559in" svg:height="0.0732in" svg:x="0.400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434" draw:text-style-name="P97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435" draw:text-style-name="P97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30"><draw:g text:anchor-type="as-char" svg:y="-0.1161in" draw:z-index="72" draw:style-name="gr1"><svg:title>TexMaths</svg:title><svg:desc>12§display§F_C§svg§600§FALSE§</svg:desc><draw:polygon draw:style-name="gr838" draw:text-style-name="P97" svg:width="0.2098in" svg:height="0.1386in" svg:x="0in" svg:y="0in" svg:viewBox="0 0 534 353" draw:points="267,353 0,353 0,0 534,0 534,353"><text:p/></draw:polygon><draw:path draw:style-name="gr839" draw:text-style-name="P97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840" draw:text-style-name="P97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56">Coulombkraft</text:p></table:table-cell><table:table-cell table:style-name="Table1.C2" office:value-type="string"><text:p text:style-name="P17"><draw:g text:anchor-type="as-char" svg:y="-0.1252in" draw:z-index="67" draw:style-name="gr1"><svg:title>TexMaths</svg:title><svg:desc>12§display§[F_C] = \mathrm{N}§svg§600§FALSE§</svg:desc><draw:polygon draw:style-name="gr813" draw:text-style-name="P97" svg:width="0.6571in" svg:height="0.1657in" svg:x="0in" svg:y="0.0004in" svg:viewBox="0 0 1670 422" draw:points="834,422 0,422 0,0 1670,0 1670,422"><text:p/></draw:polygon><draw:polygon draw:style-name="gr814" draw:text-style-name="P97" svg:width="0.0228in" svg:height="0.1657in" svg:x="0.0193in" svg:y="0.0004in" svg:viewBox="0 0 59 422" draw:points="59,422 59,406 17,406 17,17 59,17 59,0 0,0 0,422"><text:p/></draw:polygon><draw:path draw:style-name="gr815" draw:text-style-name="P97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816" draw:text-style-name="P97" svg:width="0.0898in" svg:height="0.0843in" svg:x="0.161in" svg:y="0.0673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817" draw:text-style-name="P97" svg:width="0.0228in" svg:height="0.1657in" svg:x="0.2685in" svg:y="0.0004in" svg:viewBox="0 0 59 422" draw:points="59,0 0,0 0,17 42,17 42,406 0,406 0,422 59,422"><text:p/></draw:polygon><draw:path draw:style-name="gr818" draw:text-style-name="P97" svg:width="0.1106in" svg:height="0.039in" svg:x="0.3661in" svg:y="0.0634in" svg:viewBox="0 0 282 100" svg:d="M268 17c6 0 14 0 14-9 0-8-8-8-14-8h-254c-6 0-14 0-14 8 0 9 8 9 14 9zM268 100c6 0 14 0 14-9 0-8-8-8-14-8h-254c-6 0-14 0-14 8 0 9 8 9 14 9z"><text:p/></draw:path><draw:path draw:style-name="gr819" draw:text-style-name="P97" svg:width="0.1134in" svg:height="0.1134in" svg:x="0.537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30"><draw:g text:anchor-type="as-char" svg:y="-0.1165in" draw:z-index="71" draw:style-name="gr1"><svg:title>TexMaths</svg:title><svg:desc>12§display§Q§svg§600§FALSE§</svg:desc><draw:polygon draw:style-name="gr836" draw:text-style-name="P97" svg:width="0.1319in" svg:height="0.1469in" svg:x="0in" svg:y="0.0039in" svg:viewBox="0 0 336 374" draw:points="167,374 0,374 0,0 336,0 336,374"><text:p/></draw:polygon><draw:path draw:style-name="gr837" draw:text-style-name="P97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56">Ladung</text:p></table:table-cell><table:table-cell table:style-name="Table1.C2" office:value-type="string"><text:p text:style-name="P17"><draw:g text:anchor-type="as-char" svg:y="-0.1252in" draw:z-index="68" draw:style-name="gr1"><svg:title>TexMaths</svg:title><svg:desc>12§display§[Q] = \mathrm{C}§svg§600§FALSE§</svg:desc><draw:polygon draw:style-name="gr820" draw:text-style-name="P97" svg:width="0.5654in" svg:height="0.1657in" svg:x="0in" svg:y="0.0004in" svg:viewBox="0 0 1437 422" draw:points="718,422 0,422 0,0 1437,0 1437,422"><text:p/></draw:polygon><draw:polygon draw:style-name="gr821" draw:text-style-name="P97" svg:width="0.0228in" svg:height="0.1657in" svg:x="0.0193in" svg:y="0.0004in" svg:viewBox="0 0 59 422" draw:points="59,422 59,406 17,406 17,17 59,17 59,0 0,0 0,422"><text:p/></draw:polygon><draw:path draw:style-name="gr822" draw:text-style-name="P97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823" draw:text-style-name="P97" svg:width="0.0228in" svg:height="0.1657in" svg:x="0.1811in" svg:y="0.0004in" svg:viewBox="0 0 59 422" draw:points="59,0 0,0 0,17 42,17 42,406 0,406 0,422 59,422"><text:p/></draw:polygon><draw:path draw:style-name="gr824" draw:text-style-name="P97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825" draw:text-style-name="P97" svg:width="0.1012in" svg:height="0.1209in" svg:x="0.4539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30"><draw:g text:anchor-type="as-char" svg:y="-0.1138in" draw:z-index="70" draw:style-name="gr1"><svg:title>TexMaths</svg:title><svg:desc>12§display§E§svg§600§FALSE§</svg:desc><draw:polygon draw:style-name="gr834" draw:text-style-name="P97" svg:width="0.1319in" svg:height="0.113in" svg:x="0in" svg:y="0in" svg:viewBox="0 0 336 288" draw:points="167,288 0,288 0,0 336,0 336,288"><text:p/></draw:polygon><draw:path draw:style-name="gr835" draw:text-style-name="P97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56">Elektr. Feldst<text:span text:style-name="T26">ä</text:span><text:span text:style-name="T24">rke</text:span></text:p></table:table-cell><table:table-cell table:style-name="Table1.C2" office:value-type="string"><text:p text:style-name="P17"><draw:g text:anchor-type="as-char" svg:y="-0.2256in" draw:z-index="69" draw:style-name="gr1"><svg:title>TexMaths</svg:title><svg:desc>12§display§[E] = \frac{\mathrm{V}}{\mathrm{m}}§svg§600§FALSE§</svg:desc><draw:polygon draw:style-name="gr826" draw:text-style-name="P97" svg:width="0.6043in" svg:height="0.3402in" svg:x="0in" svg:y="0in" svg:viewBox="0 0 1536 865" draw:points="768,865 0,865 0,0 1536,0 1536,865"><text:p/></draw:polygon><draw:polygon draw:style-name="gr827" draw:text-style-name="P97" svg:width="0.0228in" svg:height="0.1661in" svg:x="0.0193in" svg:y="0.1016in" svg:viewBox="0 0 59 423" draw:points="59,423 59,406 17,406 17,17 59,17 59,0 0,0 0,423"><text:p/></draw:polygon><draw:path draw:style-name="gr828" draw:text-style-name="P97" svg:width="0.1205in" svg:height="0.113in" svg:x="0.0524in" svg:y="0.1134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829" draw:text-style-name="P97" svg:width="0.0228in" svg:height="0.1661in" svg:x="0.1819in" svg:y="0.1016in" svg:viewBox="0 0 59 423" draw:points="59,0 0,0 0,17 42,17 42,406 0,406 0,423 59,423"><text:p/></draw:polygon><draw:path draw:style-name="gr830" draw:text-style-name="P97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831" draw:text-style-name="P97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832" draw:text-style-name="P97" svg:width="0.1386in" svg:height="0.0067in" svg:x="0.4657in" svg:y="0.1811in" svg:viewBox="0 0 353 18" draw:points="176,18 0,18 0,0 353,0 353,18"><text:p/></draw:polygon><draw:path draw:style-name="gr833" draw:text-style-name="P97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30"><draw:g text:anchor-type="as-char" svg:y="-0.1161in" draw:z-index="47" draw:style-name="gr1"><svg:title>TexMaths</svg:title><svg:desc>12§display§F_W§svg§600§FALSE§</svg:desc><draw:polygon draw:style-name="gr600" draw:text-style-name="P97" svg:width="0.2496in" svg:height="0.1386in" svg:x="0in" svg:y="0in" svg:viewBox="0 0 635 353" draw:points="318,353 0,353 0,0 635,0 635,353"><text:p/></draw:polygon><draw:path draw:style-name="gr601" draw:text-style-name="P97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602" draw:text-style-name="P97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65">Str<text:span text:style-name="T12">ömungswiderstandskraft</text:span></text:p></table:table-cell><table:table-cell table:style-name="Table1.C2" office:value-type="string"><text:p text:style-name="P17"><draw:g text:anchor-type="as-char" svg:y="-0.1252in" draw:z-index="46" draw:style-name="gr1"><svg:title>TexMaths</svg:title><svg:desc>12§display§[F_W] = N§svg§600§FALSE§</svg:desc><draw:polygon draw:style-name="gr593" draw:text-style-name="P97" svg:width="0.7224in" svg:height="0.1657in" svg:x="0in" svg:y="0.0004in" svg:viewBox="0 0 1836 422" draw:points="919,422 0,422 0,0 1836,0 1836,422"><text:p/></draw:polygon><draw:polygon draw:style-name="gr594" draw:text-style-name="P97" svg:width="0.0228in" svg:height="0.1657in" svg:x="0.0193in" svg:y="0.0004in" svg:viewBox="0 0 59 422" draw:points="59,422 59,406 17,406 17,17 59,17 59,0 0,0 0,422"><text:p/></draw:polygon><draw:path draw:style-name="gr595" draw:text-style-name="P97" svg:width="0.1181in" svg:height="0.113in" svg:x="0.0524in" svg:y="0.0118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96" draw:text-style-name="P97" svg:width="0.1272in" svg:height="0.0819in" svg:x="0.1618in" svg:y="0.0697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597" draw:text-style-name="P97" svg:width="0.0228in" svg:height="0.1657in" svg:x="0.3075in" svg:y="0.0004in" svg:viewBox="0 0 59 422" draw:points="59,0 0,0 0,17 42,17 42,406 0,406 0,422 59,422"><text:p/></draw:polygon><draw:path draw:style-name="gr598" draw:text-style-name="P97" svg:width="0.1106in" svg:height="0.039in" svg:x="0.4051in" svg:y="0.0634in" svg:viewBox="0 0 282 100" svg:d="M267 17c6 0 15 0 15-9 0-8-9-8-15-8h-253c-6 0-14 0-14 8 0 9 8 9 14 9zM267 100c6 0 15 0 15-9 0-8-9-8-15-8h-253c-6 0-14 0-14 8 0 9 8 9 14 9z"><text:p/></draw:path><draw:path draw:style-name="gr599" draw:text-style-name="P97" svg:width="0.1398in" svg:height="0.1134in" svg:x="0.5776in" svg:y="0.011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34"><draw:g text:anchor-type="as-char" svg:y="-0.0752in" draw:z-index="45" draw:style-name="gr1"><svg:title>TexMaths</svg:title><svg:desc>12§display§c_W§svg§600§FALSE§</svg:desc><draw:polygon draw:style-name="gr590" draw:text-style-name="P97" svg:width="0.215in" svg:height="0.0965in" svg:x="0in" svg:y="0.0016in" svg:viewBox="0 0 547 246" draw:points="274,246 0,246 0,0 547,0 547,246"><text:p/></draw:polygon><draw:path draw:style-name="gr591" draw:text-style-name="P97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592" draw:text-style-name="P97" svg:width="0.1272in" svg:height="0.0819in" svg:x="0.0807in" svg:y="0.0189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57">Widerstandskoeffizient</text:p></table:table-cell><table:table-cell table:style-name="Table1.C2" office:value-type="string"><text:p text:style-name="P17"><draw:g text:anchor-type="as-char" svg:y="-0.1181in" draw:z-index="44" draw:style-name="gr1"><svg:title>TexMaths</svg:title><svg:desc>12§display§\text{Faktor}§svg§600§FALSE§</svg:desc><draw:polygon draw:style-name="gr583" draw:text-style-name="P97" svg:width="0.4772in" svg:height="0.1157in" svg:x="0in" svg:y="0in" svg:viewBox="0 0 1213 295" draw:points="606,295 0,295 0,0 1213,0 1213,295"><text:p/></draw:polygon><draw:path draw:style-name="gr584" draw:text-style-name="P97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585" draw:text-style-name="P97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586" draw:text-style-name="P97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587" draw:text-style-name="P97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588" draw:text-style-name="P97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589" draw:text-style-name="P97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34"><draw:g text:anchor-type="as-char" svg:y="-0.1189in" draw:z-index="43" draw:style-name="gr1"><svg:title>TexMaths</svg:title><svg:desc>12§display§A§svg§600§FALSE§</svg:desc><draw:polygon draw:style-name="gr581" draw:text-style-name="P97" svg:width="0.1248in" svg:height="0.113in" svg:x="0in" svg:y="0.0051in" svg:viewBox="0 0 318 288" draw:points="158,288 0,288 0,0 318,0 318,288"><text:p/></draw:polygon><draw:path draw:style-name="gr582" draw:text-style-name="P97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57">Querschnittsfl<text:span text:style-name="T26">ä</text:span><text:span text:style-name="T24">che</text:span></text:p></table:table-cell><table:table-cell table:style-name="Table1.C2" office:value-type="string"><text:p text:style-name="P17"><draw:g text:anchor-type="as-char" svg:y="-0.1465in" draw:z-index="42" draw:style-name="gr1"><svg:title>TexMaths</svg:title><svg:desc>12§display§[A] = m^2§svg§600§FALSE§</svg:desc><draw:polygon draw:style-name="gr574" draw:text-style-name="P97" svg:width="0.6508in" svg:height="0.1858in" svg:x="0in" svg:y="0.0024in" svg:viewBox="0 0 1654 473" draw:points="828,473 0,473 0,0 1654,0 1654,473"><text:p/></draw:polygon><draw:polygon draw:style-name="gr575" draw:text-style-name="P97" svg:width="0.0228in" svg:height="0.1665in" svg:x="0.0193in" svg:y="0.0217in" svg:viewBox="0 0 59 424" draw:points="59,424 59,407 17,407 17,17 59,17 59,0 0,0 0,424"><text:p/></draw:polygon><draw:path draw:style-name="gr576" draw:text-style-name="P97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577" draw:text-style-name="P97" svg:width="0.0228in" svg:height="0.1665in" svg:x="0.1744in" svg:y="0.0217in" svg:viewBox="0 0 59 424" draw:points="59,0 0,0 0,17 42,17 42,407 0,407 0,424 59,424"><text:p/></draw:polygon><draw:path draw:style-name="gr578" draw:text-style-name="P97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579" draw:text-style-name="P97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580" draw:text-style-name="P97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30"><draw:g text:anchor-type="as-char" svg:y="-0.0756in" draw:z-index="41" draw:style-name="gr1"><svg:title>TexMaths</svg:title><svg:desc>12§display§\rho§svg§600§FALSE§</svg:desc><draw:polygon draw:style-name="gr572" draw:text-style-name="P97" svg:width="0.0862in" svg:height="0.1043in" svg:x="0in" svg:y="0.002in" svg:viewBox="0 0 220 266" draw:points="109,266 0,266 0,0 220,0 220,266"><text:p/></draw:polygon><draw:path draw:style-name="gr573" draw:text-style-name="P97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57">Dichte des Fluids</text:p></table:table-cell><table:table-cell table:style-name="Table1.C2" office:value-type="string"><text:p text:style-name="P17"><draw:g text:anchor-type="as-char" svg:y="-0.228in" draw:z-index="40" draw:style-name="gr1"><svg:title>TexMaths</svg:title><svg:desc>12§display§[\rho] = \mathrm{\frac{kg}{m^3}}§svg§600§FALSE§</svg:desc><draw:polygon draw:style-name="gr562" draw:text-style-name="P97" svg:width="0.6323in" svg:height="0.3417in" svg:x="0in" svg:y="0in" svg:viewBox="0 0 1607 869" draw:points="804,869 0,869 0,0 1607,0 1607,869"><text:p/></draw:polygon><draw:polygon draw:style-name="gr563" draw:text-style-name="P97" svg:width="0.0228in" svg:height="0.1657in" svg:x="0.0193in" svg:y="0.1031in" svg:viewBox="0 0 59 422" draw:points="59,422 59,406 17,406 17,17 59,17 59,0 0,0 0,422"><text:p/></draw:polygon><draw:path draw:style-name="gr564" draw:text-style-name="P97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565" draw:text-style-name="P97" svg:width="0.0228in" svg:height="0.1657in" svg:x="0.1354in" svg:y="0.1031in" svg:viewBox="0 0 59 422" draw:points="59,0 0,0 0,17 42,17 42,406 0,406 0,422 59,422"><text:p/></draw:polygon><draw:path draw:style-name="gr566" draw:text-style-name="P97" svg:width="0.1106in" svg:height="0.039in" svg:x="0.2335in" svg:y="0.1665in" svg:viewBox="0 0 282 100" svg:d="M268 17c6 0 14 0 14-9 0-8-8-8-14-8h-254c-6 0-14 0-14 8 0 9 8 9 14 9zM268 100c6 0 14 0 14-9 0-8-8-8-14-8h-254c-6 0-14 0-14 8 0 9 8 9 14 9z"><text:p/></draw:path><draw:path draw:style-name="gr567" draw:text-style-name="P97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568" draw:text-style-name="P97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569" draw:text-style-name="P97" svg:width="0.213in" svg:height="0.0067in" svg:x="0.4197in" svg:y="0.1831in" svg:viewBox="0 0 542 18" draw:points="271,18 0,18 0,0 542,0 542,18"><text:p/></draw:polygon><draw:path draw:style-name="gr570" draw:text-style-name="P97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71" draw:text-style-name="P97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8"/></draw:text-box></draw:frame>Kreisbewegung</text:h>
      <text:p text:style-name="P11"><draw:g text:anchor-type="as-char" svg:y="-0.2311in" draw:z-index="183" draw:style-name="gr1"><svg:title>TexMaths</svg:title><svg:desc>12§display§\omega=\frac{\Delta \varphi}{\Delta t}=\frac{2\pi}T§svg§600§FALSE§</svg:desc><draw:polygon draw:style-name="gr2159" draw:text-style-name="P97" svg:width="1.0425in" svg:height="0.3402in" svg:x="0in" svg:y="0.0051in" svg:viewBox="0 0 2649 865" draw:points="1324,865 0,865 0,0 2649,0 2649,865"><text:p/></draw:polygon><draw:path draw:style-name="gr2160" draw:text-style-name="P97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2161" draw:text-style-name="P97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2162" draw:text-style-name="P97" svg:width="0.1224in" svg:height="0.1193in" svg:x="0.3587in" svg:y="0in" svg:viewBox="0 0 312 304" svg:d="M167 7c-3-5-4-7-11-7s-7 2-11 7l-143 289c-2 3-2 3-2 4 0 4 2 4 10 4h294c6 0 8 0 8-4 0-1 0-1-1-4zM143 42l114 230h-228z"><text:p/></draw:path><draw:path draw:style-name="gr2163" draw:text-style-name="P97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2164" draw:text-style-name="P97" svg:width="0.2472in" svg:height="0.0067in" svg:x="0.3504in" svg:y="0.1866in" svg:viewBox="0 0 629 18" draw:points="314,18 0,18 0,0 629,0 629,18"><text:p/></draw:polygon><draw:path draw:style-name="gr2165" draw:text-style-name="P97" svg:width="0.1224in" svg:height="0.1193in" svg:x="0.3827in" svg:y="0.226in" svg:viewBox="0 0 312 304" svg:d="M167 7c-3-5-4-7-11-7s-8 2-11 7l-143 289c-2 3-2 3-2 4 0 4 2 4 10 4h294c6 0 8 0 8-4 0-1 0-1-1-4zM143 42l114 230h-228z"><text:p/></draw:path><draw:path draw:style-name="gr2166" draw:text-style-name="P97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2167" draw:text-style-name="P97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2168" draw:text-style-name="P97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69" draw:text-style-name="P97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170" draw:text-style-name="P97" svg:width="0.1839in" svg:height="0.0067in" svg:x="0.8587in" svg:y="0.1866in" svg:viewBox="0 0 468 18" draw:points="234,18 0,18 0,0 468,0 468,18"><text:p/></draw:polygon><draw:path draw:style-name="gr2171" draw:text-style-name="P97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82" draw:style-name="gr1"><svg:title>TexMaths</svg:title><svg:desc>12§display§f =\frac1T = \frac{\omega}{2\pi}§svg§600§FALSE§</svg:desc><draw:polygon draw:style-name="gr2148" draw:text-style-name="P97" svg:width="0.9055in" svg:height="0.3335in" svg:x="0in" svg:y="0.0035in" svg:viewBox="0 0 2301 848" draw:points="1150,848 0,848 0,0 2301,0 2301,848"><text:p/></draw:polygon><draw:path draw:style-name="gr2149" draw:text-style-name="P97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2150" draw:text-style-name="P97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2151" draw:text-style-name="P97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2152" draw:text-style-name="P97" svg:width="0.1201in" svg:height="0.0067in" svg:x="0.3406in" svg:y="0.1783in" svg:viewBox="0 0 306 18" draw:points="154,18 0,18 0,0 306,0 306,18"><text:p/></draw:polygon><draw:path draw:style-name="gr2153" draw:text-style-name="P97" svg:width="0.113in" svg:height="0.1126in" svg:x="0.3445in" svg:y="0.2248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154" draw:text-style-name="P97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2155" draw:text-style-name="P97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2156" draw:text-style-name="P97" svg:width="0.1839in" svg:height="0.0067in" svg:x="0.7217in" svg:y="0.1783in" svg:viewBox="0 0 468 18" draw:points="234,18 0,18 0,0 468,0 468,18"><text:p/></draw:polygon><draw:path draw:style-name="gr2157" draw:text-style-name="P97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58" draw:text-style-name="P97" svg:width="0.0898in" svg:height="0.0732in" svg:x="0.8091in" svg:y="0.2661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48" draw:style-name="gr1"><svg:title>TexMaths</svg:title><svg:desc>12§display§v = r \cdot \omega = \frac{2\pi \cdot r}T = 2\pi r  f§svg§600§FALSE§</svg:desc><draw:polygon draw:style-name="gr1840" draw:text-style-name="P97" svg:width="1.8445in" svg:height="0.3331in" svg:x="0in" svg:y="0.0039in" svg:viewBox="0 0 4686 847" draw:points="2344,847 0,847 0,0 4686,0 4686,847"><text:p/></draw:polygon><draw:path draw:style-name="gr1841" draw:text-style-name="P97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842" draw:text-style-name="P97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1843" draw:text-style-name="P97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844" draw:text-style-name="P97" svg:width="0.0177in" svg:height="0.0177in" svg:x="0.4386in" svg:y="0.1728in" svg:viewBox="0 0 46 46" svg:d="M46 23c0-12-10-23-23-23-12 0-23 11-23 23 0 13 11 23 23 23 13 0 23-10 23-23z"><text:p/></draw:path><draw:path draw:style-name="gr1845" draw:text-style-name="P97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846" draw:text-style-name="P97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1847" draw:text-style-name="P97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848" draw:text-style-name="P97" svg:width="0.0898in" svg:height="0.0732in" svg:x="0.9453in" svg:y="0.0394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849" draw:text-style-name="P97" svg:width="0.0177in" svg:height="0.0177in" svg:x="1.0929in" svg:y="0.0602in" svg:viewBox="0 0 46 46" svg:d="M46 23c0-12-10-23-23-23-12 0-23 11-23 23 0 13 11 23 23 23 13 0 23-10 23-23z"><text:p/></draw:path><draw:path draw:style-name="gr1850" draw:text-style-name="P97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851" draw:text-style-name="P97" svg:width="0.3831in" svg:height="0.0067in" svg:x="0.8579in" svg:y="0.1783in" svg:viewBox="0 0 974 18" draw:points="487,18 0,18 0,0 974,0 974,18"><text:p/></draw:polygon><draw:path draw:style-name="gr1852" draw:text-style-name="P97" svg:width="0.113in" svg:height="0.1126in" svg:x="0.9937in" svg:y="0.224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853" draw:text-style-name="P97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1854" draw:text-style-name="P97" svg:width="0.0661in" svg:height="0.1106in" svg:x="1.4906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855" draw:text-style-name="P97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856" draw:text-style-name="P97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857" draw:text-style-name="P97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73" draw:style-name="gr1"><svg:title>TexMaths</svg:title><svg:desc>12§display§T = \frac{2\pi \cdot r}{v} = \frac{2\pi}{\omega}§svg§600§FALSE§</svg:desc><draw:polygon draw:style-name="gr2102" draw:text-style-name="P97" svg:width="1.1894in" svg:height="0.3335in" svg:x="0in" svg:y="0.0035in" svg:viewBox="0 0 3022 848" draw:points="1511,848 0,848 0,0 3022,0 3022,848"><text:p/></draw:polygon><draw:path draw:style-name="gr2103" draw:text-style-name="P97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104" draw:text-style-name="P97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2105" draw:text-style-name="P97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06" draw:text-style-name="P97" svg:width="0.0898in" svg:height="0.0732in" svg:x="0.4488in" svg:y="0.03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2107" draw:text-style-name="P97" svg:width="0.0177in" svg:height="0.0177in" svg:x="0.5965in" svg:y="0.0606in" svg:viewBox="0 0 46 46" svg:d="M46 23c0-12-10-23-23-23-12 0-23 11-23 23 0 13 11 23 23 23 13 0 23-10 23-23z"><text:p/></draw:path><draw:path draw:style-name="gr2108" draw:text-style-name="P97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2109" draw:text-style-name="P97" svg:width="0.3835in" svg:height="0.0067in" svg:x="0.3614in" svg:y="0.1783in" svg:viewBox="0 0 975 18" draw:points="487,18 0,18 0,0 975,0 975,18"><text:p/></draw:polygon><draw:path draw:style-name="gr2110" draw:text-style-name="P97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2111" draw:text-style-name="P97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2112" draw:text-style-name="P97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13" draw:text-style-name="P97" svg:width="0.0898in" svg:height="0.0732in" svg:x="1.0933in" svg:y="0.03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114" draw:text-style-name="P97" svg:width="0.1839in" svg:height="0.0067in" svg:x="1.0059in" svg:y="0.1783in" svg:viewBox="0 0 468 18" draw:points="234,18 0,18 0,0 468,0 468,18"><text:p/></draw:polygon><draw:path draw:style-name="gr2115" draw:text-style-name="P97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81" draw:style-name="gr1"><svg:title>TexMaths</svg:title><svg:desc>12§display§a_\mathrm{z} = \frac{v^2}{r} = \omega^2 r§svg§600§FALSE§</svg:desc><draw:polygon draw:style-name="gr2136" draw:text-style-name="P97" svg:width="1.0622in" svg:height="0.3618in" svg:x="0in" svg:y="0.002in" svg:viewBox="0 0 2699 920" draw:points="1349,920 0,920 0,0 2699,0 2699,920"><text:p/></draw:polygon><draw:path draw:style-name="gr2137" draw:text-style-name="P97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138" draw:text-style-name="P97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2139" draw:text-style-name="P97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2140" draw:text-style-name="P97" svg:width="0.0728in" svg:height="0.0752in" svg:x="0.4012in" svg:y="0.064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141" draw:text-style-name="P97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2142" draw:text-style-name="P97" svg:width="0.161in" svg:height="0.0067in" svg:x="0.3965in" svg:y="0.2047in" svg:viewBox="0 0 410 18" draw:points="205,18 0,18 0,0 410,0 410,18"><text:p/></draw:polygon><draw:path draw:style-name="gr2143" draw:text-style-name="P97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144" draw:text-style-name="P97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2145" draw:text-style-name="P97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146" draw:text-style-name="P97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147" draw:text-style-name="P97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85" draw:style-name="gr1"><svg:title>TexMaths</svg:title><svg:desc>12§display§F_Z=\frac{mv^2}r=mr\omega^2§svg§600§FALSE§</svg:desc><draw:polygon draw:style-name="gr1093" draw:text-style-name="P97" svg:width="1.4035in" svg:height="0.3618in" svg:x="0in" svg:y="0.002in" svg:viewBox="0 0 3566 920" draw:points="1783,920 0,920 0,0 3566,0 3566,920"><text:p/></draw:polygon><draw:path draw:style-name="gr1094" draw:text-style-name="P97" svg:width="0.1181in" svg:height="0.113in" svg:x="0.0063in" svg:y="0.136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1095" draw:text-style-name="P97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1096" draw:text-style-name="P97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1097" draw:text-style-name="P97" svg:width="0.1362in" svg:height="0.0752in" svg:x="0.4598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98" draw:text-style-name="P97" svg:width="0.0728in" svg:height="0.0752in" svg:x="0.6055in" svg:y="0.064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99" draw:text-style-name="P97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100" draw:text-style-name="P97" svg:width="0.3067in" svg:height="0.0067in" svg:x="0.4551in" svg:y="0.2047in" svg:viewBox="0 0 780 18" draw:points="390,18 0,18 0,0 780,0 780,18"><text:p/></draw:polygon><draw:path draw:style-name="gr1101" draw:text-style-name="P97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102" draw:text-style-name="P97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1103" draw:text-style-name="P97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104" draw:text-style-name="P97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105" draw:text-style-name="P97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106" draw:text-style-name="P97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22">G</text:span>leichmäßig beschleunigt</text:h>
      <text:p text:style-name="P9"><draw:g text:anchor-type="as-char" svg:y="-0.2299in" draw:z-index="136" draw:style-name="gr1"><svg:title>TexMaths</svg:title><svg:desc>12§display§\varphi(t)=\frac12\alpha\cdot t^2=\frac br=\frac{\omega\cdot t}2§svg§600§FALSE§</svg:desc><draw:polygon draw:style-name="gr1721" draw:text-style-name="P97" svg:width="1.8748in" svg:height="0.3413in" svg:x="0in" svg:y="0in" svg:viewBox="0 0 4763 868" draw:points="2381,868 0,868 0,0 4763,0 4763,868"><text:p/></draw:polygon><draw:path draw:style-name="gr1722" draw:text-style-name="P97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1723" draw:text-style-name="P97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1724" draw:text-style-name="P97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1725" draw:text-style-name="P97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1726" draw:text-style-name="P97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1727" draw:text-style-name="P97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1728" draw:text-style-name="P97" svg:width="0.0831in" svg:height="0.0067in" svg:x="0.539in" svg:y="0.1827in" svg:viewBox="0 0 212 18" draw:points="106,18 0,18 0,0 212,0 212,18"><text:p/></draw:polygon><draw:path draw:style-name="gr1729" draw:text-style-name="P97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30" draw:text-style-name="P97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1731" draw:text-style-name="P97" svg:width="0.0177in" svg:height="0.0177in" svg:x="0.8in" svg:y="0.1772in" svg:viewBox="0 0 46 46" svg:d="M46 23c0-12-10-23-23-23-12 0-23 11-23 23 0 13 11 23 23 23 13 0 23-10 23-23z"><text:p/></draw:path><draw:path draw:style-name="gr1732" draw:text-style-name="P97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1733" draw:text-style-name="P97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734" draw:text-style-name="P97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1735" draw:text-style-name="P97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1736" draw:text-style-name="P97" svg:width="0.0795in" svg:height="0.0067in" svg:x="1.2445in" svg:y="0.1827in" svg:viewBox="0 0 203 18" draw:points="102,18 0,18 0,0 203,0 203,18"><text:p/></draw:polygon><draw:path draw:style-name="gr1737" draw:text-style-name="P97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738" draw:text-style-name="P97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1739" draw:text-style-name="P97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1740" draw:text-style-name="P97" svg:width="0.0177in" svg:height="0.0177in" svg:x="1.7457in" svg:y="0.0654in" svg:viewBox="0 0 46 46" svg:d="M46 23c0-12-10-23-23-23-12 0-23 11-23 23 0 13 11 23 23 23 13 0 23-10 23-23z"><text:p/></draw:path><draw:path draw:style-name="gr1741" draw:text-style-name="P97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1742" draw:text-style-name="P97" svg:width="0.2894in" svg:height="0.0067in" svg:x="1.585in" svg:y="0.1827in" svg:viewBox="0 0 736 18" draw:points="368,18 0,18 0,0 736,0 736,18"><text:p/></draw:polygon><draw:path draw:style-name="gr1743" draw:text-style-name="P97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35" draw:style-name="gr1"><svg:title>TexMaths</svg:title><svg:desc>12§display§\omega(t)=\frac vr=\alpha\cdot t§svg§600§FALSE§</svg:desc><draw:polygon draw:style-name="gr1708" draw:text-style-name="P97" svg:width="1.1539in" svg:height="0.298in" svg:x="0in" svg:y="0.0016in" svg:viewBox="0 0 2932 758" draw:points="1466,758 0,758 0,0 2932,0 2932,758"><text:p/></draw:polygon><draw:path draw:style-name="gr1709" draw:text-style-name="P97" svg:width="0.0984in" svg:height="0.0752in" svg:x="0.002in" svg:y="0.113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1710" draw:text-style-name="P97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1711" draw:text-style-name="P97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1712" draw:text-style-name="P97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1713" draw:text-style-name="P97" svg:width="0.1106in" svg:height="0.039in" svg:x="0.3539in" svg:y="0.1252in" svg:viewBox="0 0 282 100" svg:d="M268 17c6 0 14 0 14-9 0-8-8-8-14-8h-254c-6 0-14 0-14 8 0 9 8 9 14 9zM268 100c6 0 14 0 14-9 0-8-8-8-14-8h-254c-6 0-14 0-14 8 0 9 8 9 14 9z"><text:p/></draw:path><draw:path draw:style-name="gr1714" draw:text-style-name="P97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715" draw:text-style-name="P97" svg:width="0.0866in" svg:height="0.0067in" svg:x="0.5394in" svg:y="0.1409in" svg:viewBox="0 0 221 18" draw:points="110,18 0,18 0,0 221,0 221,18"><text:p/></draw:polygon><draw:path draw:style-name="gr1716" draw:text-style-name="P97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717" draw:text-style-name="P97" svg:width="0.1106in" svg:height="0.039in" svg:x="0.7016in" svg:y="0.1252in" svg:viewBox="0 0 282 100" svg:d="M268 17c6 0 14 0 14-9 0-8-8-8-14-8h-254c-6 0-14 0-14 8 0 9 8 9 14 9zM268 100c6 0 14 0 14-9 0-8-8-8-14-8h-254c-6 0-14 0-14 8 0 9 8 9 14 9z"><text:p/></draw:path><draw:path draw:style-name="gr1718" draw:text-style-name="P97" svg:width="0.0933in" svg:height="0.0752in" svg:x="0.8744in" svg:y="0.113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1719" draw:text-style-name="P97" svg:width="0.0177in" svg:height="0.0177in" svg:x="1.0256in" svg:y="0.1358in" svg:viewBox="0 0 46 46" svg:d="M46 23c0-12-10-23-23-23-12 0-23 11-23 23 0 13 11 23 23 23 13 0 23-10 23-23z"><text:p/></draw:path><draw:path draw:style-name="gr1720" draw:text-style-name="P97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21"><text:tab/></text:span><text:span text:style-name="T21"><draw:g text:anchor-type="as-char" svg:y="-0.2508in" draw:z-index="172" draw:style-name="gr1"><svg:title>TexMaths</svg:title><svg:desc>12§display§{\alpha(t)} = \frac{\mathrm{d}\omega}{\mathrm{d}t} = \frac{\mathrm{d^2}\varphi}{\mathrm{d}t^2}§svg§600§FALSE§</svg:desc><draw:polygon draw:style-name="gr2083" draw:text-style-name="P97" svg:width="1.2756in" svg:height="0.3618in" svg:x="0in" svg:y="0.002in" svg:viewBox="0 0 3241 920" draw:points="1620,920 0,920 0,0 3241,0 3241,920"><text:p/></draw:polygon><draw:path draw:style-name="gr2084" draw:text-style-name="P97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2085" draw:text-style-name="P97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2086" draw:text-style-name="P97" svg:width="0.0512in" svg:height="0.1059in" svg:x="0.1752in" svg:y="0.145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87" draw:text-style-name="P97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2088" draw:text-style-name="P97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2089" draw:text-style-name="P97" svg:width="0.0819in" svg:height="0.1173in" svg:x="0.5429in" svg:y="0.022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90" draw:text-style-name="P97" svg:width="0.0984in" svg:height="0.0752in" svg:x="0.6315in" svg:y="0.064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2091" draw:text-style-name="P97" svg:width="0.202in" svg:height="0.0067in" svg:x="0.537in" svg:y="0.2047in" svg:viewBox="0 0 514 18" draw:points="257,18 0,18 0,0 514,0 514,18"><text:p/></draw:polygon><draw:path draw:style-name="gr2092" draw:text-style-name="P97" svg:width="0.0819in" svg:height="0.1173in" svg:x="0.5673in" svg:y="0.248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93" draw:text-style-name="P97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94" draw:text-style-name="P97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2095" draw:text-style-name="P97" svg:width="0.0819in" svg:height="0.1173in" svg:x="1.0059in" svg:y="0.022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96" draw:text-style-name="P97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097" draw:text-style-name="P97" svg:width="0.0945in" svg:height="0.1098in" svg:x="1.1748in" svg:y="0.0642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2098" draw:text-style-name="P97" svg:width="0.2756in" svg:height="0.0067in" svg:x="1in" svg:y="0.2047in" svg:viewBox="0 0 701 18" draw:points="350,18 0,18 0,0 701,0 701,18"><text:p/></draw:polygon><draw:path draw:style-name="gr2099" draw:text-style-name="P97" svg:width="0.0819in" svg:height="0.1173in" svg:x="1.0299in" svg:y="0.248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100" draw:text-style-name="P97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101" draw:text-style-name="P97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1"> <text:tab/></text:span><text:span text:style-name="T21"><draw:g text:anchor-type="as-char" svg:y="-0.1472in" draw:z-index="146" draw:style-name="gr1"><svg:title>TexMaths</svg:title><svg:desc>12§display§M = r \cdot F = m \cdot r^2 \cdot \alpha§svg§600§FALSE§</svg:desc><draw:polygon draw:style-name="gr1815" draw:text-style-name="P97" svg:width="1.598in" svg:height="0.1433in" svg:x="0in" svg:y="0.0024in" svg:viewBox="0 0 4060 365" draw:points="2030,365 0,365 0,0 4060,0 4060,365"><text:p/></draw:polygon><draw:path draw:style-name="gr1816" draw:text-style-name="P97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1817" draw:text-style-name="P97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1818" draw:text-style-name="P97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819" draw:text-style-name="P97" svg:width="0.0177in" svg:height="0.0177in" svg:x="0.5315in" svg:y="0.0953in" svg:viewBox="0 0 46 46" svg:d="M46 23c0-12-10-23-23-23-12 0-23 11-23 23 0 13 11 23 23 23 13 0 23-10 23-23z"><text:p/></draw:path><draw:path draw:style-name="gr1820" draw:text-style-name="P97" svg:width="0.1185in" svg:height="0.1126in" svg:x="0.6063in" svg:y="0.0331in" svg:viewBox="0 0 302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1821" draw:text-style-name="P97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1822" draw:text-style-name="P97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1823" draw:text-style-name="P97" svg:width="0.0177in" svg:height="0.0177in" svg:x="1.1484in" svg:y="0.0953in" svg:viewBox="0 0 46 46" svg:d="M46 23c0-12-10-23-23-23-12 0-23 11-23 23 0 13 11 23 23 23 13 0 23-10 23-23z"><text:p/></draw:path><draw:path draw:style-name="gr1824" draw:text-style-name="P97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825" draw:text-style-name="P97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826" draw:text-style-name="P97" svg:width="0.0177in" svg:height="0.0177in" svg:x="1.4224in" svg:y="0.0953in" svg:viewBox="0 0 46 46" svg:d="M46 23c0-12-10-23-23-23-12 0-23 11-23 23 0 13 11 23 23 23 13 0 23-10 23-23z"><text:p/></draw:path><draw:path draw:style-name="gr1827" draw:text-style-name="P97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21"> <text:tab/></text:span><text:span text:style-name="T21"><draw:g text:anchor-type="as-char" svg:y="-0.1252in" draw:z-index="134" draw:style-name="gr1"><svg:title>TexMaths</svg:title><svg:desc>12§display§\omega(t) = \omega(t_0) + \alpha \cdot (t-t_0)§svg§600§FALSE§</svg:desc><draw:polygon draw:style-name="gr1688" draw:text-style-name="P97" svg:width="1.8492in" svg:height="0.1657in" svg:x="0in" svg:y="0.0004in" svg:viewBox="0 0 4698 422" draw:points="2348,422 0,422 0,0 4698,0 4698,422"><text:p/></draw:polygon><draw:path draw:style-name="gr1689" draw:text-style-name="P97" svg:width="0.0984in" svg:height="0.0752in" svg:x="0.00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90" draw:text-style-name="P97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1691" draw:text-style-name="P97" svg:width="0.0512in" svg:height="0.1059in" svg:x="0.1776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92" draw:text-style-name="P97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1693" draw:text-style-name="P97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1694" draw:text-style-name="P97" svg:width="0.0984in" svg:height="0.0752in" svg:x="0.521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95" draw:text-style-name="P97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1696" draw:text-style-name="P97" svg:width="0.0512in" svg:height="0.1059in" svg:x="0.6972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97" draw:text-style-name="P97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98" draw:text-style-name="P97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1699" draw:text-style-name="P97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1700" draw:text-style-name="P97" svg:width="0.0933in" svg:height="0.0752in" svg:x="1.1028in" svg:y="0.051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701" draw:text-style-name="P97" svg:width="0.0177in" svg:height="0.0177in" svg:x="1.2539in" svg:y="0.0744in" svg:viewBox="0 0 46 46" svg:d="M46 23c0-12-10-23-23-23-12 0-23 11-23 23 0 13 11 23 23 23 13 0 23-10 23-23z"><text:p/></draw:path><draw:path draw:style-name="gr1702" draw:text-style-name="P97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1703" draw:text-style-name="P97" svg:width="0.0512in" svg:height="0.1059in" svg:x="1.3909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704" draw:text-style-name="P97" svg:width="0.1016in" svg:height="0.0067in" svg:x="1.4976in" svg:y="0.0799in" svg:viewBox="0 0 259 18" svg:d="M244 18c7 0 15 0 15-8 0-10-8-10-15-10h-230c-7 0-14 0-14 10 0 8 7 8 14 8z"><text:p/></draw:path><draw:path draw:style-name="gr1705" draw:text-style-name="P97" svg:width="0.0512in" svg:height="0.1059in" svg:x="1.6535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706" draw:text-style-name="P97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707" draw:text-style-name="P97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21"> <text:tab/></text:span><text:span text:style-name="T21"><draw:g text:anchor-type="as-char" svg:y="-0.222in" draw:z-index="133" draw:style-name="gr1"><svg:title>TexMaths</svg:title><svg:desc>12§display§\varphi(t) = \varphi(t+0) + \omega_0 \cdot (t-t_0) + \frac{1}{2} \alpha \cdot {(t-t_0)}^2§svg§600§FALSE§</svg:desc><draw:polygon draw:style-name="gr1653" draw:text-style-name="P97" svg:width="3.2752in" svg:height="0.3331in" svg:x="0in" svg:y="0.0039in" svg:viewBox="0 0 8320 847" draw:points="4160,847 0,847 0,0 8320,0 8320,847"><text:p/></draw:polygon><draw:path draw:style-name="gr1654" draw:text-style-name="P97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655" draw:text-style-name="P97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1656" draw:text-style-name="P97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57" draw:text-style-name="P97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1658" draw:text-style-name="P97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1659" draw:text-style-name="P97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660" draw:text-style-name="P97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1661" draw:text-style-name="P97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62" draw:text-style-name="P97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1663" draw:text-style-name="P97" svg:width="0.0701in" svg:height="0.1146in" svg:x="0.9618in" svg:y="0.11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664" draw:text-style-name="P97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1665" draw:text-style-name="P97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1666" draw:text-style-name="P97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67" draw:text-style-name="P97" svg:width="0.0539in" svg:height="0.0795in" svg:x="1.415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68" draw:text-style-name="P97" svg:width="0.0177in" svg:height="0.0177in" svg:x="1.535in" svg:y="0.1728in" svg:viewBox="0 0 46 46" svg:d="M46 23c0-12-10-23-23-23-12 0-23 11-23 23 0 13 11 23 23 23 13 0 23-10 23-23z"><text:p/></draw:path><draw:path draw:style-name="gr1669" draw:text-style-name="P97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1670" draw:text-style-name="P97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71" draw:text-style-name="P97" svg:width="0.1016in" svg:height="0.0067in" svg:x="1.7787in" svg:y="0.1783in" svg:viewBox="0 0 259 18" svg:d="M244 18c7 0 15 0 15-8 0-10-8-10-15-10h-230c-7 0-14 0-14 10 0 8 7 8 14 8z"><text:p/></draw:path><draw:path draw:style-name="gr1672" draw:text-style-name="P97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73" draw:text-style-name="P97" svg:width="0.0539in" svg:height="0.0795in" svg:x="1.9969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74" draw:text-style-name="P97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1675" draw:text-style-name="P97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1676" draw:text-style-name="P97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1677" draw:text-style-name="P97" svg:width="0.0831in" svg:height="0.0067in" svg:x="2.3528in" svg:y="0.1783in" svg:viewBox="0 0 212 18" draw:points="106,18 0,18 0,0 212,0 212,18"><text:p/></draw:polygon><draw:path draw:style-name="gr1678" draw:text-style-name="P97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679" draw:text-style-name="P97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680" draw:text-style-name="P97" svg:width="0.0177in" svg:height="0.0177in" svg:x="2.6138in" svg:y="0.1728in" svg:viewBox="0 0 46 46" svg:d="M46 23c0-12-10-23-23-23-12 0-23 11-23 23 0 13 11 23 23 23 13 0 23-10 23-23z"><text:p/></draw:path><draw:path draw:style-name="gr1681" draw:text-style-name="P97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1682" draw:text-style-name="P97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83" draw:text-style-name="P97" svg:width="0.1016in" svg:height="0.0067in" svg:x="2.8575in" svg:y="0.1783in" svg:viewBox="0 0 259 18" svg:d="M244 18c7 0 15 0 15-8 0-10-8-10-15-10h-230c-7 0-14 0-14 10 0 8 7 8 14 8z"><text:p/></draw:path><draw:path draw:style-name="gr1684" draw:text-style-name="P97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85" draw:text-style-name="P97" svg:width="0.0539in" svg:height="0.0795in" svg:x="3.076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86" draw:text-style-name="P97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1687" draw:text-style-name="P97" svg:width="0.0516in" svg:height="0.0772in" svg:x="3.2161in" svg:y="0.06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9"><text:span text:style-name="T21"><draw:g text:anchor-type="as-char" svg:y="-0.1465in" draw:z-index="132" draw:style-name="gr1"><svg:title>TexMaths</svg:title><svg:desc>12§display§\omega^2(t) = \omega^2(t_0) + 2 \alpha \cdot [\varphi(t) - \varphi(t_0)]§svg§600§FALSE§</svg:desc><draw:polygon draw:style-name="gr1624" draw:text-style-name="P97" svg:width="2.5197in" svg:height="0.1858in" svg:x="0in" svg:y="0.0024in" svg:viewBox="0 0 6401 473" draw:points="3201,473 0,473 0,0 6401,0 6401,473"><text:p/></draw:polygon><draw:path draw:style-name="gr1625" draw:text-style-name="P97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1626" draw:text-style-name="P97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627" draw:text-style-name="P97" svg:width="0.039in" svg:height="0.1665in" svg:x="0.2004in" svg:y="0.0217in" svg:viewBox="0 0 100 424" svg:d="M100 420c0-1 0-2-9-10-53-53-66-133-66-198 0-74 16-147 69-200 6-6 6-6 6-7 0-4-3-5-5-5-5 0-43 29-69 83-21 47-26 94-26 129 0 34 5 84 28 132 26 53 62 80 67 80 2 0 5-2 5-4z"><text:p/></draw:path><draw:path draw:style-name="gr1628" draw:text-style-name="P97" svg:width="0.0512in" svg:height="0.1063in" svg:x="0.2524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629" draw:text-style-name="P97" svg:width="0.039in" svg:height="0.1665in" svg:x="0.3181in" svg:y="0.0217in" svg:viewBox="0 0 100 424" svg:d="M100 212c0-33-5-84-29-133-25-51-63-79-66-79-4 0-5 1-5 5 0 1 0 1 8 9 42 43 66 110 66 198 0 73-15 148-68 201-6 5-6 6-6 7 0 2 1 4 5 4 3 0 42-29 67-82 22-47 28-94 28-130z"><text:p/></draw:path><draw:path draw:style-name="gr1630" draw:text-style-name="P97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1631" draw:text-style-name="P97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1632" draw:text-style-name="P97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633" draw:text-style-name="P97" svg:width="0.039in" svg:height="0.1665in" svg:x="0.7949in" svg:y="0.0217in" svg:viewBox="0 0 100 424" svg:d="M100 420c0-1 0-2-9-10-53-53-66-133-66-198 0-74 16-147 69-200 6-6 6-6 6-7 0-4-3-5-5-5-5 0-43 29-69 83-21 47-26 94-26 129 0 34 5 84 28 132 26 53 62 80 67 80 2 0 5-2 5-4z"><text:p/></draw:path><draw:path draw:style-name="gr1634" draw:text-style-name="P97" svg:width="0.0512in" svg:height="0.1063in" svg:x="0.8469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635" draw:text-style-name="P97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636" draw:text-style-name="P97" svg:width="0.039in" svg:height="0.1665in" svg:x="0.9866in" svg:y="0.0217in" svg:viewBox="0 0 100 424" svg:d="M100 212c0-33-5-84-29-133-25-51-63-79-66-79-4 0-5 1-5 5 0 1 0 1 8 9 42 43 66 110 66 198 0 73-15 148-68 201-6 5-6 6-6 7 0 2 1 4 5 4 3 0 42-29 67-82 22-47 28-94 28-130z"><text:p/></draw:path><draw:path draw:style-name="gr1637" draw:text-style-name="P97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1638" draw:text-style-name="P97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1639" draw:text-style-name="P97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1640" draw:text-style-name="P97" svg:width="0.0177in" svg:height="0.0177in" svg:x="1.4858in" svg:y="0.0957in" svg:viewBox="0 0 46 46" svg:d="M46 23c0-12-10-23-23-23-12 0-23 11-23 23 0 13 11 23 23 23 13 0 23-10 23-23z"><text:p/></draw:path><draw:polygon draw:style-name="gr1641" draw:text-style-name="P97" svg:width="0.0228in" svg:height="0.1665in" svg:x="1.5744in" svg:y="0.0217in" svg:viewBox="0 0 59 424" draw:points="59,424 59,407 17,407 17,17 59,17 59,0 0,0 0,424"><text:p/></draw:polygon><draw:path draw:style-name="gr1642" draw:text-style-name="P97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643" draw:text-style-name="P97" svg:width="0.039in" svg:height="0.1665in" svg:x="1.726in" svg:y="0.0217in" svg:viewBox="0 0 100 424" svg:d="M100 420c0-1 0-2-9-10-53-53-66-133-66-198 0-74 16-147 69-200 6-6 6-6 6-7 0-4-3-5-5-5-5 0-43 29-69 83-21 47-26 94-26 129 0 34 5 84 28 132 26 53 62 80 67 80 2 0 5-2 5-4z"><text:p/></draw:path><draw:path draw:style-name="gr1644" draw:text-style-name="P97" svg:width="0.0512in" svg:height="0.1063in" svg:x="1.7776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645" draw:text-style-name="P97" svg:width="0.039in" svg:height="0.1665in" svg:x="1.8429in" svg:y="0.0217in" svg:viewBox="0 0 100 424" svg:d="M100 212c0-33-5-84-29-133-25-51-63-79-66-79-4 0-5 1-5 5 0 1 0 1 8 9 42 43 66 110 66 198 0 73-15 148-68 201-6 5-6 6-6 7 0 2 1 4 5 4 3 0 42-29 67-82 22-47 28-94 28-130z"><text:p/></draw:path><draw:path draw:style-name="gr1646" draw:text-style-name="P97" svg:width="0.1016in" svg:height="0.0067in" svg:x="1.9488in" svg:y="0.1016in" svg:viewBox="0 0 259 18" svg:d="M244 18c7 0 15 0 15-8 0-10-8-10-15-10h-230c-7 0-14 0-14 10 0 8 7 8 14 8z"><text:p/></draw:path><draw:path draw:style-name="gr1647" draw:text-style-name="P97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648" draw:text-style-name="P97" svg:width="0.039in" svg:height="0.1665in" svg:x="2.2264in" svg:y="0.0217in" svg:viewBox="0 0 100 424" svg:d="M100 420c0-1 0-2-9-10-53-53-66-133-66-198 0-74 16-147 69-200 6-6 6-6 6-7 0-4-3-5-5-5-5 0-43 29-69 83-21 47-26 94-26 129 0 34 5 84 28 132 26 53 62 80 67 80 2 0 5-2 5-4z"><text:p/></draw:path><draw:path draw:style-name="gr1649" draw:text-style-name="P97" svg:width="0.0512in" svg:height="0.1063in" svg:x="2.2783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650" draw:text-style-name="P97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651" draw:text-style-name="P97" svg:width="0.039in" svg:height="0.1665in" svg:x="2.4185in" svg:y="0.0217in" svg:viewBox="0 0 100 424" svg:d="M100 212c0-33-5-84-29-133-25-51-63-79-66-79-4 0-5 1-5 5 0 1 0 1 8 9 42 43 66 110 66 198 0 73-15 148-68 201-6 5-6 6-6 7 0 2 1 4 5 4 3 0 42-29 67-82 22-47 28-94 28-130z"><text:p/></draw:path><draw:polygon draw:style-name="gr1652" draw:text-style-name="P97" svg:width="0.0228in" svg:height="0.1665in" svg:x="2.4772in" svg:y="0.0217in" svg:viewBox="0 0 59 424" draw:points="59,0 0,0 0,17 42,17 42,407 0,407 0,424 59,424"><text:p/></draw:polygon></draw:g></text:span></text:p>
      <text:h text:style-name="P81" text:outline-level="3">Rotation</text:h>
      <text:h text:style-name="P91" text:outline-level="4">Gleichförmig</text:h>
      <text:p text:style-name="P13"><draw:g text:anchor-type="as-char" svg:y="-0.1173in" draw:z-index="171" draw:style-name="gr1"><svg:title>TexMaths</svg:title><svg:desc>12§display§\phi=\omega\cdot t+\phi_0§svg§600§FALSE§</svg:desc><draw:polygon draw:style-name="gr2074" draw:text-style-name="P97" svg:width="0.9776in" svg:height="0.148in" svg:x="0in" svg:y="0in" svg:viewBox="0 0 2484 377" draw:points="1242,377 0,377 0,0 2484,0 2484,377"><text:p/></draw:polygon><draw:path draw:style-name="gr2075" draw:text-style-name="P97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2076" draw:text-style-name="P97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2077" draw:text-style-name="P97" svg:width="0.0984in" svg:height="0.0756in" svg:x="0.3224in" svg:y="0.0425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2078" draw:text-style-name="P97" svg:width="0.0177in" svg:height="0.0177in" svg:x="0.4811in" svg:y="0.0654in" svg:viewBox="0 0 46 46" svg:d="M46 23c0-12-10-23-23-23-12 0-23 11-23 23 0 13 11 23 23 23 13 0 23-10 23-23z"><text:p/></draw:path><draw:path draw:style-name="gr2079" draw:text-style-name="P97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2080" draw:text-style-name="P97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2081" draw:text-style-name="P97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2082" draw:text-style-name="P97" svg:width="0.0539in" svg:height="0.0799in" svg:x="0.9177in" svg:y="0.0634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69" draw:style-name="gr1"><svg:title>TexMaths</svg:title><svg:desc>12§display§\omega=\frac{\Delta\phi}{\Delta t}=\frac vr=\frac{2\pi}T=2\pi f§svg§600§FALSE§</svg:desc><draw:polygon draw:style-name="gr2051" draw:text-style-name="P97" svg:width="1.9043in" svg:height="0.3421in" svg:x="0in" svg:y="0.0035in" svg:viewBox="0 0 4838 870" draw:points="2419,870 0,870 0,0 4838,0 4838,870"><text:p/></draw:polygon><draw:path draw:style-name="gr2052" draw:text-style-name="P97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2053" draw:text-style-name="P97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2054" draw:text-style-name="P97" svg:width="0.1224in" svg:height="0.1193in" svg:x="0.3587in" svg:y="0in" svg:viewBox="0 0 312 304" svg:d="M167 7c-3-5-4-7-11-7s-7 2-11 7l-143 289c-2 3-2 3-2 4 0 4 2 4 10 4h294c6 0 8 0 8-4 0-1 0-1-1-4zM143 42l114 230h-228z"><text:p/></draw:path><draw:path draw:style-name="gr2055" draw:text-style-name="P97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2056" draw:text-style-name="P97" svg:width="0.2374in" svg:height="0.0067in" svg:x="0.3504in" svg:y="0.1866in" svg:viewBox="0 0 604 18" draw:points="302,18 0,18 0,0 604,0 604,18"><text:p/></draw:polygon><draw:path draw:style-name="gr2057" draw:text-style-name="P97" svg:width="0.1224in" svg:height="0.1193in" svg:x="0.378in" svg:y="0.2264in" svg:viewBox="0 0 312 304" svg:d="M167 7c-3-5-4-7-11-7s-8 2-11 7l-143 289c-2 3-2 3-2 4 0 4 2 4 10 4h294c6 0 8 0 8-4 0-1 0-1-1-4zM143 42l114 230h-228z"><text:p/></draw:path><draw:path draw:style-name="gr2058" draw:text-style-name="P97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2059" draw:text-style-name="P97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2060" draw:text-style-name="P97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2061" draw:text-style-name="P97" svg:width="0.0866in" svg:height="0.0067in" svg:x="0.8488in" svg:y="0.1866in" svg:viewBox="0 0 221 18" draw:points="110,18 0,18 0,0 221,0 221,18"><text:p/></draw:polygon><draw:path draw:style-name="gr2062" draw:text-style-name="P97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063" draw:text-style-name="P97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2064" draw:text-style-name="P97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65" draw:text-style-name="P97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066" draw:text-style-name="P97" svg:width="0.1839in" svg:height="0.0067in" svg:x="1.1965in" svg:y="0.1866in" svg:viewBox="0 0 468 18" draw:points="234,18 0,18 0,0 468,0 468,18"><text:p/></draw:polygon><draw:path draw:style-name="gr2067" draw:text-style-name="P97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068" draw:text-style-name="P97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2069" draw:text-style-name="P97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70" draw:text-style-name="P97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2071" draw:text-style-name="P97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68" draw:style-name="gr1"><svg:title>TexMaths</svg:title><svg:desc>12§display§\alpha=0\,§svg§600§FALSE§</svg:desc><draw:polygon draw:style-name="gr2047" draw:text-style-name="P97" svg:width="0.4106in" svg:height="0.1071in" svg:x="0in" svg:y="0.0039in" svg:viewBox="0 0 1044 273" draw:points="522,273 0,273 0,0 1044,0 1044,273"><text:p/></draw:polygon><draw:path draw:style-name="gr2048" draw:text-style-name="P97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2049" draw:text-style-name="P97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2050" draw:text-style-name="P97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93" text:outline-level="4">Gleichmäßig beschleunigt</text:h>
      <text:p text:style-name="P13"><draw:g text:anchor-type="as-char" svg:y="-0.1846in" draw:z-index="164" draw:style-name="gr1"><svg:title>TexMaths</svg:title><svg:desc>12§display§\phi=\frac\alpha2\cdot t^2+\omega_0\cdot t+\phi_0§svg§600§FALSE§</svg:desc><draw:polygon draw:style-name="gr1980" draw:text-style-name="P97" svg:width="1.65in" svg:height="0.2976in" svg:x="0in" svg:y="0.002in" svg:viewBox="0 0 4192 757" draw:points="2096,757 0,757 0,0 4192,0 4192,757"><text:p/></draw:polygon><draw:path draw:style-name="gr1981" draw:text-style-name="P97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1982" draw:text-style-name="P97" svg:width="0.1106in" svg:height="0.039in" svg:x="0.1543in" svg:y="0.1252in" svg:viewBox="0 0 282 100" svg:d="M268 17c6 0 14 0 14-9 0-8-8-8-14-8h-254c-6 0-14 0-14 8 0 9 8 9 14 9zM268 100c6 0 14 0 14-9 0-8-8-8-14-8h-254c-6 0-14 0-14 8 0 9 8 9 14 9z"><text:p/></draw:path><draw:path draw:style-name="gr1983" draw:text-style-name="P97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1984" draw:text-style-name="P97" svg:width="0.1067in" svg:height="0.0067in" svg:x="0.3402in" svg:y="0.1406in" svg:viewBox="0 0 272 18" draw:points="137,18 0,18 0,0 272,0 272,18"><text:p/></draw:polygon><draw:path draw:style-name="gr1985" draw:text-style-name="P97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86" draw:text-style-name="P97" svg:width="0.0177in" svg:height="0.0177in" svg:x="0.5181in" svg:y="0.1354in" svg:viewBox="0 0 46 46" svg:d="M46 23c0-12-10-23-23-23-12 0-23 11-23 23 0 13 11 23 23 23 13 0 23-10 23-23z"><text:p/></draw:path><draw:path draw:style-name="gr1987" draw:text-style-name="P97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88" draw:text-style-name="P97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89" draw:text-style-name="P97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1990" draw:text-style-name="P97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991" draw:text-style-name="P97" svg:width="0.0539in" svg:height="0.0795in" svg:x="1.0335in" svg:y="0.133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992" draw:text-style-name="P97" svg:width="0.0177in" svg:height="0.0177in" svg:x="1.1531in" svg:y="0.1354in" svg:viewBox="0 0 46 46" svg:d="M46 23c0-12-10-23-23-23-12 0-23 11-23 23 0 13 11 23 23 23 13 0 23-10 23-23z"><text:p/></draw:path><draw:path draw:style-name="gr1993" draw:text-style-name="P97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94" draw:text-style-name="P97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1995" draw:text-style-name="P97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1996" draw:text-style-name="P97" svg:width="0.0539in" svg:height="0.0795in" svg:x="1.5898in" svg:y="0.133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63" draw:style-name="gr1"><svg:title>TexMaths</svg:title><svg:desc>12§display§\omega=\alpha\cdot t+\omega_0§svg§600§FALSE§</svg:desc><draw:polygon draw:style-name="gr1971" draw:text-style-name="P97" svg:width="0.9902in" svg:height="0.1276in" svg:x="0in" svg:y="0.002in" svg:viewBox="0 0 2516 325" draw:points="1258,325 0,325 0,0 2516,0 2516,325"><text:p/></draw:polygon><draw:path draw:style-name="gr1972" draw:text-style-name="P97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1973" draw:text-style-name="P97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1974" draw:text-style-name="P97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1975" draw:text-style-name="P97" svg:width="0.0177in" svg:height="0.0177in" svg:x="0.4886in" svg:y="0.0539in" svg:viewBox="0 0 46 46" svg:d="M46 23c0-12-10-23-23-23-12 0-23 11-23 23 0 13 11 23 23 23 13 0 23-10 23-23z"><text:p/></draw:path><draw:path draw:style-name="gr1976" draw:text-style-name="P97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1977" draw:text-style-name="P97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1978" draw:text-style-name="P97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1979" draw:text-style-name="P97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11"> <text:tab/></text:span><text:span text:style-name="T11"><draw:g text:anchor-type="as-char" svg:y="-0.2311in" draw:z-index="162" draw:style-name="gr1"><svg:title>TexMaths</svg:title><svg:desc>12§display§\alpha=\frac{\Delta\omega}{\Delta t}=\text{konstant}§svg§600§FALSE§</svg:desc><draw:polygon draw:style-name="gr1954" draw:text-style-name="P97" svg:width="1.461in" svg:height="0.3402in" svg:x="0in" svg:y="0.0051in" svg:viewBox="0 0 3712 865" draw:points="1855,865 0,865 0,0 3712,0 3712,865"><text:p/></draw:polygon><draw:path draw:style-name="gr1955" draw:text-style-name="P97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1956" draw:text-style-name="P97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1957" draw:text-style-name="P97" svg:width="0.1224in" svg:height="0.1193in" svg:x="0.3559in" svg:y="0in" svg:viewBox="0 0 312 304" svg:d="M167 7c-3-5-4-7-11-7s-8 2-11 7l-143 289c-2 3-2 3-2 4 0 4 2 4 10 4h294c6 0 8 0 8-4 0-1 0-1-1-4zM143 42l114 230h-228z"><text:p/></draw:path><draw:path draw:style-name="gr1958" draw:text-style-name="P97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1959" draw:text-style-name="P97" svg:width="0.2476in" svg:height="0.0067in" svg:x="0.348in" svg:y="0.1866in" svg:viewBox="0 0 630 18" draw:points="316,18 0,18 0,0 630,0 630,18"><text:p/></draw:polygon><draw:path draw:style-name="gr1960" draw:text-style-name="P97" svg:width="0.1224in" svg:height="0.1193in" svg:x="0.3807in" svg:y="0.226in" svg:viewBox="0 0 312 304" svg:d="M167 7c-3-5-4-7-11-7s-8 2-11 7l-143 289c-2 3-2 3-2 4 0 4 2 4 10 4h294c6 0 8 0 8-4 0-1 0-1-1-4zM143 42l114 230h-228z"><text:p/></draw:path><draw:path draw:style-name="gr1961" draw:text-style-name="P97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962" draw:text-style-name="P97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1963" draw:text-style-name="P97" svg:width="0.0803in" svg:height="0.1154in" svg:x="0.8421in" svg:y="0.1161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1964" draw:text-style-name="P97" svg:width="0.0736in" svg:height="0.0764in" svg:x="0.9252in" svg:y="0.1567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965" draw:text-style-name="P97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66" draw:text-style-name="P97" svg:width="0.0543in" svg:height="0.0764in" svg:x="1.1008in" svg:y="0.156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967" draw:text-style-name="P97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1968" draw:text-style-name="P97" svg:width="0.0752in" svg:height="0.0764in" svg:x="1.2327in" svg:y="0.156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1969" draw:text-style-name="P97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70" draw:text-style-name="P97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11"><text:tab/><text:tab/></text:span><text:span text:style-name="T11"><draw:g text:anchor-type="as-char" svg:y="-0.1654in" draw:z-index="151" draw:style-name="gr1"><svg:title>TexMaths</svg:title><svg:desc>12§display§\vec{M} = J \cdot \vec{\alpha}§svg§600§FALSE§</svg:desc><draw:polygon draw:style-name="gr1889" draw:text-style-name="P97" svg:width="0.7409in" svg:height="0.161in" svg:x="0in" svg:y="0in" svg:viewBox="0 0 1883 410" draw:points="942,410 0,410 0,0 1883,0 1883,410"><text:p/></draw:polygon><draw:path draw:style-name="gr1890" draw:text-style-name="P97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1891" draw:text-style-name="P97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1892" draw:text-style-name="P97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1893" draw:text-style-name="P97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1894" draw:text-style-name="P97" svg:width="0.0177in" svg:height="0.0177in" svg:x="0.5598in" svg:y="0.1098in" svg:viewBox="0 0 46 46" svg:d="M46 23c0-12-10-23-23-23-12 0-23 11-23 23 0 13 11 23 23 23 13 0 23-10 23-23z"><text:p/></draw:path><draw:path draw:style-name="gr1895" draw:text-style-name="P97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896" draw:text-style-name="P97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1"> <text:tab/></text:span><text:span text:style-name="T1"><draw:g text:anchor-type="as-char" svg:y="-0.1508in" draw:z-index="150" draw:style-name="gr1"><svg:title>TexMaths</svg:title><svg:desc>12§display§J = m \cdot r^2 \cdot \alpha§svg§600§FALSE§</svg:desc><draw:polygon draw:style-name="gr1880" draw:text-style-name="P97" svg:width="0.976in" svg:height="0.1445in" svg:x="0in" svg:y="0.002in" svg:viewBox="0 0 2480 368" draw:points="1239,368 0,368 0,0 2480,0 2480,368"><text:p/></draw:polygon><draw:path draw:style-name="gr1881" draw:text-style-name="P97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1882" draw:text-style-name="P97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1883" draw:text-style-name="P97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884" draw:text-style-name="P97" svg:width="0.0177in" svg:height="0.0177in" svg:x="0.526in" svg:y="0.0957in" svg:viewBox="0 0 46 46" svg:d="M46 23c0-12-10-23-23-23-12 0-23 11-23 23 0 13 11 23 23 23 13 0 23-10 23-23z"><text:p/></draw:path><draw:path draw:style-name="gr1885" draw:text-style-name="P97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1886" draw:text-style-name="P97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887" draw:text-style-name="P97" svg:width="0.0177in" svg:height="0.0177in" svg:x="0.8in" svg:y="0.0957in" svg:viewBox="0 0 46 46" svg:d="M46 23c0-12-10-23-23-23-12 0-23 11-23 23 0 13 11 23 23 23 13 0 23-10 23-23z"><text:p/></draw:path><draw:path draw:style-name="gr1888" draw:text-style-name="P97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1"> <text:tab/></text:span></text:p>
      <text:h text:style-name="Heading_20_4" text:outline-level="4">Satz von Steiner (bei <text:span text:style-name="T23">P</text:span>arallelverschiebung der Drehachse<text:span text:style-name="T23">)</text:span></text:h>
      <text:p text:style-name="P39"><draw:g text:anchor-type="as-char" svg:y="-0.1465in" draw:z-index="161" draw:style-name="gr1"><svg:title>TexMaths</svg:title><svg:desc>12§display§J_x = J_s + m \cdot {r_s}^2§svg§600§FALSE§</svg:desc><draw:polygon draw:style-name="gr1942" draw:text-style-name="P97" svg:width="1.2402in" svg:height="0.1681in" svg:x="0in" svg:y="0.0024in" svg:viewBox="0 0 3151 428" draw:points="1576,428 0,428 0,0 3151,0 3151,428"><text:p/></draw:polygon><draw:path draw:style-name="gr1943" draw:text-style-name="P97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1944" draw:text-style-name="P97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945" draw:text-style-name="P97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1946" draw:text-style-name="P97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1947" draw:text-style-name="P97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1948" draw:text-style-name="P97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1949" draw:text-style-name="P97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1950" draw:text-style-name="P97" svg:width="0.0177in" svg:height="0.0177in" svg:x="0.9594in" svg:y="0.0957in" svg:viewBox="0 0 46 46" svg:d="M46 23c0-12-10-23-23-23-12 0-23 11-23 23 0 13 11 23 23 23 13 0 23-10 23-23z"><text:p/></draw:path><draw:path draw:style-name="gr1951" draw:text-style-name="P97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952" draw:text-style-name="P97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1953" draw:text-style-name="P97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95" text:outline-level="4">Grundgleichung <text:tab/><draw:g text:anchor-type="as-char" svg:y="-0.2752in" draw:z-index="149" draw:style-name="gr1"><svg:title>TexMaths</svg:title><svg:desc>12§display§\vec{M} = \frac{d \vec{L}}{dt} = J \cdot \alpha + \omega \cdot \frac{dJ}{dt}§svg§600§FALSE§</svg:desc><draw:polygon draw:style-name="gr1858" draw:text-style-name="P97" svg:width="1.8421in" svg:height="0.3874in" svg:x="0in" svg:y="0.0004in" svg:viewBox="0 0 4680 985" draw:points="2341,985 0,985 0,0 4680,0 4680,985"><text:p/></draw:polygon><draw:path draw:style-name="gr1859" draw:text-style-name="P97" svg:width="0.0736in" svg:height="0.0331in" svg:x="0.0795in" svg:y="0.1126in" svg:viewBox="0 0 188 85" svg:d="M151 50c-6 6-20 18-20 26 0 4 3 9 8 9 4 0 6-3 9-6 4-6 14-18 33-27 3-3 7-4 7-10 0-4-3-6-6-8-9-6-14-15-18-24 0-4-2-10-8-10s-8 6-8 8c0 3 3 17 10 26h-144c-7 0-14 0-14 8s7 8 14 8z"><text:p/></draw:path><draw:path draw:style-name="gr1860" draw:text-style-name="P97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1861" draw:text-style-name="P97" svg:width="0.1106in" svg:height="0.039in" svg:x="0.2346in" svg:y="0.2126in" svg:viewBox="0 0 282 100" svg:d="M268 17c6 0 14 0 14-9 0-8-8-8-14-8h-254c-6 0-14 0-14 8 0 9 8 9 14 9zM268 100c6 0 14 0 14-9 0-8-8-8-14-8h-254c-6 0-14 0-14 8 0 9 8 9 14 9z"><text:p/></draw:path><draw:path draw:style-name="gr1862" draw:text-style-name="P97" svg:width="0.0791in" svg:height="0.1173in" svg:x="0.4272in" svg:y="0.045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63" draw:text-style-name="P97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1864" draw:text-style-name="P97" svg:width="0.1004in" svg:height="0.1138in" svg:x="0.5134in" svg:y="0.0476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1865" draw:text-style-name="P97" svg:width="0.1996in" svg:height="0.0067in" svg:x="0.4205in" svg:y="0.2283in" svg:viewBox="0 0 508 18" draw:points="254,18 0,18 0,0 508,0 508,18"><text:p/></draw:polygon><draw:path draw:style-name="gr1866" draw:text-style-name="P97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67" draw:text-style-name="P97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868" draw:text-style-name="P97" svg:width="0.1106in" svg:height="0.039in" svg:x="0.6953in" svg:y="0.2126in" svg:viewBox="0 0 282 100" svg:d="M268 17c6 0 14 0 14-9 0-8-8-8-14-8h-254c-6 0-14 0-14 8 0 9 8 9 14 9zM268 100c6 0 14 0 14-9 0-8-8-8-14-8h-254c-6 0-14 0-14 8 0 9 8 9 14 9z"><text:p/></draw:path><draw:path draw:style-name="gr1869" draw:text-style-name="P97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1870" draw:text-style-name="P97" svg:width="0.0177in" svg:height="0.0177in" svg:x="1.0205in" svg:y="0.2224in" svg:viewBox="0 0 46 46" svg:d="M46 23c0-12-10-23-23-23-12 0-23 11-23 23 0 13 11 23 23 23 13 0 23-10 23-23z"><text:p/></draw:path><draw:path draw:style-name="gr1871" draw:text-style-name="P97" svg:width="0.0933in" svg:height="0.0752in" svg:x="1.0961in" svg:y="0.1992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1872" draw:text-style-name="P97" svg:width="0.1106in" svg:height="0.1106in" svg:x="1.2417in" svg:y="0.1764in" svg:viewBox="0 0 282 282" svg:d="M150 150h118c6 0 14 0 14-8 0-10-8-10-14-10h-118v-118c0-6 0-14-8-14-10 0-10 8-10 14v118h-118c-6 0-14 0-14 10 0 8 8 8 14 8h118v118c0 6 0 14 10 14 8 0 8-8 8-14z"><text:p/></draw:path><draw:path draw:style-name="gr1873" draw:text-style-name="P97" svg:width="0.0984in" svg:height="0.0752in" svg:x="1.4004in" svg:y="0.1992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1874" draw:text-style-name="P97" svg:width="0.0177in" svg:height="0.0177in" svg:x="1.5594in" svg:y="0.2224in" svg:viewBox="0 0 46 46" svg:d="M46 23c0-12-10-23-23-23-12 0-23 11-23 23 0 13 11 23 23 23 13 0 23-10 23-23z"><text:p/></draw:path><draw:path draw:style-name="gr1875" draw:text-style-name="P97" svg:width="0.0791in" svg:height="0.1173in" svg:x="1.6547in" svg:y="0.045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76" draw:text-style-name="P97" svg:width="0.0937in" svg:height="0.1173in" svg:x="1.7461in" svg:y="0.0476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1877" draw:text-style-name="P97" svg:width="0.1949in" svg:height="0.0067in" svg:x="1.648in" svg:y="0.2283in" svg:viewBox="0 0 496 18" draw:points="247,18 0,18 0,0 496,0 496,18"><text:p/></draw:polygon><draw:path draw:style-name="gr1878" draw:text-style-name="P97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79" draw:text-style-name="P97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82" text:outline-level="3">Kr<text:span text:style-name="T25">ä</text:span><text:span text:style-name="T28">fte</text:span></text:h>
      <text:p text:style-name="P39"><text:span text:style-name="T28"><text:s/></text:span><text:span text:style-name="T28"><draw:g text:anchor-type="as-char" svg:y="-0.2299in" draw:z-index="108" draw:style-name="gr1"><svg:title>TexMaths</svg:title><svg:desc>12§display§F = m \cdot a + v \cdot  \frac{dm}{dt}§svg§600§FALSE§</svg:desc><draw:polygon draw:style-name="gr1388" draw:text-style-name="P97" svg:width="1.3665in" svg:height="0.3413in" svg:x="0in" svg:y="0in" svg:viewBox="0 0 3472 868" draw:points="1735,868 0,868 0,0 3472,0 3472,868"><text:p/></draw:polygon><draw:path draw:style-name="gr1389" draw:text-style-name="P97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1390" draw:text-style-name="P97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1391" draw:text-style-name="P97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1392" draw:text-style-name="P97" svg:width="0.0177in" svg:height="0.0177in" svg:x="0.548in" svg:y="0.1772in" svg:viewBox="0 0 46 46" svg:d="M46 23c0-12-10-23-23-23-12 0-23 11-23 23 0 13 11 23 23 23 13 0 23-10 23-23z"><text:p/></draw:path><draw:path draw:style-name="gr1393" draw:text-style-name="P97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1394" draw:text-style-name="P97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1395" draw:text-style-name="P97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396" draw:text-style-name="P97" svg:width="0.0177in" svg:height="0.0177in" svg:x="1.0449in" svg:y="0.1772in" svg:viewBox="0 0 46 46" svg:d="M46 23c0-12-10-23-23-23-12 0-23 11-23 23 0 13 11 23 23 23 13 0 23-10 23-23z"><text:p/></draw:path><draw:path draw:style-name="gr1397" draw:text-style-name="P97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398" draw:text-style-name="P97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1399" draw:text-style-name="P97" svg:width="0.2327in" svg:height="0.0067in" svg:x="1.1339in" svg:y="0.1827in" svg:viewBox="0 0 592 18" draw:points="295,18 0,18 0,0 592,0 592,18"><text:p/></draw:polygon><draw:path draw:style-name="gr1400" draw:text-style-name="P97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401" draw:text-style-name="P97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2"><text:tab/></text:span><text:span text:style-name="T28"><text:tab/></text:span><text:span text:style-name="T28"><draw:g text:anchor-type="as-char" svg:y="-0.1874in" draw:z-index="126" draw:style-name="gr1"><svg:title>TexMaths</svg:title><svg:desc>12§display§F_G = G \cdot \frac{m_1 \cdot m_2}{r^2}§svg§600§FALSE§</svg:desc><draw:polygon draw:style-name="gr1550" draw:text-style-name="P97" svg:width="1.2709in" svg:height="0.2996in" svg:x="0in" svg:y="0in" svg:viewBox="0 0 3229 762" draw:points="1614,762 0,762 0,0 3229,0 3229,762"><text:p/></draw:polygon><draw:path draw:style-name="gr1551" draw:text-style-name="P97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1552" draw:text-style-name="P97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1553" draw:text-style-name="P97" svg:width="0.1106in" svg:height="0.0386in" svg:x="0.274in" svg:y="0.1252in" svg:viewBox="0 0 282 99" svg:d="M268 17c6 0 14 0 14-9 0-8-8-8-14-8h-254c-6 0-14 0-14 8 0 9 8 9 14 9zM268 99c6 0 14 0 14-8s-8-8-14-8h-254c-6 0-14 0-14 8s8 8 14 8z"><text:p/></draw:path><draw:path draw:style-name="gr1554" draw:text-style-name="P97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1555" draw:text-style-name="P97" svg:width="0.0177in" svg:height="0.0177in" svg:x="0.6217in" svg:y="0.1354in" svg:viewBox="0 0 46 46" svg:d="M46 23c0-12-10-23-23-23-12 0-23 11-23 23 0 13 11 23 23 23 13 0 23-10 23-23z"><text:p/></draw:path><draw:path draw:style-name="gr1556" draw:text-style-name="P97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557" draw:text-style-name="P97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1558" draw:text-style-name="P97" svg:width="0.0177in" svg:height="0.0177in" svg:x="0.9815in" svg:y="0.0236in" svg:viewBox="0 0 46 46" svg:d="M46 23c0-12-10-23-23-23-12 0-23 11-23 23 0 13 11 23 23 23 13 0 23-10 23-23z"><text:p/></draw:path><draw:path draw:style-name="gr1559" draw:text-style-name="P97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560" draw:text-style-name="P97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561" draw:text-style-name="P97" svg:width="0.5602in" svg:height="0.0067in" svg:x="0.7098in" svg:y="0.1409in" svg:viewBox="0 0 1424 18" draw:points="713,18 0,18 0,0 1424,0 1424,18"><text:p/></draw:polygon><draw:path draw:style-name="gr1562" draw:text-style-name="P97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563" draw:text-style-name="P97" svg:width="0.0516in" svg:height="0.0772in" svg:x="1in" svg:y="0.1748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8"> <text:tab/></text:span><text:span text:style-name="T28"><draw:g text:anchor-type="as-char" svg:y="-0.2508in" draw:z-index="125" draw:style-name="gr1"><svg:title>TexMaths</svg:title><svg:desc>12§display§G \approx 6{,}6726 \cdot 10^{-11} \frac{\mathrm{N} \mathrm{m}^2}{\mathrm{kg}^2}§svg§600§FALSE§</svg:desc><draw:polygon draw:style-name="gr1528" draw:text-style-name="P97" svg:width="1.7004in" svg:height="0.4106in" svg:x="0in" svg:y="0.002in" svg:viewBox="0 0 4320 1044" draw:points="2161,1044 0,1044 0,0 4320,0 4320,1044"><text:p/></draw:polygon><draw:path draw:style-name="gr1529" draw:text-style-name="P97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1530" draw:text-style-name="P97" svg:width="0.1106in" svg:height="0.0709in" svg:x="0.1858in" svg:y="0.1693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1531" draw:text-style-name="P97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532" draw:text-style-name="P97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1533" draw:text-style-name="P97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534" draw:text-style-name="P97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1535" draw:text-style-name="P97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536" draw:text-style-name="P97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537" draw:text-style-name="P97" svg:width="0.0177in" svg:height="0.0177in" svg:x="0.8646in" svg:y="0.1996in" svg:viewBox="0 0 46 46" svg:d="M46 23c0-12-10-23-23-23-12 0-23 11-23 23 0 13 11 23 23 23 13 0 23-10 23-23z"><text:p/></draw:path><draw:path draw:style-name="gr1538" draw:text-style-name="P97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1539" draw:text-style-name="P97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540" draw:text-style-name="P97" svg:width="0.0783in" svg:height="0.0059in" svg:x="1.1114in" svg:y="0.1496in" svg:viewBox="0 0 200 16" svg:d="M188 16c5 0 12 0 12-8s-6-8-12-8h-176c-5 0-12 0-12 7 0 9 7 9 12 9z"><text:p/></draw:path><draw:path draw:style-name="gr1541" draw:text-style-name="P97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1542" draw:text-style-name="P97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1543" draw:text-style-name="P97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544" draw:text-style-name="P97" svg:width="0.1295in" svg:height="0.0732in" svg:x="1.4933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545" draw:text-style-name="P97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546" draw:text-style-name="P97" svg:width="0.3374in" svg:height="0.0067in" svg:x="1.3634in" svg:y="0.2047in" svg:viewBox="0 0 858 18" draw:points="430,18 0,18 0,0 858,0 858,18"><text:p/></draw:polygon><draw:path draw:style-name="gr1547" draw:text-style-name="P97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548" draw:text-style-name="P97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1549" draw:text-style-name="P97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8"> <text:tab/></text:span><text:span text:style-name="T28"><draw:g text:anchor-type="as-char" svg:y="-0.1146in" draw:z-index="124" draw:style-name="gr1"><svg:title>TexMaths</svg:title><svg:desc>12§display§F_{Feder}=D\cdot s§svg§600§FALSE§</svg:desc><draw:polygon draw:style-name="gr1517" draw:text-style-name="P97" svg:width="1.0394in" svg:height="0.1382in" svg:x="0in" svg:y="0in" svg:viewBox="0 0 2641 352" draw:points="1321,352 0,352 0,0 2641,0 2641,352"><text:p/></draw:polygon><draw:path draw:style-name="gr1518" draw:text-style-name="P97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1519" draw:text-style-name="P97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1520" draw:text-style-name="P97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1521" draw:text-style-name="P97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1522" draw:text-style-name="P97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1523" draw:text-style-name="P97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1524" draw:text-style-name="P97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1525" draw:text-style-name="P97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1526" draw:text-style-name="P97" svg:width="0.0177in" svg:height="0.0173in" svg:x="0.8925in" svg:y="0.0634in" svg:viewBox="0 0 46 45" svg:d="M46 23c0-12-10-23-23-23-12 0-23 11-23 23 0 13 11 22 23 22 13 0 23-9 23-22z"><text:p/></draw:path><draw:path draw:style-name="gr1527" draw:text-style-name="P97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8"> <text:tab/></text:span><text:span text:style-name="T28"><draw:g text:anchor-type="as-char" svg:y="-0.1165in" draw:z-index="73" draw:style-name="gr1"><svg:title>TexMaths</svg:title><svg:desc>12§display§F_C = Q \cdot E§svg§600§FALSE§</svg:desc><draw:polygon draw:style-name="gr841" draw:text-style-name="P97" svg:width="0.8232in" svg:height="0.1469in" svg:x="0in" svg:y="0.0039in" svg:viewBox="0 0 2092 374" draw:points="1047,374 0,374 0,0 2092,0 2092,374"><text:p/></draw:polygon><draw:path draw:style-name="gr842" draw:text-style-name="P97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843" draw:text-style-name="P97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844" draw:text-style-name="P97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845" draw:text-style-name="P97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846" draw:text-style-name="P97" svg:width="0.0177in" svg:height="0.0177in" svg:x="0.6224in" svg:y="0.0673in" svg:viewBox="0 0 46 46" svg:d="M46 23c0-12-10-23-23-23-12 0-23 11-23 23 0 13 11 23 23 23 13 0 23-10 23-23z"><text:p/></draw:path><draw:path draw:style-name="gr847" draw:text-style-name="P97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9"><text:tab/></text:span><text:span text:style-name="T15"><draw:g text:anchor-type="as-char" svg:y="-0.222in" draw:z-index="48" draw:style-name="gr1"><svg:title>TexMaths</svg:title><svg:desc>12§display§F_\mathrm{W} = c_\mathrm{W} \, A \, \frac{1}{2}\, \rho v^2§svg§600§FALSE§</svg:desc><draw:polygon draw:style-name="gr603" draw:text-style-name="P97" svg:width="1.2571in" svg:height="0.3331in" svg:x="0in" svg:y="0.0039in" svg:viewBox="0 0 3194 847" draw:points="1596,847 0,847 0,0 3194,0 3194,847"><text:p/></draw:polygon><draw:path draw:style-name="gr604" draw:text-style-name="P97" svg:width="0.1185in" svg:height="0.113in" svg:x="0.0063in" svg:y="0.1098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605" draw:text-style-name="P97" svg:width="0.1272in" svg:height="0.0819in" svg:x="0.110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606" draw:text-style-name="P97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607" draw:text-style-name="P97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608" draw:text-style-name="P97" svg:width="0.1272in" svg:height="0.0819in" svg:x="0.547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609" draw:text-style-name="P97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10" draw:text-style-name="P97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611" draw:text-style-name="P97" svg:width="0.0831in" svg:height="0.0067in" svg:x="0.8878in" svg:y="0.1783in" svg:viewBox="0 0 212 18" draw:points="106,18 0,18 0,0 212,0 212,18"><text:p/></draw:polygon><draw:path draw:style-name="gr612" draw:text-style-name="P97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13" draw:text-style-name="P97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614" draw:text-style-name="P97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15" draw:text-style-name="P97" svg:width="0.0516in" svg:height="0.0772in" svg:x="1.197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13"><draw:g text:anchor-type="as-char" svg:y="-0.1146in" draw:z-index="37" draw:style-name="gr1"><svg:title>TexMaths</svg:title><svg:desc>12§display§F_{Reibung} = \mu\cdot F_N§svg§600§FALSE§</svg:desc><draw:polygon draw:style-name="gr538" draw:text-style-name="P97" svg:width="1.2791in" svg:height="0.161in" svg:x="0in" svg:y="0in" svg:viewBox="0 0 3250 410" draw:points="1626,410 0,410 0,0 3250,0 3250,410"><text:p/></draw:polygon><draw:path draw:style-name="gr539" draw:text-style-name="P97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40" draw:text-style-name="P97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541" draw:text-style-name="P97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542" draw:text-style-name="P97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43" draw:text-style-name="P97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544" draw:text-style-name="P97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545" draw:text-style-name="P97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546" draw:text-style-name="P97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547" draw:text-style-name="P97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548" draw:text-style-name="P97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549" draw:text-style-name="P97" svg:width="0.0177in" svg:height="0.0177in" svg:x="0.9858in" svg:y="0.0638in" svg:viewBox="0 0 46 46" svg:d="M46 23c0-12-10-23-23-23-12 0-23 11-23 23 0 13 11 23 23 23 13 0 23-10 23-23z"><text:p/></draw:path><draw:path draw:style-name="gr550" draw:text-style-name="P97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51" draw:text-style-name="P97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74" draw:style-name="gr1"><svg:title>TexMaths</svg:title><svg:desc>12§display§\mu_{Roll} \ll \mu_{Gleit} \ll \mu_{Haft}§svg§600§FALSE§</svg:desc><draw:polygon draw:style-name="gr848" draw:text-style-name="P97" svg:width="1.7094in" svg:height="0.137in" svg:x="0in" svg:y="0.0043in" svg:viewBox="0 0 4343 349" draw:points="2172,349 0,349 0,0 4343,0 4343,349"><text:p/></draw:polygon><draw:path draw:style-name="gr849" draw:text-style-name="P97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50" draw:text-style-name="P97" svg:width="0.0902in" svg:height="0.0819in" svg:x="0.1083in" svg:y="0.0394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851" draw:text-style-name="P97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852" draw:text-style-name="P97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53" draw:text-style-name="P97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54" draw:text-style-name="P97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855" draw:text-style-name="P97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56" draw:text-style-name="P97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857" draw:text-style-name="P97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58" draw:text-style-name="P97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859" draw:text-style-name="P97" svg:width="0.0354in" svg:height="0.0783in" svg:x="0.9331in" svg:y="0.0417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860" draw:text-style-name="P97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861" draw:text-style-name="P97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862" draw:text-style-name="P97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63" draw:text-style-name="P97" svg:width="0.1035in" svg:height="0.0795in" svg:x="1.3992in" svg:y="0.0394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864" draw:text-style-name="P97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865" draw:text-style-name="P97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866" draw:text-style-name="P97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88" draw:style-name="gr1"><svg:title>TexMaths</svg:title><svg:desc>12§display§\abs{F_{Coriolis}} = 2 \cdot m \cdot v_r \cdot \omega \cdot \sin{\theta}§svg§600§FALSE§</svg:desc><draw:polygon draw:style-name="gr2186" draw:text-style-name="P97" svg:width="2.213in" svg:height="0.1657in" svg:x="0in" svg:y="0.0004in" svg:viewBox="0 0 5622 422" draw:points="2811,422 0,422 0,0 5622,0 5622,422"><text:p/></draw:polygon><draw:path draw:style-name="gr2187" draw:text-style-name="P97" svg:width="0.0067in" svg:height="0.1657in" svg:x="0.0197in" svg:y="0.0004in" svg:viewBox="0 0 18 422" svg:d="M18 16c0-9 0-16-8-16-10 0-10 7-10 16v392c0 7 0 14 10 14 8 0 8-7 8-14z"><text:p/></draw:path><draw:path draw:style-name="gr2188" draw:text-style-name="P97" svg:width="0.1181in" svg:height="0.113in" svg:x="0.0524in" svg:y="0.012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189" draw:text-style-name="P97" svg:width="0.0898in" svg:height="0.0843in" svg:x="0.161in" svg:y="0.0673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2190" draw:text-style-name="P97" svg:width="0.0543in" svg:height="0.0524in" svg:x="0.2638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2191" draw:text-style-name="P97" svg:width="0.0539in" svg:height="0.0524in" svg:x="0.3272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192" draw:text-style-name="P97" svg:width="0.0354in" svg:height="0.0783in" svg:x="0.3925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193" draw:text-style-name="P97" svg:width="0.0543in" svg:height="0.0524in" svg:x="0.4413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2194" draw:text-style-name="P97" svg:width="0.026in" svg:height="0.0819in" svg:x="0.5067in" svg:y="0.0693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2195" draw:text-style-name="P97" svg:width="0.0354in" svg:height="0.0783in" svg:x="0.5476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196" draw:text-style-name="P97" svg:width="0.0465in" svg:height="0.0524in" svg:x="0.5976in" svg:y="0.0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197" draw:text-style-name="P97" svg:width="0.0067in" svg:height="0.1657in" svg:x="0.6799in" svg:y="0.0004in" svg:viewBox="0 0 18 422" svg:d="M18 16c0-9 0-16-8-16-10 0-10 7-10 16v392c0 7 0 14 10 14 8 0 8-7 8-14z"><text:p/></draw:path><draw:path draw:style-name="gr2198" draw:text-style-name="P97" svg:width="0.1106in" svg:height="0.039in" svg:x="0.7614in" svg:y="0.0634in" svg:viewBox="0 0 282 100" svg:d="M268 17c6 0 14 0 14-9 0-8-8-8-14-8h-254c-6 0-14 0-14 8 0 9 8 9 14 9zM268 100c6 0 14 0 14-9 0-8-8-8-14-8h-254c-6 0-14 0-14 8 0 9 8 9 14 9z"><text:p/></draw:path><draw:path draw:style-name="gr2199" draw:text-style-name="P97" svg:width="0.0661in" svg:height="0.1106in" svg:x="0.9358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200" draw:text-style-name="P97" svg:width="0.0177in" svg:height="0.0177in" svg:x="1.0618in" svg:y="0.0744in" svg:viewBox="0 0 46 46" svg:d="M46 23c0-12-10-23-23-23-12 0-23 11-23 23 0 13 11 23 23 23 13 0 23-10 23-23z"><text:p/></draw:path><draw:path draw:style-name="gr2201" draw:text-style-name="P97" svg:width="0.1362in" svg:height="0.0752in" svg:x="1.135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2202" draw:text-style-name="P97" svg:width="0.0177in" svg:height="0.0177in" svg:x="1.3276in" svg:y="0.0744in" svg:viewBox="0 0 46 46" svg:d="M46 23c0-12-10-23-23-23-12 0-23 11-23 23 0 13 11 23 23 23 13 0 23-10 23-23z"><text:p/></draw:path><draw:path draw:style-name="gr2203" draw:text-style-name="P97" svg:width="0.0728in" svg:height="0.0752in" svg:x="1.401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204" draw:text-style-name="P97" svg:width="0.0539in" svg:height="0.0524in" svg:x="1.4823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205" draw:text-style-name="P97" svg:width="0.0177in" svg:height="0.0177in" svg:x="1.6012in" svg:y="0.0744in" svg:viewBox="0 0 46 46" svg:d="M46 23c0-12-10-23-23-23-12 0-23 11-23 23 0 13 11 23 23 23 13 0 23-10 23-23z"><text:p/></draw:path><draw:path draw:style-name="gr2206" draw:text-style-name="P97" svg:width="0.0984in" svg:height="0.0752in" svg:x="1.67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207" draw:text-style-name="P97" svg:width="0.0177in" svg:height="0.0177in" svg:x="1.8303in" svg:y="0.0744in" svg:viewBox="0 0 46 46" svg:d="M46 23c0-12-10-23-23-23-12 0-23 11-23 23 0 13 11 23 23 23 13 0 23-10 23-23z"><text:p/></draw:path><draw:path draw:style-name="gr2208" draw:text-style-name="P97" svg:width="0.0543in" svg:height="0.076in" svg:x="1.904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209" draw:text-style-name="P97" svg:width="0.0354in" svg:height="0.111in" svg:x="1.9705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2210" draw:text-style-name="P97" svg:width="0.0839in" svg:height="0.0732in" svg:x="2.016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211" draw:text-style-name="P97" svg:width="0.0685in" svg:height="0.1193in" svg:x="2.1374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/text:p>
      <text:h text:style-name="P95" text:outline-level="4"><draw:frame draw:style-name="fr2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30"><draw:g text:anchor-type="as-char" svg:y="-0.1138in" draw:z-index="106" draw:style-name="gr1"><svg:title>TexMaths</svg:title><svg:desc>12§display§E§svg§600§FALSE§</svg:desc><draw:polygon draw:style-name="gr1361" draw:text-style-name="P97" svg:width="0.1319in" svg:height="0.113in" svg:x="0in" svg:y="0in" svg:viewBox="0 0 336 288" draw:points="167,288 0,288 0,0 336,0 336,288"><text:p/></draw:polygon><draw:path draw:style-name="gr1362" draw:text-style-name="P97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62">Energie</text:p></table:table-cell><table:table-cell table:style-name="Table2.C1" office:value-type="string"><text:p text:style-name="P17"><draw:g text:anchor-type="as-char" svg:y="-0.1252in" draw:z-index="105" draw:style-name="gr1"><svg:title>TexMaths</svg:title><svg:desc>12§display§\left [ E \right ] = \mathrm{J}§svg§600§FALSE§</svg:desc><draw:polygon draw:style-name="gr1355" draw:text-style-name="P97" svg:width="0.5307in" svg:height="0.1657in" svg:x="0in" svg:y="0.0004in" svg:viewBox="0 0 1349 422" draw:points="675,422 0,422 0,0 1349,0 1349,422"><text:p/></draw:polygon><draw:polygon draw:style-name="gr1356" draw:text-style-name="P97" svg:width="0.0228in" svg:height="0.1657in" svg:x="0.0193in" svg:y="0.0004in" svg:viewBox="0 0 59 422" draw:points="59,422 59,406 17,406 17,17 59,17 59,0 0,0 0,422"><text:p/></draw:polygon><draw:path draw:style-name="gr1357" draw:text-style-name="P97" svg:width="0.1205in" svg:height="0.113in" svg:x="0.0524in" svg:y="0.011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1358" draw:text-style-name="P97" svg:width="0.0228in" svg:height="0.1657in" svg:x="0.1819in" svg:y="0.0004in" svg:viewBox="0 0 59 422" draw:points="59,0 0,0 0,17 42,17 42,406 0,406 0,422 59,422"><text:p/></draw:polygon><draw:path draw:style-name="gr1359" draw:text-style-name="P97" svg:width="0.1106in" svg:height="0.039in" svg:x="0.2795in" svg:y="0.0638in" svg:viewBox="0 0 282 100" svg:d="M267 17c6 0 15 0 15-9 0-8-9-8-15-8h-253c-6 0-14 0-14 8 0 9 8 9 14 9zM267 100c6 0 15 0 15-9 0-8-9-8-15-8h-253c-6 0-14 0-14 8 0 9 8 9 14 9z"><text:p/></draw:path><draw:path draw:style-name="gr1360" draw:text-style-name="P97" svg:width="0.0705in" svg:height="0.1173in" svg:x="0.4524in" svg:y="0.011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30"><draw:g text:anchor-type="as-char" svg:y="-0.0756in" draw:z-index="104" draw:style-name="gr1"><svg:title>TexMaths</svg:title><svg:desc>12§display§s§svg§600§FALSE§</svg:desc><draw:polygon draw:style-name="gr1353" draw:text-style-name="P97" svg:width="0.0783in" svg:height="0.0713in" svg:x="0in" svg:y="0.002in" svg:viewBox="0 0 200 182" draw:points="100,182 0,182 0,0 200,0 200,182"><text:p/></draw:polygon><draw:path draw:style-name="gr1354" draw:text-style-name="P97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61">Auslenkung der Feder</text:p></table:table-cell><table:table-cell table:style-name="Table2.C2" office:value-type="string"><text:p text:style-name="P17"><draw:g text:anchor-type="as-char" svg:y="-0.1252in" draw:z-index="65" draw:style-name="gr1"><svg:title>TexMaths</svg:title><svg:desc>12§display§[s] = \mathrm{m}§svg§600§FALSE§</svg:desc><draw:polygon draw:style-name="gr799" draw:text-style-name="P97" svg:width="0.5295in" svg:height="0.1657in" svg:x="0in" svg:y="0.0004in" svg:viewBox="0 0 1346 422" draw:points="673,422 0,422 0,0 1346,0 1346,422"><text:p/></draw:polygon><draw:polygon draw:style-name="gr800" draw:text-style-name="P97" svg:width="0.0228in" svg:height="0.1657in" svg:x="0.0193in" svg:y="0.0004in" svg:viewBox="0 0 59 422" draw:points="59,422 59,406 17,406 17,17 59,17 59,0 0,0 0,422"><text:p/></draw:polygon><draw:path draw:style-name="gr801" draw:text-style-name="P97" svg:width="0.061in" svg:height="0.0752in" svg:x="0.0547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802" draw:text-style-name="P97" svg:width="0.0228in" svg:height="0.1657in" svg:x="0.1276in" svg:y="0.0004in" svg:viewBox="0 0 59 422" draw:points="59,0 0,0 0,17 42,17 42,406 0,406 0,422 59,422"><text:p/></draw:polygon><draw:path draw:style-name="gr803" draw:text-style-name="P97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804" draw:text-style-name="P97" svg:width="0.1295in" svg:height="0.0732in" svg:x="0.396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4"><draw:g text:anchor-type="as-char" svg:y="-0.1181in" draw:z-index="101" draw:style-name="gr1"><svg:title>TexMaths</svg:title><svg:desc>12§display§W§svg§600§FALSE§</svg:desc><draw:polygon draw:style-name="gr1319" draw:text-style-name="P97" svg:width="0.1803in" svg:height="0.1142in" svg:x="0in" svg:y="0in" svg:viewBox="0 0 459 291" draw:points="230,291 0,291 0,0 459,0 459,291"><text:p/></draw:polygon><draw:path draw:style-name="gr1320" draw:text-style-name="P97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60">Arbeit</text:p></table:table-cell><table:table-cell table:style-name="Table2.C3" office:value-type="string"><text:p text:style-name="P39"><draw:g text:anchor-type="as-char" svg:y="-0.1252in" draw:z-index="64" draw:style-name="gr1"><svg:title>TexMaths</svg:title><svg:desc>12§display§[W] = \mathrm{J}§svg§600§FALSE§</svg:desc><draw:polygon draw:style-name="gr793" draw:text-style-name="P97" svg:width="0.5787in" svg:height="0.1657in" svg:x="0in" svg:y="0.0004in" svg:viewBox="0 0 1471 422" draw:points="736,422 0,422 0,0 1471,0 1471,422"><text:p/></draw:polygon><draw:polygon draw:style-name="gr794" draw:text-style-name="P97" svg:width="0.0228in" svg:height="0.1657in" svg:x="0.0193in" svg:y="0.0004in" svg:viewBox="0 0 59 422" draw:points="59,422 59,406 17,406 17,17 59,17 59,0 0,0 0,422"><text:p/></draw:polygon><draw:path draw:style-name="gr795" draw:text-style-name="P97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796" draw:text-style-name="P97" svg:width="0.0228in" svg:height="0.1657in" svg:x="0.2295in" svg:y="0.0004in" svg:viewBox="0 0 59 422" draw:points="59,0 0,0 0,17 42,17 42,406 0,406 0,422 59,422"><text:p/></draw:polygon><draw:path draw:style-name="gr797" draw:text-style-name="P97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798" draw:text-style-name="P97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32"><draw:g text:anchor-type="as-char" svg:y="-0.1138in" draw:z-index="96" draw:style-name="gr1"><svg:title>TexMaths</svg:title><svg:desc>12§display§T§svg§600§FALSE§</svg:desc><draw:polygon draw:style-name="gr1241" draw:text-style-name="P97" svg:width="0.1201in" svg:height="0.113in" svg:x="0in" svg:y="0in" svg:viewBox="0 0 306 288" draw:points="154,288 0,288 0,0 306,0 306,288"><text:p/></draw:polygon><draw:path draw:style-name="gr1242" draw:text-style-name="P97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58">Gesamtwurfzeit</text:p></table:table-cell><table:table-cell table:style-name="Table2.C4" office:value-type="string"><text:p text:style-name="P39"><draw:g text:anchor-type="as-char" svg:y="-0.1252in" draw:z-index="63" draw:style-name="gr1"><svg:title>TexMaths</svg:title><svg:desc>12§display§[T] = \mathrm{s}§svg§600§FALSE§</svg:desc><draw:polygon draw:style-name="gr787" draw:text-style-name="P97" svg:width="0.4996in" svg:height="0.1657in" svg:x="0in" svg:y="0.0004in" svg:viewBox="0 0 1270 422" draw:points="635,422 0,422 0,0 1270,0 1270,422"><text:p/></draw:polygon><draw:polygon draw:style-name="gr788" draw:text-style-name="P97" svg:width="0.0228in" svg:height="0.1657in" svg:x="0.0193in" svg:y="0.0004in" svg:viewBox="0 0 59 422" draw:points="59,422 59,406 17,406 17,17 59,17 59,0 0,0 0,422"><text:p/></draw:polygon><draw:path draw:style-name="gr789" draw:text-style-name="P97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790" draw:text-style-name="P97" svg:width="0.0228in" svg:height="0.1657in" svg:x="0.1701in" svg:y="0.0004in" svg:viewBox="0 0 59 422" draw:points="59,0 0,0 0,17 42,17 42,406 0,406 0,422 59,422"><text:p/></draw:polygon><draw:path draw:style-name="gr791" draw:text-style-name="P97" svg:width="0.1106in" svg:height="0.039in" svg:x="0.2677in" svg:y="0.0638in" svg:viewBox="0 0 282 100" svg:d="M268 17c6 0 14 0 14-9 0-8-8-8-14-8h-254c-6 0-14 0-14 8 0 9 8 9 14 9zM268 100c6 0 14 0 14-9 0-8-8-8-14-8h-254c-6 0-14 0-14 8 0 9 8 9 14 9z"><text:p/></draw:path><draw:path draw:style-name="gr792" draw:text-style-name="P97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24"><draw:g text:anchor-type="as-char" svg:y="-0.1173in" draw:z-index="94" draw:style-name="gr1"><svg:title>TexMaths</svg:title><svg:desc>12§display§h_0§svg§600§FALSE§</svg:desc><draw:polygon draw:style-name="gr1205" draw:text-style-name="P97" svg:width="0.1622in" svg:height="0.1402in" svg:x="0in" svg:y="0in" svg:viewBox="0 0 413 357" draw:points="206,357 0,357 0,0 413,0 413,357"><text:p/></draw:polygon><draw:path draw:style-name="gr1206" draw:text-style-name="P97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1207" draw:text-style-name="P97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59"><text:span text:style-name="T32">Startwurfh</text:span><text:span text:style-name="T12">ö</text:span><text:span text:style-name="T13">he</text:span></text:p></table:table-cell><table:table-cell table:style-name="Table2.C5" office:value-type="string"><text:p text:style-name="P39"><draw:g text:anchor-type="as-char" svg:y="-0.1252in" draw:z-index="62" draw:style-name="gr1"><svg:title>TexMaths</svg:title><svg:desc>12§display§[h_0] = \mathrm{m}§svg§600§FALSE§</svg:desc><draw:polygon draw:style-name="gr780" draw:text-style-name="P97" svg:width="0.6228in" svg:height="0.1657in" svg:x="0in" svg:y="0.0004in" svg:viewBox="0 0 1583 422" draw:points="791,422 0,422 0,0 1583,0 1583,422"><text:p/></draw:polygon><draw:polygon draw:style-name="gr781" draw:text-style-name="P97" svg:width="0.0228in" svg:height="0.1657in" svg:x="0.0193in" svg:y="0.0004in" svg:viewBox="0 0 59 422" draw:points="59,422 59,406 17,406 17,17 59,17 59,0 0,0 0,422"><text:p/></draw:polygon><draw:path draw:style-name="gr782" draw:text-style-name="P97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783" draw:text-style-name="P97" svg:width="0.0539in" svg:height="0.0795in" svg:x="0.14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784" draw:text-style-name="P97" svg:width="0.0228in" svg:height="0.1657in" svg:x="0.2205in" svg:y="0.0004in" svg:viewBox="0 0 59 422" draw:points="59,0 0,0 0,17 42,17 42,406 0,406 0,422 59,422"><text:p/></draw:polygon><draw:path draw:style-name="gr785" draw:text-style-name="P97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786" draw:text-style-name="P97" svg:width="0.1295in" svg:height="0.0732in" svg:x="0.4894in" svg:y="0.0512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4"><draw:g text:anchor-type="as-char" svg:y="-0.1189in" draw:z-index="93" draw:style-name="gr1"><svg:title>TexMaths</svg:title><svg:desc>12§display§\theta§svg§600§FALSE§</svg:desc><draw:polygon draw:style-name="gr1203" draw:text-style-name="P97" svg:width="0.0827in" svg:height="0.115in" svg:x="0in" svg:y="0.0016in" svg:viewBox="0 0 211 293" draw:points="106,293 0,293 0,0 211,0 211,293"><text:p/></draw:polygon><draw:path draw:style-name="gr1204" draw:text-style-name="P97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58">Wurfwinkel</text:p></table:table-cell><table:table-cell table:style-name="Table2.C6" office:value-type="string"><text:p text:style-name="P33"><draw:g text:anchor-type="as-char" svg:y="-0.1252in" draw:z-index="61" draw:style-name="gr1"><svg:title>TexMaths</svg:title><svg:desc>12§display§[\theta] = \mathrm{rad}§svg§600§FALSE§</svg:desc><draw:polygon draw:style-name="gr772" draw:text-style-name="P97" svg:width="0.6366in" svg:height="0.1657in" svg:x="0in" svg:y="0.0004in" svg:viewBox="0 0 1618 422" draw:points="809,422 0,422 0,0 1618,0 1618,422"><text:p/></draw:polygon><draw:polygon draw:style-name="gr773" draw:text-style-name="P97" svg:width="0.0228in" svg:height="0.1657in" svg:x="0.0193in" svg:y="0.0004in" svg:viewBox="0 0 59 422" draw:points="59,422 59,406 17,406 17,17 59,17 59,0 0,0 0,422"><text:p/></draw:polygon><draw:path draw:style-name="gr774" draw:text-style-name="P97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775" draw:text-style-name="P97" svg:width="0.0228in" svg:height="0.1657in" svg:x="0.1323in" svg:y="0.0004in" svg:viewBox="0 0 59 422" draw:points="59,0 0,0 0,17 42,17 42,406 0,406 0,422 59,422"><text:p/></draw:polygon><draw:path draw:style-name="gr776" draw:text-style-name="P97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777" draw:text-style-name="P97" svg:width="0.0559in" svg:height="0.0732in" svg:x="0.400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778" draw:text-style-name="P97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79" draw:text-style-name="P97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24"><draw:g text:anchor-type="as-char" svg:y="-0.0752in" draw:z-index="91" draw:style-name="gr1"><svg:title>TexMaths</svg:title><svg:desc>12§display§x_W§svg§600§FALSE§</svg:desc><draw:polygon draw:style-name="gr1186" draw:text-style-name="P97" svg:width="0.2374in" svg:height="0.0965in" svg:x="0in" svg:y="0.0016in" svg:viewBox="0 0 604 246" draw:points="302,246 0,246 0,0 604,0 604,246"><text:p/></draw:polygon><draw:path draw:style-name="gr1187" draw:text-style-name="P97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1188" draw:text-style-name="P97" svg:width="0.1272in" svg:height="0.0819in" svg:x="0.1039in" svg:y="0.0189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58">Reichweite</text:p></table:table-cell><table:table-cell table:style-name="Table2.C7" office:value-type="string"><text:p text:style-name="P39"><draw:g text:anchor-type="as-char" svg:y="-0.1252in" draw:z-index="60" draw:style-name="gr1"><svg:title>TexMaths</svg:title><svg:desc>12§display§[x_W] = \mathrm{m}§svg§600§FALSE§</svg:desc><draw:polygon draw:style-name="gr765" draw:text-style-name="P97" svg:width="0.698in" svg:height="0.1657in" svg:x="0in" svg:y="0.0004in" svg:viewBox="0 0 1774 422" draw:points="887,422 0,422 0,0 1774,0 1774,422"><text:p/></draw:polygon><draw:polygon draw:style-name="gr766" draw:text-style-name="P97" svg:width="0.0228in" svg:height="0.1657in" svg:x="0.0193in" svg:y="0.0004in" svg:viewBox="0 0 59 422" draw:points="59,422 59,406 17,406 17,17 59,17 59,0 0,0 0,422"><text:p/></draw:polygon><draw:path draw:style-name="gr767" draw:text-style-name="P97" svg:width="0.0827in" svg:height="0.0752in" svg:x="0.051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768" draw:text-style-name="P97" svg:width="0.1272in" svg:height="0.0819in" svg:x="0.1504in" svg:y="0.0697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769" draw:text-style-name="P97" svg:width="0.0228in" svg:height="0.1657in" svg:x="0.2957in" svg:y="0.0004in" svg:viewBox="0 0 59 422" draw:points="59,0 0,0 0,17 42,17 42,406 0,406 0,422 59,422"><text:p/></draw:polygon><draw:path draw:style-name="gr770" draw:text-style-name="P97" svg:width="0.1106in" svg:height="0.039in" svg:x="0.3937in" svg:y="0.0638in" svg:viewBox="0 0 282 100" svg:d="M268 17c6 0 14 0 14-9 0-8-8-8-14-8h-254c-6 0-14 0-14 8 0 9 8 9 14 9zM268 100c6 0 14 0 14-9 0-8-8-8-14-8h-254c-6 0-14 0-14 8 0 9 8 9 14 9z"><text:p/></draw:path><draw:path draw:style-name="gr771" draw:text-style-name="P97" svg:width="0.1295in" svg:height="0.0732in" svg:x="0.565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4"><draw:g text:anchor-type="as-char" svg:y="-0.0744in" draw:z-index="90" draw:style-name="gr1"><svg:title>TexMaths</svg:title><svg:desc>12§display§g§svg§600§FALSE§</svg:desc><draw:polygon draw:style-name="gr1184" draw:text-style-name="P97" svg:width="0.0854in" svg:height="0.1043in" svg:x="0in" svg:y="0.0016in" svg:viewBox="0 0 218 266" draw:points="110,266 0,266 0,0 218,0 218,266"><text:p/></draw:polygon><draw:path draw:style-name="gr1185" draw:text-style-name="P97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58">Erdbeschleunigung</text:p></table:table-cell><table:table-cell table:style-name="Table2.C2" office:value-type="string"><text:p text:style-name="P39"><draw:g text:anchor-type="as-char" svg:y="-0.1866in" draw:z-index="89" draw:style-name="gr1"><svg:title>TexMaths</svg:title><svg:desc>12§display§9,81 \frac{\mathrm{m}}{\mathrm{s}^2}§svg§600§FALSE§</svg:desc><draw:polygon draw:style-name="gr1175" draw:text-style-name="P97" svg:width="0.4831in" svg:height="0.298in" svg:x="0in" svg:y="0.0016in" svg:viewBox="0 0 1228 758" draw:points="613,758 0,758 0,0 1228,0 1228,758"><text:p/></draw:polygon><draw:path draw:style-name="gr1176" draw:text-style-name="P97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1177" draw:text-style-name="P97" svg:width="0.0193in" svg:height="0.0496in" svg:x="0.0972in" svg:y="0.1685in" svg:viewBox="0 0 50 127" svg:d="M50 44c0-27-10-44-27-44-15 0-23 11-23 23 0 11 8 23 23 23 5 0 11-3 15-6 2-2 2-2 2-2 1 0 1 0 1 6 0 33-15 58-29 73-5 3-5 4-5 6 0 3 3 4 4 4 5 0 39-32 39-83z"><text:p/></draw:path><draw:path draw:style-name="gr1178" draw:text-style-name="P97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1179" draw:text-style-name="P97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1180" draw:text-style-name="P97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1181" draw:text-style-name="P97" svg:width="0.1398in" svg:height="0.0067in" svg:x="0.3429in" svg:y="0.1409in" svg:viewBox="0 0 356 18" draw:points="179,18 0,18 0,0 356,0 356,18"><text:p/></draw:polygon><draw:path draw:style-name="gr1182" draw:text-style-name="P97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1183" draw:text-style-name="P97" svg:width="0.0516in" svg:height="0.0772in" svg:x="0.4157in" svg:y="0.1748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24"><draw:g text:anchor-type="as-char" svg:y="-0.0756in" draw:z-index="76" draw:style-name="gr1"><svg:title>TexMaths</svg:title><svg:desc>12§display§u§svg§600§FALSE§</svg:desc><draw:polygon draw:style-name="gr897" draw:text-style-name="P97" svg:width="0.0949in" svg:height="0.0713in" svg:x="0in" svg:y="0.002in" svg:viewBox="0 0 242 182" draw:points="121,182 0,182 0,0 242,0 242,182"><text:p/></draw:polygon><draw:path draw:style-name="gr898" draw:text-style-name="P97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63">Geschwindigkeit nachher</text:p></table:table-cell><table:table-cell table:style-name="Table2.C2" office:value-type="string"><text:p text:style-name="P39"><draw:g text:anchor-type="as-char" svg:y="-0.1866in" draw:z-index="59" draw:style-name="gr1"><svg:title>TexMaths</svg:title><svg:desc>12§display§[u] = \mathrm{\frac{m}{s}}§svg§600§FALSE§</svg:desc><draw:polygon draw:style-name="gr757" draw:text-style-name="P97" svg:width="0.5669in" svg:height="0.298in" svg:x="0in" svg:y="0.0016in" svg:viewBox="0 0 1441 758" draw:points="721,758 0,758 0,0 1441,0 1441,758"><text:p/></draw:polygon><draw:polygon draw:style-name="gr758" draw:text-style-name="P97" svg:width="0.0228in" svg:height="0.1661in" svg:x="0.0193in" svg:y="0.061in" svg:viewBox="0 0 59 423" draw:points="59,423 59,406 17,406 17,17 59,17 59,0 0,0 0,423"><text:p/></draw:polygon><draw:path draw:style-name="gr759" draw:text-style-name="P97" svg:width="0.0854in" svg:height="0.0752in" svg:x="0.0512in" svg:y="0.113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760" draw:text-style-name="P97" svg:width="0.0228in" svg:height="0.1661in" svg:x="0.1449in" svg:y="0.061in" svg:viewBox="0 0 59 423" draw:points="59,0 0,0 0,17 42,17 42,406 0,406 0,423 59,423"><text:p/></draw:polygon><draw:path draw:style-name="gr761" draw:text-style-name="P97" svg:width="0.1106in" svg:height="0.039in" svg:x="0.2429in" svg:y="0.1252in" svg:viewBox="0 0 282 100" svg:d="M268 17c6 0 14 0 14-9 0-8-8-8-14-8h-254c-6 0-14 0-14 8 0 9 8 9 14 9zM268 100c6 0 14 0 14-9 0-8-8-8-14-8h-254c-6 0-14 0-14 8 0 9 8 9 14 9z"><text:p/></draw:path><draw:path draw:style-name="gr762" draw:text-style-name="P97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763" draw:text-style-name="P97" svg:width="0.1386in" svg:height="0.0067in" svg:x="0.4283in" svg:y="0.1409in" svg:viewBox="0 0 353 18" draw:points="176,18 0,18 0,0 353,0 353,18"><text:p/></draw:polygon><draw:path draw:style-name="gr764" draw:text-style-name="P97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24"><draw:g text:anchor-type="as-char" svg:y="-0.1138in" draw:z-index="55" draw:style-name="gr1"><svg:title>TexMaths</svg:title><svg:desc>12§display§P§svg§600§FALSE§</svg:desc><draw:polygon draw:style-name="gr727" draw:text-style-name="P97" svg:width="0.1295in" svg:height="0.113in" svg:x="0in" svg:y="0in" svg:viewBox="0 0 330 288" draw:points="165,288 0,288 0,0 330,0 330,288"><text:p/></draw:polygon><draw:path draw:style-name="gr728" draw:text-style-name="P97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64">Leistung</text:p></table:table-cell><table:table-cell table:style-name="Table2.C2" office:value-type="string"><text:p text:style-name="P39"><draw:g text:anchor-type="as-char" svg:y="-0.1252in" draw:z-index="54" draw:style-name="gr1"><svg:title>TexMaths</svg:title><svg:desc>12§display§[P] = \mathrm{W}§svg§600§FALSE§</svg:desc><draw:polygon draw:style-name="gr721" draw:text-style-name="P97" svg:width="0.6161in" svg:height="0.1657in" svg:x="0in" svg:y="0.0004in" svg:viewBox="0 0 1566 422" draw:points="784,422 0,422 0,0 1566,0 1566,422"><text:p/></draw:polygon><draw:polygon draw:style-name="gr722" draw:text-style-name="P97" svg:width="0.0228in" svg:height="0.1657in" svg:x="0.0193in" svg:y="0.0004in" svg:viewBox="0 0 59 422" draw:points="59,422 59,406 17,406 17,17 59,17 59,0 0,0 0,422"><text:p/></draw:polygon><draw:path draw:style-name="gr723" draw:text-style-name="P97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724" draw:text-style-name="P97" svg:width="0.0228in" svg:height="0.1657in" svg:x="0.1795in" svg:y="0.0004in" svg:viewBox="0 0 59 422" draw:points="59,0 0,0 0,17 42,17 42,406 0,406 0,422 59,422"><text:p/></draw:polygon><draw:path draw:style-name="gr725" draw:text-style-name="P97" svg:width="0.1106in" svg:height="0.039in" svg:x="0.2772in" svg:y="0.0638in" svg:viewBox="0 0 282 100" svg:d="M268 17c6 0 14 0 14-9 0-8-8-8-14-8h-254c-6 0-14 0-14 8 0 9 8 9 14 9zM268 100c6 0 14 0 14-9 0-8-8-8-14-8h-254c-6 0-14 0-14 8 0 9 8 9 14 9z"><text:p/></draw:path><draw:path draw:style-name="gr726" draw:text-style-name="P97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23" draw:style-name="gr1"><svg:title>TexMaths</svg:title><svg:desc>12§display§\frac{\mathrm d \vec p}{\mathrm dt}=\vec F§svg§600§FALSE§</svg:desc><draw:polygon draw:style-name="gr1507" draw:text-style-name="P97" svg:width="0.55in" svg:height="0.3453in" svg:x="0in" svg:y="0in" svg:viewBox="0 0 1398 878" draw:points="700,878 0,878 0,0 1398,0 1398,878"><text:p/></draw:polygon><draw:path draw:style-name="gr1508" draw:text-style-name="P97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1509" draw:text-style-name="P97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1510" draw:text-style-name="P97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1511" draw:text-style-name="P97" svg:width="0.176in" svg:height="0.0067in" svg:x="0in" svg:y="0.1862in" svg:viewBox="0 0 448 18" draw:points="224,18 0,18 0,0 448,0 448,18"><text:p/></draw:polygon><draw:path draw:style-name="gr1512" draw:text-style-name="P97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1513" draw:text-style-name="P97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514" draw:text-style-name="P97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1515" draw:text-style-name="P97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1516" draw:text-style-name="P97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22" draw:style-name="gr1"><svg:title>TexMaths</svg:title><svg:desc>12§display§\vec{p} = m \cdot \vec{v}§svg§600§FALSE§</svg:desc><draw:polygon draw:style-name="gr1499" draw:text-style-name="P97" svg:width="0.6728in" svg:height="0.1504in" svg:x="0.0051in" svg:y="0in" svg:viewBox="0 0 1710 383" draw:points="855,383 0,383 0,0 1710,0 1710,383"><text:p/></draw:polygon><draw:path draw:style-name="gr1500" draw:text-style-name="P97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1501" draw:text-style-name="P97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502" draw:text-style-name="P97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1503" draw:text-style-name="P97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1504" draw:text-style-name="P97" svg:width="0.0177in" svg:height="0.0177in" svg:x="0.5071in" svg:y="0.0685in" svg:viewBox="0 0 46 46" svg:d="M46 23c0-12-10-23-23-23-12 0-23 11-23 23 0 13 11 23 23 23 13 0 23-10 23-23z"><text:p/></draw:path><draw:path draw:style-name="gr1505" draw:text-style-name="P97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1506" draw:text-style-name="P97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21" draw:style-name="gr1"><svg:title>TexMaths</svg:title><svg:desc>12§display§\Delta\vec p=m\cdot\Delta\vec v=\int_{t_1}^{t_2}\vec F(t)\mathrm dt§svg§600§FALSE§</svg:desc><draw:polygon draw:style-name="gr1476" draw:text-style-name="P97" svg:width="1.9429in" svg:height="0.424in" svg:x="0in" svg:y="0.0012in" svg:viewBox="0 0 4936 1078" draw:points="2468,1078 0,1078 0,0 4936,0 4936,1078"><text:p/></draw:polygon><draw:path draw:style-name="gr1477" draw:text-style-name="P97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1478" draw:text-style-name="P97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1479" draw:text-style-name="P97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480" draw:text-style-name="P97" svg:width="0.1106in" svg:height="0.039in" svg:x="0.2772in" svg:y="0.1961in" svg:viewBox="0 0 282 100" svg:d="M268 17c6 0 14 0 14-9 0-8-8-8-14-8h-254c-6 0-14 0-14 8 0 9 8 9 14 9zM268 100c6 0 14 0 14-9 0-8-8-8-14-8h-254c-6 0-14 0-14 8 0 9 8 9 14 9z"><text:p/></draw:path><draw:path draw:style-name="gr1481" draw:text-style-name="P97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482" draw:text-style-name="P97" svg:width="0.0177in" svg:height="0.0177in" svg:x="0.6402in" svg:y="0.2071in" svg:viewBox="0 0 46 46" svg:d="M46 23c0-12-10-23-23-23-12 0-23 11-23 23 0 13 11 23 23 23 13 0 23-10 23-23z"><text:p/></draw:path><draw:path draw:style-name="gr1483" draw:text-style-name="P97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1484" draw:text-style-name="P97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1485" draw:text-style-name="P97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486" draw:text-style-name="P97" svg:width="0.1106in" svg:height="0.039in" svg:x="0.989in" svg:y="0.1961in" svg:viewBox="0 0 282 100" svg:d="M268 17c6 0 14 0 14-9 0-8-8-8-14-8h-254c-6 0-14 0-14 8 0 9 8 9 14 9zM268 100c6 0 14 0 14-9 0-8-8-8-14-8h-254c-6 0-14 0-14 8 0 9 8 9 14 9z"><text:p/></draw:path><draw:path draw:style-name="gr1487" draw:text-style-name="P97" svg:width="0.1476in" svg:height="0.3689in" svg:x="1.1646in" svg:y="0.0311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1488" draw:text-style-name="P97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489" draw:text-style-name="P97" svg:width="0.0417in" svg:height="0.0555in" svg:x="1.3787in" svg:y="0.0339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1490" draw:text-style-name="P97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491" draw:text-style-name="P97" svg:width="0.0343in" svg:height="0.0555in" svg:x="1.3094in" svg:y="0.3697in" svg:viewBox="0 0 88 142" svg:d="M54 6c0-6 0-6-7-6-16 13-39 13-43 13h-4v10h4c4 0 19 0 31-6v107c0 6 0 8-23 8h-11v10c12-2 31-2 43-2 14 0 32 0 44 2v-10h-11c-23 0-23-2-23-8z"><text:p/></draw:path><draw:path draw:style-name="gr1492" draw:text-style-name="P97" svg:width="0.0736in" svg:height="0.0331in" svg:x="1.5268in" svg:y="0.0965in" svg:viewBox="0 0 188 85" svg:d="M151 50c-6 6-20 18-20 26 0 4 3 9 8 9 4 0 6-3 9-6 4-6 14-18 33-27 3-3 7-4 7-10 0-4-3-6-6-8-9-6-14-15-18-24 0-4-2-10-8-10s-8 6-8 8c0 3 3 17 10 26h-144c-7 0-14 0-14 8s7 8 14 8z"><text:p/></draw:path><draw:path draw:style-name="gr1493" draw:text-style-name="P97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494" draw:text-style-name="P97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1495" draw:text-style-name="P97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496" draw:text-style-name="P97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1497" draw:text-style-name="P97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1498" draw:text-style-name="P97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20" draw:style-name="gr1"><svg:title>TexMaths</svg:title><svg:desc>12§display§\vec{L} = \vec{r} \times \vec{p}§svg§600§FALSE§</svg:desc><draw:polygon draw:style-name="gr1467" draw:text-style-name="P97" svg:width="0.7272in" svg:height="0.1925in" svg:x="0in" svg:y="0in" svg:viewBox="0 0 1848 490" draw:points="924,490 0,490 0,0 1848,0 1848,490"><text:p/></draw:polygon><draw:path draw:style-name="gr1468" draw:text-style-name="P97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1469" draw:text-style-name="P97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1470" draw:text-style-name="P97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1471" draw:text-style-name="P97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1472" draw:text-style-name="P97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1473" draw:text-style-name="P97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1474" draw:text-style-name="P97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1475" draw:text-style-name="P97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1"><draw:g text:anchor-type="as-char" svg:y="-0.1654in" draw:z-index="119" draw:style-name="gr1"><svg:title>TexMaths</svg:title><svg:desc>12§display§\vec{L} = J \cdot \vec{\omega}§svg§600§FALSE§</svg:desc><draw:polygon draw:style-name="gr1459" draw:text-style-name="P97" svg:width="0.6717in" svg:height="0.161in" svg:x="0in" svg:y="0in" svg:viewBox="0 0 1707 410" draw:points="853,410 0,410 0,0 1707,0 1707,410"><text:p/></draw:polygon><draw:path draw:style-name="gr1460" draw:text-style-name="P97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1461" draw:text-style-name="P97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1462" draw:text-style-name="P97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1463" draw:text-style-name="P97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1464" draw:text-style-name="P97" svg:width="0.0177in" svg:height="0.0177in" svg:x="0.4933in" svg:y="0.1098in" svg:viewBox="0 0 46 46" svg:d="M46 23c0-12-10-23-23-23-12 0-23 11-23 23 0 13 11 23 23 23 13 0 23-10 23-23z"><text:p/></draw:path><draw:path draw:style-name="gr1465" draw:text-style-name="P97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466" draw:text-style-name="P97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90" text:outline-level="3">Energie <text:tab/></text:h>
      <text:h text:style-name="P89" text:outline-level="3"><draw:g text:anchor-type="as-char" svg:y="-0.1189in" draw:z-index="110" draw:style-name="gr1"><svg:title>TexMaths</svg:title><svg:desc>12§display§E_{pot} = m \cdot g \cdot \Delta h§svg§600§FALSE§</svg:desc><draw:polygon draw:style-name="gr1416" draw:text-style-name="P97" svg:width="1.2413in" svg:height="0.1638in" svg:x="0in" svg:y="0.0039in" svg:viewBox="0 0 3154 417" draw:points="1577,417 0,417 0,0 3154,0 3154,417"><text:p/></draw:polygon><draw:path draw:style-name="gr1417" draw:text-style-name="P97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1418" draw:text-style-name="P97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1419" draw:text-style-name="P97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1420" draw:text-style-name="P97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1421" draw:text-style-name="P97" svg:width="0.1106in" svg:height="0.039in" svg:x="0.3705in" svg:y="0.0579in" svg:viewBox="0 0 282 100" svg:d="M268 17c6 0 14 0 14-9 0-8-8-8-14-8h-254c-6 0-14 0-14 8 0 9 8 9 14 9zM268 100c6 0 14 0 14-8 0-9-8-9-14-9h-254c-6 0-14 0-14 9 0 8 8 8 14 8z"><text:p/></draw:path><draw:path draw:style-name="gr1422" draw:text-style-name="P97" svg:width="0.1362in" svg:height="0.0756in" svg:x="0.5413in" svg:y="0.0457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423" draw:text-style-name="P97" svg:width="0.0177in" svg:height="0.0177in" svg:x="0.7331in" svg:y="0.0689in" svg:viewBox="0 0 46 46" svg:d="M46 23c0-12-10-23-23-23-12 0-23 11-23 23 0 13 11 23 23 23 13 0 23-10 23-23z"><text:p/></draw:path><draw:path draw:style-name="gr1424" draw:text-style-name="P97" svg:width="0.076in" svg:height="0.1079in" svg:x="0.8047in" svg:y="0.0457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1425" draw:text-style-name="P97" svg:width="0.0177in" svg:height="0.0177in" svg:x="0.9382in" svg:y="0.0689in" svg:viewBox="0 0 46 46" svg:d="M46 23c0-12-10-23-23-23-12 0-23 11-23 23 0 13 11 23 23 23 13 0 23-10 23-23z"><text:p/></draw:path><draw:path draw:style-name="gr1426" draw:text-style-name="P97" svg:width="0.1224in" svg:height="0.1197in" svg:x="1.015in" svg:y="0in" svg:viewBox="0 0 312 305" svg:d="M167 7c-3-5-4-7-11-7s-8 2-11 7l-143 289c-2 4-2 4-2 5 0 4 2 4 10 4h294c6 0 8 0 8-4 0-1 0-1-1-5zM143 42l114 230h-228z"><text:p/></draw:path><draw:path draw:style-name="gr1427" draw:text-style-name="P97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109" draw:style-name="gr1"><svg:title>TexMaths</svg:title><svg:desc>12§display§E_{kin} = \frac{1}{2} \cdot m \cdot v^2§svg§600§FALSE§</svg:desc><draw:polygon draw:style-name="gr1402" draw:text-style-name="P97" svg:width="1.2161in" svg:height="0.3331in" svg:x="0in" svg:y="0.0039in" svg:viewBox="0 0 3090 847" draw:points="1544,847 0,847 0,0 3090,0 3090,847"><text:p/></draw:polygon><draw:path draw:style-name="gr1403" draw:text-style-name="P97" svg:width="0.1205in" svg:height="0.113in" svg:x="0.0063in" svg:y="0.109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404" draw:text-style-name="P97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405" draw:text-style-name="P97" svg:width="0.0354in" svg:height="0.0783in" svg:x="0.2012in" svg:y="0.17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406" draw:text-style-name="P97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07" draw:text-style-name="P97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1408" draw:text-style-name="P97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1409" draw:text-style-name="P97" svg:width="0.0831in" svg:height="0.0067in" svg:x="0.5744in" svg:y="0.1783in" svg:viewBox="0 0 212 18" draw:points="106,18 0,18 0,0 212,0 212,18"><text:p/></draw:polygon><draw:path draw:style-name="gr1410" draw:text-style-name="P97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411" draw:text-style-name="P97" svg:width="0.0177in" svg:height="0.0177in" svg:x="0.7291in" svg:y="0.1728in" svg:viewBox="0 0 46 46" svg:d="M46 23c0-12-10-23-23-23-12 0-23 11-23 23 0 13 11 23 23 23 13 0 23-10 23-23z"><text:p/></draw:path><draw:path draw:style-name="gr1412" draw:text-style-name="P97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413" draw:text-style-name="P97" svg:width="0.0177in" svg:height="0.0177in" svg:x="0.9945in" svg:y="0.1728in" svg:viewBox="0 0 46 46" svg:d="M46 23c0-12-10-23-23-23-12 0-23 11-23 23 0 13 11 23 23 23 13 0 23-10 23-23z"><text:p/></draw:path><draw:path draw:style-name="gr1414" draw:text-style-name="P97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415" draw:text-style-name="P97" svg:width="0.0516in" svg:height="0.0772in" svg:x="1.157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27" draw:style-name="gr1"><svg:title>TexMaths</svg:title><svg:desc>12§display§E^{kin}_{rot} = \frac{1}{2} J \cdot \omega^2§svg§600§FALSE§</svg:desc><draw:polygon draw:style-name="gr1564" draw:text-style-name="P97" svg:width="1.0906in" svg:height="0.3331in" svg:x="0in" svg:y="0.0039in" svg:viewBox="0 0 2771 847" draw:points="1386,847 0,847 0,0 2771,0 2771,847"><text:p/></draw:polygon><draw:path draw:style-name="gr1565" draw:text-style-name="P97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566" draw:text-style-name="P97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567" draw:text-style-name="P97" svg:width="0.0354in" svg:height="0.0783in" svg:x="0.211in" svg:y="0.0776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568" draw:text-style-name="P97" svg:width="0.0709in" svg:height="0.0524in" svg:x="0.2579in" svg:y="0.103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569" draw:text-style-name="P97" svg:width="0.0539in" svg:height="0.0524in" svg:x="0.128in" svg:y="0.2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1570" draw:text-style-name="P97" svg:width="0.0543in" svg:height="0.0524in" svg:x="0.1953in" svg:y="0.2134in" svg:viewBox="0 0 139 134" svg:d="M139 52c0-33-24-52-54-52-43 0-85 42-85 83 0 29 22 51 54 51 43 0 85-39 85-82zM54 126c-14 0-29-10-29-34 0-12 5-40 17-57 13-19 30-27 43-27 17 0 30 11 30 34 0 6-3 36-17 56-10 18-28 28-44 28z"><text:p/></draw:path><draw:path draw:style-name="gr1571" draw:text-style-name="P97" svg:width="0.0394in" svg:height="0.0736in" svg:x="0.2583in" svg:y="0.191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572" draw:text-style-name="P97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1573" draw:text-style-name="P97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1574" draw:text-style-name="P97" svg:width="0.0831in" svg:height="0.0067in" svg:x="0.5846in" svg:y="0.1783in" svg:viewBox="0 0 212 18" draw:points="106,18 0,18 0,0 212,0 212,18"><text:p/></draw:polygon><draw:path draw:style-name="gr1575" draw:text-style-name="P97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576" draw:text-style-name="P97" svg:width="0.0937in" svg:height="0.1173in" svg:x="0.6988in" svg:y="0.1098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1577" draw:text-style-name="P97" svg:width="0.0177in" svg:height="0.0177in" svg:x="0.8461in" svg:y="0.1728in" svg:viewBox="0 0 46 46" svg:d="M46 23c0-12-10-23-23-23-12 0-23 11-23 23 0 13 11 23 23 23 13 0 23-10 23-23z"><text:p/></draw:path><draw:path draw:style-name="gr1578" draw:text-style-name="P97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579" draw:text-style-name="P97" svg:width="0.0516in" svg:height="0.0772in" svg:x="1.031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53" draw:style-name="gr1"><svg:title>TexMaths</svg:title><svg:desc>12§display§E_\mathrm{spann} = \frac12\cdot D \cdot \Delta s^2§svg§600§FALSE§</svg:desc><draw:polygon draw:style-name="gr704" draw:text-style-name="P97" svg:width="1.4783in" svg:height="0.3331in" svg:x="0in" svg:y="0.0039in" svg:viewBox="0 0 3756 847" draw:points="1878,847 0,847 0,0 3756,0 3756,847"><text:p/></draw:polygon><draw:path draw:style-name="gr705" draw:text-style-name="P97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706" draw:text-style-name="P97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07" draw:text-style-name="P97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708" draw:text-style-name="P97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709" draw:text-style-name="P97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710" draw:text-style-name="P97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711" draw:text-style-name="P97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712" draw:text-style-name="P97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713" draw:text-style-name="P97" svg:width="0.0831in" svg:height="0.0067in" svg:x="0.711in" svg:y="0.1783in" svg:viewBox="0 0 212 18" draw:points="106,18 0,18 0,0 212,0 212,18"><text:p/></draw:polygon><draw:path draw:style-name="gr714" draw:text-style-name="P97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15" draw:text-style-name="P97" svg:width="0.0177in" svg:height="0.0177in" svg:x="0.865in" svg:y="0.1728in" svg:viewBox="0 0 46 46" svg:d="M46 23c0-12-10-23-23-23-12 0-23 11-23 23 0 13 11 23 23 23 13 0 23-10 23-23z"><text:p/></draw:path><draw:path draw:style-name="gr716" draw:text-style-name="P97" svg:width="0.1272in" svg:height="0.1134in" svg:x="0.9406in" svg:y="0.109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717" draw:text-style-name="P97" svg:width="0.0177in" svg:height="0.0177in" svg:x="1.1272in" svg:y="0.1728in" svg:viewBox="0 0 46 46" svg:d="M46 23c0-12-10-23-23-23-12 0-23 11-23 23 0 13 11 23 23 23 13 0 23-10 23-23z"><text:p/></draw:path><draw:path draw:style-name="gr718" draw:text-style-name="P97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719" draw:text-style-name="P97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720" draw:text-style-name="P97" svg:width="0.0516in" svg:height="0.0772in" svg:x="1.4193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107" draw:style-name="gr1"><svg:title>TexMaths</svg:title><svg:desc>12§display§E_{mech}=E_{pot}+E_{kin}=\text{konstant}\§svg§600§FALSE§</svg:desc><draw:polygon draw:style-name="gr1363" draw:text-style-name="P97" svg:width="2.3665in" svg:height="0.163in" svg:x="0in" svg:y="0in" svg:viewBox="0 0 6012 415" draw:points="3006,415 0,415 0,0 6012,0 6012,415"><text:p/></draw:polygon><draw:path draw:style-name="gr1364" draw:text-style-name="P97" svg:width="0.1205in" svg:height="0.113in" svg:x="0.0063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65" draw:text-style-name="P97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1366" draw:text-style-name="P97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367" draw:text-style-name="P97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1368" draw:text-style-name="P97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1369" draw:text-style-name="P97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1370" draw:text-style-name="P97" svg:width="0.1205in" svg:height="0.113in" svg:x="0.6764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71" draw:text-style-name="P97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1372" draw:text-style-name="P97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1373" draw:text-style-name="P97" svg:width="0.0394in" svg:height="0.0736in" svg:x="0.9315in" svg:y="0.0673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1374" draw:text-style-name="P97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1375" draw:text-style-name="P97" svg:width="0.1205in" svg:height="0.113in" svg:x="1.1945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76" draw:text-style-name="P97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1377" draw:text-style-name="P97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1378" draw:text-style-name="P97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379" draw:text-style-name="P97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1380" draw:text-style-name="P97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1381" draw:text-style-name="P97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1382" draw:text-style-name="P97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83" draw:text-style-name="P97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384" draw:text-style-name="P97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1385" draw:text-style-name="P97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1386" draw:text-style-name="P97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87" draw:text-style-name="P97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51" draw:style-name="gr1"><svg:title>TexMaths</svg:title><svg:desc>12§display§E_{vorher} = E_{nachher} + W_{Reibung}§svg§600§FALSE§</svg:desc><draw:polygon draw:style-name="gr669" draw:text-style-name="P97" svg:width="2.2461in" svg:height="0.161in" svg:x="0in" svg:y="0in" svg:viewBox="0 0 5706 410" draw:points="2852,410 0,410 0,0 5706,0 5706,410"><text:p/></draw:polygon><draw:path draw:style-name="gr670" draw:text-style-name="P97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671" draw:text-style-name="P97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672" draw:text-style-name="P97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673" draw:text-style-name="P97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74" draw:text-style-name="P97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75" draw:text-style-name="P97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76" draw:text-style-name="P97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77" draw:text-style-name="P97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678" draw:text-style-name="P97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679" draw:text-style-name="P97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680" draw:text-style-name="P97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681" draw:text-style-name="P97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682" draw:text-style-name="P97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83" draw:text-style-name="P97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84" draw:text-style-name="P97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85" draw:text-style-name="P97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86" draw:text-style-name="P97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687" draw:text-style-name="P97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688" draw:text-style-name="P97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689" draw:text-style-name="P97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90" draw:text-style-name="P97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691" draw:text-style-name="P97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692" draw:text-style-name="P97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693" draw:text-style-name="P97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694" draw:text-style-name="P97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39"><text:span text:style-name="T2"><draw:g text:anchor-type="as-char" svg:y="-0.1654in" draw:z-index="102" draw:style-name="gr1"><svg:title>TexMaths</svg:title><svg:desc>12§display§W = \vec F \cdot \vec s \cdot \cos{\alpha}§svg§600§FALSE§</svg:desc><draw:polygon draw:style-name="gr1321" draw:text-style-name="P97" svg:width="1.2055in" svg:height="0.161in" svg:x="0in" svg:y="0in" svg:viewBox="0 0 3063 410" draw:points="1531,410 0,410 0,0 3063,0 3063,410"><text:p/></draw:polygon><draw:path draw:style-name="gr1322" draw:text-style-name="P97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1323" draw:text-style-name="P97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1324" draw:text-style-name="P97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1325" draw:text-style-name="P97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1326" draw:text-style-name="P97" svg:width="0.0177in" svg:height="0.0177in" svg:x="0.5823in" svg:y="0.1098in" svg:viewBox="0 0 46 46" svg:d="M46 23c0-12-10-23-23-23-12 0-23 11-23 23 0 13 11 23 23 23 13 0 23-10 23-23z"><text:p/></draw:path><draw:path draw:style-name="gr1327" draw:text-style-name="P97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328" draw:text-style-name="P97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1329" draw:text-style-name="P97" svg:width="0.0177in" svg:height="0.0177in" svg:x="0.7799in" svg:y="0.1098in" svg:viewBox="0 0 46 46" svg:d="M46 23c0-12-10-23-23-23-12 0-23 11-23 23 0 13 11 23 23 23 13 0 23-10 23-23z"><text:p/></draw:path><draw:path draw:style-name="gr1330" draw:text-style-name="P97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1331" draw:text-style-name="P97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332" draw:text-style-name="P97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333" draw:text-style-name="P97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2"> <text:s/><text:tab/></text:span><text:span text:style-name="T2"><draw:g text:anchor-type="as-char" svg:y="-0.2362in" draw:z-index="103" draw:style-name="gr1"><svg:title>TexMaths</svg:title><svg:desc>12§display§W=\int_{s_1}^{s_2}\vec F(s)\mathrm d\vec s = \Delta E§svg§600§FALSE§</svg:desc><draw:polygon draw:style-name="gr1334" draw:text-style-name="P97" svg:width="1.7295in" svg:height="0.4028in" svg:x="0in" svg:y="0.0016in" svg:viewBox="0 0 4394 1024" draw:points="2197,1024 0,1024 0,0 4394,0 4394,1024"><text:p/></draw:polygon><draw:path draw:style-name="gr1335" draw:text-style-name="P97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1336" draw:text-style-name="P97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1337" draw:text-style-name="P97" svg:width="0.1476in" svg:height="0.3689in" svg:x="0.4106in" svg:y="0.0102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1338" draw:text-style-name="P97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339" draw:text-style-name="P97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1340" draw:text-style-name="P97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341" draw:text-style-name="P97" svg:width="0.0343in" svg:height="0.0555in" svg:x="0.5677in" svg:y="0.3488in" svg:viewBox="0 0 88 142" svg:d="M54 6c0-6 0-6-7-6-16 13-39 13-43 13h-4v10h4c4 0 19 0 31-6v107c0 6 0 8-23 8h-11v10c12-2 31-2 43-2 14 0 32 0 44 2v-10h-11c-23 0-23-2-23-8z"><text:p/></draw:path><draw:path draw:style-name="gr1342" draw:text-style-name="P97" svg:width="0.0736in" svg:height="0.0331in" svg:x="0.7854in" svg:y="0.0756in" svg:viewBox="0 0 188 85" svg:d="M151 50c-6 6-20 18-20 26 0 4 3 9 8 9 4 0 6-3 9-6 4-6 14-18 33-27 3-3 7-4 7-10 0-4-3-6-6-8-9-6-14-15-18-24 0-4-2-10-8-10s-8 6-8 8c0 3 3 17 10 26h-144c-7 0-14 0-14 8s7 8 14 8z"><text:p/></draw:path><draw:path draw:style-name="gr1343" draw:text-style-name="P97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344" draw:text-style-name="P97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1345" draw:text-style-name="P97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346" draw:text-style-name="P97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1347" draw:text-style-name="P97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1348" draw:text-style-name="P97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1349" draw:text-style-name="P97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350" draw:text-style-name="P97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1351" draw:text-style-name="P97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1352" draw:text-style-name="P97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2"> <text:tab/></text:span><text:span text:style-name="T2"><draw:g text:anchor-type="as-char" svg:y="-0.1146in" draw:z-index="99" draw:style-name="gr1"><svg:title>TexMaths</svg:title><svg:desc>12§display§W_{Beschl.}=m \cdot a \cdot s§svg§600§FALSE§</svg:desc><draw:polygon draw:style-name="gr1285" draw:text-style-name="P97" svg:width="1.3882in" svg:height="0.1382in" svg:x="0in" svg:y="0in" svg:viewBox="0 0 3527 352" draw:points="1764,352 0,352 0,0 3527,0 3527,352"><text:p/></draw:polygon><draw:path draw:style-name="gr1286" draw:text-style-name="P97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1287" draw:text-style-name="P97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1288" draw:text-style-name="P97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1289" draw:text-style-name="P97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1290" draw:text-style-name="P97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1291" draw:text-style-name="P97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1292" draw:text-style-name="P97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1293" draw:text-style-name="P97" svg:width="0.0134in" svg:height="0.0134in" svg:x="0.5811in" svg:y="0.1252in" svg:viewBox="0 0 35 35" svg:d="M35 18c0-11-9-18-17-18-11 0-18 8-18 18 0 11 10 17 18 17 10 0 17-9 17-17z"><text:p/></draw:path><draw:path draw:style-name="gr1294" draw:text-style-name="P97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1295" draw:text-style-name="P97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1296" draw:text-style-name="P97" svg:width="0.0177in" svg:height="0.0173in" svg:x="1.0339in" svg:y="0.0634in" svg:viewBox="0 0 46 45" svg:d="M46 23c0-12-10-23-23-23-12 0-23 11-23 23 0 13 11 22 23 22 13 0 23-9 23-22z"><text:p/></draw:path><draw:path draw:style-name="gr1297" draw:text-style-name="P97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1298" draw:text-style-name="P97" svg:width="0.0177in" svg:height="0.0173in" svg:x="1.2417in" svg:y="0.0634in" svg:viewBox="0 0 46 45" svg:d="M46 23c0-12-10-23-23-23-12 0-23 11-23 23 0 13 11 22 23 22 13 0 23-9 23-22z"><text:p/></draw:path><draw:path draw:style-name="gr1299" draw:text-style-name="P97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"> <text:s/><text:tab/></text:span><text:span text:style-name="T2"><draw:g text:anchor-type="as-char" svg:y="-0.1165in" draw:z-index="100" draw:style-name="gr1"><svg:title>TexMaths</svg:title><svg:desc>12§display§W_{Reib}=\mu\cdot m\cdot g\cdot s\cdot \cos\alpha§svg§600§FALSE§</svg:desc><draw:polygon draw:style-name="gr1300" draw:text-style-name="P97" svg:width="1.9004in" svg:height="0.1469in" svg:x="0in" svg:y="0in" svg:viewBox="0 0 4828 374" draw:points="2414,374 0,374 0,0 4828,0 4828,374"><text:p/></draw:polygon><draw:path draw:style-name="gr1301" draw:text-style-name="P97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1302" draw:text-style-name="P97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1303" draw:text-style-name="P97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1304" draw:text-style-name="P97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1305" draw:text-style-name="P97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1306" draw:text-style-name="P97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1307" draw:text-style-name="P97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1308" draw:text-style-name="P97" svg:width="0.0177in" svg:height="0.0177in" svg:x="0.8067in" svg:y="0.0634in" svg:viewBox="0 0 46 46" svg:d="M46 23c0-12-10-23-23-23-12 0-23 11-23 23 0 13 11 23 23 23 13 0 23-10 23-23z"><text:p/></draw:path><draw:path draw:style-name="gr1309" draw:text-style-name="P97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310" draw:text-style-name="P97" svg:width="0.0177in" svg:height="0.0177in" svg:x="1.0724in" svg:y="0.0634in" svg:viewBox="0 0 46 46" svg:d="M46 23c0-12-10-23-23-23-12 0-23 11-23 23 0 13 11 23 23 23 13 0 23-10 23-23z"><text:p/></draw:path><draw:path draw:style-name="gr1311" draw:text-style-name="P97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1312" draw:text-style-name="P97" svg:width="0.0177in" svg:height="0.0177in" svg:x="1.2776in" svg:y="0.0634in" svg:viewBox="0 0 46 46" svg:d="M46 23c0-12-10-23-23-23-12 0-23 11-23 23 0 13 11 23 23 23 13 0 23-10 23-23z"><text:p/></draw:path><draw:path draw:style-name="gr1313" draw:text-style-name="P97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1314" draw:text-style-name="P97" svg:width="0.0177in" svg:height="0.0177in" svg:x="1.4752in" svg:y="0.0634in" svg:viewBox="0 0 46 46" svg:d="M46 23c0-12-10-23-23-23-12 0-23 11-23 23 0 13 11 23 23 23 13 0 23-10 23-23z"><text:p/></draw:path><draw:path draw:style-name="gr1315" draw:text-style-name="P97" svg:width="0.0634in" svg:height="0.0764in" svg:x="1.5496in" svg:y="0.0398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1316" draw:text-style-name="P97" svg:width="0.0736in" svg:height="0.0764in" svg:x="1.622in" svg:y="0.0398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1317" draw:text-style-name="P97" svg:width="0.0543in" svg:height="0.0764in" svg:x="1.7063in" svg:y="0.0398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318" draw:text-style-name="P97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84" text:outline-level="3">Leistung <text:tab/><draw:g text:anchor-type="as-char" svg:y="-0.2299in" draw:z-index="56" draw:style-name="gr1"><svg:title>TexMaths</svg:title><svg:desc>12§display§P = \frac{dW}{dt} = \dot{W}§svg§600§FALSE§</svg:desc><draw:polygon draw:style-name="gr729" draw:text-style-name="P97" svg:width="1.0583in" svg:height="0.3413in" svg:x="0in" svg:y="0in" svg:viewBox="0 0 2689 868" draw:points="1345,868 0,868 0,0 2689,0 2689,868"><text:p/></draw:polygon><draw:path draw:style-name="gr730" draw:text-style-name="P97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731" draw:text-style-name="P97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732" draw:text-style-name="P97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733" draw:text-style-name="P97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734" draw:text-style-name="P97" svg:width="0.2665in" svg:height="0.0067in" svg:x="0.3709in" svg:y="0.1827in" svg:viewBox="0 0 678 18" draw:points="338,18 0,18 0,0 678,0 678,18"><text:p/></draw:polygon><draw:path draw:style-name="gr735" draw:text-style-name="P97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36" draw:text-style-name="P97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737" draw:text-style-name="P97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738" draw:text-style-name="P97" svg:width="0.0181in" svg:height="0.0177in" svg:x="0.9594in" svg:y="0.0748in" svg:viewBox="0 0 47 46" svg:d="M47 23c0-12-11-23-24-23-15 0-23 12-23 23 0 12 10 23 23 23 14 0 24-12 24-23z"><text:p/></draw:path><draw:path draw:style-name="gr739" draw:text-style-name="P97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31" draw:style-name="gr1"><svg:title>TexMaths</svg:title><svg:desc>12§display§P_\mathrm{rot} = \frac{dW_\mathrm{rot}}{dt} = \frac{M \cdot d\varphi}{dt} = M(t) \cdot \omega (t)§svg§600§FALSE§</svg:desc><draw:polygon draw:style-name="gr402" draw:text-style-name="P97" svg:width="2.7307in" svg:height="0.3413in" svg:x="0in" svg:y="0in" svg:viewBox="0 0 6937 868" draw:points="3469,868 0,868 0,0 6937,0 6937,868"><text:p/></draw:polygon><draw:path draw:style-name="gr403" draw:text-style-name="P97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404" draw:text-style-name="P97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405" draw:text-style-name="P97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406" draw:text-style-name="P97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407" draw:text-style-name="P97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408" draw:text-style-name="P97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409" draw:text-style-name="P97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410" draw:text-style-name="P97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411" draw:text-style-name="P97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412" draw:text-style-name="P97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413" draw:text-style-name="P97" svg:width="0.4213in" svg:height="0.0067in" svg:x="0.5264in" svg:y="0.1827in" svg:viewBox="0 0 1071 18" draw:points="536,18 0,18 0,0 1071,0 1071,18"><text:p/></draw:polygon><draw:path draw:style-name="gr414" draw:text-style-name="P97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415" draw:text-style-name="P97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416" draw:text-style-name="P97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417" draw:text-style-name="P97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418" draw:text-style-name="P97" svg:width="0.0177in" svg:height="0.0177in" svg:x="1.4394in" svg:y="0.0654in" svg:viewBox="0 0 46 46" svg:d="M46 23c0-12-10-23-23-23-12 0-23 11-23 23 0 13 11 23 23 23 13 0 23-10 23-23z"><text:p/></draw:path><draw:path draw:style-name="gr419" draw:text-style-name="P97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420" draw:text-style-name="P97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421" draw:text-style-name="P97" svg:width="0.4941in" svg:height="0.0067in" svg:x="1.2087in" svg:y="0.1827in" svg:viewBox="0 0 1256 18" draw:points="628,18 0,18 0,0 1256,0 1256,18"><text:p/></draw:polygon><draw:path draw:style-name="gr422" draw:text-style-name="P97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423" draw:text-style-name="P97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424" draw:text-style-name="P97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425" draw:text-style-name="P97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426" draw:text-style-name="P97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427" draw:text-style-name="P97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428" draw:text-style-name="P97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429" draw:text-style-name="P97" svg:width="0.0177in" svg:height="0.0177in" svg:x="2.3638in" svg:y="0.1772in" svg:viewBox="0 0 46 46" svg:d="M46 23c0-12-10-23-23-23-12 0-23 11-23 23 0 13 11 23 23 23 13 0 23-10 23-23z"><text:p/></draw:path><draw:path draw:style-name="gr430" draw:text-style-name="P97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431" draw:text-style-name="P97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432" draw:text-style-name="P97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433" draw:text-style-name="P97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83" text:outline-level="3">Schiefer Wurf</text:h>
      <text:p text:style-name="P50"><text:s/><draw:g text:anchor-type="as-char" svg:y="-0.1228in" draw:z-index="75" draw:style-name="gr1"><svg:title>TexMaths</svg:title><svg:desc>12§display§\text{falls }\theta = 90 ^{\circ} \Rightarrow v_x = 0 \qquad  \Rightarrow \cos{\theta} = 0 , \sin{\theta} = 1§svg§600§FALSE§</svg:desc><draw:polygon draw:style-name="gr867" draw:text-style-name="P97" svg:width="3.5398in" svg:height="0.1555in" svg:x="0in" svg:y="0in" svg:viewBox="0 0 8992 396" draw:points="4497,396 0,396 0,0 8992,0 8992,396"><text:p/></draw:polygon><draw:path draw:style-name="gr868" draw:text-style-name="P97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869" draw:text-style-name="P97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870" draw:text-style-name="P97" svg:width="0.037in" svg:height="0.1157in" svg:x="0.1394in" svg:y="0.0075in" svg:viewBox="0 0 95 295" svg:d="M61 0l-61 5v13c30 0 34 2 34 24v220c0 20-5 20-34 20v13c14 0 37-1 48-1 10 0 31 1 47 1v-13c-29 0-34 0-34-20z"><text:p/></draw:path><draw:path draw:style-name="gr871" draw:text-style-name="P97" svg:width="0.037in" svg:height="0.1157in" svg:x="0.185in" svg:y="0.0075in" svg:viewBox="0 0 95 295" svg:d="M61 0l-61 5v13c30 0 34 2 34 24v220c0 20-5 20-34 20v13c14 0 37-1 48-1 10 0 31 1 47 1v-13c-29 0-34 0-34-20z"><text:p/></draw:path><draw:path draw:style-name="gr872" draw:text-style-name="P97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73" draw:text-style-name="P97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74" draw:text-style-name="P97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875" draw:text-style-name="P97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876" draw:text-style-name="P97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77" draw:text-style-name="P97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878" draw:text-style-name="P97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879" draw:text-style-name="P97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880" draw:text-style-name="P97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881" draw:text-style-name="P97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882" draw:text-style-name="P97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83" draw:text-style-name="P97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884" draw:text-style-name="P97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885" draw:text-style-name="P97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886" draw:text-style-name="P97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87" draw:text-style-name="P97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88" draw:text-style-name="P97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889" draw:text-style-name="P97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90" draw:text-style-name="P97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891" draw:text-style-name="P97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92" draw:text-style-name="P97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893" draw:text-style-name="P97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894" draw:text-style-name="P97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95" draw:text-style-name="P97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896" draw:text-style-name="P97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13"><draw:g text:anchor-type="as-char" svg:y="-0.2417in" draw:z-index="98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1255" draw:text-style-name="P97" svg:width="1.9575in" svg:height="0.3988in" svg:x="0in" svg:y="0in" svg:viewBox="0 0 4973 1014" draw:points="2487,1014 0,1014 0,0 4973,0 4973,1014"><text:p/></draw:polygon><draw:path draw:style-name="gr1256" draw:text-style-name="P97" svg:width="0.0736in" svg:height="0.0331in" svg:x="0.0535in" svg:y="0.122in" svg:viewBox="0 0 188 85" svg:d="M151 50c-6 6-20 18-20 26 0 4 3 9 8 9 4 0 6-3 9-6 4-6 14-18 33-27 3-3 7-4 7-10 0-4-3-6-6-8-9-6-14-15-18-24 0-4-2-10-8-10s-8 6-8 8c0 3 3 17 10 26h-144c-7 0-14 0-14 8s7 8 14 8z"><text:p/></draw:path><draw:path draw:style-name="gr1257" draw:text-style-name="P97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258" draw:text-style-name="P97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59" draw:text-style-name="P97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1260" draw:text-style-name="P97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261" draw:text-style-name="P97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62" draw:text-style-name="P97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63" draw:text-style-name="P97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264" draw:text-style-name="P97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65" draw:text-style-name="P97" svg:width="0.0539in" svg:height="0.0795in" svg:x="0.6035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66" draw:text-style-name="P97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1267" draw:text-style-name="P97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1268" draw:text-style-name="P97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1269" draw:text-style-name="P97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270" draw:text-style-name="P97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71" draw:text-style-name="P97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72" draw:text-style-name="P97" svg:width="0.0177in" svg:height="0.0177in" svg:x="1.4335in" svg:y="0.0894in" svg:viewBox="0 0 46 46" svg:d="M46 23c0-12-10-23-23-23-12 0-23 11-23 23 0 13 11 23 23 23 13 0 23-10 23-23z"><text:p/></draw:path><draw:path draw:style-name="gr1273" draw:text-style-name="P97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1274" draw:text-style-name="P97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1275" draw:text-style-name="P97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276" draw:text-style-name="P97" svg:width="0.0685in" svg:height="0.1193in" svg:x="1.7594in" svg:y="0.022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77" draw:text-style-name="P97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78" draw:text-style-name="P97" svg:width="0.0539in" svg:height="0.0795in" svg:x="1.3232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79" draw:text-style-name="P97" svg:width="0.0177in" svg:height="0.0177in" svg:x="1.4429in" svg:y="0.2882in" svg:viewBox="0 0 46 46" svg:d="M46 23c0-12-10-23-23-23-12 0-23 11-23 23 0 13 11 23 23 23 13 0 23-10 23-23z"><text:p/></draw:path><draw:path draw:style-name="gr1280" draw:text-style-name="P97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281" draw:text-style-name="P97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1282" draw:text-style-name="P97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283" draw:text-style-name="P97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84" draw:text-style-name="P97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97" draw:style-name="gr1"><svg:title>TexMaths</svg:title><svg:desc>12§display§\vec{a}(t) = \begin{pmatrix} 0 \\ -g \end{pmatrix}§svg§600§FALSE§</svg:desc><draw:polygon draw:style-name="gr1243" draw:text-style-name="P97" svg:width="0.9681in" svg:height="0.3988in" svg:x="0in" svg:y="0in" svg:viewBox="0 0 2460 1014" draw:points="1229,1014 0,1014 0,0 2460,0 2460,1014"><text:p/></draw:polygon><draw:path draw:style-name="gr1244" draw:text-style-name="P97" svg:width="0.0736in" svg:height="0.0331in" svg:x="0.0303in" svg:y="0.122in" svg:viewBox="0 0 188 85" svg:d="M151 50c-6 6-20 18-20 26 0 4 3 9 8 9 4 0 6-3 9-6 4-6 14-18 33-27 3-3 7-4 7-10 0-4-3-6-6-8-9-6-14-15-18-24 0-4-2-10-8-10s-8 6-8 8c0 3 3 17 10 26h-144c-7 0-14 0-14 8s7 8 14 8z"><text:p/></draw:path><draw:path draw:style-name="gr1245" draw:text-style-name="P97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246" draw:text-style-name="P97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1247" draw:text-style-name="P97" svg:width="0.0512in" svg:height="0.1059in" svg:x="0.1669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248" draw:text-style-name="P97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1249" draw:text-style-name="P97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1250" draw:text-style-name="P97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251" draw:text-style-name="P97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252" draw:text-style-name="P97" svg:width="0.1016in" svg:height="0.0067in" svg:x="0.6453in" svg:y="0.2941in" svg:viewBox="0 0 259 18" svg:d="M244 18c7 0 15 0 15-8 0-10-8-10-15-10h-230c-7 0-14 0-14 10 0 8 7 8 14 8z"><text:p/></draw:path><draw:path draw:style-name="gr1253" draw:text-style-name="P97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254" draw:text-style-name="P97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50" draw:style-name="gr1"><svg:title>TexMaths</svg:title><svg:desc>12§display§\vec{V}(t) = \begin{pmatrix} V_{0x} \\ V_{0y} - g \cdot t \end{pmatrix}§svg§600§FALSE§</svg:desc><draw:polygon draw:style-name="gr650" draw:text-style-name="P97" svg:width="1.4996in" svg:height="0.3988in" svg:x="0in" svg:y="0in" svg:viewBox="0 0 3810 1014" draw:points="1906,1014 0,1014 0,0 3810,0 3810,1014"><text:p/></draw:polygon><draw:path draw:style-name="gr651" draw:text-style-name="P97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652" draw:text-style-name="P97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53" draw:text-style-name="P97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654" draw:text-style-name="P97" svg:width="0.0512in" svg:height="0.1059in" svg:x="0.2024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55" draw:text-style-name="P97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656" draw:text-style-name="P97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657" draw:text-style-name="P97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658" draw:text-style-name="P97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59" draw:text-style-name="P97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60" draw:text-style-name="P97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661" draw:text-style-name="P97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62" draw:text-style-name="P97" svg:width="0.0539in" svg:height="0.0795in" svg:x="0.7697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63" draw:text-style-name="P97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664" draw:text-style-name="P97" svg:width="0.1016in" svg:height="0.0067in" svg:x="0.9598in" svg:y="0.2941in" svg:viewBox="0 0 259 18" svg:d="M244 18c7 0 15 0 15-8 0-10-8-10-15-10h-230c-7 0-14 0-14 10 0 8 7 8 14 8z"><text:p/></draw:path><draw:path draw:style-name="gr665" draw:text-style-name="P97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666" draw:text-style-name="P97" svg:width="0.0177in" svg:height="0.0177in" svg:x="1.2488in" svg:y="0.2882in" svg:viewBox="0 0 46 46" svg:d="M46 23c0-12-10-23-23-23-12 0-23 11-23 23 0 13 11 23 23 23 13 0 23-10 23-23z"><text:p/></draw:path><draw:path draw:style-name="gr667" draw:text-style-name="P97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68" draw:text-style-name="P97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87" draw:style-name="gr1"><svg:title>TexMaths</svg:title><svg:desc>12§display§t_{steig} = \frac{v_0}{g}§svg§600§FALSE§</svg:desc><draw:polygon draw:style-name="gr1119" draw:text-style-name="P97" svg:width="0.7567in" svg:height="0.3303in" svg:x="0in" svg:y="0.0016in" svg:viewBox="0 0 1923 840" draw:points="962,840 0,840 0,0 1923,0 1923,840"><text:p/></draw:polygon><draw:path draw:style-name="gr1120" draw:text-style-name="P97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1121" draw:text-style-name="P97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122" draw:text-style-name="P97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123" draw:text-style-name="P97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24" draw:text-style-name="P97" svg:width="0.0354in" svg:height="0.0783in" svg:x="0.2413in" svg:y="0.1339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125" draw:text-style-name="P97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1126" draw:text-style-name="P97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1127" draw:text-style-name="P97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128" draw:text-style-name="P97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129" draw:text-style-name="P97" svg:width="0.1551in" svg:height="0.0067in" svg:x="0.6016in" svg:y="0.1409in" svg:viewBox="0 0 395 18" draw:points="198,18 0,18 0,0 395,0 395,18"><text:p/></draw:polygon><draw:path draw:style-name="gr1130" draw:text-style-name="P97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86" draw:style-name="gr1"><svg:title>TexMaths</svg:title><svg:desc>12§display§h_{max} = \frac{V_0^2}{2g}§svg§600§FALSE§</svg:desc><draw:polygon draw:style-name="gr1107" draw:text-style-name="P97" svg:width="0.8193in" svg:height="0.3937in" svg:x="0in" svg:y="0.002in" svg:viewBox="0 0 2082 1001" draw:points="1041,1001 0,1001 0,0 2082,0 2082,1001"><text:p/></draw:polygon><draw:path draw:style-name="gr1108" draw:text-style-name="P97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1109" draw:text-style-name="P97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110" draw:text-style-name="P97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1111" draw:text-style-name="P97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112" draw:text-style-name="P97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1113" draw:text-style-name="P97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114" draw:text-style-name="P97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115" draw:text-style-name="P97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1116" draw:text-style-name="P97" svg:width="0.2087in" svg:height="0.0067in" svg:x="0.6106in" svg:y="0.2047in" svg:viewBox="0 0 531 18" draw:points="265,18 0,18 0,0 531,0 531,18"><text:p/></draw:polygon><draw:path draw:style-name="gr1117" draw:text-style-name="P97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118" draw:text-style-name="P97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88" draw:style-name="gr1"><svg:title>TexMaths</svg:title><svg:desc>12§display§y(x) = h_0 + x(t) \cdot tan(\theta_0) - \frac{g \cdot x(t)^2}{2 \cdot v_0^2 \cdot cos^2(\theta_0)}§svg§600§FALSE§</svg:desc><draw:polygon draw:style-name="gr1131" draw:text-style-name="P97" svg:width="3.1315in" svg:height="0.4063in" svg:x="0in" svg:y="0.002in" svg:viewBox="0 0 7955 1033" draw:points="3977,1033 0,1033 0,0 7955,0 7955,1033"><text:p/></draw:polygon><draw:path draw:style-name="gr1132" draw:text-style-name="P97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1133" draw:text-style-name="P97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1134" draw:text-style-name="P97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135" draw:text-style-name="P97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1136" draw:text-style-name="P97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1137" draw:text-style-name="P97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1138" draw:text-style-name="P97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39" draw:text-style-name="P97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1140" draw:text-style-name="P97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141" draw:text-style-name="P97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1142" draw:text-style-name="P97" svg:width="0.0512in" svg:height="0.1059in" svg:x="1.0689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143" draw:text-style-name="P97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1144" draw:text-style-name="P97" svg:width="0.0177in" svg:height="0.0177in" svg:x="1.2409in" svg:y="0.1996in" svg:viewBox="0 0 46 46" svg:d="M46 23c0-12-10-23-23-23-12 0-23 11-23 23 0 13 11 23 23 23 13 0 23-10 23-23z"><text:p/></draw:path><draw:path draw:style-name="gr1145" draw:text-style-name="P97" svg:width="0.0512in" svg:height="0.1059in" svg:x="1.3138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146" draw:text-style-name="P97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1147" draw:text-style-name="P97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1148" draw:text-style-name="P97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1149" draw:text-style-name="P97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150" draw:text-style-name="P97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51" draw:text-style-name="P97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1152" draw:text-style-name="P97" svg:width="0.1016in" svg:height="0.0067in" svg:x="1.889in" svg:y="0.2047in" svg:viewBox="0 0 259 18" svg:d="M244 18c7 0 15 0 15-8 0-10-8-10-15-10h-230c-7 0-14 0-14 10 0 8 7 8 14 8z"><text:p/></draw:path><draw:path draw:style-name="gr1153" draw:text-style-name="P97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1154" draw:text-style-name="P97" svg:width="0.0177in" svg:height="0.0177in" svg:x="2.4504in" svg:y="0.0874in" svg:viewBox="0 0 46 46" svg:d="M46 23c0-12-10-23-23-23-12 0-23 11-23 23 0 13 11 23 23 23 13 0 23-10 23-23z"><text:p/></draw:path><draw:path draw:style-name="gr1155" draw:text-style-name="P97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156" draw:text-style-name="P97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1157" draw:text-style-name="P97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158" draw:text-style-name="P97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1159" draw:text-style-name="P97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160" draw:text-style-name="P97" svg:width="1.0701in" svg:height="0.0067in" svg:x="2.0614in" svg:y="0.2047in" svg:viewBox="0 0 2719 18" draw:points="1359,18 0,18 0,0 2719,0 2719,18"><text:p/></draw:polygon><draw:path draw:style-name="gr1161" draw:text-style-name="P97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162" draw:text-style-name="P97" svg:width="0.0177in" svg:height="0.0177in" svg:x="2.1957in" svg:y="0.3134in" svg:viewBox="0 0 46 46" svg:d="M46 23c0-12-10-23-23-23-12 0-23 11-23 23 0 13 11 23 23 23 13 0 23-10 23-23z"><text:p/></draw:path><draw:path draw:style-name="gr1163" draw:text-style-name="P97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1164" draw:text-style-name="P97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165" draw:text-style-name="P97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66" draw:text-style-name="P97" svg:width="0.0177in" svg:height="0.0177in" svg:x="2.476in" svg:y="0.3134in" svg:viewBox="0 0 46 46" svg:d="M46 23c0-12-10-23-23-23-12 0-23 11-23 23 0 13 11 23 23 23 13 0 23-10 23-23z"><text:p/></draw:path><draw:path draw:style-name="gr1167" draw:text-style-name="P97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1168" draw:text-style-name="P97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1169" draw:text-style-name="P97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1170" draw:text-style-name="P97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171" draw:text-style-name="P97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1172" draw:text-style-name="P97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173" draw:text-style-name="P97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74" draw:text-style-name="P97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49" draw:style-name="gr1"><svg:title>TexMaths</svg:title><svg:desc>12§display§\vec{r}(t) = \begin{pmatrix} V_{0x} \cdot t + x_0 \\ -\frac{1}{2} g \cdot t^2 +v_{0y} \cdot t + y_0\end{pmatrix}§svg§600§FALSE§</svg:desc><draw:polygon draw:style-name="gr616" draw:text-style-name="P97" svg:width="2.2831in" svg:height="0.3988in" svg:x="0in" svg:y="0in" svg:viewBox="0 0 5800 1014" draw:points="2899,1014 0,1014 0,0 5800,0 5800,1014"><text:p/></draw:polygon><draw:path draw:style-name="gr617" draw:text-style-name="P97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618" draw:text-style-name="P97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619" draw:text-style-name="P97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620" draw:text-style-name="P97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21" draw:text-style-name="P97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622" draw:text-style-name="P97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623" draw:text-style-name="P97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624" draw:text-style-name="P97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25" draw:text-style-name="P97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26" draw:text-style-name="P97" svg:width="0.0626in" svg:height="0.0524in" svg:x="1.1579in" svg:y="0.1134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627" draw:text-style-name="P97" svg:width="0.0177in" svg:height="0.0177in" svg:x="1.2874in" svg:y="0.089in" svg:viewBox="0 0 46 46" svg:d="M46 23c0-12-10-23-23-23-12 0-23 11-23 23 0 13 11 23 23 23 13 0 23-10 23-23z"><text:p/></draw:path><draw:path draw:style-name="gr628" draw:text-style-name="P97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29" draw:text-style-name="P97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630" draw:text-style-name="P97" svg:width="0.0827in" svg:height="0.0752in" svg:x="1.6236in" svg:y="0.0661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631" draw:text-style-name="P97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32" draw:text-style-name="P97" svg:width="0.1016in" svg:height="0.0067in" svg:x="0.6311in" svg:y="0.2945in" svg:viewBox="0 0 259 18" svg:d="M244 18c7 0 15 0 15-8 0-10-8-10-15-10h-230c-7 0-14 0-14 10 0 8 7 8 14 8z"><text:p/></draw:path><draw:path draw:style-name="gr633" draw:text-style-name="P97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634" draw:text-style-name="P97" svg:width="0.0661in" svg:height="0.0067in" svg:x="0.7669in" svg:y="0.2945in" svg:viewBox="0 0 169 18" draw:points="85,18 0,18 0,0 169,0 169,18"><text:p/></draw:polygon><draw:path draw:style-name="gr635" draw:text-style-name="P97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36" draw:text-style-name="P97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637" draw:text-style-name="P97" svg:width="0.0177in" svg:height="0.0177in" svg:x="0.989in" svg:y="0.2886in" svg:viewBox="0 0 46 46" svg:d="M46 23c0-12-10-23-23-23-12 0-23 11-23 23 0 13 11 23 23 23 13 0 23-10 23-23z"><text:p/></draw:path><draw:path draw:style-name="gr638" draw:text-style-name="P97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39" draw:text-style-name="P97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40" draw:text-style-name="P97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641" draw:text-style-name="P97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42" draw:text-style-name="P97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43" draw:text-style-name="P97" svg:width="0.0594in" svg:height="0.0752in" svg:x="1.5472in" svg:y="0.3134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644" draw:text-style-name="P97" svg:width="0.0177in" svg:height="0.0177in" svg:x="1.6728in" svg:y="0.2886in" svg:viewBox="0 0 46 46" svg:d="M46 23c0-12-10-23-23-23-12 0-23 11-23 23 0 13 11 23 23 23 13 0 23-10 23-23z"><text:p/></draw:path><draw:path draw:style-name="gr645" draw:text-style-name="P97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46" draw:text-style-name="P97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647" draw:text-style-name="P97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648" draw:text-style-name="P97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49" draw:text-style-name="P97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text:tab/><draw:g text:anchor-type="as-char" svg:y="-0.2681in" draw:z-index="95" draw:style-name="gr1"><svg:title>TexMaths</svg:title><svg:desc>12§display§T = \frac{V_0 \cdot \sin{\theta_0} + \sqrt{v_0^2 \cdot sin^2 \theta_0 + 2 \cdot g \cdot h_0}}{g}§svg§600§FALSE§</svg:desc><draw:polygon draw:style-name="gr1208" draw:text-style-name="P97" svg:width="2.9291in" svg:height="0.4102in" svg:x="0in" svg:y="0in" svg:viewBox="0 0 7441 1043" draw:points="3721,1043 0,1043 0,0 7441,0 7441,1043"><text:p/></draw:polygon><draw:path draw:style-name="gr1209" draw:text-style-name="P97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210" draw:text-style-name="P97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1211" draw:text-style-name="P97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1212" draw:text-style-name="P97" svg:width="0.0539in" svg:height="0.0795in" svg:x="0.464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13" draw:text-style-name="P97" svg:width="0.0177in" svg:height="0.0177in" svg:x="0.5839in" svg:y="0.1008in" svg:viewBox="0 0 46 46" svg:d="M46 23c0-12-10-23-23-23-12 0-23 11-23 23 0 13 11 23 23 23 13 0 23-10 23-23z"><text:p/></draw:path><draw:path draw:style-name="gr1214" draw:text-style-name="P97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215" draw:text-style-name="P97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1216" draw:text-style-name="P97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217" draw:text-style-name="P97" svg:width="0.0685in" svg:height="0.1193in" svg:x="0.8909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18" draw:text-style-name="P97" svg:width="0.0539in" svg:height="0.0795in" svg:x="0.9681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19" draw:text-style-name="P97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1220" draw:text-style-name="P97" svg:width="0.1512in" svg:height="0.1996in" svg:x="1.2575in" svg:y="0in" svg:viewBox="0 0 385 508" svg:d="M133 508c13 0 13-2 18-9l231-483c3-5 3-6 3-8 0-4-3-8-8-8-6 0-7 4-10 8l-218 455-90-210-59 46 6 7 30-23z"><text:p/></draw:path><draw:polygon draw:style-name="gr1221" draw:text-style-name="P97" svg:width="1.5236in" svg:height="0.0067in" svg:x="1.4055in" svg:y="0in" svg:viewBox="0 0 3871 18" draw:points="1936,18 0,18 0,0 3871,0 3871,18"><text:p/></draw:polygon><draw:path draw:style-name="gr1222" draw:text-style-name="P97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223" draw:text-style-name="P97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24" draw:text-style-name="P97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25" draw:text-style-name="P97" svg:width="0.0177in" svg:height="0.0177in" svg:x="1.6177in" svg:y="0.1008in" svg:viewBox="0 0 46 46" svg:d="M46 23c0-12-10-23-23-23-12 0-23 11-23 23 0 13 11 23 23 23 13 0 23-10 23-23z"><text:p/></draw:path><draw:path draw:style-name="gr1226" draw:text-style-name="P97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227" draw:text-style-name="P97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1228" draw:text-style-name="P97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1229" draw:text-style-name="P97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30" draw:text-style-name="P97" svg:width="0.0685in" svg:height="0.1193in" svg:x="2.0028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31" draw:text-style-name="P97" svg:width="0.0539in" svg:height="0.0795in" svg:x="2.0795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32" draw:text-style-name="P97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1233" draw:text-style-name="P97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234" draw:text-style-name="P97" svg:width="0.0177in" svg:height="0.0177in" svg:x="2.485in" svg:y="0.1008in" svg:viewBox="0 0 46 46" svg:d="M46 23c0-12-10-23-23-23-12 0-23 11-23 23 0 13 11 23 23 23 13 0 23-10 23-23z"><text:p/></draw:path><draw:path draw:style-name="gr1235" draw:text-style-name="P97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236" draw:text-style-name="P97" svg:width="0.0177in" svg:height="0.0177in" svg:x="2.6906in" svg:y="0.1008in" svg:viewBox="0 0 46 46" svg:d="M46 23c0-12-10-23-23-23-12 0-23 11-23 23 0 13 11 23 23 23 13 0 23-10 23-23z"><text:p/></draw:path><draw:path draw:style-name="gr1237" draw:text-style-name="P97" svg:width="0.0819in" svg:height="0.1173in" svg:x="2.7677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1238" draw:text-style-name="P97" svg:width="0.0539in" svg:height="0.0795in" svg:x="2.860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39" draw:text-style-name="P97" svg:width="2.5677in" svg:height="0.0067in" svg:x="0.3614in" svg:y="0.2189in" svg:viewBox="0 0 6523 18" draw:points="3261,18 0,18 0,0 6523,0 6523,18"><text:p/></draw:polygon><draw:path draw:style-name="gr1240" draw:text-style-name="P97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13"><draw:g text:anchor-type="as-char" svg:y="-0.1193in" draw:z-index="92" draw:style-name="gr1"><svg:title>TexMaths</svg:title><svg:desc>12§display§x_W = V_0 \cdot \cos{\theta_0} \cdot T§svg§600§FALSE§</svg:desc><draw:polygon draw:style-name="gr1189" draw:text-style-name="P97" svg:width="1.4012in" svg:height="0.1406in" svg:x="0in" svg:y="0.0016in" svg:viewBox="0 0 3560 358" draw:points="1779,358 0,358 0,0 3560,0 3560,358"><text:p/></draw:polygon><draw:path draw:style-name="gr1190" draw:text-style-name="P97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1191" draw:text-style-name="P97" svg:width="0.1272in" svg:height="0.0819in" svg:x="0.1039in" svg:y="0.06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1192" draw:text-style-name="P97" svg:width="0.1106in" svg:height="0.039in" svg:x="0.3012in" svg:y="0.0567in" svg:viewBox="0 0 282 100" svg:d="M268 17c6 0 14 0 14-9 0-8-8-8-14-8h-254c-6 0-14 0-14 8 0 9 8 9 14 9zM268 100c6 0 14 0 14-9 0-8-8-8-14-8h-254c-6 0-14 0-14 8 0 9 8 9 14 9z"><text:p/></draw:path><draw:path draw:style-name="gr1193" draw:text-style-name="P97" svg:width="0.1185in" svg:height="0.1173in" svg:x="0.4768in" svg:y="0.003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194" draw:text-style-name="P97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95" draw:text-style-name="P97" svg:width="0.0177in" svg:height="0.0177in" svg:x="0.6898in" svg:y="0.0669in" svg:viewBox="0 0 46 46" svg:d="M46 23c0-12-10-23-23-23-12 0-23 11-23 23 0 13 11 23 23 23 13 0 23-10 23-23z"><text:p/></draw:path><draw:path draw:style-name="gr1196" draw:text-style-name="P97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1197" draw:text-style-name="P97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198" draw:text-style-name="P97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199" draw:text-style-name="P97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200" draw:text-style-name="P97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201" draw:text-style-name="P97" svg:width="0.0177in" svg:height="0.0177in" svg:x="1.2122in" svg:y="0.0669in" svg:viewBox="0 0 46 46" svg:d="M46 23c0-12-10-23-23-23-12 0-23 11-23 23 0 13 11 23 23 23 13 0 23-10 23-23z"><text:p/></draw:path><draw:path draw:style-name="gr1202" draw:text-style-name="P97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86" text:outline-level="3">Freiter Fall<text:tab/><draw:g text:anchor-type="as-char" svg:y="-0.1425in" draw:z-index="35" draw:style-name="gr1"><svg:title>TexMaths</svg:title><svg:desc>12§display§\alpha = \tfrac12\cdot c_\mathrm{w}\,\rho\,A§svg§600§FALSE§</svg:desc><draw:polygon draw:style-name="gr498" draw:text-style-name="P97" svg:width="0.9965in" svg:height="0.1976in" svg:x="0in" svg:y="0.002in" svg:viewBox="0 0 2532 503" draw:points="1266,503 0,503 0,0 2532,0 2532,503"><text:p/></draw:polygon><draw:path draw:style-name="gr499" draw:text-style-name="P97" svg:width="0.0933in" svg:height="0.0752in" svg:x="0.0067in" svg:y="0.0693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500" draw:text-style-name="P97" svg:width="0.1106in" svg:height="0.039in" svg:x="0.1618in" svg:y="0.0815in" svg:viewBox="0 0 282 100" svg:d="M268 17c6 0 14 0 14-9 0-8-8-8-14-8h-254c-6 0-14 0-14 8 0 9 8 9 14 9zM268 100c6 0 14 0 14-9 0-8-8-8-14-8h-254c-6 0-14 0-14 8 0 9 8 9 14 9z"><text:p/></draw:path><draw:path draw:style-name="gr501" draw:text-style-name="P97" svg:width="0.0425in" svg:height="0.0772in" svg:x="0.361in" svg:y="0in" svg:viewBox="0 0 109 197" svg:d="M67 8c0-8 0-8-8-8-19 19-47 19-59 19v11c7 0 26 0 43-8v151c0 9 0 13-30 13h-11v11c5 0 42-1 53-1 10 0 47 1 54 1v-11h-12c-30 0-30-4-30-13z"><text:p/></draw:path><draw:polygon draw:style-name="gr502" draw:text-style-name="P97" svg:width="0.0661in" svg:height="0.0067in" svg:x="0.348in" svg:y="0.098in" svg:viewBox="0 0 169 18" draw:points="85,18 0,18 0,0 169,0 169,18"><text:p/></draw:polygon><draw:path draw:style-name="gr503" draw:text-style-name="P97" svg:width="0.0516in" svg:height="0.0772in" svg:x="0.3551in" svg:y="0.12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04" draw:text-style-name="P97" svg:width="0.0177in" svg:height="0.0177in" svg:x="0.4854in" svg:y="0.0921in" svg:viewBox="0 0 46 46" svg:d="M46 23c0-12-10-23-23-23-12 0-23 11-23 23 0 13 11 23 23 23 13 0 23-10 23-23z"><text:p/></draw:path><draw:path draw:style-name="gr505" draw:text-style-name="P97" svg:width="0.065in" svg:height="0.0752in" svg:x="0.5606in" svg:y="0.0693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506" draw:text-style-name="P97" svg:width="0.0874in" svg:height="0.0516in" svg:x="0.6291in" svg:y="0.1177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507" draw:text-style-name="P97" svg:width="0.0783in" svg:height="0.1091in" svg:x="0.7634in" svg:y="0.069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508" draw:text-style-name="P97" svg:width="0.1138in" svg:height="0.1193in" svg:x="0.8776in" svg:y="0.0236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h>
      <text:p text:style-name="P49"><draw:g text:anchor-type="as-char" svg:y="-0.2528in" draw:z-index="36" draw:style-name="gr1"><svg:title>TexMaths</svg:title><svg:desc>12§display§h(t) = H-\frac{m}{\alpha}\ln\left[\cosh\left(\sqrt{\frac{\alpha g}{m}}\cdot t\right)\right]§svg§600§FALSE§</svg:desc><draw:polygon draw:style-name="gr509" draw:text-style-name="P97" svg:width="2.5795in" svg:height="0.4079in" svg:x="0in" svg:y="0in" svg:viewBox="0 0 6553 1037" draw:points="3277,1037 0,1037 0,0 6553,0 6553,1037"><text:p/></draw:polygon><draw:path draw:style-name="gr510" draw:text-style-name="P97" svg:width="0.0819in" svg:height="0.1173in" svg:x="0.0091in" svg:y="0.1346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511" draw:text-style-name="P97" svg:width="0.039in" svg:height="0.1657in" svg:x="0.1118in" svg:y="0.1256in" svg:viewBox="0 0 100 422" svg:d="M100 419c0-1 0-3-9-10-53-53-66-133-66-198 0-73 16-146 69-199 6-6 6-6 6-7 0-4-3-5-5-5-5 0-43 29-69 83-21 47-26 93-26 128 0 34 5 84 28 132 26 53 62 79 67 79 2 0 5-1 5-3z"><text:p/></draw:path><draw:path draw:style-name="gr512" draw:text-style-name="P97" svg:width="0.0512in" svg:height="0.1059in" svg:x="0.1638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13" draw:text-style-name="P97" svg:width="0.039in" svg:height="0.1657in" svg:x="0.2295in" svg:y="0.1256in" svg:viewBox="0 0 100 422" svg:d="M100 211c0-32-5-84-29-132-25-51-63-79-66-79-4 0-5 1-5 5 0 1 0 1 8 9 42 42 66 110 66 197 0 73-15 148-68 201-6 4-6 6-6 7 0 2 1 3 5 3 3 0 42-28 67-81 22-47 28-94 28-130z"><text:p/></draw:path><draw:path draw:style-name="gr514" draw:text-style-name="P97" svg:width="0.1106in" svg:height="0.039in" svg:x="0.3402in" svg:y="0.189in" svg:viewBox="0 0 282 100" svg:d="M268 17c6 0 14 0 14-9 0-8-8-8-14-8h-254c-6 0-14 0-14 8 0 9 8 9 14 9zM268 100c6 0 14 0 14-9 0-8-8-8-14-8h-254c-6 0-14 0-14 8 0 9 8 9 14 9z"><text:p/></draw:path><draw:path draw:style-name="gr515" draw:text-style-name="P97" svg:width="0.1398in" svg:height="0.1134in" svg:x="0.5126in" svg:y="0.136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516" draw:text-style-name="P97" svg:width="0.1016in" svg:height="0.0067in" svg:x="0.7083in" svg:y="0.2051in" svg:viewBox="0 0 259 18" svg:d="M244 18c7 0 15 0 15-8 0-10-8-10-15-10h-230c-7 0-14 0-14 10 0 8 7 8 14 8z"><text:p/></draw:path><draw:path draw:style-name="gr517" draw:text-style-name="P97" svg:width="0.1362in" svg:height="0.0752in" svg:x="0.8854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518" draw:text-style-name="P97" svg:width="0.1461in" svg:height="0.0067in" svg:x="0.8807in" svg:y="0.2051in" svg:viewBox="0 0 372 18" draw:points="186,18 0,18 0,0 372,0 372,18"><text:p/></draw:polygon><draw:path draw:style-name="gr519" draw:text-style-name="P97" svg:width="0.0933in" svg:height="0.0752in" svg:x="0.9067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520" draw:text-style-name="P97" svg:width="0.037in" svg:height="0.1154in" svg:x="1.0795in" svg:y="0.1346in" svg:viewBox="0 0 95 294" svg:d="M61 0l-61 5v13c30 0 34 2 34 24v220c0 19-5 19-34 19v13c14 0 37-1 48-1 10 0 31 1 47 1v-13c-29 0-34 0-34-19z"><text:p/></draw:path><draw:path draw:style-name="gr521" draw:text-style-name="P97" svg:width="0.0839in" svg:height="0.0732in" svg:x="1.1252in" svg:y="0.176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olygon draw:style-name="gr522" draw:text-style-name="P97" svg:width="0.0437in" svg:height="0.3984in" svg:x="1.2811in" svg:y="0.0091in" svg:viewBox="0 0 112 1013" draw:points="0,1013 112,1013 112,990 24,990 24,23 112,23 112,0 0,0"><text:p/></draw:polygon><draw:path draw:style-name="gr523" draw:text-style-name="P97" svg:width="0.0634in" svg:height="0.076in" svg:x="1.3331in" svg:y="0.175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24" draw:text-style-name="P97" svg:width="0.0736in" svg:height="0.076in" svg:x="1.4059in" svg:y="0.1756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25" draw:text-style-name="P97" svg:width="0.0543in" svg:height="0.076in" svg:x="1.4902in" svg:y="0.175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6" draw:text-style-name="P97" svg:width="0.0839in" svg:height="0.1154in" svg:x="1.5551in" svg:y="0.134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27" draw:text-style-name="P97" svg:width="0.0819in" svg:height="0.3984in" svg:x="1.7043in" svg:y="0.0091in" svg:viewBox="0 0 209 1013" svg:d="M209 1009c0-2-1-2-1-5-17-15-45-43-74-88-68-110-99-246-99-410 0-112 15-260 85-385 34-60 68-95 88-114 1-1 1-1 1-2 0-5-4-5-10-5-5 0-6 0-12 6-143 130-187 323-187 500 0 166 38 334 146 460 9 10 24 26 42 42 5 5 6 5 11 5 6 0 10 0 10-4z"><text:p/></draw:path><draw:path draw:style-name="gr528" draw:text-style-name="P97" svg:width="0.1508in" svg:height="0.3988in" svg:x="1.8102in" svg:y="0in" svg:viewBox="0 0 384 1014" svg:d="M150 930l-91-424-57 88c-2 4-2 5-2 5 0 1 6 6 6 7l29-46 97 454c14 0 16 0 18-12l233-985c1-3 1-6 1-9 0-4-2-8-8-8s-8 6-9 12z"><text:p/></draw:path><draw:polygon draw:style-name="gr529" draw:text-style-name="P97" svg:width="0.2319in" svg:height="0.0067in" svg:x="1.9583in" svg:y="0in" svg:viewBox="0 0 590 18" draw:points="295,18 0,18 0,0 590,0 590,18"><text:p/></draw:polygon><draw:path draw:style-name="gr530" draw:text-style-name="P97" svg:width="0.0933in" svg:height="0.0752in" svg:x="1.9846in" svg:y="0.064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531" draw:text-style-name="P97" svg:width="0.076in" svg:height="0.1075in" svg:x="2.087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532" draw:text-style-name="P97" svg:width="0.1917in" svg:height="0.0067in" svg:x="1.978in" svg:y="0.2051in" svg:viewBox="0 0 488 18" draw:points="245,18 0,18 0,0 488,0 488,18"><text:p/></draw:polygon><draw:path draw:style-name="gr533" draw:text-style-name="P97" svg:width="0.1362in" svg:height="0.0752in" svg:x="2.0059in" svg:y="0.290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534" draw:text-style-name="P97" svg:width="0.0177in" svg:height="0.0177in" svg:x="2.2409in" svg:y="0.1992in" svg:viewBox="0 0 46 46" svg:d="M46 23c0-12-10-23-23-23-12 0-23 11-23 23 0 13 11 23 23 23 13 0 23-10 23-23z"><text:p/></draw:path><draw:path draw:style-name="gr535" draw:text-style-name="P97" svg:width="0.0512in" svg:height="0.1059in" svg:x="2.3134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36" draw:text-style-name="P97" svg:width="0.0819in" svg:height="0.3984in" svg:x="2.3752in" svg:y="0.0091in" svg:viewBox="0 0 209 1013" svg:d="M209 506c0-165-39-332-147-459-8-10-24-27-42-42-4-5-6-5-12-5-4 0-8 0-8 5 0 1 1 2 2 3 15 16 44 44 72 89 69 109 100 246 100 409 0 114-16 261-85 387-34 59-70 95-88 111 0 3-1 4-1 5 0 4 4 4 8 4 6 0 8 0 14-6 142-129 187-323 187-501z"><text:p/></draw:path><draw:polygon draw:style-name="gr537" draw:text-style-name="P97" svg:width="0.0437in" svg:height="0.3984in" svg:x="2.4945in" svg:y="0.0091in" svg:viewBox="0 0 112 1013" draw:points="89,990 0,990 0,1013 112,1013 112,0 0,0 0,23 89,23"><text:p/></draw:polygon></draw:g> <text:tab/><draw:g text:anchor-type="as-char" svg:y="-0.2528in" draw:z-index="34" draw:style-name="gr1"><svg:title>TexMaths</svg:title><svg:desc>12§display§v(t) = -\sqrt{\frac{mg}{\alpha}}\tanh\left(\sqrt{\frac{\alpha g}{m}}\cdot t\right)§svg§600§FALSE§</svg:desc><draw:polygon draw:style-name="gr471" draw:text-style-name="P97" svg:width="2.272in" svg:height="0.4079in" svg:x="0in" svg:y="0in" svg:viewBox="0 0 5772 1037" draw:points="2887,1037 0,1037 0,0 5772,0 5772,1037"><text:p/></draw:polygon><draw:path draw:style-name="gr472" draw:text-style-name="P97" svg:width="0.0728in" svg:height="0.0752in" svg:x="0.0047in" svg:y="0.176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73" draw:text-style-name="P97" svg:width="0.039in" svg:height="0.1657in" svg:x="0.1031in" svg:y="0.1256in" svg:viewBox="0 0 100 422" svg:d="M100 419c0-1 0-3-9-10-53-53-66-133-66-198 0-73 16-146 69-199 6-6 6-6 6-7 0-4-3-5-5-5-5 0-43 29-69 83-21 47-26 93-26 128 0 34 5 84 28 132 26 53 62 79 67 79 2 0 5-1 5-3z"><text:p/></draw:path><draw:path draw:style-name="gr474" draw:text-style-name="P97" svg:width="0.0512in" svg:height="0.1059in" svg:x="0.1551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75" draw:text-style-name="P97" svg:width="0.039in" svg:height="0.1657in" svg:x="0.2205in" svg:y="0.1256in" svg:viewBox="0 0 100 422" svg:d="M100 211c0-32-5-84-29-132-25-51-63-79-66-79-4 0-5 1-5 5 0 1 0 1 8 9 42 42 66 110 66 197 0 73-15 148-68 201-6 4-6 6-6 7 0 2 1 3 5 3 3 0 42-28 67-81 22-47 28-94 28-130z"><text:p/></draw:path><draw:path draw:style-name="gr476" draw:text-style-name="P97" svg:width="0.1106in" svg:height="0.039in" svg:x="0.3311in" svg:y="0.189in" svg:viewBox="0 0 282 100" svg:d="M268 17c6 0 14 0 14-9 0-8-8-8-14-8h-254c-6 0-14 0-14 8 0 9 8 9 14 9zM268 100c6 0 14 0 14-9 0-8-8-8-14-8h-254c-6 0-14 0-14 8 0 9 8 9 14 9z"><text:p/></draw:path><draw:path draw:style-name="gr477" draw:text-style-name="P97" svg:width="0.1016in" svg:height="0.0067in" svg:x="0.5106in" svg:y="0.2051in" svg:viewBox="0 0 259 18" svg:d="M244 18c7 0 15 0 15-8 0-10-8-10-15-10h-230c-7 0-14 0-14 10 0 8 7 8 14 8z"><text:p/></draw:path><draw:path draw:style-name="gr478" draw:text-style-name="P97" svg:width="0.1508in" svg:height="0.3988in" svg:x="0.6445in" svg:y="0in" svg:viewBox="0 0 384 1014" svg:d="M150 930l-91-424-57 88c-2 4-2 5-2 5 0 1 6 6 6 7l29-46 97 454c14 0 16 0 18-12l233-985c1-3 1-6 1-9 0-4-2-8-8-8s-8 6-9 12z"><text:p/></draw:path><draw:polygon draw:style-name="gr479" draw:text-style-name="P97" svg:width="0.2709in" svg:height="0.0067in" svg:x="0.7921in" svg:y="0in" svg:viewBox="0 0 689 18" draw:points="344,18 0,18 0,0 689,0 689,18"><text:p/></draw:polygon><draw:path draw:style-name="gr480" draw:text-style-name="P97" svg:width="0.1362in" svg:height="0.0752in" svg:x="0.8169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81" draw:text-style-name="P97" svg:width="0.076in" svg:height="0.1075in" svg:x="0.9602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82" draw:text-style-name="P97" svg:width="0.2311in" svg:height="0.0067in" svg:x="0.8122in" svg:y="0.2051in" svg:viewBox="0 0 588 18" draw:points="294,18 0,18 0,0 588,0 588,18"><text:p/></draw:polygon><draw:path draw:style-name="gr483" draw:text-style-name="P97" svg:width="0.0933in" svg:height="0.0752in" svg:x="0.8811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84" draw:text-style-name="P97" svg:width="0.052in" svg:height="0.1039in" svg:x="1.0937in" svg:y="0.148in" svg:viewBox="0 0 133 265" svg:d="M66 91h60v-13h-60v-78h-11c-1 35-13 80-55 82v9h36v117c0 52 40 57 55 57 30 0 42-30 42-57v-24h-11v24c0 31-12 46-28 46-28 0-28-38-28-45z"><text:p/></draw:path><draw:path draw:style-name="gr485" draw:text-style-name="P97" svg:width="0.0752in" svg:height="0.076in" svg:x="1.1622in" svg:y="0.1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486" draw:text-style-name="P97" svg:width="0.0839in" svg:height="0.0732in" svg:x="1.2433in" svg:y="0.176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87" draw:text-style-name="P97" svg:width="0.0839in" svg:height="0.1154in" svg:x="1.3354in" svg:y="0.134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488" draw:text-style-name="P97" svg:width="0.0819in" svg:height="0.3984in" svg:x="1.4846in" svg:y="0.0091in" svg:viewBox="0 0 209 1013" svg:d="M209 1009c0-2-1-2-1-5-17-15-45-43-74-88-68-110-99-246-99-410 0-112 15-260 85-385 34-60 68-95 88-114 1-1 1-1 1-2 0-5-4-5-10-5-5 0-6 0-12 6-143 130-187 323-187 500 0 166 38 334 146 460 9 10 24 26 42 42 5 5 6 5 11 5 6 0 10 0 10-4z"><text:p/></draw:path><draw:path draw:style-name="gr489" draw:text-style-name="P97" svg:width="0.1508in" svg:height="0.3988in" svg:x="1.5909in" svg:y="0in" svg:viewBox="0 0 384 1014" svg:d="M150 930l-91-424-57 88c-2 4-2 5-2 5 0 1 6 6 6 7l29-46 97 454c14 0 16 0 18-12l233-985c1-3 1-6 1-9 0-4-2-8-8-8s-8 6-9 12z"><text:p/></draw:path><draw:polygon draw:style-name="gr490" draw:text-style-name="P97" svg:width="0.2319in" svg:height="0.0067in" svg:x="1.7382in" svg:y="0in" svg:viewBox="0 0 590 18" draw:points="295,18 0,18 0,0 590,0 590,18"><text:p/></draw:polygon><draw:path draw:style-name="gr491" draw:text-style-name="P97" svg:width="0.0933in" svg:height="0.0752in" svg:x="1.7654in" svg:y="0.064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92" draw:text-style-name="P97" svg:width="0.076in" svg:height="0.1075in" svg:x="1.8677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93" draw:text-style-name="P97" svg:width="0.1917in" svg:height="0.0067in" svg:x="1.7583in" svg:y="0.2051in" svg:viewBox="0 0 488 18" draw:points="245,18 0,18 0,0 488,0 488,18"><text:p/></draw:polygon><draw:path draw:style-name="gr494" draw:text-style-name="P97" svg:width="0.1362in" svg:height="0.0752in" svg:x="1.7862in" svg:y="0.290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95" draw:text-style-name="P97" svg:width="0.0177in" svg:height="0.0177in" svg:x="2.0213in" svg:y="0.1992in" svg:viewBox="0 0 46 46" svg:d="M46 23c0-12-10-23-23-23-12 0-23 11-23 23 0 13 11 23 23 23 13 0 23-10 23-23z"><text:p/></draw:path><draw:path draw:style-name="gr496" draw:text-style-name="P97" svg:width="0.0512in" svg:height="0.1059in" svg:x="2.0941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97" draw:text-style-name="P97" svg:width="0.0819in" svg:height="0.3984in" svg:x="2.1559in" svg:y="0.0091in" svg:viewBox="0 0 209 1013" svg:d="M209 506c0-165-39-332-147-459-8-10-24-27-42-42-4-5-6-5-12-5-4 0-8 0-8 5 0 1 1 2 2 3 15 16 44 44 72 89 69 109 100 246 100 409 0 114-16 261-85 387-34 59-70 95-88 111 0 3-1 4-1 5 0 4 4 4 8 4 6 0 8 0 14-6 142-129 187-323 187-501z"><text:p/></draw:path></draw:g><text:tab/><draw:g text:anchor-type="as-char" svg:y="-0.1846in" draw:z-index="33" draw:style-name="gr1"><svg:title>TexMaths</svg:title><svg:desc>12§display§a(t) = -\frac{g}{\cosh^2\left(\sqrt{\frac{\alpha g}{m}}\cdot t\right)}§svg§600§FALSE§</svg:desc><draw:polygon draw:style-name="gr447" draw:text-style-name="P97" svg:width="1.7575in" svg:height="0.3732in" svg:x="0in" svg:y="0.002in" svg:viewBox="0 0 4465 949" draw:points="2232,949 0,949 0,0 4465,0 4465,949"><text:p/></draw:polygon><draw:path draw:style-name="gr448" draw:text-style-name="P97" svg:width="0.076in" svg:height="0.0752in" svg:x="0.0067in" svg:y="0.112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449" draw:text-style-name="P97" svg:width="0.039in" svg:height="0.1657in" svg:x="0.1043in" svg:y="0.061in" svg:viewBox="0 0 100 422" svg:d="M100 419c0-2 0-3-9-10-53-53-66-133-66-198 0-73 16-146 69-199 6-6 6-6 6-7 0-4-3-5-5-5-5 0-43 29-69 83-21 47-26 93-26 128 0 34 5 84 28 132 26 53 62 79 67 79 2 0 5-1 5-3z"><text:p/></draw:path><draw:path draw:style-name="gr450" draw:text-style-name="P97" svg:width="0.0512in" svg:height="0.1059in" svg:x="0.1563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51" draw:text-style-name="P97" svg:width="0.039in" svg:height="0.1657in" svg:x="0.2217in" svg:y="0.061in" svg:viewBox="0 0 100 422" svg:d="M100 211c0-32-5-84-29-132-25-51-63-79-66-79-4 0-5 1-5 5 0 1 0 1 8 9 42 42 66 110 66 197 0 73-15 148-68 200-6 5-6 6-6 8s1 3 5 3c3 0 42-29 67-81 22-47 28-94 28-130z"><text:p/></draw:path><draw:path draw:style-name="gr452" draw:text-style-name="P97" svg:width="0.1106in" svg:height="0.039in" svg:x="0.3323in" svg:y="0.1248in" svg:viewBox="0 0 282 100" svg:d="M268 17c6 0 14 0 14-9 0-8-8-8-14-8h-254c-6 0-14 0-14 8 0 9 8 9 14 9zM268 100c6 0 14 0 14-9 0-8-8-8-14-8h-254c-6 0-14 0-14 8 0 9 8 9 14 9z"><text:p/></draw:path><draw:path draw:style-name="gr453" draw:text-style-name="P97" svg:width="0.1016in" svg:height="0.0067in" svg:x="0.5122in" svg:y="0.1406in" svg:viewBox="0 0 259 18" svg:d="M244 18c7 0 15 0 15-8 0-10-8-10-15-10h-230c-7 0-14 0-14 10 0 8 7 8 14 8z"><text:p/></draw:path><draw:path draw:style-name="gr454" draw:text-style-name="P97" svg:width="0.076in" svg:height="0.1071in" svg:x="1.1622in" svg:y="0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olygon draw:style-name="gr455" draw:text-style-name="P97" svg:width="1.1098in" svg:height="0.0067in" svg:x="0.6472in" svg:y="0.1406in" svg:viewBox="0 0 2820 18" draw:points="1410,18 0,18 0,0 2820,0 2820,18"><text:p/></draw:polygon><draw:path draw:style-name="gr456" draw:text-style-name="P97" svg:width="0.0634in" svg:height="0.076in" svg:x="0.6528in" svg:y="0.2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457" draw:text-style-name="P97" svg:width="0.0736in" svg:height="0.076in" svg:x="0.7256in" svg:y="0.2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458" draw:text-style-name="P97" svg:width="0.0543in" svg:height="0.076in" svg:x="0.8098in" svg:y="0.2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59" draw:text-style-name="P97" svg:width="0.0839in" svg:height="0.1154in" svg:x="0.8748in" svg:y="0.2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460" draw:text-style-name="P97" svg:width="0.0516in" svg:height="0.0772in" svg:x="0.9693in" svg:y="0.16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61" draw:text-style-name="P97" svg:width="0.0437in" svg:height="0.1988in" svg:x="1.0894in" svg:y="0.1756in" svg:viewBox="0 0 112 506" svg:d="M112 503c0-3-2-3-3-4-19-22-48-55-66-125-9-38-13-81-13-121 0-110 26-188 78-243 4-4 4-5 4-5 0-5-4-5-6-5-6 0-29 25-35 31-43 52-71 127-71 222 0 60 11 145 66 216 5 6 32 37 40 37 2 0 6 0 6-3z"><text:p/></draw:path><draw:path draw:style-name="gr462" draw:text-style-name="P97" svg:width="0.1512in" svg:height="0.1992in" svg:x="1.1583in" svg:y="0.176in" svg:viewBox="0 0 385 507" svg:d="M133 507c13 0 13-1 18-8l231-483c3-5 3-6 3-8 0-4-3-8-8-8-6 0-7 4-10 8l-218 455-90-210-59 46 6 7 30-23z"><text:p/></draw:path><draw:polygon draw:style-name="gr463" draw:text-style-name="P97" svg:width="0.1953in" svg:height="0.0067in" svg:x="1.3063in" svg:y="0.176in" svg:viewBox="0 0 497 18" draw:points="248,18 0,18 0,0 497,0 497,18"><text:p/></draw:polygon><draw:path draw:style-name="gr464" draw:text-style-name="P97" svg:width="0.0713in" svg:height="0.0524in" svg:x="1.3331in" svg:y="0.1913in" svg:viewBox="0 0 182 134" svg:d="M144 89c28-28 38-67 38-71s-3-4-4-4c-5 0-5 2-6 8-6 20-16 38-28 54-1-5-1-24-2-28-4-29-27-48-57-48-43 0-85 41-85 83 0 27 20 51 54 51 28 0 53-12 70-25 6 22 21 25 30 25 18 0 28-14 28-20 0-4-3-4-6-4s-3 2-4 3c-4 12-14 13-17 13-4 0-10 0-11-37zM121 100c-29 24-55 26-66 26-19 0-30-13-30-34 0-8 4-40 19-61 14-18 30-23 41-23 24 0 31 23 34 41 1 13 1 35 2 51z"><text:p/></draw:path><draw:path draw:style-name="gr465" draw:text-style-name="P97" svg:width="0.0571in" svg:height="0.0752in" svg:x="1.4173in" svg:y="0.1913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olygon draw:style-name="gr466" draw:text-style-name="P97" svg:width="0.1555in" svg:height="0.0067in" svg:x="1.326in" svg:y="0.272in" svg:viewBox="0 0 396 18" draw:points="198,18 0,18 0,0 396,0 396,18"><text:p/></draw:polygon><draw:path draw:style-name="gr467" draw:text-style-name="P97" svg:width="0.1067in" svg:height="0.0524in" svg:x="1.3504in" svg:y="0.322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468" draw:text-style-name="P97" svg:width="0.0177in" svg:height="0.0177in" svg:x="1.5524in" svg:y="0.2661in" svg:viewBox="0 0 46 46" svg:d="M46 23c0-12-10-23-23-23-12 0-23 11-23 23 0 13 11 23 23 23 13 0 23-10 23-23z"><text:p/></draw:path><draw:path draw:style-name="gr469" draw:text-style-name="P97" svg:width="0.0512in" svg:height="0.1059in" svg:x="1.6252in" svg:y="0.212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70" draw:text-style-name="P97" svg:width="0.0437in" svg:height="0.1988in" svg:x="1.6886in" svg:y="0.1756in" svg:viewBox="0 0 112 506" svg:d="M112 253c0-60-11-144-68-216-3-5-31-37-39-37-3 0-5 1-5 5 0 1 1 2 2 3 21 22 48 57 66 124 10 38 14 82 14 121 0 43-4 86-15 127-17 59-42 94-63 117-4 3-4 4-4 6 0 3 2 3 5 3 7 0 30-25 35-31 44-52 72-127 72-222z"><text:p/></draw:path></draw:g> <text:s/><draw:g text:anchor-type="as-char" svg:y="-0.2528in" draw:z-index="32" draw:style-name="gr1"><svg:title>TexMaths</svg:title><svg:desc>12§display§v_\mathrm{max} = -\sqrt{\frac{mg}{\alpha}}§svg§600§FALSE§</svg:desc><draw:polygon draw:style-name="gr434" draw:text-style-name="P97" svg:width="1.1209in" svg:height="0.3988in" svg:x="0in" svg:y="0in" svg:viewBox="0 0 2848 1014" draw:points="1424,1014 0,1014 0,0 2848,0 2848,1014"><text:p/></draw:polygon><draw:path draw:style-name="gr435" draw:text-style-name="P97" svg:width="0.0728in" svg:height="0.0752in" svg:x="0.0047in" svg:y="0.176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36" draw:text-style-name="P97" svg:width="0.098in" svg:height="0.0516in" svg:x="0.087in" svg:y="0.223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437" draw:text-style-name="P97" svg:width="0.0583in" svg:height="0.0531in" svg:x="0.1961in" svg:y="0.2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438" draw:text-style-name="P97" svg:width="0.0638in" svg:height="0.05in" svg:x="0.2591in" svg:y="0.224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439" draw:text-style-name="P97" svg:width="0.1106in" svg:height="0.039in" svg:x="0.3894in" svg:y="0.189in" svg:viewBox="0 0 282 100" svg:d="M268 17c6 0 14 0 14-9 0-8-8-8-14-8h-254c-6 0-14 0-14 8 0 9 8 9 14 9zM268 100c6 0 14 0 14-9 0-8-8-8-14-8h-254c-6 0-14 0-14 8 0 9 8 9 14 9z"><text:p/></draw:path><draw:path draw:style-name="gr440" draw:text-style-name="P97" svg:width="0.1016in" svg:height="0.0067in" svg:x="0.5689in" svg:y="0.2051in" svg:viewBox="0 0 259 18" svg:d="M244 18c7 0 15 0 15-8 0-10-8-10-15-10h-230c-7 0-14 0-14 10 0 8 7 8 14 8z"><text:p/></draw:path><draw:path draw:style-name="gr441" draw:text-style-name="P97" svg:width="0.1508in" svg:height="0.3988in" svg:x="0.7028in" svg:y="0in" svg:viewBox="0 0 384 1014" svg:d="M150 930l-91-423-57 87c-2 4-2 5-2 5 0 1 6 6 6 7l29-45 97 453c14 0 16 0 18-12l233-985c1-3 1-6 1-9 0-4-2-8-8-8s-8 6-9 12z"><text:p/></draw:path><draw:polygon draw:style-name="gr442" draw:text-style-name="P97" svg:width="0.2709in" svg:height="0.0067in" svg:x="0.8504in" svg:y="0in" svg:viewBox="0 0 689 18" draw:points="344,18 0,18 0,0 689,0 689,18"><text:p/></draw:polygon><draw:path draw:style-name="gr443" draw:text-style-name="P97" svg:width="0.1362in" svg:height="0.0752in" svg:x="0.8748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44" draw:text-style-name="P97" svg:width="0.076in" svg:height="0.1075in" svg:x="1.0185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45" draw:text-style-name="P97" svg:width="0.2311in" svg:height="0.0067in" svg:x="0.8701in" svg:y="0.2051in" svg:viewBox="0 0 588 18" draw:points="294,18 0,18 0,0 588,0 588,18"><text:p/></draw:polygon><draw:path draw:style-name="gr446" draw:text-style-name="P97" svg:width="0.0933in" svg:height="0.0752in" svg:x="0.939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/draw:g></text:p>
      <text:h text:style-name="P85" text:outline-level="3">Kraftstoss <text:tab/><draw:g text:anchor-type="as-char" svg:y="-0.2327in" draw:z-index="52" draw:style-name="gr1"><svg:title>TexMaths</svg:title><svg:desc>12§display§\frac{d\vec{p}}{dt} = 0§svg§600§FALSE§</svg:desc><draw:polygon draw:style-name="gr695" draw:text-style-name="P97" svg:width="0.4945in" svg:height="0.3453in" svg:x="0in" svg:y="0in" svg:viewBox="0 0 1257 878" draw:points="629,878 0,878 0,0 1257,0 1257,878"><text:p/></draw:polygon><draw:path draw:style-name="gr696" draw:text-style-name="P97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697" draw:text-style-name="P97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698" draw:text-style-name="P97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699" draw:text-style-name="P97" svg:width="0.1701in" svg:height="0.0067in" svg:x="0in" svg:y="0.1862in" svg:viewBox="0 0 433 18" draw:points="216,18 0,18 0,0 433,0 433,18"><text:p/></draw:polygon><draw:path draw:style-name="gr700" draw:text-style-name="P97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701" draw:text-style-name="P97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702" draw:text-style-name="P97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703" draw:text-style-name="P97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95" text:outline-level="4">Elastischer Stoss<text:tab/><text:tab/><draw:g text:anchor-type="as-char" svg:y="-0.2299in" draw:z-index="57" draw:style-name="gr1"><svg:title>TexMaths</svg:title><svg:desc>12§display§\frac{dE}{dt} = 0§svg§600§FALSE§</svg:desc><draw:polygon draw:style-name="gr740" draw:text-style-name="P97" svg:width="0.5425in" svg:height="0.3413in" svg:x="0in" svg:y="0in" svg:viewBox="0 0 1379 868" draw:points="690,868 0,868 0,0 1379,0 1379,868"><text:p/></draw:polygon><draw:path draw:style-name="gr741" draw:text-style-name="P97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42" draw:text-style-name="P97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743" draw:text-style-name="P97" svg:width="0.2189in" svg:height="0.0067in" svg:x="0in" svg:y="0.1827in" svg:viewBox="0 0 557 18" draw:points="278,18 0,18 0,0 557,0 557,18"><text:p/></draw:polygon><draw:path draw:style-name="gr744" draw:text-style-name="P97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45" draw:text-style-name="P97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746" draw:text-style-name="P97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747" draw:text-style-name="P97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31"><text:span text:style-name="T11"><draw:g text:anchor-type="as-char" svg:y="-0.0972in" draw:z-index="84" draw:style-name="gr1"><svg:title>TexMaths</svg:title><svg:desc>12§display§m_1v_1+m_2v_2=m_1u_1+m_2u_2§svg§600§FALSE§</svg:desc><draw:polygon draw:style-name="gr1073" draw:text-style-name="P97" svg:width="2.1492in" svg:height="0.1217in" svg:x="0in" svg:y="0in" svg:viewBox="0 0 5460 310" draw:points="2730,310 0,310 0,0 5460,0 5460,310"><text:p/></draw:polygon><draw:path draw:style-name="gr1074" draw:text-style-name="P97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75" draw:text-style-name="P97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1076" draw:text-style-name="P97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1077" draw:text-style-name="P97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1078" draw:text-style-name="P97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1079" draw:text-style-name="P97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80" draw:text-style-name="P97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81" draw:text-style-name="P97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1082" draw:text-style-name="P97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83" draw:text-style-name="P97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1084" draw:text-style-name="P97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85" draw:text-style-name="P97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1086" draw:text-style-name="P97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1087" draw:text-style-name="P97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1088" draw:text-style-name="P97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1089" draw:text-style-name="P97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90" draw:text-style-name="P97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91" draw:text-style-name="P97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1092" draw:text-style-name="P97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11"> <text:tab/><text:tab/></text:span><text:span text:style-name="T11"><draw:g text:anchor-type="as-char" svg:y="-0.222in" draw:z-index="83" draw:style-name="gr1"><svg:title>TexMaths</svg:title><svg:desc>12§display§\frac12m_1v_1^2+\frac12m_2v_2^2=\frac12m_1u_1^2+\frac12m_2u_2^2§svg§600§FALSE§</svg:desc><draw:polygon draw:style-name="gr1037" draw:text-style-name="P97" svg:width="2.6319in" svg:height="0.3331in" svg:x="0in" svg:y="0.0039in" svg:viewBox="0 0 6686 847" draw:points="3344,847 0,847 0,0 6686,0 6686,847"><text:p/></draw:polygon><draw:path draw:style-name="gr1038" draw:text-style-name="P97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1039" draw:text-style-name="P97" svg:width="0.0831in" svg:height="0.0067in" svg:x="0in" svg:y="0.1783in" svg:viewBox="0 0 212 18" draw:points="106,18 0,18 0,0 212,0 212,18"><text:p/></draw:polygon><draw:path draw:style-name="gr1040" draw:text-style-name="P97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41" draw:text-style-name="P97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42" draw:text-style-name="P97" svg:width="0.0425in" svg:height="0.0772in" svg:x="0.261in" svg:y="0.1713in" svg:viewBox="0 0 109 197" svg:d="M67 8c0-8 0-8-8-8-19 19-47 19-59 19v11c7 0 26 0 43-8v151c0 9 0 13-30 13h-11v11c5 0 42-1 53-1 10 0 47 1 54 1v-11h-12c-30 0-30-4-30-13z"><text:p/></draw:path><draw:path draw:style-name="gr1043" draw:text-style-name="P97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1044" draw:text-style-name="P97" svg:width="0.0516in" svg:height="0.0772in" svg:x="0.416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45" draw:text-style-name="P97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1046" draw:text-style-name="P97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1047" draw:text-style-name="P97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1048" draw:text-style-name="P97" svg:width="0.0831in" svg:height="0.0067in" svg:x="0.7071in" svg:y="0.1783in" svg:viewBox="0 0 212 18" draw:points="106,18 0,18 0,0 212,0 212,18"><text:p/></draw:polygon><draw:path draw:style-name="gr1049" draw:text-style-name="P97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50" draw:text-style-name="P97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51" draw:text-style-name="P97" svg:width="0.0516in" svg:height="0.0772in" svg:x="0.963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52" draw:text-style-name="P97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53" draw:text-style-name="P97" svg:width="0.0516in" svg:height="0.0772in" svg:x="1.123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54" draw:text-style-name="P97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55" draw:text-style-name="P97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1056" draw:text-style-name="P97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1057" draw:text-style-name="P97" svg:width="0.0831in" svg:height="0.0067in" svg:x="1.4323in" svg:y="0.1783in" svg:viewBox="0 0 212 18" draw:points="106,18 0,18 0,0 212,0 212,18"><text:p/></draw:polygon><draw:path draw:style-name="gr1058" draw:text-style-name="P97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59" draw:text-style-name="P97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60" draw:text-style-name="P97" svg:width="0.0425in" svg:height="0.0772in" svg:x="1.6933in" svg:y="0.1713in" svg:viewBox="0 0 109 197" svg:d="M67 8c0-8 0-8-8-8-19 19-47 19-59 19v11c7 0 26 0 43-8v151c0 9 0 13-30 13h-11v11c5 0 42-1 53-1 10 0 47 1 54 1v-11h-12c-30 0-30-4-30-13z"><text:p/></draw:path><draw:path draw:style-name="gr1061" draw:text-style-name="P97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062" draw:text-style-name="P97" svg:width="0.0516in" svg:height="0.0772in" svg:x="1.857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63" draw:text-style-name="P97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1064" draw:text-style-name="P97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1065" draw:text-style-name="P97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1066" draw:text-style-name="P97" svg:width="0.0831in" svg:height="0.0067in" svg:x="2.1476in" svg:y="0.1783in" svg:viewBox="0 0 212 18" draw:points="106,18 0,18 0,0 212,0 212,18"><text:p/></draw:polygon><draw:path draw:style-name="gr1067" draw:text-style-name="P97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68" draw:text-style-name="P97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69" draw:text-style-name="P97" svg:width="0.0516in" svg:height="0.0772in" svg:x="2.4039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70" draw:text-style-name="P97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071" draw:text-style-name="P97" svg:width="0.0516in" svg:height="0.0772in" svg:x="2.5732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72" draw:text-style-name="P97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1"> <text:tab/></text:span><text:span text:style-name="T11"><draw:g text:anchor-type="as-char" svg:y="-0.2366in" draw:z-index="82" draw:style-name="gr1"><svg:title>TexMaths</svg:title><svg:desc>12§display§u_1=\frac{m_1v_1+m_2(2v_2-v_1)}{m_1+m_2}§svg§600§FALSE§</svg:desc><draw:polygon draw:style-name="gr1012" draw:text-style-name="P97" svg:width="1.9339in" svg:height="0.3756in" svg:x="0in" svg:y="0in" svg:viewBox="0 0 4913 955" draw:points="2457,955 0,955 0,0 4913,0 4913,955"><text:p/></draw:polygon><draw:path draw:style-name="gr1013" draw:text-style-name="P97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014" draw:text-style-name="P97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1015" draw:text-style-name="P97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1016" draw:text-style-name="P97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17" draw:text-style-name="P97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1018" draw:text-style-name="P97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19" draw:text-style-name="P97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1020" draw:text-style-name="P97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1021" draw:text-style-name="P97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22" draw:text-style-name="P97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23" draw:text-style-name="P97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1024" draw:text-style-name="P97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25" draw:text-style-name="P97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26" draw:text-style-name="P97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27" draw:text-style-name="P97" svg:width="0.1016in" svg:height="0.0067in" svg:x="1.5622in" svg:y="0.0799in" svg:viewBox="0 0 259 18" svg:d="M244 18c7 0 15 0 15-8 0-10-8-10-15-10h-230c-7 0-14 0-14 10 0 8 7 8 14 8z"><text:p/></draw:path><draw:path draw:style-name="gr1028" draw:text-style-name="P97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29" draw:text-style-name="P97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1030" draw:text-style-name="P97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1031" draw:text-style-name="P97" svg:width="1.5236in" svg:height="0.0067in" svg:x="0.411in" svg:y="0.1921in" svg:viewBox="0 0 3871 18" draw:points="1935,18 0,18 0,0 3871,0 3871,18"><text:p/></draw:polygon><draw:path draw:style-name="gr1032" draw:text-style-name="P97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33" draw:text-style-name="P97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1034" draw:text-style-name="P97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1035" draw:text-style-name="P97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36" draw:text-style-name="P97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1"> <text:tab/><text:tab/></text:span><text:span text:style-name="T11"><draw:g text:anchor-type="as-char" svg:y="-0.2366in" draw:z-index="81" draw:style-name="gr1"><svg:title>TexMaths</svg:title><svg:desc>12§display§u_2=\frac{m_2v_2+m_1(2v_1-v_2)}{m_1+m_2}
§svg§600§FALSE§</svg:desc><draw:polygon draw:style-name="gr987" draw:text-style-name="P97" svg:width="1.9339in" svg:height="0.3756in" svg:x="0in" svg:y="0in" svg:viewBox="0 0 4913 955" draw:points="2457,955 0,955 0,0 4913,0 4913,955"><text:p/></draw:polygon><draw:path draw:style-name="gr988" draw:text-style-name="P97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989" draw:text-style-name="P97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0" draw:text-style-name="P97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991" draw:text-style-name="P97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92" draw:text-style-name="P97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3" draw:text-style-name="P97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94" draw:text-style-name="P97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5" draw:text-style-name="P97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996" draw:text-style-name="P97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97" draw:text-style-name="P97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998" draw:text-style-name="P97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999" draw:text-style-name="P97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00" draw:text-style-name="P97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01" draw:text-style-name="P97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1002" draw:text-style-name="P97" svg:width="0.1016in" svg:height="0.0067in" svg:x="1.5622in" svg:y="0.0799in" svg:viewBox="0 0 259 18" svg:d="M244 18c7 0 15 0 15-8 0-10-8-10-15-10h-230c-7 0-14 0-14 10 0 8 7 8 14 8z"><text:p/></draw:path><draw:path draw:style-name="gr1003" draw:text-style-name="P97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04" draw:text-style-name="P97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05" draw:text-style-name="P97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1006" draw:text-style-name="P97" svg:width="1.5236in" svg:height="0.0067in" svg:x="0.411in" svg:y="0.1921in" svg:viewBox="0 0 3871 18" draw:points="1935,18 0,18 0,0 3871,0 3871,18"><text:p/></draw:polygon><draw:path draw:style-name="gr1007" draw:text-style-name="P97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08" draw:text-style-name="P97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1009" draw:text-style-name="P97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1010" draw:text-style-name="P97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11" draw:text-style-name="P97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1"> <text:tab/></text:span><text:span text:style-name="T11"><draw:g text:anchor-type="as-char" svg:y="-0.1161in" draw:z-index="80" draw:style-name="gr1"><svg:title>TexMaths</svg:title><svg:desc>12§display§m_1 = m_2 \Rightarrow u_1=v_2 \text{ und } u_2=v_1§svg§600§FALSE§</svg:desc><draw:polygon draw:style-name="gr967" draw:text-style-name="P97" svg:width="2.3909in" svg:height="0.1406in" svg:x="0in" svg:y="0in" svg:viewBox="0 0 6074 358" draw:points="3037,358 0,358 0,0 6074,0 6074,358"><text:p/></draw:polygon><draw:path draw:style-name="gr968" draw:text-style-name="P97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969" draw:text-style-name="P97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970" draw:text-style-name="P97" svg:width="0.1106in" svg:height="0.039in" svg:x="0.276in" svg:y="0.0547in" svg:viewBox="0 0 282 100" svg:d="M268 17c6 0 14 0 14-9 0-8-8-8-14-8h-254c-6 0-14 0-14 8 0 9 8 9 14 9zM268 100c6 0 14 0 14-9 0-8-8-8-14-8h-254c-6 0-14 0-14 8 0 9 8 9 14 9z"><text:p/></draw:path><draw:path draw:style-name="gr971" draw:text-style-name="P97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972" draw:text-style-name="P97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73" draw:text-style-name="P97" svg:width="0.1476in" svg:height="0.0913in" svg:x="0.7173in" svg:y="0.0283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974" draw:text-style-name="P97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975" draw:text-style-name="P97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976" draw:text-style-name="P97" svg:width="0.1106in" svg:height="0.039in" svg:x="1.1453in" svg:y="0.0547in" svg:viewBox="0 0 282 100" svg:d="M268 17c6 0 14 0 14-9 0-8-8-8-14-8h-254c-6 0-14 0-14 8 0 9 8 9 14 9zM268 100c6 0 14 0 14-9 0-8-8-8-14-8h-254c-6 0-14 0-14 8 0 9 8 9 14 9z"><text:p/></draw:path><draw:path draw:style-name="gr977" draw:text-style-name="P97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978" draw:text-style-name="P97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79" draw:text-style-name="P97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980" draw:text-style-name="P97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981" draw:text-style-name="P97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982" draw:text-style-name="P97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983" draw:text-style-name="P97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84" draw:text-style-name="P97" svg:width="0.1106in" svg:height="0.039in" svg:x="2.0787in" svg:y="0.0547in" svg:viewBox="0 0 282 100" svg:d="M268 17c6 0 14 0 14-9 0-8-8-8-14-8h-254c-6 0-14 0-14 8 0 9 8 9 14 9zM268 100c6 0 14 0 14-9 0-8-8-8-14-8h-254c-6 0-14 0-14 8 0 9 8 9 14 9z"><text:p/></draw:path><draw:path draw:style-name="gr985" draw:text-style-name="P97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986" draw:text-style-name="P97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95" text:outline-level="4">Inelastischer Stoss <text:tab/><draw:g text:anchor-type="as-char" svg:y="-0.2299in" draw:z-index="58" draw:style-name="gr1"><svg:title>TexMaths</svg:title><svg:desc>12§display§\frac{dE}{dt} \ne 0§svg§600§FALSE§</svg:desc><draw:polygon draw:style-name="gr748" draw:text-style-name="P97" svg:width="0.5425in" svg:height="0.3413in" svg:x="0in" svg:y="0in" svg:viewBox="0 0 1379 868" draw:points="690,868 0,868 0,0 1379,0 1379,868"><text:p/></draw:polygon><draw:path draw:style-name="gr749" draw:text-style-name="P97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50" draw:text-style-name="P97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751" draw:text-style-name="P97" svg:width="0.2189in" svg:height="0.0067in" svg:x="0in" svg:y="0.1827in" svg:viewBox="0 0 557 18" draw:points="278,18 0,18 0,0 557,0 557,18"><text:p/></draw:polygon><draw:path draw:style-name="gr752" draw:text-style-name="P97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53" draw:text-style-name="P97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754" draw:text-style-name="P97" svg:width="0.0827in" svg:height="0.1547in" svg:x="0.3075in" svg:y="0.1087in" svg:viewBox="0 0 211 394" svg:d="M209 17c2-6 2-7 2-9s-2-8-8-8c-5 0-6 2-9 8l-190 370c-4 6-4 6-4 8s2 8 8 8c5 0 6-3 10-8z"><text:p/></draw:path><draw:path draw:style-name="gr755" draw:text-style-name="P97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756" draw:text-style-name="P97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39"><draw:g text:anchor-type="as-char" svg:y="-0.1252in" draw:z-index="79" draw:style-name="gr1"><svg:title>TexMaths</svg:title><svg:desc>12§display§m_1v_1+m_2v_2=(m_1+m_2)\cdot u§svg§600§FALSE§</svg:desc><draw:polygon draw:style-name="gr947" draw:text-style-name="P97" svg:width="2.1626in" svg:height="0.1657in" svg:x="0in" svg:y="0.0004in" svg:viewBox="0 0 5494 422" draw:points="2747,422 0,422 0,0 5494,0 5494,422"><text:p/></draw:polygon><draw:path draw:style-name="gr948" draw:text-style-name="P97" svg:width="0.1362in" svg:height="0.0752in" svg:x="0.004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49" draw:text-style-name="P97" svg:width="0.0425in" svg:height="0.0772in" svg:x="0.1583in" svg:y="0.072in" svg:viewBox="0 0 109 197" svg:d="M67 8c0-8 0-8-8-8-19 19-47 19-59 19v11c7 0 26 0 43-8v151c0 9 0 13-30 13h-11v11c5 0 42-1 53-1 10 0 47 1 54 1v-11h-12c-30 0-30-4-30-13z"><text:p/></draw:path><draw:path draw:style-name="gr950" draw:text-style-name="P97" svg:width="0.0728in" svg:height="0.0752in" svg:x="0.224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51" draw:text-style-name="P97" svg:width="0.0425in" svg:height="0.0772in" svg:x="0.3134in" svg:y="0.072in" svg:viewBox="0 0 109 197" svg:d="M67 8c0-8 0-8-8-8-19 19-47 19-59 19v11c7 0 26 0 43-8v151c0 9 0 13-30 13h-11v11c5 0 42-1 53-1 10 0 47 1 54 1v-11h-12c-30 0-30-4-30-13z"><text:p/></draw:path><draw:path draw:style-name="gr952" draw:text-style-name="P97" svg:width="0.1106in" svg:height="0.1106in" svg:x="0.4213in" svg:y="0.028in" svg:viewBox="0 0 282 282" svg:d="M150 150h118c6 0 14 0 14-8 0-10-8-10-14-10h-118v-118c0-6 0-14-8-14-10 0-10 8-10 14v118h-118c-6 0-14 0-14 10 0 8 8 8 14 8h118v118c0 6 0 14 10 14 8 0 8-8 8-14z"><text:p/></draw:path><draw:path draw:style-name="gr953" draw:text-style-name="P97" svg:width="0.1362in" svg:height="0.0752in" svg:x="0.5831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54" draw:text-style-name="P97" svg:width="0.0516in" svg:height="0.0772in" svg:x="0.731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55" draw:text-style-name="P97" svg:width="0.0728in" svg:height="0.0752in" svg:x="0.8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56" draw:text-style-name="P97" svg:width="0.0516in" svg:height="0.0772in" svg:x="0.886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57" draw:text-style-name="P97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958" draw:text-style-name="P97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959" draw:text-style-name="P97" svg:width="0.1362in" svg:height="0.0752in" svg:x="1.2445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60" draw:text-style-name="P97" svg:width="0.0425in" svg:height="0.0772in" svg:x="1.398in" svg:y="0.072in" svg:viewBox="0 0 109 197" svg:d="M67 8c0-8 0-8-8-8-19 19-47 19-59 19v11c7 0 26 0 43-8v151c0 9 0 13-30 13h-11v11c5 0 42-1 53-1 10 0 47 1 54 1v-11h-12c-30 0-30-4-30-13z"><text:p/></draw:path><draw:path draw:style-name="gr961" draw:text-style-name="P97" svg:width="0.1106in" svg:height="0.1106in" svg:x="1.5055in" svg:y="0.028in" svg:viewBox="0 0 282 282" svg:d="M150 150h118c6 0 14 0 14-8 0-10-8-10-14-10h-118v-118c0-6 0-14-8-14-10 0-10 8-10 14v118h-118c-6 0-14 0-14 10 0 8 8 8 14 8h118v118c0 6 0 14 10 14 8 0 8-8 8-14z"><text:p/></draw:path><draw:path draw:style-name="gr962" draw:text-style-name="P97" svg:width="0.1362in" svg:height="0.0752in" svg:x="1.6673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63" draw:text-style-name="P97" svg:width="0.0516in" svg:height="0.0772in" svg:x="1.8157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64" draw:text-style-name="P97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965" draw:text-style-name="P97" svg:width="0.0177in" svg:height="0.0177in" svg:x="1.9984in" svg:y="0.0744in" svg:viewBox="0 0 46 46" svg:d="M46 23c0-12-10-23-23-23-12 0-23 11-23 23 0 13 11 23 23 23 13 0 23-10 23-23z"><text:p/></draw:path><draw:path draw:style-name="gr966" draw:text-style-name="P97" svg:width="0.0854in" svg:height="0.0752in" svg:x="2.072in" svg:y="0.051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78" draw:style-name="gr1"><svg:title>TexMaths</svg:title><svg:desc>12§display§\frac12(m_1v_1^2+m_2v_2^2)-\frac12(m_1+m_2)u^2§svg§600§FALSE§</svg:desc><draw:polygon draw:style-name="gr917" draw:text-style-name="P97" svg:width="2.4575in" svg:height="0.3331in" svg:x="0in" svg:y="0.0039in" svg:viewBox="0 0 6243 847" draw:points="3121,847 0,847 0,0 6243,0 6243,847"><text:p/></draw:polygon><draw:path draw:style-name="gr918" draw:text-style-name="P97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919" draw:text-style-name="P97" svg:width="0.0831in" svg:height="0.0067in" svg:x="0in" svg:y="0.1783in" svg:viewBox="0 0 212 18" draw:points="106,18 0,18 0,0 212,0 212,18"><text:p/></draw:polygon><draw:path draw:style-name="gr920" draw:text-style-name="P97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21" draw:text-style-name="P97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922" draw:text-style-name="P97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23" draw:text-style-name="P97" svg:width="0.0425in" svg:height="0.0772in" svg:x="0.326in" svg:y="0.1713in" svg:viewBox="0 0 109 197" svg:d="M67 8c0-8 0-8-8-8-19 19-47 19-59 19v11c7 0 26 0 43-8v151c0 9 0 13-30 13h-11v11c5 0 42-1 53-1 10 0 47 1 54 1v-11h-12c-30 0-30-4-30-13z"><text:p/></draw:path><draw:path draw:style-name="gr924" draw:text-style-name="P97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25" draw:text-style-name="P97" svg:width="0.0516in" svg:height="0.0772in" svg:x="0.4815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26" draw:text-style-name="P97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927" draw:text-style-name="P97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928" draw:text-style-name="P97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29" draw:text-style-name="P97" svg:width="0.0516in" svg:height="0.0772in" svg:x="0.9047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0" draw:text-style-name="P97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31" draw:text-style-name="P97" svg:width="0.0516in" svg:height="0.0772in" svg:x="1.065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2" draw:text-style-name="P97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3" draw:text-style-name="P97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934" draw:text-style-name="P97" svg:width="0.1016in" svg:height="0.0067in" svg:x="1.2484in" svg:y="0.1783in" svg:viewBox="0 0 259 18" svg:d="M244 18c7 0 15 0 15-8 0-10-8-10-15-10h-230c-7 0-14 0-14 10 0 8 7 8 14 8z"><text:p/></draw:path><draw:path draw:style-name="gr935" draw:text-style-name="P97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936" draw:text-style-name="P97" svg:width="0.0831in" svg:height="0.0067in" svg:x="1.4201in" svg:y="0.1783in" svg:viewBox="0 0 212 18" draw:points="106,18 0,18 0,0 212,0 212,18"><text:p/></draw:polygon><draw:path draw:style-name="gr937" draw:text-style-name="P97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38" draw:text-style-name="P97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939" draw:text-style-name="P97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40" draw:text-style-name="P97" svg:width="0.0425in" svg:height="0.0772in" svg:x="1.7461in" svg:y="0.1713in" svg:viewBox="0 0 109 197" svg:d="M67 8c0-8 0-8-8-8-19 19-47 19-59 19v11c7 0 26 0 43-8v151c0 9 0 13-30 13h-11v11c5 0 42-1 53-1 10 0 47 1 54 1v-11h-12c-30 0-30-4-30-13z"><text:p/></draw:path><draw:path draw:style-name="gr941" draw:text-style-name="P97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942" draw:text-style-name="P97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43" draw:text-style-name="P97" svg:width="0.0516in" svg:height="0.0772in" svg:x="2.1646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44" draw:text-style-name="P97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945" draw:text-style-name="P97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946" draw:text-style-name="P97" svg:width="0.0516in" svg:height="0.0772in" svg:x="2.3984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77" draw:style-name="gr1"><svg:title>TexMaths</svg:title><svg:desc>12§display§u=\frac{m_1v_1+m_2v_2}{m_1+m_2}§svg§600§FALSE§</svg:desc><draw:polygon draw:style-name="gr899" draw:text-style-name="P97" svg:width="1.2902in" svg:height="0.348in" svg:x="0in" svg:y="0in" svg:viewBox="0 0 3278 885" draw:points="1640,885 0,885 0,0 3278,0 3278,885"><text:p/></draw:polygon><draw:path draw:style-name="gr900" draw:text-style-name="P97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901" draw:text-style-name="P97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902" draw:text-style-name="P97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903" draw:text-style-name="P97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904" draw:text-style-name="P97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05" draw:text-style-name="P97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906" draw:text-style-name="P97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907" draw:text-style-name="P97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08" draw:text-style-name="P97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909" draw:text-style-name="P97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10" draw:text-style-name="P97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911" draw:text-style-name="P97" svg:width="0.9535in" svg:height="0.0067in" svg:x="0.3366in" svg:y="0.1642in" svg:viewBox="0 0 2423 18" draw:points="1212,18 0,18 0,0 2423,0 2423,18"><text:p/></draw:polygon><draw:path draw:style-name="gr912" draw:text-style-name="P97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13" draw:text-style-name="P97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914" draw:text-style-name="P97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915" draw:text-style-name="P97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16" draw:text-style-name="P97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h text:style-name="Heading_20_2" text:outline-level="2"><draw:frame draw:style-name="fr2" draw:name="Frame3" text:anchor-type="paragraph" svg:x="4.4409in" svg:y="0.1465in" svg:width="3.1654in" draw:z-index="16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24"><draw:g text:anchor-type="as-char" svg:y="-0.0736in" draw:z-index="28" draw:style-name="gr1"><svg:title>TexMaths</svg:title><svg:desc>12§display§p
§svg§600§FALSE§</svg:desc><draw:polygon draw:style-name="gr375" draw:text-style-name="P97" svg:width="0.0843in" svg:height="0.1043in" svg:x="0.0051in" svg:y="0.002in" svg:viewBox="0 0 215 266" draw:points="107,266 0,266 0,0 215,0 215,266"><text:p/></draw:polygon><draw:path draw:style-name="gr376" draw:text-style-name="P97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71">Druck</text:p></table:table-cell><table:table-cell table:style-name="Table3.C1" office:value-type="string"><text:p text:style-name="P39"><draw:g text:anchor-type="as-char" svg:y="-0.2256in" draw:z-index="27" draw:style-name="gr1"><svg:title>TexMaths</svg:title><svg:desc>12§display§[p] = \mathrm{Pa} = \frac{\mathrm{N}}{\mathrm{m^2}}§svg§600§FALSE§</svg:desc><draw:polygon draw:style-name="gr363" draw:text-style-name="P97" svg:width="1.0425in" svg:height="0.3402in" svg:x="0in" svg:y="0in" svg:viewBox="0 0 2649 865" draw:points="1324,865 0,865 0,0 2649,0 2649,865"><text:p/></draw:polygon><draw:polygon draw:style-name="gr364" draw:text-style-name="P97" svg:width="0.0228in" svg:height="0.1661in" svg:x="0.0193in" svg:y="0.1016in" svg:viewBox="0 0 59 423" draw:points="59,423 59,406 17,406 17,17 59,17 59,0 0,0 0,423"><text:p/></draw:polygon><draw:path draw:style-name="gr365" draw:text-style-name="P97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66" draw:text-style-name="P97" svg:width="0.0228in" svg:height="0.1661in" svg:x="0.1331in" svg:y="0.1016in" svg:viewBox="0 0 59 423" draw:points="59,0 0,0 0,17 42,17 42,406 0,406 0,423 59,423"><text:p/></draw:polygon><draw:path draw:style-name="gr367" draw:text-style-name="P97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68" draw:text-style-name="P97" svg:width="0.098in" svg:height="0.1134in" svg:x="0.4028in" svg:y="0.113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69" draw:text-style-name="P97" svg:width="0.0752in" svg:height="0.0764in" svg:x="0.5126in" svg:y="0.1516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70" draw:text-style-name="P97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71" draw:text-style-name="P97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72" draw:text-style-name="P97" svg:width="0.213in" svg:height="0.0067in" svg:x="0.8299in" svg:y="0.1811in" svg:viewBox="0 0 542 18" draw:points="271,18 0,18 0,0 542,0 542,18"><text:p/></draw:polygon><draw:path draw:style-name="gr373" draw:text-style-name="P97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74" draw:text-style-name="P97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35"><draw:g text:anchor-type="as-char" svg:y="-0.1181in" draw:z-index="25" draw:style-name="gr1"><svg:title>TexMaths</svg:title><svg:desc>12§display§V§svg§600§FALSE§</svg:desc><draw:polygon draw:style-name="gr355" draw:text-style-name="P97" svg:width="0.1335in" svg:height="0.1142in" svg:x="0in" svg:y="0in" svg:viewBox="0 0 340 291" draw:points="170,291 0,291 0,0 340,0 340,291"><text:p/></draw:polygon><draw:path draw:style-name="gr356" draw:text-style-name="P97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72">Volumen</text:p></table:table-cell><table:table-cell table:style-name="Table3.C2" office:value-type="string"><text:p text:style-name="P39"><draw:g text:anchor-type="as-char" svg:y="-0.1465in" draw:z-index="24" draw:style-name="gr1"><svg:title>TexMaths</svg:title><svg:desc>12§display§[V] = \mathrm{m^3}§svg§600§FALSE§</svg:desc><draw:polygon draw:style-name="gr348" draw:text-style-name="P97" svg:width="0.6516in" svg:height="0.1858in" svg:x="0in" svg:y="0.0024in" svg:viewBox="0 0 1656 473" draw:points="827,473 0,473 0,0 1656,0 1656,473"><text:p/></draw:polygon><draw:polygon draw:style-name="gr349" draw:text-style-name="P97" svg:width="0.0228in" svg:height="0.1665in" svg:x="0.0193in" svg:y="0.0217in" svg:viewBox="0 0 59 424" draw:points="59,424 59,407 17,407 17,17 59,17 59,0 0,0 0,424"><text:p/></draw:polygon><draw:path draw:style-name="gr350" draw:text-style-name="P97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51" draw:text-style-name="P97" svg:width="0.0228in" svg:height="0.1665in" svg:x="0.1831in" svg:y="0.0217in" svg:viewBox="0 0 59 424" draw:points="59,0 0,0 0,17 42,17 42,407 0,407 0,424 59,424"><text:p/></draw:polygon><draw:path draw:style-name="gr352" draw:text-style-name="P97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53" draw:text-style-name="P97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54" draw:text-style-name="P97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24"><draw:g text:anchor-type="as-char" svg:y="-0.0756in" draw:z-index="23" draw:style-name="gr1"><svg:title>TexMaths</svg:title><svg:desc>12§display§\kappa§svg§600§FALSE§</svg:desc><draw:polygon draw:style-name="gr346" draw:text-style-name="P97" svg:width="0.0957in" svg:height="0.0713in" svg:x="0in" svg:y="0.002in" svg:viewBox="0 0 244 182" draw:points="122,182 0,182 0,0 244,0 244,182"><text:p/></draw:polygon><draw:path draw:style-name="gr347" draw:text-style-name="P97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52">Kompressibilitätskoeffizient</text:p></table:table-cell><table:table-cell table:style-name="Table3.C2" office:value-type="string"><text:p text:style-name="P36"><draw:g text:anchor-type="as-char" svg:y="-0.1492in" draw:z-index="21" draw:style-name="gr1"><svg:title>TexMaths</svg:title><svg:desc>12§display§[ \kappa ] = \mathrm{Pa}^{-1}§svg§600§FALSE§</svg:desc><draw:polygon draw:style-name="gr335" draw:text-style-name="P97" svg:width="0.7705in" svg:height="0.189in" svg:x="0in" svg:y="0.0024in" svg:viewBox="0 0 1958 481" draw:points="979,481 0,481 0,0 1958,0 1958,481"><text:p/></draw:polygon><draw:polygon draw:style-name="gr336" draw:text-style-name="P97" svg:width="0.0228in" svg:height="0.1657in" svg:x="0.0193in" svg:y="0.0252in" svg:viewBox="0 0 59 422" draw:points="59,422 59,406 17,406 17,17 59,17 59,0 0,0 0,422"><text:p/></draw:polygon><draw:path draw:style-name="gr337" draw:text-style-name="P97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38" draw:text-style-name="P97" svg:width="0.0228in" svg:height="0.1657in" svg:x="0.1457in" svg:y="0.0252in" svg:viewBox="0 0 59 422" draw:points="59,0 0,0 0,17 42,17 42,406 0,406 0,422 59,422"><text:p/></draw:polygon><draw:path draw:style-name="gr339" draw:text-style-name="P97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40" draw:text-style-name="P97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41" draw:text-style-name="P97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42" draw:text-style-name="P97" svg:width="0.0783in" svg:height="0.0059in" svg:x="0.6134in" svg:y="0.0457in" svg:viewBox="0 0 200 16" svg:d="M188 16c5 0 12 0 12-8s-6-8-12-8h-176c-5 0-12 0-12 7 0 9 7 9 12 9z"><text:p/></draw:path><draw:path draw:style-name="gr343" draw:text-style-name="P97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24"><draw:g text:anchor-type="as-char" svg:y="-0.1138in" draw:z-index="20" draw:style-name="gr1"><svg:title>TexMaths</svg:title><svg:desc>12§display§K§svg§600§FALSE§</svg:desc><draw:polygon draw:style-name="gr333" draw:text-style-name="P97" svg:width="0.1531in" svg:height="0.113in" svg:x="0in" svg:y="0in" svg:viewBox="0 0 390 288" draw:points="195,288 0,288 0,0 390,0 390,288"><text:p/></draw:polygon><draw:path draw:style-name="gr334" draw:text-style-name="P97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72">Kompressionsmodul</text:p></table:table-cell><table:table-cell table:style-name="Table3.C2" office:value-type="string"><text:p text:style-name="P39"><draw:g text:anchor-type="as-char" svg:y="-0.1252in" draw:z-index="19" draw:style-name="gr1"><svg:title>TexMaths</svg:title><svg:desc>12§display§[K] = \mathrm{Pa}§svg§600§FALSE§</svg:desc><draw:polygon draw:style-name="gr326" draw:text-style-name="P97" svg:width="0.6583in" svg:height="0.1657in" svg:x="0in" svg:y="0.0004in" svg:viewBox="0 0 1673 422" draw:points="836,422 0,422 0,0 1673,0 1673,422"><text:p/></draw:polygon><draw:polygon draw:style-name="gr327" draw:text-style-name="P97" svg:width="0.0228in" svg:height="0.1657in" svg:x="0.0193in" svg:y="0.0004in" svg:viewBox="0 0 59 422" draw:points="59,422 59,406 17,406 17,17 59,17 59,0 0,0 0,422"><text:p/></draw:polygon><draw:path draw:style-name="gr328" draw:text-style-name="P97" svg:width="0.1413in" svg:height="0.1134in" svg:x="0.0524in" svg:y="0.011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29" draw:text-style-name="P97" svg:width="0.0228in" svg:height="0.1657in" svg:x="0.2028in" svg:y="0.0004in" svg:viewBox="0 0 59 422" draw:points="59,0 0,0 0,17 42,17 42,406 0,406 0,422 59,422"><text:p/></draw:polygon><draw:path draw:style-name="gr330" draw:text-style-name="P97" svg:width="0.1106in" svg:height="0.039in" svg:x="0.3004in" svg:y="0.0638in" svg:viewBox="0 0 282 100" svg:d="M268 17c6 0 14 0 14-9 0-8-8-8-14-8h-254c-6 0-14 0-14 8 0 9 8 9 14 9zM268 100c6 0 14 0 14-9 0-8-8-8-14-8h-254c-6 0-14 0-14 8 0 9 8 9 14 9z"><text:p/></draw:path><draw:path draw:style-name="gr331" draw:text-style-name="P97" svg:width="0.098in" svg:height="0.1134in" svg:x="0.4724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32" draw:text-style-name="P97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24"><draw:g text:anchor-type="as-char" svg:y="-0.0756in" draw:z-index="18" draw:style-name="gr1"><svg:title>TexMaths</svg:title><svg:desc>12§display§\rho§svg§600§FALSE§</svg:desc><draw:polygon draw:style-name="gr324" draw:text-style-name="P97" svg:width="0.0862in" svg:height="0.1043in" svg:x="0in" svg:y="0.002in" svg:viewBox="0 0 220 266" draw:points="109,266 0,266 0,0 220,0 220,266"><text:p/></draw:polygon><draw:path draw:style-name="gr325" draw:text-style-name="P97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75">Dichte</text:p></table:table-cell><table:table-cell table:style-name="Table3.C2" office:value-type="string"><text:p text:style-name="P37"><draw:g text:anchor-type="as-char" svg:y="-0.228in" draw:z-index="17" draw:style-name="gr1"><svg:title>TexMaths</svg:title><svg:desc>12§display§\rho = \mathrm{\frac{kg}{m^3}}§svg§600§FALSE§</svg:desc><draw:polygon draw:style-name="gr316" draw:text-style-name="P97" svg:width="0.5402in" svg:height="0.3417in" svg:x="0in" svg:y="0in" svg:viewBox="0 0 1373 869" draw:points="687,869 0,869 0,0 1373,0 1373,869"><text:p/></draw:polygon><draw:path draw:style-name="gr317" draw:text-style-name="P97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18" draw:text-style-name="P97" svg:width="0.1106in" svg:height="0.039in" svg:x="0.1413in" svg:y="0.1665in" svg:viewBox="0 0 282 100" svg:d="M268 17c6 0 14 0 14-9 0-8-8-8-14-8h-254c-6 0-14 0-14 8 0 9 8 9 14 9zM268 100c6 0 14 0 14-9 0-8-8-8-14-8h-254c-6 0-14 0-14 8 0 9 8 9 14 9z"><text:p/></draw:path><draw:path draw:style-name="gr319" draw:text-style-name="P97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20" draw:text-style-name="P97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21" draw:text-style-name="P97" svg:width="0.2134in" svg:height="0.0067in" svg:x="0.3272in" svg:y="0.1831in" svg:viewBox="0 0 543 18" draw:points="271,18 0,18 0,0 543,0 543,18"><text:p/></draw:polygon><draw:path draw:style-name="gr322" draw:text-style-name="P97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23" draw:text-style-name="P97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24"><draw:g text:anchor-type="as-char" svg:y="-0.1181in" draw:z-index="22" draw:style-name="gr1"><svg:title>TexMaths</svg:title><svg:desc>12§display§h§svg§600§FALSE§</svg:desc><draw:polygon draw:style-name="gr344" draw:text-style-name="P97" svg:width="0.0957in" svg:height="0.1157in" svg:x="0in" svg:y="0in" svg:viewBox="0 0 244 295" draw:points="122,295 0,295 0,0 244,0 244,295"><text:p/></draw:polygon><draw:path draw:style-name="gr345" draw:text-style-name="P97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76"><text:span text:style-name="T36">H</text:span><text:span text:style-name="T16">ö</text:span><text:span text:style-name="T17">he Fl</text:span><text:span text:style-name="T16">ü</text:span><text:span text:style-name="T17">ssigkeitss</text:span><text:span text:style-name="T28">ä</text:span><text:span text:style-name="T36">ule</text:span></text:p></table:table-cell><table:table-cell table:style-name="Table3.C2" office:value-type="string"><text:p text:style-name="P39"><draw:g text:anchor-type="as-char" svg:y="-0.1252in" draw:z-index="191" draw:style-name="gr1"><svg:title>TexMaths</svg:title><svg:desc>12§display§[h] = \mathrm{m}§svg§600§FALSE§</svg:desc><draw:polygon draw:style-name="gr2222" draw:text-style-name="P97" svg:width="0.548in" svg:height="0.1657in" svg:x="0in" svg:y="0.0004in" svg:viewBox="0 0 1393 422" draw:points="696,422 0,422 0,0 1393,0 1393,422"><text:p/></draw:polygon><draw:polygon draw:style-name="gr2223" draw:text-style-name="P97" svg:width="0.0228in" svg:height="0.1657in" svg:x="0.0193in" svg:y="0.0004in" svg:viewBox="0 0 59 422" draw:points="59,422 59,406 17,406 17,17 59,17 59,0 0,0 0,422"><text:p/></draw:polygon><draw:path draw:style-name="gr2224" draw:text-style-name="P97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2225" draw:text-style-name="P97" svg:width="0.0228in" svg:height="0.1657in" svg:x="0.1457in" svg:y="0.0004in" svg:viewBox="0 0 59 422" draw:points="59,0 0,0 0,17 42,17 42,406 0,406 0,422 59,422"><text:p/></draw:polygon><draw:path draw:style-name="gr2226" draw:text-style-name="P97" svg:width="0.1106in" svg:height="0.039in" svg:x="0.2433in" svg:y="0.0638in" svg:viewBox="0 0 282 100" svg:d="M268 17c6 0 14 0 14-9 0-8-8-8-14-8h-254c-6 0-14 0-14 8 0 9 8 9 14 9zM268 100c6 0 14 0 14-9 0-8-8-8-14-8h-254c-6 0-14 0-14 8 0 9 8 9 14 9z"><text:p/></draw:path><draw:path draw:style-name="gr2227" draw:text-style-name="P97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24"><draw:g text:anchor-type="as-char" svg:y="-0.1138in" draw:z-index="189" draw:style-name="gr1"><svg:title>TexMaths</svg:title><svg:desc>12§display§F_p§svg§600§FALSE§</svg:desc><draw:polygon draw:style-name="gr2212" draw:text-style-name="P97" svg:width="0.1752in" svg:height="0.1606in" svg:x="0in" svg:y="0in" svg:viewBox="0 0 446 409" draw:points="223,409 0,409 0,0 446,0 446,409"><text:p/></draw:polygon><draw:path draw:style-name="gr2213" draw:text-style-name="P97" svg:width="0.1181in" svg:height="0.1126in" svg:x="0.0063in" svg:y="0.0008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2214" draw:text-style-name="P97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77">Druckkraft</text:p></table:table-cell><table:table-cell table:style-name="Table3.C2" office:value-type="string"><text:p text:style-name="P39"><draw:g text:anchor-type="as-char" svg:y="-0.1252in" draw:z-index="190" draw:style-name="gr1"><svg:title>TexMaths</svg:title><svg:desc>12§display§[F_p] = \mathrm{N}§svg§600§FALSE§</svg:desc><draw:polygon draw:style-name="gr2215" draw:text-style-name="P97" svg:width="0.622in" svg:height="0.1717in" svg:x="0in" svg:y="0.0004in" svg:viewBox="0 0 1581 437" draw:points="790,437 0,437 0,0 1581,0 1581,437"><text:p/></draw:polygon><draw:polygon draw:style-name="gr2216" draw:text-style-name="P97" svg:width="0.0228in" svg:height="0.1657in" svg:x="0.0193in" svg:y="0.0004in" svg:viewBox="0 0 59 422" draw:points="59,422 59,405 17,405 17,17 59,17 59,0 0,0 0,422"><text:p/></draw:polygon><draw:path draw:style-name="gr2217" draw:text-style-name="P97" svg:width="0.1185in" svg:height="0.113in" svg:x="0.0524in" svg:y="0.011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218" draw:text-style-name="P97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2219" draw:text-style-name="P97" svg:width="0.0228in" svg:height="0.1657in" svg:x="0.2335in" svg:y="0.0004in" svg:viewBox="0 0 59 422" draw:points="59,0 0,0 0,17 42,17 42,405 0,405 0,422 59,422"><text:p/></draw:polygon><draw:path draw:style-name="gr2220" draw:text-style-name="P97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221" draw:text-style-name="P97" svg:width="0.1134in" svg:height="0.1134in" svg:x="0.5031in" svg:y="0.011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/table:table><text:p text:style-name="Frame_20_contents"/></draw:text-box></draw:frame><text:soft-page-break/>Druck</text:h>
      <text:h text:style-name="P94" text:outline-level="4">Dichte <text:tab/><text:tab/><text:tab/><draw:g text:anchor-type="as-char" svg:y="-0.1874in" draw:z-index="14" draw:style-name="gr1"><svg:title>TexMaths</svg:title><svg:desc>12§display§\rho = \frac{m}{V}§svg§600§FALSE§</svg:desc><draw:polygon draw:style-name="gr288" draw:text-style-name="P97" svg:width="0.4724in" svg:height="0.2976in" svg:x="0in" svg:y="0.002in" svg:viewBox="0 0 1201 757" draw:points="601,757 0,757 0,0 1201,0 1201,757"><text:p/></draw:polygon><draw:path draw:style-name="gr289" draw:text-style-name="P97" svg:width="0.0783in" svg:height="0.1091in" svg:x="0.0051in" svg:y="0.1126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290" draw:text-style-name="P97" svg:width="0.1106in" svg:height="0.039in" svg:x="0.1409in" svg:y="0.1252in" svg:viewBox="0 0 282 100" svg:d="M267 17c6 0 15 0 15-9 0-8-9-8-15-8h-253c-6 0-14 0-14 8 0 9 8 9 14 9zM267 100c6 0 15 0 15-9 0-8-9-8-15-8h-253c-6 0-14 0-14 8 0 9 8 9 14 9z"><text:p/></draw:path><draw:path draw:style-name="gr291" draw:text-style-name="P97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292" draw:text-style-name="P97" svg:width="0.1461in" svg:height="0.0067in" svg:x="0.3268in" svg:y="0.1406in" svg:viewBox="0 0 372 18" draw:points="186,18 0,18 0,0 372,0 372,18"><text:p/></draw:polygon><draw:path draw:style-name="gr293" draw:text-style-name="P97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95" text:outline-level="4">Kolbendruck <text:tab/><text:tab/><draw:g text:anchor-type="as-char" svg:y="-0.2264in" draw:z-index="30" draw:style-name="gr1"><svg:title>TexMaths</svg:title><svg:desc>12§display§p = \frac{F_1}{A_1} = \frac{F_2}{A_2}§svg§600§FALSE§</svg:desc><draw:polygon draw:style-name="gr388" draw:text-style-name="P97" svg:width="0.9846in" svg:height="0.365in" svg:x="0.0051in" svg:y="0in" svg:viewBox="0 0 2502 928" draw:points="1251,928 0,928 0,0 2502,0 2502,928"><text:p/></draw:polygon><draw:path draw:style-name="gr389" draw:text-style-name="P97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90" draw:text-style-name="P97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91" draw:text-style-name="P97" svg:width="0.1185in" svg:height="0.113in" svg:x="0.3453in" svg:y="0.0004in" svg:viewBox="0 0 302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92" draw:text-style-name="P97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93" draw:text-style-name="P97" svg:width="0.1992in" svg:height="0.0067in" svg:x="0.3303in" svg:y="0.1811in" svg:viewBox="0 0 507 18" draw:points="253,18 0,18 0,0 507,0 507,18"><text:p/></draw:polygon><draw:path draw:style-name="gr394" draw:text-style-name="P97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95" draw:text-style-name="P97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96" draw:text-style-name="P97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97" draw:text-style-name="P97" svg:width="0.1185in" svg:height="0.113in" svg:x="0.8059in" svg:y="0.0004in" svg:viewBox="0 0 302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98" draw:text-style-name="P97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99" draw:text-style-name="P97" svg:width="0.1992in" svg:height="0.0067in" svg:x="0.7906in" svg:y="0.1811in" svg:viewBox="0 0 507 18" draw:points="253,18 0,18 0,0 507,0 507,18"><text:p/></draw:polygon><draw:path draw:style-name="gr400" draw:text-style-name="P97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401" draw:text-style-name="P97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95" text:outline-level="4">Volumenabnahme <text:tab/><draw:g text:anchor-type="as-char" svg:y="-0.1161in" draw:z-index="29" draw:style-name="gr1"><svg:title>TexMaths</svg:title><svg:desc>12§display§dV = - \kappa \cdot V \cdot dp§svg§600§FALSE§</svg:desc><draw:polygon draw:style-name="gr377" draw:text-style-name="P97" svg:width="1.2098in" svg:height="0.1476in" svg:x="0in" svg:y="0in" svg:viewBox="0 0 3074 376" draw:points="1537,376 0,376 0,0 3074,0 3074,376"><text:p/></draw:polygon><draw:path draw:style-name="gr378" draw:text-style-name="P97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79" draw:text-style-name="P97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80" draw:text-style-name="P97" svg:width="0.1106in" svg:height="0.039in" svg:x="0.2752in" svg:y="0.0547in" svg:viewBox="0 0 282 100" svg:d="M268 17c6 0 14 0 14-9 0-8-8-8-14-8h-254c-6 0-14 0-14 8 0 9 8 9 14 9zM268 100c6 0 14 0 14-9 0-8-8-8-14-8h-254c-6 0-14 0-14 8 0 9 8 9 14 9z"><text:p/></draw:path><draw:path draw:style-name="gr381" draw:text-style-name="P97" svg:width="0.1016in" svg:height="0.0067in" svg:x="0.4555in" svg:y="0.0709in" svg:viewBox="0 0 259 18" svg:d="M244 18c7 0 15 0 15-8 0-10-8-10-15-10h-230c-7 0-14 0-14 10 0 8 7 8 14 8z"><text:p/></draw:path><draw:path draw:style-name="gr382" draw:text-style-name="P97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83" draw:text-style-name="P97" svg:width="0.0177in" svg:height="0.0177in" svg:x="0.7173in" svg:y="0.0654in" svg:viewBox="0 0 46 46" svg:d="M46 23c0-12-10-23-23-23-12 0-23 11-23 23 0 13 11 23 23 23 13 0 23-10 23-23z"><text:p/></draw:path><draw:path draw:style-name="gr384" draw:text-style-name="P97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85" draw:text-style-name="P97" svg:width="0.0177in" svg:height="0.0177in" svg:x="0.9713in" svg:y="0.0654in" svg:viewBox="0 0 46 46" svg:d="M46 23c0-12-10-23-23-23-12 0-23 11-23 23 0 13 11 23 23 23 13 0 23-10 23-23z"><text:p/></draw:path><draw:path draw:style-name="gr386" draw:text-style-name="P97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87" draw:text-style-name="P97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6" draw:style-name="gr1"><svg:title>TexMaths</svg:title><svg:desc>12§display§\kappa = \frac{1}{K}§svg§600§FALSE§</svg:desc><draw:polygon draw:style-name="gr357" draw:text-style-name="P97" svg:width="0.4898in" svg:height="0.3331in" svg:x="0in" svg:y="0.0039in" svg:viewBox="0 0 1245 847" draw:points="622,847 0,847 0,0 1245,0 1245,847"><text:p/></draw:polygon><draw:path draw:style-name="gr358" draw:text-style-name="P97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59" draw:text-style-name="P97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60" draw:text-style-name="P97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61" draw:text-style-name="P97" svg:width="0.1531in" svg:height="0.0067in" svg:x="0.3366in" svg:y="0.1783in" svg:viewBox="0 0 390 18" draw:points="194,18 0,18 0,0 390,0 390,18"><text:p/></draw:polygon><draw:path draw:style-name="gr362" draw:text-style-name="P97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95" text:outline-level="4">Schweredruck<text:tab/><text:tab/><draw:g text:anchor-type="as-char" svg:y="-0.2307in" draw:z-index="15" draw:style-name="gr1"><svg:title>TexMaths</svg:title><svg:desc>12§display§p = \frac{F}{A} = \frac{\rho \cdot g \cdot h \cdot A}{A} =  \rho \cdot g \cdot h§svg§600§FALSE§</svg:desc><draw:polygon draw:style-name="gr294" draw:text-style-name="P97" svg:width="2.215in" svg:height="0.3417in" svg:x="0.0051in" svg:y="0.0039in" svg:viewBox="0 0 5627 869" draw:points="2813,869 0,869 0,0 5627,0 5627,869"><text:p/></draw:polygon><draw:path draw:style-name="gr295" draw:text-style-name="P97" svg:width="0.0866in" svg:height="0.1059in" svg:x="0in" svg:y="0.157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96" draw:text-style-name="P97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297" draw:text-style-name="P97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298" draw:text-style-name="P97" svg:width="0.1299in" svg:height="0.0067in" svg:x="0.3303in" svg:y="0.1862in" svg:viewBox="0 0 331 18" draw:points="166,18 0,18 0,0 331,0 331,18"><text:p/></draw:polygon><draw:path draw:style-name="gr299" draw:text-style-name="P97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00" draw:text-style-name="P97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01" draw:text-style-name="P97" svg:width="0.0783in" svg:height="0.1091in" svg:x="0.726in" svg:y="0.0457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02" draw:text-style-name="P97" svg:width="0.0177in" svg:height="0.0177in" svg:x="0.8579in" svg:y="0.0693in" svg:viewBox="0 0 46 46" svg:d="M46 23c0-12-10-23-23-23-12 0-23 11-23 23 0 13 11 23 23 23 13 0 23-10 23-23z"><text:p/></draw:path><draw:path draw:style-name="gr303" draw:text-style-name="P97" svg:width="0.076in" svg:height="0.1075in" svg:x="0.9291in" svg:y="0.04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04" draw:text-style-name="P97" svg:width="0.0177in" svg:height="0.0177in" svg:x="1.0634in" svg:y="0.0693in" svg:viewBox="0 0 46 46" svg:d="M46 23c0-12-10-23-23-23-12 0-23 11-23 23 0 13 11 23 23 23 13 0 23-10 23-23z"><text:p/></draw:path><draw:path draw:style-name="gr305" draw:text-style-name="P97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06" draw:text-style-name="P97" svg:width="0.0177in" svg:height="0.0177in" svg:x="1.2787in" svg:y="0.0693in" svg:viewBox="0 0 46 46" svg:d="M46 23c0-12-10-23-23-23-12 0-23 11-23 23 0 13 11 23 23 23 13 0 23-10 23-23z"><text:p/></draw:path><draw:path draw:style-name="gr307" draw:text-style-name="P97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08" draw:text-style-name="P97" svg:width="0.7512in" svg:height="0.0067in" svg:x="0.7209in" svg:y="0.1862in" svg:viewBox="0 0 1909 18" draw:points="954,18 0,18 0,0 1909,0 1909,18"><text:p/></draw:polygon><draw:path draw:style-name="gr309" draw:text-style-name="P97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10" draw:text-style-name="P97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11" draw:text-style-name="P97" svg:width="0.0783in" svg:height="0.1091in" svg:x="1.7181in" svg:y="0.1575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12" draw:text-style-name="P97" svg:width="0.0177in" svg:height="0.0177in" svg:x="1.8504in" svg:y="0.1807in" svg:viewBox="0 0 46 46" svg:d="M46 23c0-12-10-23-23-23-12 0-23 11-23 23 0 13 11 23 23 23 13 0 23-10 23-23z"><text:p/></draw:path><draw:path draw:style-name="gr313" draw:text-style-name="P97" svg:width="0.076in" svg:height="0.1075in" svg:x="1.922in" svg:y="0.157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14" draw:text-style-name="P97" svg:width="0.0177in" svg:height="0.0177in" svg:x="2.0555in" svg:y="0.1807in" svg:viewBox="0 0 46 46" svg:d="M46 23c0-12-10-23-23-23-12 0-23 11-23 23 0 13 11 23 23 23 13 0 23-10 23-23z"><text:p/></draw:path><draw:path draw:style-name="gr315" draw:text-style-name="P97" svg:width="0.0819in" svg:height="0.1173in" svg:x="2.1335in" svg:y="0.116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95" text:outline-level="4">Auftrieb<text:tab/><draw:g text:anchor-type="as-char" svg:y="-0.1252in" draw:z-index="13" draw:style-name="gr1"><svg:title>TexMaths</svg:title><svg:desc>12§display§F_A = F_2 - F_1 = g \cdot p \cdot (h_2 - h_1) \cdot A = g \cdot p \cdot V§svg§600§FALSE§</svg:desc><draw:polygon draw:style-name="gr259" draw:text-style-name="P97" svg:width="3.3122in" svg:height="0.1657in" svg:x="0in" svg:y="0.0004in" svg:viewBox="0 0 8414 422" draw:points="4207,422 0,422 0,0 8414,0 8414,422"><text:p/></draw:polygon><draw:path draw:style-name="gr260" draw:text-style-name="P97" svg:width="0.1181in" svg:height="0.113in" svg:x="0.0063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61" draw:text-style-name="P97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262" draw:text-style-name="P97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263" draw:text-style-name="P97" svg:width="0.1181in" svg:height="0.113in" svg:x="0.4425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64" draw:text-style-name="P97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65" draw:text-style-name="P97" svg:width="0.1016in" svg:height="0.0067in" svg:x="0.6685in" svg:y="0.0799in" svg:viewBox="0 0 259 18" svg:d="M244 18c7 0 15 0 15-8 0-10-8-10-15-10h-230c-7 0-14 0-14 10 0 8 7 8 14 8z"><text:p/></draw:path><draw:path draw:style-name="gr266" draw:text-style-name="P97" svg:width="0.1181in" svg:height="0.113in" svg:x="0.8268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67" draw:text-style-name="P97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268" draw:text-style-name="P97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269" draw:text-style-name="P97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70" draw:text-style-name="P97" svg:width="0.0177in" svg:height="0.0177in" svg:x="1.3598in" svg:y="0.0744in" svg:viewBox="0 0 46 46" svg:d="M46 23c0-12-10-23-23-23-12 0-23 11-23 23 0 13 11 23 23 23 13 0 23-10 23-23z"><text:p/></draw:path><draw:path draw:style-name="gr271" draw:text-style-name="P97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72" draw:text-style-name="P97" svg:width="0.0177in" svg:height="0.0177in" svg:x="1.563in" svg:y="0.0744in" svg:viewBox="0 0 46 46" svg:d="M46 23c0-12-10-23-23-23-12 0-23 11-23 23 0 13 11 23 23 23 13 0 23-10 23-23z"><text:p/></draw:path><draw:path draw:style-name="gr273" draw:text-style-name="P97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274" draw:text-style-name="P97" svg:width="0.0819in" svg:height="0.1173in" svg:x="1.7055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275" draw:text-style-name="P97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76" draw:text-style-name="P97" svg:width="0.1016in" svg:height="0.0067in" svg:x="1.9173in" svg:y="0.0799in" svg:viewBox="0 0 259 18" svg:d="M244 18c7 0 15 0 15-8 0-10-8-10-15-10h-230c-7 0-14 0-14 10 0 8 7 8 14 8z"><text:p/></draw:path><draw:path draw:style-name="gr277" draw:text-style-name="P97" svg:width="0.0819in" svg:height="0.1173in" svg:x="2.0787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278" draw:text-style-name="P97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279" draw:text-style-name="P97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280" draw:text-style-name="P97" svg:width="0.0177in" svg:height="0.0177in" svg:x="2.3551in" svg:y="0.0744in" svg:viewBox="0 0 46 46" svg:d="M46 23c0-12-10-23-23-23-12 0-23 11-23 23 0 13 11 23 23 23 13 0 23-10 23-23z"><text:p/></draw:path><draw:path draw:style-name="gr281" draw:text-style-name="P97" svg:width="0.1138in" svg:height="0.1193in" svg:x="2.4299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2" draw:text-style-name="P97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283" draw:text-style-name="P97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84" draw:text-style-name="P97" svg:width="0.0177in" svg:height="0.0177in" svg:x="2.9063in" svg:y="0.0744in" svg:viewBox="0 0 46 46" svg:d="M46 23c0-12-10-23-23-23-12 0-23 11-23 23 0 13 11 23 23 23 13 0 23-10 23-23z"><text:p/></draw:path><draw:path draw:style-name="gr285" draw:text-style-name="P97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86" draw:text-style-name="P97" svg:width="0.0177in" svg:height="0.0177in" svg:x="3.1094in" svg:y="0.0744in" svg:viewBox="0 0 46 46" svg:d="M46 23c0-12-10-23-23-23-12 0-23 11-23 23 0 13 11 23 23 23 13 0 23-10 23-23z"><text:p/></draw:path><draw:path draw:style-name="gr287" draw:text-style-name="P97" svg:width="0.1185in" svg:height="0.1173in" svg:x="3.1882in" svg:y="0.01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39"><draw:g text:anchor-type="as-char" svg:y="-0.1161in" draw:z-index="12" draw:style-name="gr1"><svg:title>TexMaths</svg:title><svg:desc>12§display§F_A = F _G \Rightarrow \tiny{\text{Gleichgewicht}} \quad F_A &lt; F_G \Rightarrow \downarrow \quad F_A &gt; F_G \Rightarrow \uparrow§svg§600§FALSE§</svg:desc><draw:polygon draw:style-name="gr225" draw:text-style-name="P97" svg:width="3.7709in" svg:height="0.1476in" svg:x="0in" svg:y="0in" svg:viewBox="0 0 9579 376" draw:points="4790,376 0,376 0,0 9579,0 9579,376"><text:p/></draw:polygon><draw:path draw:style-name="gr226" draw:text-style-name="P97" svg:width="0.1181in" svg:height="0.1134in" svg:x="0.0063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27" draw:text-style-name="P97" svg:width="0.0874in" svg:height="0.0831in" svg:x="0.1134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228" draw:text-style-name="P97" svg:width="0.1106in" svg:height="0.039in" svg:x="0.2701in" svg:y="0.0547in" svg:viewBox="0 0 282 100" svg:d="M268 17c6 0 14 0 14-9 0-8-8-8-14-8h-254c-6 0-14 0-14 8 0 9 8 9 14 9zM268 100c6 0 14 0 14-9 0-8-8-8-14-8h-254c-6 0-14 0-14 8 0 9 8 9 14 9z"><text:p/></draw:path><draw:path draw:style-name="gr229" draw:text-style-name="P97" svg:width="0.1181in" svg:height="0.1134in" svg:x="0.4425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30" draw:text-style-name="P97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231" draw:text-style-name="P97" svg:width="0.1476in" svg:height="0.0913in" svg:x="0.7102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32" draw:text-style-name="P97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233" draw:text-style-name="P97" svg:width="0.0209in" svg:height="0.0579in" svg:x="1.0059in" svg:y="0.0575in" svg:viewBox="0 0 54 148" svg:d="M36 0l-36 2v10c16 0 18 1 18 12v106c0 7 0 8-14 8h-4v10c10-1 18-1 26-1 10 0 20 0 28 1v-10h-4c-14 0-14-1-14-8z"><text:p/></draw:path><draw:path draw:style-name="gr234" draw:text-style-name="P97" svg:width="0.0402in" svg:height="0.0386in" svg:x="1.0374in" svg:y="0.0783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235" draw:text-style-name="P97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236" draw:text-style-name="P97" svg:width="0.0394in" svg:height="0.0386in" svg:x="1.1224in" svg:y="0.0783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237" draw:text-style-name="P97" svg:width="0.05in" svg:height="0.0579in" svg:x="1.1713in" svg:y="0.0575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238" draw:text-style-name="P97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239" draw:text-style-name="P97" svg:width="0.0402in" svg:height="0.0386in" svg:x="1.2882in" svg:y="0.0783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240" draw:text-style-name="P97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241" draw:text-style-name="P97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242" draw:text-style-name="P97" svg:width="0.0394in" svg:height="0.0386in" svg:x="1.4528in" svg:y="0.0783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243" draw:text-style-name="P97" svg:width="0.05in" svg:height="0.0579in" svg:x="1.5012in" svg:y="0.0575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244" draw:text-style-name="P97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245" draw:text-style-name="P97" svg:width="0.1181in" svg:height="0.1134in" svg:x="1.7181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46" draw:text-style-name="P97" svg:width="0.0874in" svg:height="0.0831in" svg:x="1.8256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247" draw:text-style-name="P97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248" draw:text-style-name="P97" svg:width="0.1181in" svg:height="0.1134in" svg:x="2.1547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49" draw:text-style-name="P97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250" draw:text-style-name="P97" svg:width="0.1476in" svg:height="0.0913in" svg:x="2.422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51" draw:text-style-name="P97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252" draw:text-style-name="P97" svg:width="0.1181in" svg:height="0.1134in" svg:x="2.8276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53" draw:text-style-name="P97" svg:width="0.0874in" svg:height="0.0831in" svg:x="2.9343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254" draw:text-style-name="P97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255" draw:text-style-name="P97" svg:width="0.1181in" svg:height="0.1134in" svg:x="3.2634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256" draw:text-style-name="P97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257" draw:text-style-name="P97" svg:width="0.1476in" svg:height="0.0913in" svg:x="3.5307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58" draw:text-style-name="P97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39"><draw:g text:anchor-type="as-char" svg:y="-0.2244in" draw:z-index="11" draw:style-name="gr1"><svg:title>TexMaths</svg:title><svg:desc>12§display§p \propto \frac{1}{V} \Rightarrow p \cdot V = \text{const.}§svg§600§FALSE§</svg:desc><draw:polygon draw:style-name="gr208" draw:text-style-name="P97" svg:width="1.7213in" svg:height="0.3327in" svg:x="0.0051in" svg:y="0.0039in" svg:viewBox="0 0 4373 846" draw:points="2187,846 0,846 0,0 4373,0 4373,846"><text:p/></draw:polygon><draw:path draw:style-name="gr209" draw:text-style-name="P97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210" draw:text-style-name="P97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211" draw:text-style-name="P97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212" draw:text-style-name="P97" svg:width="0.1339in" svg:height="0.0067in" svg:x="0.3303in" svg:y="0.178in" svg:viewBox="0 0 341 18" draw:points="170,18 0,18 0,0 341,0 341,18"><text:p/></draw:polygon><draw:path draw:style-name="gr213" draw:text-style-name="P97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214" draw:text-style-name="P97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215" draw:text-style-name="P97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216" draw:text-style-name="P97" svg:width="0.0177in" svg:height="0.0177in" svg:x="0.8772in" svg:y="0.1728in" svg:viewBox="0 0 46 46" svg:d="M46 23c0-12-10-23-23-23-12 0-23 11-23 23 0 13 11 23 23 23 13 0 23-10 23-23z"><text:p/></draw:path><draw:path draw:style-name="gr217" draw:text-style-name="P97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218" draw:text-style-name="P97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219" draw:text-style-name="P97" svg:width="0.0634in" svg:height="0.076in" svg:x="1.3067in" svg:y="0.1484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220" draw:text-style-name="P97" svg:width="0.0736in" svg:height="0.076in" svg:x="1.3795in" svg:y="0.1484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221" draw:text-style-name="P97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22" draw:text-style-name="P97" svg:width="0.0543in" svg:height="0.076in" svg:x="1.5555in" svg:y="0.1484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223" draw:text-style-name="P97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224" draw:text-style-name="P97" svg:width="0.0177in" svg:height="0.0177in" svg:x="1.6945in" svg:y="0.2047in" svg:viewBox="0 0 46 46" svg:d="M46 23c0-12-10-23-23-23-12 0-23 11-23 23 0 13 11 23 23 23 13 0 23-10 23-23z"><text:p/></draw:path></draw:g> <text:tab/><draw:g text:anchor-type="as-char" svg:y="-0.2256in" draw:z-index="10" draw:style-name="gr1"><svg:title>TexMaths</svg:title><svg:desc>12§display§\frac{p_1}{p_2} = \frac{V_2}{V_1}§svg§600§FALSE§</svg:desc><draw:polygon draw:style-name="gr196" draw:text-style-name="P97" svg:width="0.5906in" svg:height="0.3717in" svg:x="0.0051in" svg:y="0in" svg:viewBox="0 0 1501 945" draw:points="751,945 0,945 0,0 1501,0 1501,945"><text:p/></draw:polygon><draw:path draw:style-name="gr197" draw:text-style-name="P97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198" draw:text-style-name="P97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199" draw:text-style-name="P97" svg:width="0.1579in" svg:height="0.0067in" svg:x="0.0051in" svg:y="0.1811in" svg:viewBox="0 0 402 18" draw:points="202,18 0,18 0,0 402,0 402,18"><text:p/></draw:polygon><draw:path draw:style-name="gr200" draw:text-style-name="P97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201" draw:text-style-name="P97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202" draw:text-style-name="P97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203" draw:text-style-name="P97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204" draw:text-style-name="P97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205" draw:text-style-name="P97" svg:width="0.1717in" svg:height="0.0067in" svg:x="0.4244in" svg:y="0.1811in" svg:viewBox="0 0 437 18" draw:points="218,18 0,18 0,0 437,0 437,18"><text:p/></draw:polygon><draw:path draw:style-name="gr206" draw:text-style-name="P97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207" draw:text-style-name="P97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9" draw:style-name="gr1"><svg:title>TexMaths</svg:title><svg:desc>12§display§\kappa = \frac{1}{p}§svg§600§FALSE§</svg:desc><draw:polygon draw:style-name="gr190" draw:text-style-name="P97" svg:width="0.4205in" svg:height="0.3657in" svg:x="0in" svg:y="0.0039in" svg:viewBox="0 0 1069 930" draw:points="535,930 0,930 0,0 1069,0 1069,930"><text:p/></draw:polygon><draw:path draw:style-name="gr191" draw:text-style-name="P97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192" draw:text-style-name="P97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193" draw:text-style-name="P97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194" draw:text-style-name="P97" svg:width="0.0839in" svg:height="0.0067in" svg:x="0.337in" svg:y="0.178in" svg:viewBox="0 0 214 18" draw:points="107,18 0,18 0,0 214,0 214,18"><text:p/></draw:polygon><draw:path draw:style-name="gr195" draw:text-style-name="P97" svg:width="0.0866in" svg:height="0.1059in" svg:x="0.3315in" svg:y="0.263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95" text:outline-level="4"><text:span text:style-name="T38">Barometrische Höhenformel</text:span> <text:tab/><draw:g text:anchor-type="as-char" svg:y="-0.35in" draw:z-index="8" draw:style-name="gr1"><svg:title>TexMaths</svg:title><svg:desc>12§display§p(h) = p_0 \cdot e^{-g \cdot \dfrac{\rho_0}{p_0} \cdot h}§svg§600§FALSE§</svg:desc><draw:polygon draw:style-name="gr170" draw:text-style-name="P97" svg:width="1.4146in" svg:height="0.3894in" svg:x="0.0051in" svg:y="0.002in" svg:viewBox="0 0 3594 990" draw:points="1798,990 0,990 0,0 3594,0 3594,990"><text:p/></draw:polygon><draw:path draw:style-name="gr171" draw:text-style-name="P97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72" draw:text-style-name="P97" svg:width="0.039in" svg:height="0.1657in" svg:x="0.1055in" svg:y="0.2252in" svg:viewBox="0 0 100 422" svg:d="M100 419c0-1 0-3-9-10-53-53-66-133-66-198 0-73 16-146 69-199 6-6 6-6 6-7 0-4-3-5-5-5-5 0-43 29-69 83-21 47-26 93-26 128 0 34 5 84 28 132 26 53 62 79 67 79 2 0 5-1 5-3z"><text:p/></draw:path><draw:path draw:style-name="gr173" draw:text-style-name="P97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174" draw:text-style-name="P97" svg:width="0.039in" svg:height="0.1657in" svg:x="0.2583in" svg:y="0.2252in" svg:viewBox="0 0 100 422" svg:d="M100 211c0-32-5-84-29-132-25-51-63-79-66-79-4 0-5 1-5 5 0 1 0 1 8 9 42 42 66 110 66 197 0 73-15 148-68 201-6 4-6 6-6 7 0 2 1 3 5 3 3 0 42-28 67-81 22-47 28-94 28-130z"><text:p/></draw:path><draw:path draw:style-name="gr175" draw:text-style-name="P97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176" draw:text-style-name="P97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77" draw:text-style-name="P97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78" draw:text-style-name="P97" svg:width="0.0177in" svg:height="0.0177in" svg:x="0.7441in" svg:y="0.2996in" svg:viewBox="0 0 46 46" svg:d="M46 23c0-12-10-23-23-23-12 0-23 11-23 23 0 13 11 23 23 23 13 0 23-10 23-23z"><text:p/></draw:path><draw:path draw:style-name="gr179" draw:text-style-name="P97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80" draw:text-style-name="P97" svg:width="0.0783in" svg:height="0.0059in" svg:x="0.9028in" svg:y="0.1535in" svg:viewBox="0 0 200 16" svg:d="M188 16c5 0 12 0 12-8s-6-8-12-8h-176c-5 0-12 0-12 7 0 9 7 9 12 9z"><text:p/></draw:path><draw:path draw:style-name="gr181" draw:text-style-name="P97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182" draw:text-style-name="P97" svg:width="0.0134in" svg:height="0.0134in" svg:x="1.076in" svg:y="0.1496in" svg:viewBox="0 0 35 35" svg:d="M35 18c0-11-9-18-17-18-11 0-18 8-18 18 0 11 10 17 18 17 10 0 17-9 17-17z"><text:p/></draw:path><draw:path draw:style-name="gr183" draw:text-style-name="P97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184" draw:text-style-name="P97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85" draw:text-style-name="P97" svg:width="0.1602in" svg:height="0.0067in" svg:x="1.1224in" svg:y="0.1409in" svg:viewBox="0 0 408 18" draw:points="204,18 0,18 0,0 408,0 408,18"><text:p/></draw:polygon><draw:path draw:style-name="gr186" draw:text-style-name="P97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87" draw:text-style-name="P97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88" draw:text-style-name="P97" svg:width="0.0134in" svg:height="0.0134in" svg:x="1.3157in" svg:y="0.1496in" svg:viewBox="0 0 35 35" svg:d="M35 18c0-11-9-18-17-18-11 0-18 8-18 18 0 11 10 17 18 17 10 0 17-9 17-17z"><text:p/></draw:path><draw:path draw:style-name="gr189" draw:text-style-name="P97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Heading_20_2" text:outline-level="2">Strömungen</text:h>
      <text:p text:style-name="P39"><draw:g text:anchor-type="as-char" svg:y="-0.1535in" draw:z-index="7" draw:style-name="gr1"><svg:title>TexMaths</svg:title><svg:desc>12§display§\dot{V} = A \cdot v = const. \quad \Rightarrow \quad A_1 \cdot v_1 = A_2 \cdot v_2§svg§600§FALSE§</svg:desc><draw:polygon draw:style-name="gr144" draw:text-style-name="P97" svg:width="3.0949in" svg:height="0.1772in" svg:x="0in" svg:y="0in" svg:viewBox="0 0 7862 451" draw:points="3931,451 0,451 0,0 7862,0 7862,451"><text:p/></draw:polygon><draw:path draw:style-name="gr145" draw:text-style-name="P97" svg:width="0.0181in" svg:height="0.0173in" svg:x="0.0583in" svg:y="0in" svg:viewBox="0 0 47 45" svg:d="M47 23c0-12-11-23-24-23-15 0-23 12-23 23 0 12 10 22 23 22 14 0 24-12 24-22z"><text:p/></draw:path><draw:path draw:style-name="gr146" draw:text-style-name="P97" svg:width="0.1185in" svg:height="0.1169in" svg:x="0.0094in" svg:y="0.0398in" svg:viewBox="0 0 302 298" svg:d="M242 48c21-32 39-34 54-35 5 0 6-7 6-8 0-4-2-5-6-5-10 0-22 1-34 1-15 0-29-1-42-1-3 0-9 0-9 8 0 5 5 5 7 5 12 1 20 5 20 15 0 5-6 15-6 15l-130 206-29-223c0-7 10-13 29-13 6 0 11 0 11-8 0-4-4-5-6-5-17 0-35 1-53 1-7 0-16 0-23 0-8 0-15-1-23-1-3 0-8 0-8 8 0 5 4 5 11 5 24 0 24 4 25 15l34 260c1 9 2 10 8 10 7 0 8-3 12-9z"><text:p/></draw:path><draw:path draw:style-name="gr147" draw:text-style-name="P97" svg:width="0.1106in" svg:height="0.0386in" svg:x="0.189in" svg:y="0.0917in" svg:viewBox="0 0 282 99" svg:d="M268 17c6 0 14 0 14-9 0-8-8-8-14-8h-254c-6 0-14 0-14 8 0 9 8 9 14 9zM268 99c6 0 14 0 14-8s-8-8-14-8h-254c-6 0-14 0-14 8s8 8 14 8z"><text:p/></draw:path><draw:path draw:style-name="gr148" draw:text-style-name="P97" svg:width="0.1138in" svg:height="0.1189in" svg:x="0.361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149" draw:text-style-name="P97" svg:width="0.0177in" svg:height="0.0173in" svg:x="0.5311in" svg:y="0.1024in" svg:viewBox="0 0 46 45" svg:d="M46 23c0-12-10-23-23-23-12 0-23 11-23 23 0 13 11 22 23 22 13 0 23-9 23-22z"><text:p/></draw:path><draw:path draw:style-name="gr150" draw:text-style-name="P97" svg:width="0.0728in" svg:height="0.0748in" svg:x="0.6043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151" draw:text-style-name="P97" svg:width="0.1106in" svg:height="0.0386in" svg:x="0.7413in" svg:y="0.0917in" svg:viewBox="0 0 282 99" svg:d="M268 17c6 0 14 0 14-9 0-8-8-8-14-8h-254c-6 0-14 0-14 8 0 9 8 9 14 9zM268 99c6 0 14 0 14-8s-8-8-14-8h-254c-6 0-14 0-14 8s8 8 14 8z"><text:p/></draw:path><draw:path draw:style-name="gr152" draw:text-style-name="P97" svg:width="0.065in" svg:height="0.0748in" svg:x="0.9142in" svg:y="0.0791in" svg:viewBox="0 0 166 191" svg:d="M151 26c-7 0-13 0-19 6-7 6-7 13-7 17 0 10 7 14 15 14 12 0 24-9 24-27 0-20-20-36-50-36-58 0-114 61-114 120 0 38 25 71 68 71 62 0 98-44 98-50 0-2-3-5-6-5-2 0-3 2-5 4-34 42-81 42-85 42-27 0-39-21-39-46 0-18 9-58 23-85 13-23 37-41 60-41 14 0 31 4 37 16z"><text:p/></draw:path><draw:path draw:style-name="gr153" draw:text-style-name="P97" svg:width="0.0709in" svg:height="0.0748in" svg:x="0.9862in" svg:y="0.0791in" svg:viewBox="0 0 181 191" svg:d="M181 72c0-44-29-72-67-72-58 0-114 60-114 120 0 41 29 71 68 71 57 0 113-58 113-119zM68 182c-18 0-37-13-37-46 0-20 11-67 25-88 21-32 46-38 57-38 25 0 38 20 38 45 0 17-8 61-25 89-14 23-38 38-58 38z"><text:p/></draw:path><draw:path draw:style-name="gr154" draw:text-style-name="P97" svg:width="0.0898in" svg:height="0.0748in" svg:x="1.0646in" svg:y="0.079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155" draw:text-style-name="P97" svg:width="0.061in" svg:height="0.0748in" svg:x="1.1681in" svg:y="0.0791in" svg:viewBox="0 0 156 191" svg:d="M144 29c-12 0-20 9-20 19 0 6 3 12 13 12 9 0 19-7 19-24 0-18-18-36-50-36-57 0-72 43-72 62 0 33 32 40 44 42 22 4 44 8 44 32 0 11-9 46-61 46-6 0-38 0-48-22 16 1 27-10 27-22 0-10-8-15-16-15-11 0-24 9-24 28 0 24 24 40 61 40 69 0 85-51 85-69 0-16-8-26-13-31-12-12-24-14-43-18-14-4-31-6-31-25 0-13 9-38 47-38 10 0 32 2 38 19z"><text:p/></draw:path><draw:path draw:style-name="gr156" draw:text-style-name="P97" svg:width="0.0512in" svg:height="0.1055in" svg:x="1.2413in" svg:y="0.0492in" svg:viewBox="0 0 131 269" svg:d="M78 96h40c8 0 13 0 13-9 0-4-5-4-12-4h-37c15-60 16-69 16-71 0-7-4-12-12-12-1 0-13 0-16 16l-17 67h-40c-8 0-13 0-13 8 0 5 4 5 12 5h37c-30 119-32 127-32 134 0 22 17 39 39 39 44 0 68-62 68-64 0-5-4-5-5-5-4 0-5 1-6 6-19 44-41 54-55 54-10 0-14-5-14-20 0-10 0-13 3-20z"><text:p/></draw:path><draw:path draw:style-name="gr157" draw:text-style-name="P97" svg:width="0.0177in" svg:height="0.0173in" svg:x="1.3114in" svg:y="0.1346in" svg:viewBox="0 0 46 45" svg:d="M46 23c0-12-10-23-23-23-12 0-23 11-23 23 0 13 11 22 23 22 13 0 23-9 23-22z"><text:p/></draw:path><draw:path draw:style-name="gr158" draw:text-style-name="P97" svg:width="0.1476in" svg:height="0.0909in" svg:x="1.565in" svg:y="0.0654in" svg:viewBox="0 0 376 232" svg:d="M284 84c17 15 39 26 53 32-15 7-36 18-53 32h-268c-8 0-16 0-16 9 0 8 7 8 14 8h251c-20 20-43 58-43 62 0 5 6 5 8 5 4 0 6 0 9-4 8-15 20-38 48-62 29-26 57-37 79-44 7-2 8-2 8-4 2 0 2-1 2-2s0-1 0-2l-2-2c-1 0-1 0-9-3-58-17-100-55-124-101-5-8-5-8-11-8-2 0-8 0-8 5s22 42 43 62h-251c-7 0-14 0-14 8 0 9 8 9 16 9z"><text:p/></draw:path><draw:path draw:style-name="gr159" draw:text-style-name="P97" svg:width="0.1138in" svg:height="0.1189in" svg:x="1.9394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160" draw:text-style-name="P97" svg:width="0.0425in" svg:height="0.0768in" svg:x="2.0709in" svg:y="0.1004in" svg:viewBox="0 0 109 196" svg:d="M67 8c0-8 0-8-8-8-19 19-47 19-59 19v11c7 0 26 0 43-8v150c0 10 0 13-30 13h-11v11c5 0 42-1 53-1 10 0 47 1 54 1v-11h-12c-30 0-30-3-30-13z"><text:p/></draw:path><draw:path draw:style-name="gr161" draw:text-style-name="P97" svg:width="0.0177in" svg:height="0.0173in" svg:x="2.1843in" svg:y="0.1024in" svg:viewBox="0 0 46 45" svg:d="M46 23c0-12-10-23-23-23-12 0-23 11-23 23 0 13 11 22 23 22 13 0 23-9 23-22z"><text:p/></draw:path><draw:path draw:style-name="gr162" draw:text-style-name="P97" svg:width="0.0728in" svg:height="0.0748in" svg:x="2.2575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163" draw:text-style-name="P97" svg:width="0.0425in" svg:height="0.0768in" svg:x="2.3457in" svg:y="0.1004in" svg:viewBox="0 0 109 196" svg:d="M67 8c0-8 0-8-8-8-19 19-47 19-59 19v11c7 0 26 0 43-8v150c0 10 0 13-30 13h-11v11c5 0 42-1 53-1 10 0 47 1 54 1v-11h-12c-30 0-30-3-30-13z"><text:p/></draw:path><draw:path draw:style-name="gr164" draw:text-style-name="P97" svg:width="0.1106in" svg:height="0.0386in" svg:x="2.4634in" svg:y="0.0917in" svg:viewBox="0 0 282 99" svg:d="M268 17c6 0 14 0 14-9 0-8-8-8-14-8h-254c-6 0-14 0-14 8 0 9 8 9 14 9zM268 99c6 0 14 0 14-8s-8-8-14-8h-254c-6 0-14 0-14 8s8 8 14 8z"><text:p/></draw:path><draw:path draw:style-name="gr165" draw:text-style-name="P97" svg:width="0.1138in" svg:height="0.1189in" svg:x="2.635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166" draw:text-style-name="P97" svg:width="0.0516in" svg:height="0.0768in" svg:x="2.761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167" draw:text-style-name="P97" svg:width="0.0177in" svg:height="0.0173in" svg:x="2.8791in" svg:y="0.1024in" svg:viewBox="0 0 46 45" svg:d="M46 23c0-12-10-23-23-23-12 0-23 11-23 23 0 13 11 22 23 22 13 0 23-9 23-22z"><text:p/></draw:path><draw:path draw:style-name="gr168" draw:text-style-name="P97" svg:width="0.0728in" svg:height="0.0748in" svg:x="2.9528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169" draw:text-style-name="P97" svg:width="0.0516in" svg:height="0.0768in" svg:x="3.0362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/draw:g></text:p>
      <text:h text:style-name="Heading_20_3" text:outline-level="3">Druck – Arbeit</text:h>
      <text:p text:style-name="P39"><text:s/><draw:g text:anchor-type="as-char" svg:y="-0.1181in" draw:z-index="6" draw:style-name="gr1"><svg:title>TexMaths</svg:title><svg:desc>12§display§\Delta W_1 = p_1 \cdot A_1 \cdot \Delta x_1 = p_1 \cdot \Delta V_1§svg§600§FALSE§</svg:desc><draw:polygon draw:style-name="gr123" draw:text-style-name="P97" svg:width="2.2965in" svg:height="0.1457in" svg:x="0in" svg:y="0.0051in" svg:viewBox="0 0 5834 371" draw:points="2917,371 0,371 0,0 5834,0 5834,371"><text:p/></draw:polygon><draw:path draw:style-name="gr124" draw:text-style-name="P97" svg:width="0.1224in" svg:height="0.1189in" svg:x="0.0079in" svg:y="0in" svg:viewBox="0 0 312 303" svg:d="M167 7c-3-5-4-7-11-7s-8 2-11 7l-143 288c-2 3-2 3-2 4 0 4 2 4 10 4h294c6 0 8 0 8-4 0-1 0-1-1-4zM143 42l114 229h-228z"><text:p/></draw:path><draw:path draw:style-name="gr125" draw:text-style-name="P97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126" draw:text-style-name="P97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127" draw:text-style-name="P97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128" draw:text-style-name="P97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29" draw:text-style-name="P97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130" draw:text-style-name="P97" svg:width="0.0177in" svg:height="0.0177in" svg:x="0.8004in" svg:y="0.0685in" svg:viewBox="0 0 46 46" svg:d="M46 23c0-12-10-23-23-23-12 0-23 11-23 23 0 13 11 23 23 23 13 0 23-10 23-23z"><text:p/></draw:path><draw:path draw:style-name="gr131" draw:text-style-name="P97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132" draw:text-style-name="P97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133" draw:text-style-name="P97" svg:width="0.0177in" svg:height="0.0177in" svg:x="1.1193in" svg:y="0.0685in" svg:viewBox="0 0 46 46" svg:d="M46 23c0-12-10-23-23-23-12 0-23 11-23 23 0 13 11 23 23 23 13 0 23-10 23-23z"><text:p/></draw:path><draw:path draw:style-name="gr134" draw:text-style-name="P97" svg:width="0.1224in" svg:height="0.1189in" svg:x="1.1957in" svg:y="0in" svg:viewBox="0 0 312 303" svg:d="M167 7c-3-5-4-7-11-7s-8 2-11 7l-143 288c-2 3-2 3-2 4 0 4 2 4 10 4h294c6 0 8 0 8-4 0-1 0-1-1-4zM143 42l114 229h-228z"><text:p/></draw:path><draw:path draw:style-name="gr135" draw:text-style-name="P97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136" draw:text-style-name="P97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137" draw:text-style-name="P97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138" draw:text-style-name="P97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39" draw:text-style-name="P97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140" draw:text-style-name="P97" svg:width="0.0177in" svg:height="0.0177in" svg:x="1.926in" svg:y="0.0685in" svg:viewBox="0 0 46 46" svg:d="M46 23c0-12-10-23-23-23-12 0-23 11-23 23 0 13 11 23 23 23 13 0 23-10 23-23z"><text:p/></draw:path><draw:path draw:style-name="gr141" draw:text-style-name="P97" svg:width="0.1224in" svg:height="0.1189in" svg:x="2.0024in" svg:y="0in" svg:viewBox="0 0 312 303" svg:d="M167 7c-3-5-4-7-11-7s-8 2-11 7l-143 288c-2 3-2 3-2 4 0 4 2 4 10 4h294c6 0 8 0 8-4 0-1 0-1-1-4zM143 42l114 229h-228z"><text:p/></draw:path><draw:path draw:style-name="gr142" draw:text-style-name="P97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143" draw:text-style-name="P97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5" draw:style-name="gr1"><svg:title>TexMaths</svg:title><svg:desc>12§display§\Delta W_2 = p_2 \cdot A_2 \cdot \Delta x_2 = p_2 \cdot \Delta V_2§svg§600§FALSE§</svg:desc><draw:polygon draw:style-name="gr102" draw:text-style-name="P97" svg:width="2.2965in" svg:height="0.1457in" svg:x="0in" svg:y="0.0051in" svg:viewBox="0 0 5834 371" draw:points="2917,371 0,371 0,0 5834,0 5834,371"><text:p/></draw:polygon><draw:path draw:style-name="gr103" draw:text-style-name="P97" svg:width="0.1224in" svg:height="0.1189in" svg:x="0.0079in" svg:y="0in" svg:viewBox="0 0 312 303" svg:d="M167 7c-3-5-4-7-11-7s-8 2-11 7l-143 288c-2 3-2 3-2 4 0 4 2 4 10 4h294c6 0 8 0 8-4 0-1 0-1-1-4zM143 42l114 229h-228z"><text:p/></draw:path><draw:path draw:style-name="gr104" draw:text-style-name="P97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105" draw:text-style-name="P97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06" draw:text-style-name="P97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107" draw:text-style-name="P97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08" draw:text-style-name="P97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09" draw:text-style-name="P97" svg:width="0.0177in" svg:height="0.0177in" svg:x="0.8004in" svg:y="0.0685in" svg:viewBox="0 0 46 46" svg:d="M46 23c0-12-10-23-23-23-12 0-23 11-23 23 0 13 11 23 23 23 13 0 23-10 23-23z"><text:p/></draw:path><draw:path draw:style-name="gr110" draw:text-style-name="P97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111" draw:text-style-name="P97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12" draw:text-style-name="P97" svg:width="0.0177in" svg:height="0.0177in" svg:x="1.1193in" svg:y="0.0685in" svg:viewBox="0 0 46 46" svg:d="M46 23c0-12-10-23-23-23-12 0-23 11-23 23 0 13 11 23 23 23 13 0 23-10 23-23z"><text:p/></draw:path><draw:path draw:style-name="gr113" draw:text-style-name="P97" svg:width="0.1224in" svg:height="0.1189in" svg:x="1.1957in" svg:y="0in" svg:viewBox="0 0 312 303" svg:d="M167 7c-3-5-4-7-11-7s-8 2-11 7l-143 288c-2 3-2 3-2 4 0 4 2 4 10 4h294c6 0 8 0 8-4 0-1 0-1-1-4zM143 42l114 229h-228z"><text:p/></draw:path><draw:path draw:style-name="gr114" draw:text-style-name="P97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115" draw:text-style-name="P97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16" draw:text-style-name="P97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117" draw:text-style-name="P97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18" draw:text-style-name="P97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19" draw:text-style-name="P97" svg:width="0.0177in" svg:height="0.0177in" svg:x="1.926in" svg:y="0.0685in" svg:viewBox="0 0 46 46" svg:d="M46 23c0-12-10-23-23-23-12 0-23 11-23 23 0 13 11 23 23 23 13 0 23-10 23-23z"><text:p/></draw:path><draw:path draw:style-name="gr120" draw:text-style-name="P97" svg:width="0.1224in" svg:height="0.1189in" svg:x="2.0024in" svg:y="0in" svg:viewBox="0 0 312 303" svg:d="M167 7c-3-5-4-7-11-7s-8 2-11 7l-143 288c-2 3-2 3-2 4 0 4 2 4 10 4h294c6 0 8 0 8-4 0-1 0-1-1-4zM143 42l114 229h-228z"><text:p/></draw:path><draw:path draw:style-name="gr121" draw:text-style-name="P97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122" draw:text-style-name="P97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38">Zunahme von <draw:g text:anchor-type="as-char" svg:y="-0.1138in" draw:z-index="4" draw:style-name="gr1"><svg:title>TexMaths</svg:title><svg:desc>12§display§E_\mathrm{kin}§svg§600§FALSE§</svg:desc><draw:polygon draw:style-name="gr97" draw:text-style-name="P97" svg:width="0.3035in" svg:height="0.139in" svg:x="0in" svg:y="0in" svg:viewBox="0 0 772 354" draw:points="385,354 0,354 0,0 772,0 772,354"><text:p/></draw:polygon><draw:path draw:style-name="gr98" draw:text-style-name="P97" svg:width="0.1205in" svg:height="0.1134in" svg:x="0.0063in" svg:y="0.0008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99" draw:text-style-name="P97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100" draw:text-style-name="P97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101" draw:text-style-name="P97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: <draw:g text:anchor-type="as-char" svg:y="-0.222in" draw:z-index="3" draw:style-name="gr1"><svg:title>TexMaths</svg:title><svg:desc>12§display§\Delta W_1 - \Delta W_2 = (p_1 - p_2) \cdot \Delta V = \frac{1}{2} \rho \cdot \Delta V \cdot ({v_2}^2 - {v_1}^2)§svg§600§FALSE§</svg:desc><draw:polygon draw:style-name="gr60" draw:text-style-name="P97" svg:width="3.937in" svg:height="0.3331in" svg:x="0in" svg:y="0.0039in" svg:viewBox="0 0 10001 847" draw:points="5000,847 0,847 0,0 10001,0 10001,847"><text:p/></draw:polygon><draw:path draw:style-name="gr61" draw:text-style-name="P97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62" draw:text-style-name="P97" svg:width="0.165in" svg:height="0.1173in" svg:x="0.1472in" svg:y="0.1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63" draw:text-style-name="P97" svg:width="0.0425in" svg:height="0.0772in" svg:x="0.3079in" svg:y="0.1713in" svg:viewBox="0 0 109 197" svg:d="M67 8c0-8 0-8-8-8-19 19-47 19-59 19v11c7 0 26 0 43-8v151c0 9 0 13-30 13h-11v11c5 0 42-1 53-1 10 0 47 1 54 1v-11h-12c-30 0-30-4-30-13z"><text:p/></draw:path><draw:path draw:style-name="gr64" draw:text-style-name="P97" svg:width="0.1016in" svg:height="0.0067in" svg:x="0.4205in" svg:y="0.1783in" svg:viewBox="0 0 259 18" svg:d="M244 18c7 0 15 0 15-8 0-10-8-10-15-10h-230c-7 0-14 0-14 10 0 8 7 8 14 8z"><text:p/></draw:path><draw:path draw:style-name="gr65" draw:text-style-name="P97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66" draw:text-style-name="P97" svg:width="0.165in" svg:height="0.1173in" svg:x="0.7201in" svg:y="0.1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67" draw:text-style-name="P97" svg:width="0.0516in" svg:height="0.0772in" svg:x="0.8748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8" draw:text-style-name="P97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69" draw:text-style-name="P97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70" draw:text-style-name="P97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71" draw:text-style-name="P97" svg:width="0.0425in" svg:height="0.0772in" svg:x="1.3244in" svg:y="0.1713in" svg:viewBox="0 0 109 197" svg:d="M67 8c0-8 0-8-8-8-19 19-47 19-59 19v11c7 0 26 0 43-8v151c0 9 0 13-30 13h-11v11c5 0 42-1 53-1 10 0 47 1 54 1v-11h-12c-30 0-30-4-30-13z"><text:p/></draw:path><draw:path draw:style-name="gr72" draw:text-style-name="P97" svg:width="0.1016in" svg:height="0.0067in" svg:x="1.437in" svg:y="0.1783in" svg:viewBox="0 0 259 18" svg:d="M244 18c7 0 15 0 15-8 0-10-8-10-15-10h-230c-7 0-14 0-14 10 0 8 7 8 14 8z"><text:p/></draw:path><draw:path draw:style-name="gr73" draw:text-style-name="P97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74" draw:text-style-name="P97" svg:width="0.0516in" svg:height="0.0772in" svg:x="1.6799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5" draw:text-style-name="P97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76" draw:text-style-name="P97" svg:width="0.0177in" svg:height="0.0177in" svg:x="1.863in" svg:y="0.1728in" svg:viewBox="0 0 46 46" svg:d="M46 23c0-12-10-23-23-23-12 0-23 11-23 23 0 13 11 23 23 23 13 0 23-10 23-23z"><text:p/></draw:path><draw:path draw:style-name="gr77" draw:text-style-name="P97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78" draw:text-style-name="P97" svg:width="0.1185in" svg:height="0.1173in" svg:x="2.0791in" svg:y="0.1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79" draw:text-style-name="P97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80" draw:text-style-name="P97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81" draw:text-style-name="P97" svg:width="0.0831in" svg:height="0.0067in" svg:x="2.4453in" svg:y="0.1783in" svg:viewBox="0 0 212 18" draw:points="106,18 0,18 0,0 212,0 212,18"><text:p/></draw:polygon><draw:path draw:style-name="gr82" draw:text-style-name="P97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83" draw:text-style-name="P97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84" draw:text-style-name="P97" svg:width="0.0177in" svg:height="0.0177in" svg:x="2.6854in" svg:y="0.1728in" svg:viewBox="0 0 46 46" svg:d="M46 23c0-12-10-23-23-23-12 0-23 11-23 23 0 13 11 23 23 23 13 0 23-10 23-23z"><text:p/></draw:path><draw:path draw:style-name="gr85" draw:text-style-name="P97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86" draw:text-style-name="P97" svg:width="0.1185in" svg:height="0.1173in" svg:x="2.9016in" svg:y="0.1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87" draw:text-style-name="P97" svg:width="0.0177in" svg:height="0.0177in" svg:x="3.0772in" svg:y="0.1728in" svg:viewBox="0 0 46 46" svg:d="M46 23c0-12-10-23-23-23-12 0-23 11-23 23 0 13 11 23 23 23 13 0 23-10 23-23z"><text:p/></draw:path><draw:path draw:style-name="gr88" draw:text-style-name="P97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89" draw:text-style-name="P97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0" draw:text-style-name="P97" svg:width="0.0516in" svg:height="0.0772in" svg:x="3.2984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1" draw:text-style-name="P97" svg:width="0.0516in" svg:height="0.0772in" svg:x="3.3728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2" draw:text-style-name="P97" svg:width="0.1016in" svg:height="0.0067in" svg:x="3.4909in" svg:y="0.1783in" svg:viewBox="0 0 259 18" svg:d="M244 18c7 0 15 0 15-8 0-10-8-10-15-10h-230c-7 0-14 0-14 10 0 8 7 8 14 8z"><text:p/></draw:path><draw:path draw:style-name="gr93" draw:text-style-name="P97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4" draw:text-style-name="P97" svg:width="0.0425in" svg:height="0.0772in" svg:x="3.7362in" svg:y="0.1713in" svg:viewBox="0 0 109 197" svg:d="M67 8c0-8 0-8-8-8-19 19-47 19-59 19v11c7 0 26 0 43-8v151c0 9 0 13-30 13h-11v11c5 0 42-1 53-1 10 0 47 1 54 1v-11h-12c-30 0-30-4-30-13z"><text:p/></draw:path><draw:path draw:style-name="gr95" draw:text-style-name="P97" svg:width="0.0516in" svg:height="0.0772in" svg:x="3.805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6" draw:text-style-name="P97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Bernoulli Gleichung</text:h>
      <text:p text:style-name="P39"><draw:g text:anchor-type="as-char" svg:y="-0.2146in" draw:z-index="2" draw:style-name="gr1"><svg:title>TexMaths</svg:title><svg:desc>12§display§p_\mathrm{statisch} + \frac{1}{2} p_\mathrm{dynamisch} \cdot v^2 + \underbrace{\rho \cdot g \cdot h}_{\mathrm{Eigengewicht}} = \mathrm{const.}§svg§600§FALSE§</svg:desc><draw:polygon draw:style-name="gr2" draw:text-style-name="P97" svg:width="3.4524in" svg:height="0.5024in" svg:x="0.0051in" svg:y="0.0039in" svg:viewBox="0 0 8770 1277" draw:points="4385,1277 0,1277 0,0 8770,0 8770,1277"><text:p/></draw:polygon><draw:path draw:style-name="gr3" draw:text-style-name="P97" svg:width="0.0866in" svg:height="0.1059in" svg:x="0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4" draw:text-style-name="P97" svg:width="0.0421in" svg:height="0.0531in" svg:x="0.0941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5" draw:text-style-name="P97" svg:width="0.0402in" svg:height="0.0728in" svg:x="0.1445in" svg:y="0.1768in" svg:viewBox="0 0 103 186" svg:d="M52 65h46v-10h-46v-55h-11c0 26-12 56-41 58v7h28v80c0 34 25 41 42 41 20 0 33-17 33-41v-17h-9v17c0 21-10 31-22 31-20 0-20-25-20-30z"><text:p/></draw:path><draw:path draw:style-name="gr6" draw:text-style-name="P97" svg:width="0.0583in" svg:height="0.0531in" svg:x="0.2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7" draw:text-style-name="P97" svg:width="0.0402in" svg:height="0.0728in" svg:x="0.2626in" svg:y="0.1768in" svg:viewBox="0 0 103 186" svg:d="M52 65h46v-10h-46v-55h-11c0 26-12 56-41 58v7h28v80c0 34 25 41 42 41 20 0 33-17 33-41v-17h-9v17c0 21-10 31-22 31-20 0-20-25-20-30z"><text:p/></draw:path><draw:path draw:style-name="gr8" draw:text-style-name="P97" svg:width="0.0256in" svg:height="0.0783in" svg:x="0.3181in" svg:y="0.1697in" svg:viewBox="0 0 66 200" svg:d="M47 17c0-9-7-17-18-17-9 0-17 7-17 17 0 11 8 17 17 17s18-8 18-17zM1 72v11c19 0 22 2 22 17v76c0 14-4 14-23 14v10c1 0 22-1 34-1 10 0 21 0 32 1v-10c-18 0-20 0-20-12v-108z"><text:p/></draw:path><draw:path draw:style-name="gr9" draw:text-style-name="P97" svg:width="0.0421in" svg:height="0.0531in" svg:x="0.3543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0" draw:text-style-name="P97" svg:width="0.0492in" svg:height="0.0531in" svg:x="0.4067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11" draw:text-style-name="P97" svg:width="0.0626in" svg:height="0.0807in" svg:x="0.4634in" svg:y="0.167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12" draw:text-style-name="P97" svg:width="0.1106in" svg:height="0.1106in" svg:x="0.585in" svg:y="0.126in" svg:viewBox="0 0 282 282" svg:d="M150 150h118c6 0 14 0 14-8 0-10-8-10-14-10h-118v-118c0-6 0-14-8-14-10 0-10 8-10 14v118h-118c-6 0-14 0-14 10 0 8 8 8 14 8h118v118c0 6 0 14 10 14 8 0 8-8 8-14z"><text:p/></draw:path><draw:path draw:style-name="gr13" draw:text-style-name="P97" svg:width="0.0547in" svg:height="0.1106in" svg:x="0.7764in" svg:y="0in" svg:viewBox="0 0 140 282" svg:d="M88 11c0-10 0-11-10-11-26 28-65 28-78 28v13c8 0 34 0 55-12v219c0 16-1 21-39 21h-14v13c16-1 52-1 70-1 17 0 54 0 68 1v-13h-13c-38 0-39-5-39-21z"><text:p/></draw:path><draw:polygon draw:style-name="gr14" draw:text-style-name="P97" svg:width="0.0831in" svg:height="0.0067in" svg:x="0.7614in" svg:y="0.178in" svg:viewBox="0 0 212 18" draw:points="106,18 0,18 0,0 212,0 212,18"><text:p/></draw:polygon><draw:path draw:style-name="gr15" draw:text-style-name="P97" svg:width="0.0661in" svg:height="0.1106in" svg:x="0.7697in" svg:y="0.2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6" draw:text-style-name="P97" svg:width="0.0866in" svg:height="0.1059in" svg:x="0.8591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7" draw:text-style-name="P97" svg:width="0.0626in" svg:height="0.0819in" svg:x="0.9535in" svg:y="0.1673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18" draw:text-style-name="P97" svg:width="0.0626in" svg:height="0.0736in" svg:x="1.0248in" svg:y="0.198in" svg:viewBox="0 0 160 188" svg:d="M132 29c8-18 23-18 28-18v-11c-9 0-14 1-22 1s-19 0-28-1v11c10 0 12 6 12 11 0 3-1 7-2 9l-34 71-36-79c-1-1-2-4-2-5 0-7 11-7 16-7v-11c-5 0-27 1-34 1-10 0-22 0-30-1v11c17 0 20 1 25 11l49 106c-2 6-4 11-8 17-6 15-16 35-36 35-7 0-10-1-13-4 1 0 9-2 9-12 0-8-6-13-13-13-8 0-13 5-13 13 0 15 14 24 30 24 25 0 40-26 44-34z"><text:p/></draw:path><draw:path draw:style-name="gr19" draw:text-style-name="P97" svg:width="0.0626in" svg:height="0.0516in" svg:x="1.0976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0" draw:text-style-name="P97" svg:width="0.0583in" svg:height="0.0531in" svg:x="1.1709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21" draw:text-style-name="P97" svg:width="0.098in" svg:height="0.0516in" svg:x="1.237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22" draw:text-style-name="P97" svg:width="0.0256in" svg:height="0.0783in" svg:x="1.3461in" svg:y="0.1697in" svg:viewBox="0 0 66 200" svg:d="M47 17c0-9-7-17-18-17-9 0-17 7-17 17 0 11 8 17 17 17s18-8 18-17zM1 72v11c19 0 22 2 22 17v76c0 14-4 14-23 14v10c1 0 22-1 34-1 10 0 21 0 32 1v-10c-18 0-20 0-20-12v-108z"><text:p/></draw:path><draw:path draw:style-name="gr23" draw:text-style-name="P97" svg:width="0.0421in" svg:height="0.0531in" svg:x="1.3823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4" draw:text-style-name="P97" svg:width="0.0492in" svg:height="0.0531in" svg:x="1.4354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5" draw:text-style-name="P97" svg:width="0.0626in" svg:height="0.0807in" svg:x="1.4917in" svg:y="0.167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26" draw:text-style-name="P97" svg:width="0.0177in" svg:height="0.0177in" svg:x="1.6181in" svg:y="0.1728in" svg:viewBox="0 0 46 46" svg:d="M46 23c0-12-10-23-23-23-12 0-23 11-23 23 0 13 11 23 23 23 13 0 23-10 23-23z"><text:p/></draw:path><draw:path draw:style-name="gr27" draw:text-style-name="P97" svg:width="0.0728in" svg:height="0.0752in" svg:x="1.691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8" draw:text-style-name="P97" svg:width="0.0516in" svg:height="0.0772in" svg:x="1.780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9" draw:text-style-name="P97" svg:width="0.1106in" svg:height="0.1106in" svg:x="1.8941in" svg:y="0.126in" svg:viewBox="0 0 282 282" svg:d="M150 150h118c6 0 14 0 14-8 0-10-8-10-14-10h-118v-118c0-6 0-14-8-14-10 0-10 8-10 14v118h-118c-6 0-14 0-14 10 0 8 8 8 14 8h118v118c0 6 0 14 10 14 8 0 8-8 8-14z"><text:p/></draw:path><draw:path draw:style-name="gr30" draw:text-style-name="P97" svg:width="0.0783in" svg:height="0.1091in" svg:x="2.1827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1" draw:text-style-name="P97" svg:width="0.0177in" svg:height="0.0177in" svg:x="2.3146in" svg:y="0.1728in" svg:viewBox="0 0 46 46" svg:d="M46 23c0-12-10-23-23-23-12 0-23 11-23 23 0 13 11 23 23 23 13 0 23-10 23-23z"><text:p/></draw:path><draw:path draw:style-name="gr32" draw:text-style-name="P97" svg:width="0.076in" svg:height="0.1075in" svg:x="2.3858in" svg:y="0.149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3" draw:text-style-name="P97" svg:width="0.0177in" svg:height="0.0177in" svg:x="2.5197in" svg:y="0.1728in" svg:viewBox="0 0 46 46" svg:d="M46 23c0-12-10-23-23-23-12 0-23 11-23 23 0 13 11 23 23 23 13 0 23-10 23-23z"><text:p/></draw:path><draw:path draw:style-name="gr34" draw:text-style-name="P97" svg:width="0.0819in" svg:height="0.1173in" svg:x="2.5976in" svg:y="0.107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5" draw:text-style-name="P97" svg:width="0.0803in" svg:height="0.0555in" svg:x="2.1736in" svg:y="0.2697in" svg:viewBox="0 0 205 142" svg:d="M205 103c0-9 0-12-6-12-25 0-67-3-105-23-46-22-64-49-75-66-1-2-3-2-9-2-10 0-10 0-10 11v7c58 104 154 124 197 124 8 0 8 0 8-12z"><text:p/></draw:path><draw:polygon draw:style-name="gr36" draw:text-style-name="P97" svg:width="0.1039in" svg:height="0.0201in" svg:x="2.2524in" svg:y="0.3051in" svg:viewBox="0 0 265 52" draw:points="132,52 0,52 0,0 265,0 265,52"><text:p/></draw:polygon><draw:path draw:style-name="gr37" draw:text-style-name="P97" svg:width="0.0803in" svg:height="0.0555in" svg:x="2.3547in" svg:y="0.3051in" svg:viewBox="0 0 205 142" svg:d="M205 125c-57-105-153-125-197-125-8 0-8 0-8 12v28c0 9 0 12 6 12 26 0 68 3 106 21 46 23 63 51 74 67 1 2 4 2 10 2 9 0 9 0 9-11z"><text:p/></draw:path><draw:path draw:style-name="gr38" draw:text-style-name="P97" svg:width="0.0803in" svg:height="0.0555in" svg:x="2.4272in" svg:y="0.3051in" svg:viewBox="0 0 205 142" svg:d="M205 12c0-12 0-12-8-12-43 0-139 20-197 125v6c0 11 0 11 10 11 8 0 9 0 10-3 35-56 94-86 180-87 5 0 5-4 5-12z"><text:p/></draw:path><draw:polygon draw:style-name="gr39" draw:text-style-name="P97" svg:width="0.1039in" svg:height="0.0201in" svg:x="2.5055in" svg:y="0.3051in" svg:viewBox="0 0 265 52" draw:points="132,52 0,52 0,0 265,0 265,52"><text:p/></draw:polygon><draw:path draw:style-name="gr40" draw:text-style-name="P97" svg:width="0.0803in" svg:height="0.0555in" svg:x="2.6079in" svg:y="0.2697in" svg:viewBox="0 0 205 142" svg:d="M205 11c0-11 0-11-9-11s-9 0-11 4c-35 55-94 85-180 87-5 0-5 3-5 12v27c0 12 0 12 8 12 44 0 140-21 197-124z"><text:p/></draw:path><draw:path draw:style-name="gr41" draw:text-style-name="P97" svg:width="0.078in" svg:height="0.0791in" svg:x="2.0575in" svg:y="0.4043in" svg:viewBox="0 0 199 202" svg:d="M199 124h-9c-9 44-15 67-70 67h-47c-14 0-14-3-14-12v-77h30c30 0 35 10 35 35h9v-81h-9c0 27-5 35-35 35h-30v-68c0-10 0-12 14-12h45c49 0 57 15 62 57h11l-10-68h-181v11h7c23 0 23 2 23 13v154c0 9 0 13-23 13h-7v11h186z"><text:p/></draw:path><draw:path draw:style-name="gr42" draw:text-style-name="P97" svg:width="0.0256in" svg:height="0.0783in" svg:x="2.1465in" svg:y="0.4051in" svg:viewBox="0 0 66 200" svg:d="M47 17c0-9-7-17-18-17-9 0-17 7-17 17 0 11 8 17 17 17s18-8 18-17zM1 72v11c19 0 22 2 22 17v76c0 14-4 14-23 14v10c1 0 22-1 34-1 10 0 21 0 32 1v-10c-18 0-20 0-20-12v-108z"><text:p/></draw:path><draw:path draw:style-name="gr43" draw:text-style-name="P97" svg:width="0.0587in" svg:height="0.076in" svg:x="2.1823in" svg:y="0.431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44" draw:text-style-name="P97" svg:width="0.05in" svg:height="0.0531in" svg:x="2.2484in" svg:y="0.431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5" draw:text-style-name="P97" svg:width="0.0626in" svg:height="0.0516in" svg:x="2.3094in" svg:y="0.4323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6" draw:text-style-name="P97" svg:width="0.0587in" svg:height="0.076in" svg:x="2.3807in" svg:y="0.431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47" draw:text-style-name="P97" svg:width="0.05in" svg:height="0.0531in" svg:x="2.4469in" svg:y="0.431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8" draw:text-style-name="P97" svg:width="0.0874in" svg:height="0.0516in" svg:x="2.5051in" svg:y="0.4335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49" draw:text-style-name="P97" svg:width="0.0256in" svg:height="0.0783in" svg:x="2.6028in" svg:y="0.4051in" svg:viewBox="0 0 66 200" svg:d="M47 17c0-9-7-17-18-17-9 0-17 7-17 17 0 11 8 17 17 17s18-8 18-17zM1 72v11c19 0 22 2 22 17v76c0 14-4 14-23 14v10c1 0 22-1 34-1 10 0 21 0 32 1v-10c-18 0-20 0-20-12v-108z"><text:p/></draw:path><draw:path draw:style-name="gr50" draw:text-style-name="P97" svg:width="0.0492in" svg:height="0.0531in" svg:x="2.639in" svg:y="0.4315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51" draw:text-style-name="P97" svg:width="0.0626in" svg:height="0.0807in" svg:x="2.6953in" svg:y="0.4028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52" draw:text-style-name="P97" svg:width="0.0402in" svg:height="0.0728in" svg:x="2.7626in" svg:y="0.4122in" svg:viewBox="0 0 103 186" svg:d="M52 65h46v-10h-46v-55h-11c0 26-12 56-41 58v7h28v80c0 34 25 41 42 41 20 0 33-17 33-41v-17h-9v17c0 21-10 31-22 31-20 0-20-25-20-30z"><text:p/></draw:path><draw:path draw:style-name="gr53" draw:text-style-name="P97" svg:width="0.1106in" svg:height="0.039in" svg:x="2.8665in" svg:y="0.1622in" svg:viewBox="0 0 282 100" svg:d="M268 17c6 0 14 0 14-9 0-8-8-8-14-8h-254c-6 0-14 0-14 8 0 9 8 9 14 9zM268 100c6 0 14 0 14-9 0-8-8-8-14-8h-254c-6 0-14 0-14 8 0 9 8 9 14 9z"><text:p/></draw:path><draw:path draw:style-name="gr54" draw:text-style-name="P97" svg:width="0.0634in" svg:height="0.076in" svg:x="3.0378in" svg:y="0.148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5" draw:text-style-name="P97" svg:width="0.0736in" svg:height="0.076in" svg:x="3.1106in" svg:y="0.148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6" draw:text-style-name="P97" svg:width="0.0839in" svg:height="0.0732in" svg:x="3.1945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" draw:text-style-name="P97" svg:width="0.0543in" svg:height="0.076in" svg:x="3.287in" svg:y="0.148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8" draw:text-style-name="P97" svg:width="0.052in" svg:height="0.1039in" svg:x="3.3504in" svg:y="0.1209in" svg:viewBox="0 0 133 265" svg:d="M66 91h60v-13h-60v-78h-11c-1 35-13 80-55 82v9h36v117c0 52 40 57 55 57 30 0 42-30 42-57v-24h-11v24c0 31-12 46-28 46-28 0-28-38-28-45z"><text:p/></draw:path><draw:path draw:style-name="gr59" draw:text-style-name="P97" svg:width="0.0177in" svg:height="0.0177in" svg:x="3.426in" svg:y="0.2055in" svg:viewBox="0 0 46 46" svg:d="M46 23c0-12-10-23-23-23-12 0-23 11-23 23 0 13 11 23 23 23 13 0 23-10 23-23z"><text:p/></draw:path></draw:g></text:p>
      <text:h text:style-name="P86" text:outline-level="3"><draw:frame draw:style-name="fr2" draw:name="Frame4" text:anchor-type="paragraph" svg:x="4.6181in" svg:y="0.2417in" svg:width="2.9484in" draw:z-index="193"><draw:text-box fo:min-height="4.7508in"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27"><draw:g text:anchor-type="as-char" svg:y="-0.1181in" draw:z-index="209" draw:style-name="gr1"><svg:title>TexMaths</svg:title><svg:desc>12§display§R§svg§600§FALSE§</svg:desc><draw:polygon draw:style-name="gr2350" draw:text-style-name="P97" svg:width="0.128in" svg:height="0.1142in" svg:x="0in" svg:y="0in" svg:viewBox="0 0 326 291" draw:points="162,291 0,291 0,0 326,0 326,291"><text:p/></draw:polygon><draw:path draw:style-name="gr2351" draw:text-style-name="P97" svg:width="0.1189in" svg:height="0.1177in" svg:x="0.0067in" svg:y="0in" svg:viewBox="0 0 303 300" svg:d="M142 29c2-10 3-15 12-16 3 0 17 0 25 0 30 0 77 0 77 42 0 15-6 44-23 61-11 11-34 24-72 24h-47zM203 146c42-10 93-39 93-82 0-36-38-64-94-64h-120c-9 0-12 0-12 8 0 5 3 5 10 5 2 0 10 0 17 1 8 0 11 2 11 6 0 3 0 4-1 9l-57 228c-4 17-6 20-38 20-8 0-12 0-12 9 0 5 5 5 6 5 12 0 42-2 53-2 12 0 42 2 54 2 4 0 8 0 8-9 0-5-3-5-12-5-15 0-27 0-27-7 0-2 1-5 2-7l28-113h50c39 0 46 24 46 38 0 7-4 21-6 30-3 12-6 28-6 36 0 46 50 46 56 46 36 0 51-43 51-49 0-5-5-5-5-5-4 0-5 2-6 6-11 31-29 39-39 39-14 0-16-10-16-27 0-12 2-34 3-48 1-6 3-13 3-19 0-33-29-46-40-51z"><text:p/></draw:path></draw:g></text:p></table:table-cell><table:table-cell table:style-name="Table4.A1" office:value-type="string"><text:p text:style-name="P73">Innenradius Rohr</text:p></table:table-cell><table:table-cell table:style-name="Table4.C1" office:value-type="string"><text:p text:style-name="P20"><draw:g text:anchor-type="as-char" svg:y="-0.1252in" draw:z-index="198" draw:style-name="gr1"><svg:title>TexMaths</svg:title><svg:desc>12§display§[r] = m§svg§600§FALSE§</svg:desc><draw:polygon draw:style-name="gr2256" draw:text-style-name="P97" svg:width="0.539in" svg:height="0.1657in" svg:x="0in" svg:y="0.0004in" svg:viewBox="0 0 1370 422" draw:points="685,422 0,422 0,0 1370,0 1370,422"><text:p/></draw:polygon><draw:polygon draw:style-name="gr2257" draw:text-style-name="P97" svg:width="0.0228in" svg:height="0.1657in" svg:x="0.0193in" svg:y="0.0004in" svg:viewBox="0 0 59 422" draw:points="59,422 59,406 17,406 17,17 59,17 59,0 0,0 0,422"><text:p/></draw:polygon><draw:path draw:style-name="gr2258" draw:text-style-name="P97" svg:width="0.0677in" svg:height="0.0752in" svg:x="0.0512in" svg:y="0.051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2259" draw:text-style-name="P97" svg:width="0.0228in" svg:height="0.1657in" svg:x="0.1295in" svg:y="0.0004in" svg:viewBox="0 0 59 422" draw:points="59,0 0,0 0,17 42,17 42,406 0,406 0,422 59,422"><text:p/></draw:polygon><draw:path draw:style-name="gr2260" draw:text-style-name="P97" svg:width="0.1106in" svg:height="0.039in" svg:x="0.2272in" svg:y="0.0638in" svg:viewBox="0 0 282 100" svg:d="M267 17c6 0 15 0 15-9 0-8-9-8-15-8h-253c-6 0-14 0-14 8 0 9 8 9 14 9zM267 100c6 0 15 0 15-9 0-8-9-8-15-8h-253c-6 0-14 0-14 8 0 9 8 9 14 9z"><text:p/></draw:path><draw:path draw:style-name="gr2261" draw:text-style-name="P97" svg:width="0.1362in" svg:height="0.0752in" svg:x="0.3976in" svg:y="0.0512in" svg:viewBox="0 0 347 192" svg:d="M25 162c-1 7-3 17-3 19 0 7 6 11 12 11 4 0 12-4 15-12 0 0 5-20 9-31l8-39c2-8 6-18 7-27 3-7 6-21 6-22 6-13 29-51 69-51 19 0 22 15 22 30 0 9-2 21-6 34l-12 50-8 32c-1 8-5 23-5 25 0 7 6 11 12 11 13 0 16-11 19-24 6-24 22-85 25-102 2-6 24-56 70-56 18 0 23 14 23 30 0 24-18 72-27 94-3 10-4 15-4 23 0 21 14 35 34 35 40 0 56-61 56-65 0-5-4-5-5-5-5 0-5 2-7 9-6 21-20 51-44 51-7 0-9-3-9-13 0-11 3-21 7-30 8-23 26-69 26-93 0-28-16-46-49-46-31 0-53 19-68 41-1-5-3-19-14-30-10-9-24-11-35-11-37 0-59 28-66 37-1-24-19-37-39-37-19 0-27 17-31 24-7 16-13 40-13 41 0 5 5 5 5 5 5 0 5 0 7-10 7-30 16-50 31-50 7 0 13 3 13 19 0 8-1 13-7 36z"><text:p/></draw:path></draw:g></text:p></table:table-cell></table:table-row><table:table-row><table:table-cell table:style-name="Table4.A2" office:value-type="string"><text:p text:style-name="P35"><draw:g text:anchor-type="as-char" svg:y="-0.1575in" draw:z-index="199" draw:style-name="gr1"><svg:title>TexMaths</svg:title><svg:desc>12§display§\dot{V}§svg§600§FALSE§</svg:desc><draw:polygon draw:style-name="gr2262" draw:text-style-name="P97" svg:width="0.1335in" svg:height="0.1531in" svg:x="0in" svg:y="0in" svg:viewBox="0 0 340 390" draw:points="170,390 0,390 0,0 340,0 340,390"><text:p/></draw:polygon><draw:path draw:style-name="gr2263" draw:text-style-name="P97" svg:width="0.0181in" svg:height="0.0177in" svg:x="0.0579in" svg:y="0in" svg:viewBox="0 0 47 46" svg:d="M47 23c0-12-11-23-24-23-15 0-23 12-23 23 0 12 10 23 23 23 14 0 24-12 24-23z"><text:p/></draw:path><draw:path draw:style-name="gr2264" draw:text-style-name="P97" svg:width="0.1185in" svg:height="0.1173in" svg:x="0.0094in" svg:y="0.0398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/draw:g></text:p></table:table-cell><table:table-cell table:style-name="Table4.A2" office:value-type="string"><text:p text:style-name="P73">Volumenstrom</text:p></table:table-cell><table:table-cell table:style-name="Table4.C2" office:value-type="string"><text:p text:style-name="P20"><draw:g text:anchor-type="as-char" svg:y="-0.2508in" draw:z-index="200" draw:style-name="gr1"><svg:title>TexMaths</svg:title><svg:desc>12§display§[\dot{V}] = \mathrm{\frac{m^3}{s}}§svg§600§FALSE§</svg:desc><draw:polygon draw:style-name="gr2265" draw:text-style-name="P97" svg:width="0.6799in" svg:height="0.3618in" svg:x="0in" svg:y="0.002in" svg:viewBox="0 0 1728 920" draw:points="864,920 0,920 0,0 1728,0 1728,920"><text:p/></draw:polygon><draw:polygon draw:style-name="gr2266" draw:text-style-name="P97" svg:width="0.0228in" svg:height="0.1661in" svg:x="0.0193in" svg:y="0.1252in" svg:viewBox="0 0 59 423" draw:points="59,423 59,406 17,406 17,17 59,17 59,0 0,0 0,423"><text:p/></draw:polygon><draw:path draw:style-name="gr2267" draw:text-style-name="P97" svg:width="0.0181in" svg:height="0.0177in" svg:x="0.1039in" svg:y="0.0969in" svg:viewBox="0 0 47 46" svg:d="M47 23c0-12-11-23-24-23-15 0-23 12-23 23 0 12 10 23 23 23 14 0 24-12 24-23z"><text:p/></draw:path><draw:path draw:style-name="gr2268" draw:text-style-name="P97" svg:width="0.1185in" svg:height="0.1173in" svg:x="0.0551in" svg:y="0.1362in" svg:viewBox="0 0 302 299" svg:d="M242 48c21-32 39-34 54-35 5 0 6-7 6-8 0-4-2-5-6-5-11 0-23 1-35 1-14 0-28-1-41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2269" draw:text-style-name="P97" svg:width="0.0228in" svg:height="0.1661in" svg:x="0.1831in" svg:y="0.1252in" svg:viewBox="0 0 59 423" draw:points="59,0 0,0 0,17 42,17 42,406 0,406 0,423 59,423"><text:p/></draw:polygon><draw:path draw:style-name="gr2270" draw:text-style-name="P97" svg:width="0.1106in" svg:height="0.039in" svg:x="0.2815in" svg:y="0.189in" svg:viewBox="0 0 282 100" svg:d="M267 17c6 0 15 0 15-9 0-8-9-8-15-8h-253c-6 0-14 0-14 8 0 9 8 9 14 9zM267 100c6 0 15 0 15-9 0-8-9-8-15-8h-253c-6 0-14 0-14 8 0 9 8 9 14 9z"><text:p/></draw:path><draw:path draw:style-name="gr2271" draw:text-style-name="P97" svg:width="0.1295in" svg:height="0.0732in" svg:x="0.4724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4 0 36-1 48-1 11 0 32 1 47 1v-13c-22 0-33 0-33-12v-82c0-36 0-49-13-64-6-8-20-16-44-16-36 0-54 25-61 42-6-37-37-42-57-42-31 0-50 18-62 44v-44l-60 5v13c30 0 34 2 34 24z"><text:p/></draw:path><draw:path draw:style-name="gr2272" draw:text-style-name="P97" svg:width="0.0535in" svg:height="0.0795in" svg:x="0.6114in" svg:y="0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2273" draw:text-style-name="P97" svg:width="0.213in" svg:height="0.0067in" svg:x="0.4669in" svg:y="0.2047in" svg:viewBox="0 0 542 18" draw:points="271,18 0,18 0,0 542,0 542,18"><text:p/></draw:polygon><draw:path draw:style-name="gr2274" draw:text-style-name="P97" svg:width="0.0543in" svg:height="0.076in" svg:x="0.5465in" svg:y="0.28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24"><draw:g text:anchor-type="as-char" svg:y="-0.1181in" draw:z-index="201" draw:style-name="gr1"><svg:title>TexMaths</svg:title><svg:desc>12§display§l§svg§600§FALSE§</svg:desc><draw:polygon draw:style-name="gr2275" draw:text-style-name="P97" svg:width="0.0531in" svg:height="0.1157in" svg:x="0in" svg:y="0in" svg:viewBox="0 0 136 295" draw:points="67,295 0,295 0,0 136,0 136,295"><text:p/></draw:polygon><draw:path draw:style-name="gr2276" draw:text-style-name="P97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4.A2" office:value-type="string"><text:p text:style-name="P52"><text:span text:style-name="T39">L</text:span>ä<text:span text:style-name="T39">nge Rohr</text:span></text:p></table:table-cell><table:table-cell table:style-name="Table4.C2" office:value-type="string"><text:p text:style-name="P22"><draw:g text:anchor-type="as-char" svg:y="-0.1252in" draw:z-index="202" draw:style-name="gr1"><svg:title>TexMaths</svg:title><svg:desc>12§display§[l] = \mathrm{m}§svg§600§FALSE§</svg:desc><draw:polygon draw:style-name="gr2277" draw:text-style-name="P97" svg:width="0.5055in" svg:height="0.1657in" svg:x="0in" svg:y="0.0004in" svg:viewBox="0 0 1285 422" draw:points="643,422 0,422 0,0 1285,0 1285,422"><text:p/></draw:polygon><draw:polygon draw:style-name="gr2278" draw:text-style-name="P97" svg:width="0.0228in" svg:height="0.1657in" svg:x="0.0193in" svg:y="0.0004in" svg:viewBox="0 0 59 422" draw:points="59,422 59,406 17,406 17,17 59,17 59,0 0,0 0,422"><text:p/></draw:polygon><draw:path draw:style-name="gr2279" draw:text-style-name="P97" svg:width="0.0354in" svg:height="0.1173in" svg:x="0.0535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280" draw:text-style-name="P97" svg:width="0.0228in" svg:height="0.1657in" svg:x="0.1028in" svg:y="0.0004in" svg:viewBox="0 0 59 422" draw:points="59,0 0,0 0,17 42,17 42,406 0,406 0,422 59,422"><text:p/></draw:polygon><draw:path draw:style-name="gr2281" draw:text-style-name="P97" svg:width="0.1106in" svg:height="0.039in" svg:x="0.2004in" svg:y="0.0638in" svg:viewBox="0 0 282 100" svg:d="M268 17c6 0 14 0 14-9 0-8-8-8-14-8h-254c-6 0-14 0-14 8 0 9 8 9 14 9zM268 100c6 0 14 0 14-9 0-8-8-8-14-8h-254c-6 0-14 0-14 8 0 9 8 9 14 9z"><text:p/></draw:path><draw:path draw:style-name="gr2282" draw:text-style-name="P97" svg:width="0.1295in" svg:height="0.0732in" svg:x="0.372in" svg:y="0.0512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4.A2" office:value-type="string"><text:p text:style-name="P26"><draw:g text:anchor-type="as-char" svg:y="-0.0756in" draw:z-index="203" draw:style-name="gr1"><svg:title>TexMaths</svg:title><svg:desc>12§display§\eta§svg§600§FALSE§</svg:desc><draw:polygon draw:style-name="gr2283" draw:text-style-name="P97" svg:width="0.089in" svg:height="0.1043in" svg:x="0in" svg:y="0.002in" svg:viewBox="0 0 227 266" draw:points="113,266 0,266 0,0 227,0 227,266"><text:p/></draw:polygon><draw:path draw:style-name="gr2284" draw:text-style-name="P97" svg:width="0.078in" svg:height="0.1094in" svg:x="0.0047in" svg:y="0in" svg:viewBox="0 0 199 279" svg:d="M195 70c3-7 4-13 4-24 0-28-17-46-50-46-32 0-55 22-65 37-2-24-20-37-39-37-20 0-28 17-32 24-7 15-13 40-13 41 0 5 5 5 5 5 5 0 5 0 7-10 7-30 16-50 31-50 8 0 14 3 14 19 0 8-2 13-8 36l-24 98c-1 6-3 16-3 18 0 8 6 12 12 12 5 0 13-4 15-12 0-2 6-21 9-32l10-38c2-10 4-18 7-29 0-3 3-16 3-18 2-5 15-28 29-40 10-7 23-14 41-14 20 0 24 14 24 29 0 2 0 10-4 27l-49 195c-1 5-1 6-1 8 0 6 4 10 11 10 13 0 17-12 18-16z"><text:p/></draw:path></draw:g></text:p></table:table-cell><table:table-cell table:style-name="Table4.A2" office:value-type="string"><text:p text:style-name="P74">Dynamishe Viskosit<text:span text:style-name="T6">ä</text:span><text:span text:style-name="T3">t</text:span></text:p></table:table-cell><table:table-cell table:style-name="Table4.C2" office:value-type="string"><text:p text:style-name="P23"><draw:g text:anchor-type="as-char" svg:y="-0.1252in" draw:z-index="204" draw:style-name="gr1"><svg:title>TexMaths</svg:title><svg:desc>12§display§[\eta] = \mathrm{Pa \cdot s}§svg§600§FALSE§</svg:desc><draw:polygon draw:style-name="gr2285" draw:text-style-name="P97" svg:width="0.7791in" svg:height="0.1657in" svg:x="0in" svg:y="0.0004in" svg:viewBox="0 0 1980 422" draw:points="990,422 0,422 0,0 1980,0 1980,422"><text:p/></draw:polygon><draw:polygon draw:style-name="gr2286" draw:text-style-name="P97" svg:width="0.0228in" svg:height="0.1657in" svg:x="0.0193in" svg:y="0.0004in" svg:viewBox="0 0 59 422" draw:points="59,422 59,406 17,406 17,17 59,17 59,0 0,0 0,422"><text:p/></draw:polygon><draw:path draw:style-name="gr2287" draw:text-style-name="P97" svg:width="0.0776in" svg:height="0.1091in" svg:x="0.0512in" svg:y="0.0512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olygon draw:style-name="gr2288" draw:text-style-name="P97" svg:width="0.0228in" svg:height="0.1657in" svg:x="0.1378in" svg:y="0.0004in" svg:viewBox="0 0 59 422" draw:points="59,0 0,0 0,17 42,17 42,406 0,406 0,422 59,422"><text:p/></draw:polygon><draw:path draw:style-name="gr2289" draw:text-style-name="P97" svg:width="0.1106in" svg:height="0.039in" svg:x="0.2362in" svg:y="0.0638in" svg:viewBox="0 0 282 100" svg:d="M268 17c6 0 14 0 14-9 0-8-8-8-14-8h-254c-6 0-14 0-14 8 0 9 8 9 14 9zM268 100c6 0 14 0 14-9 0-8-8-8-14-8h-254c-6 0-14 0-14 8 0 9 8 9 14 9z"><text:p/></draw:path><draw:path draw:style-name="gr2290" draw:text-style-name="P97" svg:width="0.098in" svg:height="0.1134in" svg:x="0.4079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291" draw:text-style-name="P97" svg:width="0.0752in" svg:height="0.076in" svg:x="0.5173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292" draw:text-style-name="P97" svg:width="0.0177in" svg:height="0.0177in" svg:x="0.6445in" svg:y="0.0744in" svg:viewBox="0 0 46 46" svg:d="M46 23c0-12-10-23-23-23-12 0-23 11-23 23 0 13 11 23 23 23 13 0 23-10 23-23z"><text:p/></draw:path><draw:path draw:style-name="gr2293" draw:text-style-name="P97" svg:width="0.0543in" svg:height="0.076in" svg:x="0.7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26"><draw:g text:anchor-type="as-char" svg:y="-0.1181in" draw:z-index="205" draw:style-name="gr1"><svg:title>TexMaths</svg:title><svg:desc>12§display§\Delta p§svg§600§FALSE§</svg:desc><draw:polygon draw:style-name="gr2294" draw:text-style-name="P97" svg:width="0.2217in" svg:height="0.1457in" svg:x="0in" svg:y="0.0051in" svg:viewBox="0 0 564 371" draw:points="282,371 0,371 0,0 564,0 564,371"><text:p/></draw:polygon><draw:path draw:style-name="gr2295" draw:text-style-name="P97" svg:width="0.1224in" svg:height="0.1189in" svg:x="0.0079in" svg:y="0in" svg:viewBox="0 0 312 303" svg:d="M167 7c-3-5-4-7-11-7s-9 2-11 7l-143 288c-2 3-2 3-2 4 0 4 2 4 10 4h293c6 0 9 0 9-4 0-1 0-1-2-4zM143 42l113 229h-227z"><text:p/></draw:path><draw:path draw:style-name="gr2296" draw:text-style-name="P97" svg:width="0.0866in" svg:height="0.1059in" svg:x="0.1331in" svg:y="0.0453in" svg:viewBox="0 0 221 270" svg:d="M32 238c-3 15-3 18-22 18-5 0-10 0-10 8 0 3 2 6 6 6 11 0 23-3 35-3 14 0 29 3 42 3 2 0 8 0 8-10 0-4-5-4-11-4-21 0-21-3-21-7 0-5 18-74 21-85 5 13 17 28 39 28 49 0 102-63 102-125 0-39-24-67-57-67-20 0-41 16-55 31-4-23-23-31-38-31-19 0-28 17-31 24-8 14-14 39-14 41 0 4 5 4 6 4 4 0 4 0 8-9 7-30 15-50 30-50 7 0 13 3 13 19 0 9-2 14-3 21zM107 55c3-12 14-24 22-30 15-13 27-15 34-15 18 0 28 14 28 39s-15 73-22 90c-14 30-35 43-50 43-28 0-34-35-34-37 0-1 0-2 1-7z"><text:p/></draw:path></draw:g></text:p></table:table-cell><table:table-cell table:style-name="Table4.A2" office:value-type="string"><text:p text:style-name="P69">D<text:span text:style-name="T39">ruckdifferenz Anfang-Ende Rohr</text:span></text:p></table:table-cell><table:table-cell table:style-name="Table4.C2" office:value-type="string"><text:p text:style-name="P21"><draw:g text:anchor-type="as-char" svg:y="-0.1252in" draw:z-index="206" draw:style-name="gr1"><svg:title>TexMaths</svg:title><svg:desc>12§display§[p] = \mathrm{Pa}§svg§600§FALSE§</svg:desc><draw:polygon draw:style-name="gr2297" draw:text-style-name="P97" svg:width="0.5886in" svg:height="0.1657in" svg:x="0in" svg:y="0.0004in" svg:viewBox="0 0 1496 422" draw:points="747,422 0,422 0,0 1496,0 1496,422"><text:p/></draw:polygon><draw:polygon draw:style-name="gr2298" draw:text-style-name="P97" svg:width="0.0228in" svg:height="0.1657in" svg:x="0.0193in" svg:y="0.0004in" svg:viewBox="0 0 59 422" draw:points="59,422 59,406 17,406 17,17 59,17 59,0 0,0 0,422"><text:p/></draw:polygon><draw:path draw:style-name="gr2299" draw:text-style-name="P97" svg:width="0.0866in" svg:height="0.1059in" svg:x="0.0406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300" draw:text-style-name="P97" svg:width="0.0228in" svg:height="0.1657in" svg:x="0.1331in" svg:y="0.0004in" svg:viewBox="0 0 59 422" draw:points="59,0 0,0 0,17 42,17 42,406 0,406 0,422 59,422"><text:p/></draw:polygon><draw:path draw:style-name="gr2301" draw:text-style-name="P97" svg:width="0.1106in" svg:height="0.039in" svg:x="0.2311in" svg:y="0.0638in" svg:viewBox="0 0 282 100" svg:d="M267 17c6 0 15 0 15-9 0-8-9-8-15-8h-253c-6 0-14 0-14 8 0 9 8 9 14 9zM267 100c6 0 15 0 15-9 0-8-9-8-15-8h-253c-6 0-14 0-14 8 0 9 8 9 14 9z"><text:p/></draw:path><draw:path draw:style-name="gr2302" draw:text-style-name="P97" svg:width="0.0976in" svg:height="0.1134in" svg:x="0.4028in" svg:y="0.011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2303" draw:text-style-name="P97" svg:width="0.0752in" svg:height="0.076in" svg:x="0.512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24"><draw:g text:anchor-type="as-char" svg:y="-0.1181in" draw:z-index="194" draw:style-name="gr1"><svg:title>TexMaths</svg:title><svg:desc>12§display§h§svg§600§FALSE§</svg:desc><draw:polygon draw:style-name="gr2238" draw:text-style-name="P97" svg:width="0.0957in" svg:height="0.1157in" svg:x="0in" svg:y="0in" svg:viewBox="0 0 244 295" draw:points="122,295 0,295 0,0 244,0 244,295"><text:p/></draw:polygon><draw:path draw:style-name="gr2239" draw:text-style-name="P97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4.A2" office:value-type="string"><text:p text:style-name="P66"><text:span text:style-name="T33">H</text:span><text:span text:style-name="T12">ö</text:span><text:span text:style-name="T14">he Fl</text:span><text:span text:style-name="T12">ü</text:span><text:span text:style-name="T14">ssigkeitss</text:span>ä<text:span text:style-name="T33">ule</text:span></text:p></table:table-cell><table:table-cell table:style-name="Table4.C2" office:value-type="string"><text:p text:style-name="P20"><draw:g text:anchor-type="as-char" svg:y="-0.1252in" draw:z-index="195" draw:style-name="gr1"><svg:title>TexMaths</svg:title><svg:desc>12§display§[h] = \mathrm{m}§svg§600§FALSE§</svg:desc><draw:polygon draw:style-name="gr2240" draw:text-style-name="P97" svg:width="0.548in" svg:height="0.1657in" svg:x="0in" svg:y="0.0004in" svg:viewBox="0 0 1393 422" draw:points="696,422 0,422 0,0 1393,0 1393,422"><text:p/></draw:polygon><draw:polygon draw:style-name="gr2241" draw:text-style-name="P97" svg:width="0.0228in" svg:height="0.1657in" svg:x="0.0193in" svg:y="0.0004in" svg:viewBox="0 0 59 422" draw:points="59,422 59,406 17,406 17,17 59,17 59,0 0,0 0,422"><text:p/></draw:polygon><draw:path draw:style-name="gr2242" draw:text-style-name="P97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2243" draw:text-style-name="P97" svg:width="0.0228in" svg:height="0.1657in" svg:x="0.1457in" svg:y="0.0004in" svg:viewBox="0 0 59 422" draw:points="59,0 0,0 0,17 42,17 42,406 0,406 0,422 59,422"><text:p/></draw:polygon><draw:path draw:style-name="gr2244" draw:text-style-name="P97" svg:width="0.1106in" svg:height="0.039in" svg:x="0.2433in" svg:y="0.0638in" svg:viewBox="0 0 282 100" svg:d="M268 17c6 0 14 0 14-9 0-8-8-8-14-8h-254c-6 0-14 0-14 8 0 9 8 9 14 9zM268 100c6 0 14 0 14-9 0-8-8-8-14-8h-254c-6 0-14 0-14 8 0 9 8 9 14 9z"><text:p/></draw:path><draw:path draw:style-name="gr2245" draw:text-style-name="P97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4.A2" office:value-type="string"><text:p text:style-name="P24"><draw:g text:anchor-type="as-char" svg:y="-0.1138in" draw:z-index="196" draw:style-name="gr1"><svg:title>TexMaths</svg:title><svg:desc>12§display§F_p§svg§600§FALSE§</svg:desc><draw:polygon draw:style-name="gr2246" draw:text-style-name="P97" svg:width="0.1752in" svg:height="0.1606in" svg:x="0in" svg:y="0in" svg:viewBox="0 0 446 409" draw:points="223,409 0,409 0,0 446,0 446,409"><text:p/></draw:polygon><draw:path draw:style-name="gr2247" draw:text-style-name="P97" svg:width="0.1181in" svg:height="0.1126in" svg:x="0.0063in" svg:y="0.0008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2248" draw:text-style-name="P97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4.A2" office:value-type="string"><text:p text:style-name="P68">Druckkraft</text:p></table:table-cell><table:table-cell table:style-name="Table4.C2" office:value-type="string"><text:p text:style-name="P20"><draw:g text:anchor-type="as-char" svg:y="-0.1252in" draw:z-index="197" draw:style-name="gr1"><svg:title>TexMaths</svg:title><svg:desc>12§display§[F_p] = \mathrm{N}§svg§600§FALSE§</svg:desc><draw:polygon draw:style-name="gr2249" draw:text-style-name="P97" svg:width="0.622in" svg:height="0.1717in" svg:x="0in" svg:y="0.0004in" svg:viewBox="0 0 1581 437" draw:points="790,437 0,437 0,0 1581,0 1581,437"><text:p/></draw:polygon><draw:polygon draw:style-name="gr2250" draw:text-style-name="P97" svg:width="0.0228in" svg:height="0.1657in" svg:x="0.0193in" svg:y="0.0004in" svg:viewBox="0 0 59 422" draw:points="59,422 59,405 17,405 17,17 59,17 59,0 0,0 0,422"><text:p/></draw:polygon><draw:path draw:style-name="gr2251" draw:text-style-name="P97" svg:width="0.1185in" svg:height="0.113in" svg:x="0.0524in" svg:y="0.011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252" draw:text-style-name="P97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2253" draw:text-style-name="P97" svg:width="0.0228in" svg:height="0.1657in" svg:x="0.2335in" svg:y="0.0004in" svg:viewBox="0 0 59 422" draw:points="59,0 0,0 0,17 42,17 42,405 0,405 0,422 59,422"><text:p/></draw:polygon><draw:path draw:style-name="gr2254" draw:text-style-name="P97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255" draw:text-style-name="P97" svg:width="0.1134in" svg:height="0.1134in" svg:x="0.5031in" svg:y="0.011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4.A2" office:value-type="string"><text:p text:style-name="P28"><draw:g text:anchor-type="as-char" svg:y="-0.2299in" draw:z-index="211" draw:style-name="gr1"><svg:title>TexMaths</svg:title><svg:desc>12§display§\frac{dv}{dx}§svg§600§FALSE§</svg:desc><draw:polygon draw:style-name="gr2365" draw:text-style-name="P97" svg:width="0.1819in" svg:height="0.3413in" svg:x="0in" svg:y="0in" svg:viewBox="0 0 463 868" draw:points="231,868 0,868 0,0 463,0 463,868"><text:p/></draw:polygon><draw:path draw:style-name="gr2366" draw:text-style-name="P97" svg:width="0.0791in" svg:height="0.1169in" svg:x="0.011in" svg:y="0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2367" draw:text-style-name="P97" svg:width="0.0728in" svg:height="0.0752in" svg:x="0.0957in" svg:y="0.0421in" svg:viewBox="0 0 186 192" svg:d="M186 30c0-23-11-30-18-30-11 0-21 11-21 20 0 6 2 9 7 14 8 8 14 19 14 34 0 17-25 114-75 114-22 0-32-14-32-36 0-24 11-55 24-90 4-7 6-13 6-21 0-19-14-35-35-35-40 0-56 61-56 65 0 5 5 5 5 5 5 0 5-2 7-8 12-43 30-52 43-52 3 0 10 0 10 13 0 11-4 21-7 30-18 49-24 68-24 86 0 47 37 53 57 53 71 0 95-140 95-162z"><text:p/></draw:path><draw:polygon draw:style-name="gr2368" draw:text-style-name="P97" svg:width="0.1819in" svg:height="0.0067in" svg:x="0in" svg:y="0.1827in" svg:viewBox="0 0 463 18" draw:points="231,18 0,18 0,0 463,0 463,18"><text:p/></draw:polygon><draw:path draw:style-name="gr2369" draw:text-style-name="P97" svg:width="0.0791in" svg:height="0.1169in" svg:x="0.0067in" svg:y="0.226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2370" draw:text-style-name="P97" svg:width="0.0831in" svg:height="0.0752in" svg:x="0.0913in" svg:y="0.2681in" svg:viewBox="0 0 212 192" svg:d="M130 60c2-12 12-50 42-50 2 0 12 0 20 4-11 3-19 14-19 23 0 7 4 16 16 16 9 0 23-9 23-25 0-22-26-28-40-28-24 0-40 23-45 32-10-27-33-32-45-32-45 0-69 55-69 65 0 5 4 5 5 5 4 0 5-2 6-5 14-45 42-55 57-55 8 0 22 3 22 27 0 13-7 42-22 102-6 26-22 43-40 43-4 0-13 0-22-5 11-2 21-10 21-22s-10-16-17-16c-12 0-23 12-23 25 0 19 22 28 40 28 29 0 43-30 44-33 6 16 21 33 47 33 43 0 67-54 67-65 0-5-3-5-5-5-3 0-4 3-6 5-13 46-42 55-56 55-17 0-23-13-23-27 0-10 3-18 7-38z"><text:p/></draw:path></draw:g></text:p></table:table-cell><table:table-cell table:style-name="Table4.C2" table:number-columns-spanned="2" office:value-type="string"><text:p text:style-name="P67">Geschwindigkeitsabnahhme pro Schichtbreite</text:p></table:table-cell><table:covered-table-cell/></table:table-row><table:table-row><table:table-cell table:style-name="Table4.A2" office:value-type="string"><text:p text:style-name="P28"><draw:g text:anchor-type="as-char" svg:y="-0.1173in" draw:z-index="214" draw:style-name="gr1"><svg:title>TexMaths</svg:title><svg:desc>12§display§l_0§svg§600§FALSE§</svg:desc><draw:polygon draw:style-name="gr2400" draw:text-style-name="P97" svg:width="0.1161in" svg:height="0.1402in" svg:x="0in" svg:y="0in" svg:viewBox="0 0 296 357" draw:points="148,357 0,357 0,0 296,0 296,357"><text:p/></draw:polygon><draw:path draw:style-name="gr2401" draw:text-style-name="P97" svg:width="0.0354in" svg:height="0.1173in" svg:x="0.0071in" svg:y="0in" svg:viewBox="0 0 91 299" svg:d="M91 5c0 0 0-5-4-5-11 0-43 4-53 5-4 0-9 0-9 8 0 5 5 5 11 5 20 0 22 4 22 7l-2 9-54 211c-1 4-2 8-2 14 0 24 19 40 38 40 15 0 26-9 33-24 8-16 13-41 13-42 0-4-4-4-5-4-5 0-5 1-6 7-8 28-15 53-33 53-12 0-12-13-12-19 0-11 0-12 2-21z"><text:p/></draw:path><draw:path draw:style-name="gr2402" draw:text-style-name="P97" svg:width="0.0539in" svg:height="0.0795in" svg:x="0.0559in" svg:y="0.0626in" svg:viewBox="0 0 138 203" svg:d="M138 102c0-32-3-55-17-77-9-13-28-25-51-25-70 0-70 82-70 102 0 21 0 101 70 101 68 0 68-80 68-101zM70 194c-15 0-33-7-39-32-3-17-3-42-3-64 0-21 0-44 3-60 7-24 25-30 39-30 15 0 31 10 36 27s6 38 6 63c0 22 0 45-5 63-6 27-25 33-37 33z"><text:p/></draw:path></draw:g></text:p></table:table-cell><table:table-cell table:style-name="Table4.A2" office:value-type="string"><text:p text:style-name="P67">Länge des Körpers</text:p></table:table-cell><table:table-cell table:style-name="Table4.C2" office:value-type="string"><text:p text:style-name="P41"><draw:g text:anchor-type="as-char" svg:y="-0.1252in" draw:z-index="212" draw:style-name="gr1"><svg:title>TexMaths</svg:title><svg:desc>12§display§[l_k] = \mathrm{m}§svg§600§FALSE§</svg:desc><draw:polygon draw:style-name="gr2371" draw:text-style-name="P97" svg:width="0.5835in" svg:height="0.1657in" svg:x="0in" svg:y="0.0004in" svg:viewBox="0 0 1483 422" draw:points="741,422 0,422 0,0 1483,0 1483,422"><text:p/></draw:polygon><draw:polygon draw:style-name="gr2372" draw:text-style-name="P97" svg:width="0.0228in" svg:height="0.1657in" svg:x="0.0193in" svg:y="0.0004in" svg:viewBox="0 0 59 422" draw:points="59,422 59,406 17,406 17,17 59,17 59,0 0,0 0,422"><text:p/></draw:polygon><draw:path draw:style-name="gr2373" draw:text-style-name="P97" svg:width="0.0354in" svg:height="0.1173in" svg:x="0.0535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374" draw:text-style-name="P97" svg:width="0.0571in" svg:height="0.0819in" svg:x="0.1043in" svg:y="0.0693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2375" draw:text-style-name="P97" svg:width="0.0228in" svg:height="0.1657in" svg:x="0.1807in" svg:y="0.0004in" svg:viewBox="0 0 59 422" draw:points="59,0 0,0 0,17 42,17 42,406 0,406 0,422 59,422"><text:p/></draw:polygon><draw:path draw:style-name="gr2376" draw:text-style-name="P97" svg:width="0.1106in" svg:height="0.039in" svg:x="0.2787in" svg:y="0.0638in" svg:viewBox="0 0 282 100" svg:d="M268 17c6 0 14 0 14-9 0-8-8-8-14-8h-254c-6 0-14 0-14 8 0 9 8 9 14 9zM268 100c6 0 14 0 14-9 0-8-8-8-14-8h-254c-6 0-14 0-14 8 0 9 8 9 14 9z"><text:p/></draw:path><draw:path draw:style-name="gr2377" draw:text-style-name="P97" svg:width="0.1295in" svg:height="0.0732in" svg:x="0.45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28"><draw:g text:anchor-type="as-char" svg:y="-0.122in" draw:z-index="215" draw:style-name="gr1"><svg:title>TexMaths</svg:title><svg:desc>12§display§\Delta l§svg§600§FALSE§</svg:desc><draw:polygon draw:style-name="gr2403" draw:text-style-name="P97" svg:width="0.1913in" svg:height="0.1157in" svg:x="0in" svg:y="0.0039in" svg:viewBox="0 0 487 295" draw:points="244,295 0,295 0,0 487,0 487,295"><text:p/></draw:polygon><draw:path draw:style-name="gr2404" draw:text-style-name="P97" svg:width="0.1224in" svg:height="0.1197in" svg:x="0.0079in" svg:y="0in" svg:viewBox="0 0 312 305" svg:d="M167 7c-3-5-4-7-11-7s-8 2-11 7l-143 290c-2 3-2 3-2 4 0 4 2 4 10 4h294c6 0 8 0 8-4 0-1 0-1-1-4zM143 42l114 230h-228z"><text:p/></draw:path><draw:path draw:style-name="gr2405" draw:text-style-name="P97" svg:width="0.0354in" svg:height="0.1177in" svg:x="0.1457in" svg:y="0.0039in" svg:viewBox="0 0 91 300" svg:d="M91 5c0 0 0-5-5-5-10 0-42 4-52 5-4 0-9 0-9 8 0 5 5 5 11 5 20 0 22 4 22 7l-2 9-54 212c-1 5-2 8-2 14 0 24 19 40 38 40 15 0 26-8 33-24 8-16 13-41 13-42 0-4-4-4-5-4-5 0-5 1-6 7-8 28-15 54-33 54-12 0-12-14-12-20 0-11 0-12 2-20z"><text:p/></draw:path></draw:g></text:p></table:table-cell><table:table-cell table:style-name="Table4.A2" office:value-type="string"><text:p text:style-name="P67">Längen<text:span text:style-name="T5">ä</text:span><text:span text:style-name="T4">nderung</text:span></text:p></table:table-cell><table:table-cell table:style-name="Table4.C2" office:value-type="string"><text:p text:style-name="P42"><draw:g text:anchor-type="as-char" svg:y="-0.1252in" draw:z-index="216" draw:style-name="gr1"><svg:title>TexMaths</svg:title><svg:desc>12§display§[\Delta l] = \mathrm{m}§svg§600§FALSE§</svg:desc><draw:polygon draw:style-name="gr2406" draw:text-style-name="P97" svg:width="0.6429in" svg:height="0.1657in" svg:x="0in" svg:y="0.0004in" svg:viewBox="0 0 1634 422" draw:points="817,422 0,422 0,0 1634,0 1634,422"><text:p/></draw:polygon><draw:polygon draw:style-name="gr2407" draw:text-style-name="P97" svg:width="0.0228in" svg:height="0.1657in" svg:x="0.0193in" svg:y="0.0004in" svg:viewBox="0 0 59 422" draw:points="59,422 59,406 17,406 17,17 59,17 59,0 0,0 0,422"><text:p/></draw:polygon><draw:path draw:style-name="gr2408" draw:text-style-name="P97" svg:width="0.1224in" svg:height="0.1193in" svg:x="0.0539in" svg:y="0.0055in" svg:viewBox="0 0 312 304" svg:d="M167 7c-3-5-4-7-11-7s-8 2-11 7l-143 288c-2 4-2 4-2 5 0 4 2 4 10 4h293c6 0 9 0 9-4 0-1 0-1-1-5zM143 42l114 229h-228z"><text:p/></draw:path><draw:path draw:style-name="gr2409" draw:text-style-name="P97" svg:width="0.0354in" svg:height="0.1173in" svg:x="0.1917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410" draw:text-style-name="P97" svg:width="0.0228in" svg:height="0.1657in" svg:x="0.2409in" svg:y="0.0004in" svg:viewBox="0 0 59 422" draw:points="59,0 0,0 0,17 42,17 42,406 0,406 0,422 59,422"><text:p/></draw:polygon><draw:path draw:style-name="gr2411" draw:text-style-name="P97" svg:width="0.1106in" svg:height="0.039in" svg:x="0.3386in" svg:y="0.0638in" svg:viewBox="0 0 282 100" svg:d="M267 17c6 0 15 0 15-9 0-8-9-8-15-8h-253c-6 0-14 0-14 8 0 9 8 9 14 9zM267 100c6 0 15 0 15-9 0-8-9-8-15-8h-253c-6 0-14 0-14 8 0 9 8 9 14 9z"><text:p/></draw:path><draw:path draw:style-name="gr2412" draw:text-style-name="P97" svg:width="0.1295in" svg:height="0.0732in" svg:x="0.5098in" svg:y="0.0512in" svg:viewBox="0 0 330 187" svg:d="M34 42v113c0 19-5 19-34 19v13c14 0 36-1 48-1 11 0 32 1 47 1v-13c-28 0-33 0-33-19v-78c0-43 30-67 57-67s32 22 32 46v99c0 19-5 19-33 19v13c14 0 36-1 48-1 10 0 32 1 46 1v-13c-27 0-32 0-32-19v-78c0-43 30-67 57-67s32 22 32 46v99c0 19-5 19-34 19v13c14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29"><draw:g text:anchor-type="as-char" svg:y="-0.0728in" draw:z-index="217" draw:style-name="gr1"><svg:title>TexMaths</svg:title><svg:desc>12§display§\sigma§svg§600§FALSE§</svg:desc><draw:polygon draw:style-name="gr2413" draw:text-style-name="P97" svg:width="0.1004in" svg:height="0.0709in" svg:x="0in" svg:y="0in" svg:viewBox="0 0 256 181" draw:points="128,181 0,181 0,0 256,0 256,181"><text:p/></draw:polygon><draw:path draw:style-name="gr2414" draw:text-style-name="P97" svg:width="0.0878in" svg:height="0.0728in" svg:x="0.0063in" svg:y="0in" svg:viewBox="0 0 224 186" svg:d="M204 25c5 0 20 0 20-15 0-10-8-10-17-10h-96c-64 0-111 69-111 119 0 38 25 67 64 67 50 0 106-50 106-116 0-7 0-27-13-45zM64 178c-21 0-38-16-38-47 0-12 5-46 21-71 17-30 43-35 57-35 35 0 39 27 39 41 0 19-9 53-23 75-17 25-40 37-56 37z"><text:p/></draw:path></draw:g></text:p></table:table-cell><table:table-cell table:style-name="Table4.A2" office:value-type="string"><text:p text:style-name="P70">Spannung</text:p></table:table-cell><table:table-cell table:style-name="Table4.C2" office:value-type="string"><text:p text:style-name="P43"><draw:g text:anchor-type="as-char" svg:y="-0.1252in" draw:z-index="218" draw:style-name="gr1"><svg:title>TexMaths</svg:title><svg:desc>12§display§[\sigma] = \mathrm{Pa}§svg§600§FALSE§</svg:desc><draw:polygon draw:style-name="gr2415" draw:text-style-name="P97" svg:width="0.6055in" svg:height="0.1657in" svg:x="0in" svg:y="0.0004in" svg:viewBox="0 0 1539 422" draw:points="770,422 0,422 0,0 1539,0 1539,422"><text:p/></draw:polygon><draw:polygon draw:style-name="gr2416" draw:text-style-name="P97" svg:width="0.0228in" svg:height="0.1657in" svg:x="0.0193in" svg:y="0.0004in" svg:viewBox="0 0 59 422" draw:points="59,422 59,406 17,406 17,17 59,17 59,0 0,0 0,422"><text:p/></draw:polygon><draw:path draw:style-name="gr2417" draw:text-style-name="P97" svg:width="0.0878in" svg:height="0.0732in" svg:x="0.0524in" svg:y="0.0528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olygon draw:style-name="gr2418" draw:text-style-name="P97" svg:width="0.0228in" svg:height="0.1657in" svg:x="0.1508in" svg:y="0.0004in" svg:viewBox="0 0 59 422" draw:points="59,0 0,0 0,17 42,17 42,406 0,406 0,422 59,422"><text:p/></draw:polygon><draw:path draw:style-name="gr2419" draw:text-style-name="P97" svg:width="0.1106in" svg:height="0.039in" svg:x="0.2484in" svg:y="0.0638in" svg:viewBox="0 0 282 100" svg:d="M267 17c6 0 15 0 15-9 0-8-9-8-15-8h-253c-6 0-14 0-14 8 0 9 8 9 14 9zM267 100c6 0 15 0 15-9 0-8-9-8-15-8h-253c-6 0-14 0-14 8 0 9 8 9 14 9z"><text:p/></draw:path><draw:path draw:style-name="gr2420" draw:text-style-name="P97" svg:width="0.0976in" svg:height="0.1134in" svg:x="0.4205in" svg:y="0.011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2421" draw:text-style-name="P97" svg:width="0.0752in" svg:height="0.076in" svg:x="0.529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44"><draw:g text:anchor-type="as-char" svg:y="-0.1138in" draw:z-index="219" draw:style-name="gr1"><svg:title>TexMaths</svg:title><svg:desc>12§display§E§svg§600§FALSE§</svg:desc><draw:polygon draw:style-name="gr2422" draw:text-style-name="P97" svg:width="0.1319in" svg:height="0.113in" svg:x="0in" svg:y="0in" svg:viewBox="0 0 336 288" draw:points="167,288 0,288 0,0 336,0 336,288"><text:p/></draw:polygon><draw:path draw:style-name="gr2423" draw:text-style-name="P97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4.A2" office:value-type="string"><text:p text:style-name="P70">Elastizitätsmodul</text:p></table:table-cell><table:table-cell table:style-name="Table4.C2" office:value-type="string"><text:p text:style-name="P42"><draw:g text:anchor-type="as-char" svg:y="-0.1252in" draw:z-index="220" draw:style-name="gr1"><svg:title>TexMaths</svg:title><svg:desc>12§display§[E] = \mathrm{Pa}§svg§600§FALSE§</svg:desc><draw:polygon draw:style-name="gr2424" draw:text-style-name="P97" svg:width="0.6374in" svg:height="0.1657in" svg:x="0in" svg:y="0.0004in" svg:viewBox="0 0 1620 422" draw:points="810,422 0,422 0,0 1620,0 1620,422"><text:p/></draw:polygon><draw:polygon draw:style-name="gr2425" draw:text-style-name="P97" svg:width="0.0228in" svg:height="0.1657in" svg:x="0.0193in" svg:y="0.0004in" svg:viewBox="0 0 59 422" draw:points="59,422 59,406 17,406 17,17 59,17 59,0 0,0 0,422"><text:p/></draw:polygon><draw:path draw:style-name="gr2426" draw:text-style-name="P97" svg:width="0.1205in" svg:height="0.113in" svg:x="0.0524in" svg:y="0.011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olygon draw:style-name="gr2427" draw:text-style-name="P97" svg:width="0.0228in" svg:height="0.1657in" svg:x="0.1819in" svg:y="0.0004in" svg:viewBox="0 0 59 422" draw:points="59,0 0,0 0,17 42,17 42,406 0,406 0,422 59,422"><text:p/></draw:polygon><draw:path draw:style-name="gr2428" draw:text-style-name="P97" svg:width="0.1106in" svg:height="0.039in" svg:x="0.2795in" svg:y="0.0638in" svg:viewBox="0 0 282 100" svg:d="M268 17c6 0 14 0 14-9 0-8-8-8-14-8h-254c-6 0-14 0-14 8 0 9 8 9 14 9zM268 100c6 0 14 0 14-9 0-8-8-8-14-8h-254c-6 0-14 0-14 8 0 9 8 9 14 9z"><text:p/></draw:path><draw:path draw:style-name="gr2429" draw:text-style-name="P97" svg:width="0.098in" svg:height="0.1134in" svg:x="0.4516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430" draw:text-style-name="P97" svg:width="0.0752in" svg:height="0.076in" svg:x="0.561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44"><draw:g text:anchor-type="as-char" svg:y="-0.0756in" draw:z-index="223" draw:style-name="gr1"><svg:title>TexMaths</svg:title><svg:desc>12§display§\mu§svg§600§FALSE§</svg:desc><draw:polygon draw:style-name="gr2457" draw:text-style-name="P97" svg:width="0.1in" svg:height="0.1043in" svg:x="0in" svg:y="0.002in" svg:viewBox="0 0 255 266" draw:points="127,266 0,266 0,0 255,0 255,266"><text:p/></draw:polygon><draw:path draw:style-name="gr2458" draw:text-style-name="P97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4.A2" office:value-type="string"><text:p text:style-name="P70">Poissionzahl</text:p></table:table-cell><table:table-cell table:style-name="Table4.C2" office:value-type="string"><text:p text:style-name="P43"><draw:g text:anchor-type="as-char" svg:y="-0.1181in" draw:z-index="224" draw:style-name="gr1"><svg:title>TexMaths</svg:title><svg:desc>12§display§\mathrm{Faktor}§svg§600§FALSE§</svg:desc><draw:polygon draw:style-name="gr2459" draw:text-style-name="P97" svg:width="0.4772in" svg:height="0.1157in" svg:x="0in" svg:y="0in" svg:viewBox="0 0 1213 295" draw:points="606,295 0,295 0,0 1213,0 1213,295"><text:p/></draw:polygon><draw:path draw:style-name="gr2460" draw:text-style-name="P97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2461" draw:text-style-name="P97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2462" draw:text-style-name="P97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2463" draw:text-style-name="P97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2464" draw:text-style-name="P97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2465" draw:text-style-name="P97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4.A2" office:value-type="string"><text:p text:style-name="P45"><draw:g text:anchor-type="as-char" svg:y="-0.0756in" draw:z-index="227" draw:style-name="gr1"><svg:title>TexMaths</svg:title><svg:desc>12§display§\kappa§svg§600§FALSE§</svg:desc><draw:polygon draw:style-name="gr2510" draw:text-style-name="P97" svg:width="0.0957in" svg:height="0.0713in" svg:x="0in" svg:y="0.002in" svg:viewBox="0 0 244 182" draw:points="122,182 0,182 0,0 244,0 244,182"><text:p/></draw:polygon><draw:path draw:style-name="gr2511" draw:text-style-name="P97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4.A2" office:value-type="string"><text:p text:style-name="P53">Kompressibilität</text:p></table:table-cell><table:table-cell table:style-name="Table4.C2" office:value-type="string"><text:p text:style-name="P47"><draw:g text:anchor-type="as-char" svg:y="-0.1472in" draw:z-index="229" draw:style-name="gr1"><svg:title>TexMaths</svg:title><svg:desc>12§display§\mathrm{Pa^{-1}}§svg§600§FALSE§</svg:desc><draw:polygon draw:style-name="gr2525" draw:text-style-name="P97" svg:width="0.3618in" svg:height="0.1433in" svg:x="0in" svg:y="0.0024in" svg:viewBox="0 0 920 365" draw:points="460,365 0,365 0,0 920,0 920,365"><text:p/></draw:polygon><draw:path draw:style-name="gr2526" draw:text-style-name="P97" svg:width="0.098in" svg:height="0.1134in" svg:x="0.0055in" svg:y="0.0327in" svg:viewBox="0 0 250 289" svg:d="M82 156h70c52 0 98-35 98-77s-42-79-100-79h-150v13h10c33 0 33 5 33 21v222c0 15 0 19-33 19h-10v14c14-2 46-2 62-2s48 0 63 2v-14h-10c-32 0-33-4-33-19zM80 144v-114c0-14 0-17 21-17h37c68 0 68 44 68 66 0 19 0 65-68 65z"><text:p/></draw:path><draw:path draw:style-name="gr2527" draw:text-style-name="P97" svg:width="0.0752in" svg:height="0.076in" svg:x="0.1154in" svg:y="0.0713in" svg:viewBox="0 0 192 194" svg:d="M124 158c1 17 13 35 33 35 9 0 35-6 35-41v-24h-11v24c0 24-11 28-15 28-15 0-16-20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2528" draw:text-style-name="P97" svg:width="0.0783in" svg:height="0.0059in" svg:x="0.2043in" svg:y="0.0453in" svg:viewBox="0 0 200 16" svg:d="M188 16c5 0 12 0 12-8s-6-8-12-8h-176c-5 0-12 0-12 7 0 9 7 9 12 9z"><text:p/></draw:path><draw:path draw:style-name="gr2529" draw:text-style-name="P97" svg:width="0.0425in" svg:height="0.0768in" svg:x="0.3083in" svg:y="0in" svg:viewBox="0 0 109 196" svg:d="M67 8c0-8 0-8-8-8-19 19-47 19-59 19v11c7 0 26 0 43-8v150c0 10 0 14-30 14h-11v10c5 0 42-1 53-1 10 0 47 1 54 1v-10h-12c-30 0-30-4-30-14z"><text:p/></draw:path></draw:g></text:p></table:table-cell></table:table-row><table:table-row><table:table-cell table:style-name="Table4.A2" office:value-type="string"><text:p text:style-name="P44"/></table:table-cell><table:table-cell table:style-name="Table4.A2" office:value-type="string"><text:p text:style-name="P70"/></table:table-cell><table:table-cell table:style-name="Table4.C2" office:value-type="string"><text:p text:style-name="P42"/></table:table-cell></table:table-row></table:table><text:p text:style-name="Frame_20_contents"/></draw:text-box></draw:frame>Laminare Strömung <text:tab/><text:tab/><draw:g text:anchor-type="as-char" svg:y="-0.1252in" draw:z-index="192" draw:style-name="gr1"><svg:title>TexMaths</svg:title><svg:desc>12§display§\abs{F_p} = \abs{F_R}§svg§600§FALSE§</svg:desc><draw:polygon draw:style-name="gr2228" draw:text-style-name="P97" svg:width="0.8055in" svg:height="0.1717in" svg:x="0in" svg:y="0.0004in" svg:viewBox="0 0 2047 437" draw:points="1024,437 0,437 0,0 2047,0 2047,437"><text:p/></draw:polygon><draw:path draw:style-name="gr2229" draw:text-style-name="P97" svg:width="0.0067in" svg:height="0.1657in" svg:x="0.0197in" svg:y="0.0004in" svg:viewBox="0 0 18 422" svg:d="M18 16c0-9 0-16-8-16-10 0-10 7-10 16v391c0 8 0 15 10 15 8 0 8-7 8-15z"><text:p/></draw:path><draw:path draw:style-name="gr2230" draw:text-style-name="P97" svg:width="0.1185in" svg:height="0.113in" svg:x="0.0524in" svg:y="0.0118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231" draw:text-style-name="P97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2232" draw:text-style-name="P97" svg:width="0.0067in" svg:height="0.1657in" svg:x="0.2496in" svg:y="0.0004in" svg:viewBox="0 0 18 422" svg:d="M18 16c0-9 0-16-8-16-10 0-10 7-10 16v391c0 8 0 15 10 15 8 0 8-7 8-15z"><text:p/></draw:path><draw:path draw:style-name="gr2233" draw:text-style-name="P97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234" draw:text-style-name="P97" svg:width="0.0067in" svg:height="0.1657in" svg:x="0.5169in" svg:y="0.0004in" svg:viewBox="0 0 18 422" svg:d="M18 16c0-9 0-16-8-16-10 0-10 7-10 16v391c0 8 0 15 10 15 8 0 8-7 8-15z"><text:p/></draw:path><draw:path draw:style-name="gr2235" draw:text-style-name="P97" svg:width="0.1185in" svg:height="0.113in" svg:x="0.5496in" svg:y="0.0118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236" draw:text-style-name="P97" svg:width="0.0906in" svg:height="0.0815in" svg:x="0.6583in" svg:y="0.0697in" svg:viewBox="0 0 231 208" svg:d="M102 20c1-8 2-8 8-9h20c27 0 62 0 62 30 0 13-6 31-20 42-12 9-30 14-51 14h-38zM155 102c36-9 67-30 67-56s-30-46-73-46h-91c-6 0-10 0-10 6 0 5 4 5 10 5 0 0 6 0 10 0 8 1 8 1 8 5 0 0 0 2-2 6l-39 158c-3 9-3 12-27 12-4 0-8 0-8 6 0 3 2 4 5 4 6 0 12-1 18-1s14 0 20 0 12 0 18 0c7 0 15 1 21 1 1 0 6 0 6-6 0-4-3-4-10-4-5 0-6 0-11 0-7-2-7-3-7-5 0 0 0-2 1-7l19-75h40c26 0 37 12 37 27 0 3-2 14-5 20-3 15-4 19-4 24 0 23 21 32 44 32 28 0 39-28 39-34 0 0 0-4-5-4-4 0-5 3-5 5-5 13-16 25-28 25-8 0-13-4-13-19 0-7 1-23 2-31 2-7 2-11 2-13 0-4 0-14-9-23-6-6-13-10-20-12z"><text:p/></draw:path><draw:path draw:style-name="gr2237" draw:text-style-name="P97" svg:width="0.0067in" svg:height="0.1657in" svg:x="0.7791in" svg:y="0.0004in" svg:viewBox="0 0 18 422" svg:d="M18 16c0-9 0-16-8-16-10 0-10 7-10 16v391c0 8 0 15 10 15 8 0 8-7 8-15z"><text:p/></draw:path></draw:g></text:h>
      <text:h text:style-name="P87" text:outline-level="3"><text:bookmark text:name="firstHeading"/>Gesetz von Hagen-Poiseuille <text:tab/><draw:g text:anchor-type="as-char" svg:y="-0.252in" draw:z-index="208" draw:style-name="gr1"><svg:title>TexMaths</svg:title><svg:desc>12§display§\dot V=\frac{dV}{dt} = \frac{\pi \cdot R^4}{8 \cdot \eta}\frac{\Delta p}{l}§svg§600§FALSE§</svg:desc><draw:polygon draw:style-name="gr2328" draw:text-style-name="P97" svg:width="1.5402in" svg:height="0.3933in" svg:x="0in" svg:y="0.0035in" svg:viewBox="0 0 3913 1000" draw:points="1956,1000 0,1000 0,0 3913,0 3913,1000"><text:p/></draw:polygon><draw:path draw:style-name="gr2329" draw:text-style-name="P97" svg:width="0.0181in" svg:height="0.0177in" svg:x="0.0583in" svg:y="0.0984in" svg:viewBox="0 0 47 46" svg:d="M47 23c0-12-11-23-24-23-15 0-23 12-23 23 0 12 10 23 23 23 14 0 24-12 24-23z"><text:p/></draw:path><draw:path draw:style-name="gr2330" draw:text-style-name="P97" svg:width="0.1185in" svg:height="0.1173in" svg:x="0.0094in" svg:y="0.1378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2331" draw:text-style-name="P97" svg:width="0.1106in" svg:height="0.039in" svg:x="0.189in" svg:y="0.1902in" svg:viewBox="0 0 282 100" svg:d="M268 17c6 0 14 0 14-9 0-8-8-8-14-8h-254c-6 0-14 0-14 8 0 9 8 9 14 9zM268 100c6 0 14 0 14-9 0-8-8-8-14-8h-254c-6 0-14 0-14 8 0 9 8 9 14 9z"><text:p/></draw:path><draw:path draw:style-name="gr2332" draw:text-style-name="P97" svg:width="0.0791in" svg:height="0.1173in" svg:x="0.3815in" svg:y="0.0232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<text:p/></draw:path><draw:path draw:style-name="gr2333" draw:text-style-name="P97" svg:width="0.1185in" svg:height="0.1173in" svg:x="0.4709in" svg:y="0.0252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olygon draw:style-name="gr2334" draw:text-style-name="P97" svg:width="0.2201in" svg:height="0.0067in" svg:x="0.3748in" svg:y="0.2063in" svg:viewBox="0 0 560 18" draw:points="281,18 0,18 0,0 560,0 560,18"><text:p/></draw:polygon><draw:path draw:style-name="gr2335" draw:text-style-name="P97" svg:width="0.0791in" svg:height="0.1173in" svg:x="0.4185in" svg:y="0.249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336" draw:text-style-name="P97" svg:width="0.0512in" svg:height="0.1059in" svg:x="0.502in" svg:y="0.2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337" draw:text-style-name="P97" svg:width="0.1106in" svg:height="0.039in" svg:x="0.6701in" svg:y="0.1902in" svg:viewBox="0 0 282 100" svg:d="M268 17c6 0 14 0 14-9 0-8-8-8-14-8h-254c-6 0-14 0-14 8 0 9 8 9 14 9zM268 100c6 0 14 0 14-9 0-8-8-8-14-8h-254c-6 0-14 0-14 8 0 9 8 9 14 9z"><text:p/></draw:path><draw:path draw:style-name="gr2338" draw:text-style-name="P97" svg:width="0.0898in" svg:height="0.0732in" svg:x="0.8606in" svg:y="0.0673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2339" draw:text-style-name="P97" svg:width="0.0177in" svg:height="0.0177in" svg:x="1.0079in" svg:y="0.089in" svg:viewBox="0 0 46 46" svg:d="M46 23c0-12-10-23-23-23-12 0-23 11-23 23 0 13 11 23 23 23 13 0 23-10 23-23z"><text:p/></draw:path><draw:path draw:style-name="gr2340" draw:text-style-name="P97" svg:width="0.1185in" svg:height="0.1173in" svg:x="1.0835in" svg:y="0.025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5-5-5-5-3 0-4 2-6 6-10 31-28 38-38 38-14 0-17-9-17-26 0-12 3-34 4-48 1-6 2-13 2-19 0-33-28-46-39-51z"><text:p/></draw:path><draw:path draw:style-name="gr2341" draw:text-style-name="P97" svg:width="0.0571in" svg:height="0.0783in" svg:x="1.2087in" svg:y="0.0004in" svg:viewBox="0 0 146 200" svg:d="M146 151v-11h-33v-132c0-6 0-8-6-8-4 0-5 0-9 4l-98 136v11h88v25c0 10 0 14-24 14h-9v10c16-1 34-1 45-1 12 0 30 0 45 1v-10h-8c-24 0-24-4-24-14v-25zM90 32v108h-79z"><text:p/></draw:path><draw:polygon draw:style-name="gr2342" draw:text-style-name="P97" svg:width="0.4224in" svg:height="0.0067in" svg:x="0.8563in" svg:y="0.2063in" svg:viewBox="0 0 1074 18" draw:points="537,18 0,18 0,0 1074,0 1074,18"><text:p/></draw:polygon><draw:path draw:style-name="gr2343" draw:text-style-name="P97" svg:width="0.0689in" svg:height="0.1142in" svg:x="0.9283in" svg:y="0.2547in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<text:p/></draw:path><draw:path draw:style-name="gr2344" draw:text-style-name="P97" svg:width="0.0177in" svg:height="0.0177in" svg:x="1.0559in" svg:y="0.3142in" svg:viewBox="0 0 46 46" svg:d="M46 23c0-12-10-23-23-23-12 0-23 11-23 23 0 13 11 23 23 23 13 0 23-10 23-23z"><text:p/></draw:path><draw:path draw:style-name="gr2345" draw:text-style-name="P97" svg:width="0.0776in" svg:height="0.1091in" svg:x="1.1291in" svg:y="0.2917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2346" draw:text-style-name="P97" svg:width="0.1224in" svg:height="0.1189in" svg:x="1.326in" svg:y="0.0197in" svg:viewBox="0 0 312 303" svg:d="M167 7c-3-5-4-7-11-7s-8 2-11 7l-143 288c-2 4-2 4-2 5 0 3 2 3 10 3h293c6 0 9 0 9-3 0-1 0-1-1-5zM143 42l114 229h-228z"><text:p/></draw:path><draw:path draw:style-name="gr2347" draw:text-style-name="P97" svg:width="0.0866in" svg:height="0.1059in" svg:x="1.4512in" svg:y="0.065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348" draw:text-style-name="P97" svg:width="0.222in" svg:height="0.0067in" svg:x="1.3181in" svg:y="0.2063in" svg:viewBox="0 0 565 18" draw:points="282,18 0,18 0,0 565,0 565,18"><text:p/></draw:polygon><draw:path draw:style-name="gr2349" draw:text-style-name="P97" svg:width="0.0354in" svg:height="0.1173in" svg:x="1.4102in" svg:y="0.249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h>
      <text:p text:style-name="P40"><draw:g text:anchor-type="as-char" svg:y="-0.2319in" draw:z-index="207" draw:style-name="gr1"><svg:title>TexMaths</svg:title><svg:desc>12§display§v(r) = \frac{1}{4} \cdot \frac{\Delta p}{\eta \cdot l} \cdot (R^2-r^2)§svg§600§FALSE§</svg:desc><draw:polygon draw:style-name="gr2304" draw:text-style-name="P97" svg:width="1.8685in" svg:height="0.372in" svg:x="0in" svg:y="0.0051in" svg:viewBox="0 0 4747 946" draw:points="2374,946 0,946 0,0 4747,0 4747,946"><text:p/></draw:polygon><draw:path draw:style-name="gr2305" draw:text-style-name="P97" svg:width="0.0728in" svg:height="0.0752in" svg:x="0.0047in" svg:y="0.1579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2306" draw:text-style-name="P97" svg:width="0.039in" svg:height="0.1661in" svg:x="0.1031in" svg:y="0.1063in" svg:viewBox="0 0 100 423" svg:d="M100 419c0-1 0-2-9-10-53-52-66-133-66-198 0-73 16-146 69-199 6-6 6-6 6-7 0-4-3-5-5-5-5 0-43 29-69 83-21 47-26 94-26 128s5 84 28 132c26 53 62 80 67 80 2 0 5-1 5-4z"><text:p/></draw:path><draw:path draw:style-name="gr2307" draw:text-style-name="P97" svg:width="0.0677in" svg:height="0.0752in" svg:x="0.1559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308" draw:text-style-name="P97" svg:width="0.039in" svg:height="0.1661in" svg:x="0.2402in" svg:y="0.1063in" svg:viewBox="0 0 100 423" svg:d="M100 211c0-32-5-84-29-132-25-51-63-79-66-79-4 0-5 1-5 5 0 1 0 1 8 9 42 42 66 110 66 197 0 74-15 148-68 201-6 5-6 6-6 7 0 3 1 4 5 4 3 0 42-29 67-82 22-47 28-94 28-130z"><text:p/></draw:path><draw:path draw:style-name="gr2309" draw:text-style-name="P97" svg:width="0.1106in" svg:height="0.039in" svg:x="0.3508in" svg:y="0.1701in" svg:viewBox="0 0 282 100" svg:d="M268 17c6 0 14 0 14-9 0-8-8-8-14-8h-254c-6 0-14 0-14 8 0 9 8 9 14 9zM268 100c6 0 14 0 14-9 0-8-8-8-14-8h-254c-6 0-14 0-14 8 0 9 8 9 14 9z"><text:p/></draw:path><draw:path draw:style-name="gr2310" draw:text-style-name="P97" svg:width="0.0547in" svg:height="0.1106in" svg:x="0.5516in" svg:y="0.0079in" svg:viewBox="0 0 140 282" svg:d="M88 11c0-10 0-11-10-11-26 28-65 28-78 28v13c8 0 34 0 55-12v220c0 15-1 20-39 20h-14v13c16-1 52-1 70-1 17 0 54 0 68 1v-13h-13c-38 0-39-5-39-20z"><text:p/></draw:path><draw:polygon draw:style-name="gr2311" draw:text-style-name="P97" svg:width="0.0831in" svg:height="0.0067in" svg:x="0.5362in" svg:y="0.1862in" svg:viewBox="0 0 212 18" draw:points="106,18 0,18 0,0 212,0 212,18"><text:p/></draw:polygon><draw:path draw:style-name="gr2312" draw:text-style-name="P97" svg:width="0.0736in" svg:height="0.1126in" svg:x="0.5409in" svg:y="0.2327in" svg:viewBox="0 0 188 287" svg:d="M113 217v36c0 16-1 21-33 21h-8v13c17-1 40-1 58-1 16 0 39 0 57 1v-13h-9c-32 0-33-5-33-21v-36h43v-13h-43v-193c0-9 0-11-6-11-5 0-6 0-8 5l-131 199v13zM115 204h-103l103-158z"><text:p/></draw:path><draw:path draw:style-name="gr2313" draw:text-style-name="P97" svg:width="0.0177in" svg:height="0.0177in" svg:x="0.6909in" svg:y="0.1811in" svg:viewBox="0 0 46 46" svg:d="M46 23c0-12-10-23-23-23-12 0-23 11-23 23 0 13 11 23 23 23 13 0 23-10 23-23z"><text:p/></draw:path><draw:path draw:style-name="gr2314" draw:text-style-name="P97" svg:width="0.1224in" svg:height="0.1193in" svg:x="0.8067in" svg:y="0in" svg:viewBox="0 0 312 304" svg:d="M167 7c-3-5-4-7-11-7s-8 2-11 7l-143 288c-2 4-2 4-2 5 0 4 2 4 10 4h294c6 0 8 0 8-4 0-1 0-1-1-5zM143 42l114 229h-228z"><text:p/></draw:path><draw:path draw:style-name="gr2315" draw:text-style-name="P97" svg:width="0.0866in" svg:height="0.1059in" svg:x="0.9319in" svg:y="0.0453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olygon draw:style-name="gr2316" draw:text-style-name="P97" svg:width="0.2614in" svg:height="0.0067in" svg:x="0.7791in" svg:y="0.1862in" svg:viewBox="0 0 665 18" draw:points="332,18 0,18 0,0 665,0 665,18"><text:p/></draw:polygon><draw:path draw:style-name="gr2317" draw:text-style-name="P97" svg:width="0.0776in" svg:height="0.1094in" svg:x="0.7843in" svg:y="0.2717in" svg:viewBox="0 0 198 279" svg:d="M194 70c3-8 4-14 4-24 0-28-17-46-49-46-33 0-55 22-65 37-2-24-20-37-40-37-19 0-27 17-31 24-7 14-13 40-13 41 0 5 5 5 5 5 5 0 5 0 7-10 7-30 16-50 31-50 7 0 13 3 13 19 0 8-1 13-7 36l-24 97c-1 6-3 17-3 18 0 9 6 12 12 12 4 0 13-3 15-12 0-1 6-20 9-31l9-39c3-9 5-18 7-28 0-3 4-16 4-18 1-5 14-28 29-40 9-7 23-14 41-14 19 0 24 14 24 28 0 3 0 11-5 28l-48 195c-1 4-1 6-1 7 0 6 3 11 10 11 14 0 17-12 18-17z"><text:p/></draw:path><draw:path draw:style-name="gr2318" draw:text-style-name="P97" svg:width="0.0177in" svg:height="0.0177in" svg:x="0.9193in" svg:y="0.2949in" svg:viewBox="0 0 46 46" svg:d="M46 23c0-12-10-23-23-23-12 0-23 11-23 23 0 13 11 23 23 23 13 0 23-10 23-23z"><text:p/></draw:path><draw:path draw:style-name="gr2319" draw:text-style-name="P97" svg:width="0.0354in" svg:height="0.1173in" svg:x="0.9953in" svg:y="0.2295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20" draw:text-style-name="P97" svg:width="0.0177in" svg:height="0.0177in" svg:x="1.1118in" svg:y="0.1811in" svg:viewBox="0 0 46 46" svg:d="M46 23c0-12-10-23-23-23-12 0-23 11-23 23 0 13 11 23 23 23 13 0 23-10 23-23z"><text:p/></draw:path><draw:path draw:style-name="gr2321" draw:text-style-name="P97" svg:width="0.039in" svg:height="0.1661in" svg:x="1.1969in" svg:y="0.1063in" svg:viewBox="0 0 100 423" svg:d="M100 419c0-1 0-2-9-10-53-52-66-133-66-198 0-73 16-146 69-199 6-6 6-6 6-7 0-4-3-5-5-5-5 0-43 29-69 83-21 47-26 94-26 128s5 84 28 132c26 53 62 80 67 80 2 0 5-1 5-4z"><text:p/></draw:path><draw:path draw:style-name="gr2322" draw:text-style-name="P97" svg:width="0.1185in" svg:height="0.1173in" svg:x="1.252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2323" draw:text-style-name="P97" svg:width="0.0516in" svg:height="0.0772in" svg:x="1.3799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2324" draw:text-style-name="P97" svg:width="0.1016in" svg:height="0.0067in" svg:x="1.4976in" svg:y="0.1862in" svg:viewBox="0 0 259 18" svg:d="M244 18c7 0 15 0 15-8 0-10-8-10-15-10h-230c-7 0-14 0-14 10 0 8 7 8 14 8z"><text:p/></draw:path><draw:path draw:style-name="gr2325" draw:text-style-name="P97" svg:width="0.0677in" svg:height="0.0752in" svg:x="1.6547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326" draw:text-style-name="P97" svg:width="0.0516in" svg:height="0.0772in" svg:x="1.7366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2327" draw:text-style-name="P97" svg:width="0.039in" svg:height="0.1661in" svg:x="1.8138in" svg:y="0.1063in" svg:viewBox="0 0 100 423" svg:d="M100 211c0-32-5-84-29-132-25-51-63-79-66-79-4 0-5 1-5 5 0 1 0 1 8 9 42 42 66 110 66 197 0 74-15 148-68 201-6 5-6 6-6 7 0 3 1 4 5 4 3 0 42-29 67-82 22-47 28-94 28-130z"><text:p/></draw:path></draw:g></text:p>
      <text:h text:style-name="P88" text:outline-level="3">Newtonsche Reibung – Platten <text:tab/><draw:g text:anchor-type="as-char" svg:y="-0.2291in" draw:z-index="210" draw:style-name="gr1"><svg:title>TexMaths</svg:title><svg:desc>12§display§F_\mathrm{r} = A \cdot \eta \cdot \frac{\mathrm dv}{\mathrm dy}§svg§600§FALSE§</svg:desc><draw:polygon draw:style-name="gr2352" draw:text-style-name="P97" svg:width="1.0409in" svg:height="0.3736in" svg:x="0in" svg:y="0in" svg:viewBox="0 0 2645 950" draw:points="1322,950 0,950 0,0 2645,0 2645,950"><text:p/></draw:polygon><draw:path draw:style-name="gr2353" draw:text-style-name="P97" svg:width="0.1181in" svg:height="0.113in" svg:x="0.0063in" svg:y="0.114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3 2-9z"><text:p/></draw:path><draw:path draw:style-name="gr2354" draw:text-style-name="P97" svg:width="0.0417in" svg:height="0.0516in" svg:x="0.1126in" svg:y="0.201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2355" draw:text-style-name="P97" svg:width="0.1106in" svg:height="0.039in" svg:x="0.2224in" svg:y="0.1665in" svg:viewBox="0 0 282 100" svg:d="M268 17c6 0 14 0 14-9 0-8-8-8-14-8h-254c-6 0-14 0-14 8 0 9 8 9 14 9zM268 100c6 0 14 0 14-9 0-8-8-8-14-8h-254c-6 0-14 0-14 8 0 9 8 9 14 9z"><text:p/></draw:path><draw:path draw:style-name="gr2356" draw:text-style-name="P97" svg:width="0.1138in" svg:height="0.1189in" svg:x="0.3941in" svg:y="0.108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2357" draw:text-style-name="P97" svg:width="0.0177in" svg:height="0.0177in" svg:x="0.5642in" svg:y="0.1772in" svg:viewBox="0 0 46 46" svg:d="M46 23c0-12-10-23-23-23-12 0-23 11-23 23 0 13 11 23 23 23 13 0 23-10 23-23z"><text:p/></draw:path><draw:path draw:style-name="gr2358" draw:text-style-name="P97" svg:width="0.0776in" svg:height="0.1091in" svg:x="0.6378in" svg:y="0.1543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5 3 10 10 10 14 0 17-12 18-16z"><text:p/></draw:path><draw:path draw:style-name="gr2359" draw:text-style-name="P97" svg:width="0.0177in" svg:height="0.0177in" svg:x="0.7724in" svg:y="0.1772in" svg:viewBox="0 0 46 46" svg:d="M46 23c0-12-10-23-23-23-12 0-23 11-23 23 0 13 11 23 23 23 13 0 23-10 23-23z"><text:p/></draw:path><draw:path draw:style-name="gr2360" draw:text-style-name="P97" svg:width="0.0819in" svg:height="0.1173in" svg:x="0.8669in" svg:y="0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2361" draw:text-style-name="P97" svg:width="0.0728in" svg:height="0.0752in" svg:x="0.9587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olygon draw:style-name="gr2362" draw:text-style-name="P97" svg:width="0.1795in" svg:height="0.0067in" svg:x="0.8614in" svg:y="0.1827in" svg:viewBox="0 0 457 18" draw:points="229,18 0,18 0,0 457,0 457,18"><text:p/></draw:polygon><draw:path draw:style-name="gr2363" draw:text-style-name="P97" svg:width="0.0819in" svg:height="0.1173in" svg:x="0.8669in" svg:y="0.2264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2364" draw:text-style-name="P97" svg:width="0.0768in" svg:height="0.1071in" svg:x="0.9583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/draw:g></text:h>
      <text:h text:style-name="Heading_20_2" text:outline-level="2">Deformierbare Körper</text:h>
      <text:h text:style-name="Heading_20_3" text:outline-level="3">Dehnung</text:h>
      <text:p text:style-name="P42"><draw:g text:anchor-type="as-char" svg:y="-0.2256in" draw:z-index="213" draw:style-name="gr1"><svg:title>TexMaths</svg:title><svg:desc>12§display§\Delta l = \frac{1}{E} \cdot l_0 \cdot \frac{F}{A} = \frac{1}{E} \cdot l \cdot \sigma§svg§600§FALSE§</svg:desc><draw:polygon draw:style-name="gr2378" draw:text-style-name="P97" svg:width="1.9047in" svg:height="0.3402in" svg:x="0in" svg:y="0in" svg:viewBox="0 0 4839 865" draw:points="2420,865 0,865 0,0 4839,0 4839,865"><text:p/></draw:polygon><draw:path draw:style-name="gr2379" draw:text-style-name="P97" svg:width="0.1224in" svg:height="0.1193in" svg:x="0.0079in" svg:y="0.1071in" svg:viewBox="0 0 312 304" svg:d="M167 7c-3-5-4-7-11-7s-8 2-11 7l-143 288c-2 4-2 4-2 5 0 4 2 4 10 4h294c6 0 8 0 8-4 0-1 0-1-1-5zM143 42l114 229h-228z"><text:p/></draw:path><draw:path draw:style-name="gr2380" draw:text-style-name="P97" svg:width="0.0354in" svg:height="0.1173in" svg:x="0.1457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81" draw:text-style-name="P97" svg:width="0.1106in" svg:height="0.039in" svg:x="0.2465in" svg:y="0.165in" svg:viewBox="0 0 282 100" svg:d="M268 17c6 0 14 0 14-9 0-8-8-8-14-8h-254c-6 0-14 0-14 8 0 9 8 9 14 9zM268 100c6 0 14 0 14-9 0-8-8-8-14-8h-254c-6 0-14 0-14 8 0 9 8 9 14 9z"><text:p/></draw:path><draw:path draw:style-name="gr2382" draw:text-style-name="P97" svg:width="0.0547in" svg:height="0.1106in" svg:x="0.472in" svg:y="0.0028in" svg:viewBox="0 0 140 282" svg:d="M88 11c0-10 0-11-10-11-26 28-65 28-78 28v13c8 0 34 0 55-12v220c0 15-1 20-39 20h-14v13c16-1 52-1 70-1 17 0 54 0 68 1v-13h-13c-38 0-39-5-39-20z"><text:p/></draw:path><draw:polygon draw:style-name="gr2383" draw:text-style-name="P97" svg:width="0.1323in" svg:height="0.0067in" svg:x="0.4323in" svg:y="0.1811in" svg:viewBox="0 0 337 18" draw:points="168,18 0,18 0,0 337,0 337,18"><text:p/></draw:polygon><draw:path draw:style-name="gr2384" draw:text-style-name="P97" svg:width="0.1205in" svg:height="0.113in" svg:x="0.439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385" draw:text-style-name="P97" svg:width="0.0177in" svg:height="0.0177in" svg:x="0.6358in" svg:y="0.1752in" svg:viewBox="0 0 46 46" svg:d="M46 23c0-12-10-23-23-23-12 0-23 11-23 23 0 13 11 23 23 23 13 0 23-10 23-23z"><text:p/></draw:path><draw:path draw:style-name="gr2386" draw:text-style-name="P97" svg:width="0.0354in" svg:height="0.1173in" svg:x="0.7118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87" draw:text-style-name="P97" svg:width="0.0539in" svg:height="0.0795in" svg:x="0.7602in" svg:y="0.1732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2388" draw:text-style-name="P97" svg:width="0.0177in" svg:height="0.0177in" svg:x="0.8795in" svg:y="0.1752in" svg:viewBox="0 0 46 46" svg:d="M46 23c0-12-10-23-23-23-12 0-23 11-23 23 0 13 11 23 23 23 13 0 23-10 23-23z"><text:p/></draw:path><draw:path draw:style-name="gr2389" draw:text-style-name="P97" svg:width="0.1181in" svg:height="0.113in" svg:x="0.9744in" svg:y="0.000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olygon draw:style-name="gr2390" draw:text-style-name="P97" svg:width="0.1299in" svg:height="0.0067in" svg:x="0.9685in" svg:y="0.1811in" svg:viewBox="0 0 331 18" draw:points="166,18 0,18 0,0 331,0 331,18"><text:p/></draw:polygon><draw:path draw:style-name="gr2391" draw:text-style-name="P97" svg:width="0.1138in" svg:height="0.1193in" svg:x="0.976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2392" draw:text-style-name="P97" svg:width="0.1106in" svg:height="0.039in" svg:x="1.1736in" svg:y="0.165in" svg:viewBox="0 0 282 100" svg:d="M268 17c6 0 14 0 14-9 0-8-8-8-14-8h-254c-6 0-14 0-14 8 0 9 8 9 14 9zM268 100c6 0 14 0 14-9 0-8-8-8-14-8h-254c-6 0-14 0-14 8 0 9 8 9 14 9z"><text:p/></draw:path><draw:path draw:style-name="gr2393" draw:text-style-name="P97" svg:width="0.0547in" svg:height="0.1106in" svg:x="1.3988in" svg:y="0.0028in" svg:viewBox="0 0 140 282" svg:d="M88 11c0-10 0-11-10-11-26 28-65 28-78 28v13c8 0 34 0 55-12v220c0 15-1 20-39 20h-14v13c16-1 52-1 70-1 17 0 54 0 68 1v-13h-13c-38 0-39-5-39-20z"><text:p/></draw:path><draw:polygon draw:style-name="gr2394" draw:text-style-name="P97" svg:width="0.1323in" svg:height="0.0067in" svg:x="1.3591in" svg:y="0.1811in" svg:viewBox="0 0 337 18" draw:points="168,18 0,18 0,0 337,0 337,18"><text:p/></draw:polygon><draw:path draw:style-name="gr2395" draw:text-style-name="P97" svg:width="0.1205in" svg:height="0.113in" svg:x="1.3657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396" draw:text-style-name="P97" svg:width="0.0177in" svg:height="0.0177in" svg:x="1.5626in" svg:y="0.1752in" svg:viewBox="0 0 46 46" svg:d="M46 23c0-12-10-23-23-23-12 0-23 11-23 23 0 13 11 23 23 23 13 0 23-10 23-23z"><text:p/></draw:path><draw:path draw:style-name="gr2397" draw:text-style-name="P97" svg:width="0.0354in" svg:height="0.1173in" svg:x="1.6386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98" draw:text-style-name="P97" svg:width="0.0177in" svg:height="0.0177in" svg:x="1.735in" svg:y="0.1752in" svg:viewBox="0 0 46 46" svg:d="M46 23c0-12-10-23-23-23-12 0-23 11-23 23 0 13 11 23 23 23 13 0 23-10 23-23z"><text:p/></draw:path><draw:path draw:style-name="gr2399" draw:text-style-name="P97" svg:width="0.0878in" svg:height="0.0732in" svg:x="1.8102in" svg:y="0.1543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/draw:g><text:tab/><text:tab/><draw:g text:anchor-type="as-char" svg:y="-0.2319in" draw:z-index="221" draw:style-name="gr1"><svg:title>TexMaths</svg:title><svg:desc>12§display§\sigma = E \cdot \frac{\Delta l}{l} = E \cdot \varepsilon§svg§600§FALSE§</svg:desc><draw:polygon draw:style-name="gr2431" draw:text-style-name="P97" svg:width="1.3567in" svg:height="0.3421in" svg:x="0in" svg:y="0.0035in" svg:viewBox="0 0 3447 870" draw:points="1724,870 0,870 0,0 3447,0 3447,870"><text:p/></draw:polygon><draw:path draw:style-name="gr2432" draw:text-style-name="P97" svg:width="0.0878in" svg:height="0.0732in" svg:x="0.0063in" svg:y="0.1598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draw:path draw:style-name="gr2433" draw:text-style-name="P97" svg:width="0.1106in" svg:height="0.039in" svg:x="0.1563in" svg:y="0.1709in" svg:viewBox="0 0 282 100" svg:d="M268 17c6 0 14 0 14-9 0-8-8-8-14-8h-254c-6 0-14 0-14 8 0 9 8 9 14 9zM268 100c6 0 14 0 14-9 0-8-8-8-14-8h-254c-6 0-14 0-14 8 0 9 8 9 14 9z"><text:p/></draw:path><draw:path draw:style-name="gr2434" draw:text-style-name="P97" svg:width="0.1209in" svg:height="0.113in" svg:x="0.3283in" svg:y="0.1189in" svg:viewBox="0 0 308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435" draw:text-style-name="P97" svg:width="0.0177in" svg:height="0.0177in" svg:x="0.5055in" svg:y="0.1811in" svg:viewBox="0 0 46 46" svg:d="M46 23c0-12-10-23-23-23-12 0-23 11-23 23 0 13 11 23 23 23 13 0 23-10 23-23z"><text:p/></draw:path><draw:path draw:style-name="gr2436" draw:text-style-name="P97" svg:width="0.1224in" svg:height="0.1193in" svg:x="0.602in" svg:y="0in" svg:viewBox="0 0 312 304" svg:d="M167 7c-3-5-4-7-11-7s-8 2-11 7l-143 289c-2 3-2 3-2 4 0 4 2 4 10 4h294c6 0 8 0 8-4 0-1 0-1-1-4zM143 42l114 230h-228z"><text:p/></draw:path><draw:path draw:style-name="gr2437" draw:text-style-name="P97" svg:width="0.0354in" svg:height="0.1173in" svg:x="0.7402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2438" draw:text-style-name="P97" svg:width="0.1913in" svg:height="0.0067in" svg:x="0.5945in" svg:y="0.1866in" svg:viewBox="0 0 487 18" draw:points="244,18 0,18 0,0 487,0 487,18"><text:p/></draw:polygon><draw:path draw:style-name="gr2439" draw:text-style-name="P97" svg:width="0.0354in" svg:height="0.1173in" svg:x="0.6709in" svg:y="0.2307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ath draw:style-name="gr2440" draw:text-style-name="P97" svg:width="0.1106in" svg:height="0.039in" svg:x="0.861in" svg:y="0.1709in" svg:viewBox="0 0 282 100" svg:d="M268 17c6 0 14 0 14-9 0-8-8-8-14-8h-254c-6 0-14 0-14 8 0 9 8 9 14 9zM268 100c6 0 14 0 14-9 0-8-8-8-14-8h-254c-6 0-14 0-14 8 0 9 8 9 14 9z"><text:p/></draw:path><draw:path draw:style-name="gr2441" draw:text-style-name="P97" svg:width="0.1209in" svg:height="0.113in" svg:x="1.0335in" svg:y="0.1189in" svg:viewBox="0 0 308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442" draw:text-style-name="P97" svg:width="0.0177in" svg:height="0.0177in" svg:x="1.2102in" svg:y="0.1811in" svg:viewBox="0 0 46 46" svg:d="M46 23c0-12-10-23-23-23-12 0-23 11-23 23 0 13 11 23 23 23 13 0 23-10 23-23z"><text:p/></draw:path><draw:path draw:style-name="gr2443" draw:text-style-name="P97" svg:width="0.0673in" svg:height="0.0791in" svg:x="1.2835in" svg:y="0.1567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/draw:g></text:p>
      <text:h text:style-name="Heading_20_3" text:outline-level="3">Querkontraktion</text:h>
      <text:p text:style-name="P46"><draw:g text:anchor-type="as-char" svg:y="-0.2319in" draw:z-index="222" draw:style-name="gr1"><svg:title>TexMaths</svg:title><svg:desc>12§display§\mu = \frac{-\Delta d}{d} \cdot \frac{\Delta l}{l}§svg§600§FALSE§</svg:desc><draw:polygon draw:style-name="gr2444" draw:text-style-name="P97" svg:width="1.0465in" svg:height="0.3421in" svg:x="0in" svg:y="0.0035in" svg:viewBox="0 0 2659 870" draw:points="1329,870 0,870 0,0 2659,0 2659,870"><text:p/></draw:polygon><draw:path draw:style-name="gr2445" draw:text-style-name="P97" svg:width="0.0898in" svg:height="0.1094in" svg:x="0.0051in" svg:y="0.1579in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2446" draw:text-style-name="P97" svg:width="0.1106in" svg:height="0.039in" svg:x="0.1555in" svg:y="0.1709in" svg:viewBox="0 0 282 100" svg:d="M268 17c6 0 14 0 14-9 0-8-8-8-14-8h-254c-6 0-14 0-14 8 0 9 8 9 14 9zM268 100c6 0 14 0 14-9 0-8-8-8-14-8h-254c-6 0-14 0-14 8 0 9 8 9 14 9z"><text:p/></draw:path><draw:path draw:style-name="gr2447" draw:text-style-name="P97" svg:width="0.1016in" svg:height="0.0067in" svg:x="0.3551in" svg:y="0.074in" svg:viewBox="0 0 259 18" svg:d="M244 18c7 0 15 0 15-8 0-10-8-10-15-10h-230c-7 0-14 0-14 10 0 8 7 8 14 8z"><text:p/></draw:path><draw:path draw:style-name="gr2448" draw:text-style-name="P97" svg:width="0.1224in" svg:height="0.1193in" svg:x="0.478in" svg:y="0in" svg:viewBox="0 0 312 304" svg:d="M167 7c-3-5-4-7-11-7s-8 2-11 7l-143 289c-2 3-2 3-2 4 0 4 2 4 10 4h294c6 0 8 0 8-4 0-1 0-1-1-4zM143 42l114 230h-228z"><text:p/></draw:path><draw:path draw:style-name="gr2449" draw:text-style-name="P97" svg:width="0.0791in" svg:height="0.1173in" svg:x="0.6154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olygon draw:style-name="gr2450" draw:text-style-name="P97" svg:width="0.3539in" svg:height="0.0067in" svg:x="0.3413in" svg:y="0.1866in" svg:viewBox="0 0 900 18" draw:points="450,18 0,18 0,0 900,0 900,18"><text:p/></draw:polygon><draw:path draw:style-name="gr2451" draw:text-style-name="P97" svg:width="0.0791in" svg:height="0.1173in" svg:x="0.4819in" svg:y="0.230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2452" draw:text-style-name="P97" svg:width="0.0177in" svg:height="0.0177in" svg:x="0.7661in" svg:y="0.1811in" svg:viewBox="0 0 46 46" svg:d="M46 23c0-12-10-23-23-23-12 0-23 11-23 23 0 13 11 23 23 23 13 0 23-10 23-23z"><text:p/></draw:path><draw:path draw:style-name="gr2453" draw:text-style-name="P97" svg:width="0.1224in" svg:height="0.1193in" svg:x="0.8626in" svg:y="0in" svg:viewBox="0 0 312 304" svg:d="M167 7c-3-5-4-7-11-7s-8 2-11 7l-143 289c-2 3-2 3-2 4 0 4 2 4 10 4h294c6 0 8 0 8-4 0-1 0-1-1-4zM143 42l114 230h-228z"><text:p/></draw:path><draw:path draw:style-name="gr2454" draw:text-style-name="P97" svg:width="0.0354in" svg:height="0.1173in" svg:x="1.0004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2455" draw:text-style-name="P97" svg:width="0.1913in" svg:height="0.0067in" svg:x="0.8551in" svg:y="0.1866in" svg:viewBox="0 0 487 18" draw:points="244,18 0,18 0,0 487,0 487,18"><text:p/></draw:polygon><draw:path draw:style-name="gr2456" draw:text-style-name="P97" svg:width="0.0354in" svg:height="0.1173in" svg:x="0.9315in" svg:y="0.2307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/draw:g> <text:tab/><draw:g text:anchor-type="as-char" svg:y="-0.2335in" draw:z-index="225" draw:style-name="gr1"><svg:title>TexMaths</svg:title><svg:desc>12§display§\frac{\Delta V}{V} = \frac{\Delta l}{l} + 2 \frac{\Delta d}{d} = \varepsilon \cdot (1 - 2 \mu)§svg§600§FALSE§</svg:desc><draw:polygon draw:style-name="gr2466" draw:text-style-name="P97" svg:width="2.3122in" svg:height="0.3417in" svg:x="0in" svg:y="0.0039in" svg:viewBox="0 0 5874 869" draw:points="2936,869 0,869 0,0 5874,0 5874,869"><text:p/></draw:polygon><draw:path draw:style-name="gr2467" draw:text-style-name="P97" svg:width="0.1224in" svg:height="0.1193in" svg:x="0.0079in" svg:y="0in" svg:viewBox="0 0 312 304" svg:d="M167 7c-3-5-4-7-11-7s-8 2-11 7l-143 288c-2 4-2 4-2 5 0 4 2 4 10 4h294c6 0 8 0 8-4 0-1 0-1-1-5zM143 42l114 229h-228z"><text:p/></draw:path><draw:path draw:style-name="gr2468" draw:text-style-name="P97" svg:width="0.1185in" svg:height="0.1173in" svg:x="0.148in" svg:y="0.005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olygon draw:style-name="gr2469" draw:text-style-name="P97" svg:width="0.272in" svg:height="0.0067in" svg:x="0in" svg:y="0.1862in" svg:viewBox="0 0 692 18" draw:points="347,18 0,18 0,0 692,0 692,18"><text:p/></draw:polygon><draw:path draw:style-name="gr2470" draw:text-style-name="P97" svg:width="0.1185in" svg:height="0.1173in" svg:x="0.0783in" svg:y="0.2323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2471" draw:text-style-name="P97" svg:width="0.1106in" svg:height="0.039in" svg:x="0.3472in" svg:y="0.1709in" svg:viewBox="0 0 282 100" svg:d="M268 17c6 0 14 0 14-9 0-8-8-8-14-8h-254c-6 0-14 0-14 8 0 9 8 9 14 9zM268 100c6 0 14 0 14-9 0-8-8-8-14-8h-254c-6 0-14 0-14 8 0 9 8 9 14 9z"><text:p/></draw:path><draw:path draw:style-name="gr2472" draw:text-style-name="P97" svg:width="0.1224in" svg:height="0.1193in" svg:x="0.5409in" svg:y="0in" svg:viewBox="0 0 312 304" svg:d="M167 7c-3-5-4-7-11-7s-8 2-11 7l-143 288c-2 4-2 4-2 5 0 4 2 4 10 4h294c6 0 8 0 8-4 0-1 0-1-1-5zM143 42l114 229h-228z"><text:p/></draw:path><draw:path draw:style-name="gr2473" draw:text-style-name="P97" svg:width="0.0354in" svg:height="0.1173in" svg:x="0.6787in" svg:y="0.0039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474" draw:text-style-name="P97" svg:width="0.1913in" svg:height="0.0067in" svg:x="0.5335in" svg:y="0.1862in" svg:viewBox="0 0 487 18" draw:points="244,18 0,18 0,0 487,0 487,18"><text:p/></draw:polygon><draw:path draw:style-name="gr2475" draw:text-style-name="P97" svg:width="0.0354in" svg:height="0.1173in" svg:x="0.6098in" svg:y="0.230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476" draw:text-style-name="P97" svg:width="0.1106in" svg:height="0.1106in" svg:x="0.7909in" svg:y="0.1343in" svg:viewBox="0 0 282 282" svg:d="M150 150h118c6 0 14 0 14-8 0-10-8-10-14-10h-118v-118c0-6 0-14-8-14-10 0-10 8-10 14v118h-118c-6 0-14 0-14 10 0 8 8 8 14 8h118v118c0 6 0 14 10 14 8 0 8-8 8-14z"><text:p/></draw:path><draw:path draw:style-name="gr2477" draw:text-style-name="P97" svg:width="0.0661in" svg:height="0.1106in" svg:x="0.9559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78" draw:text-style-name="P97" svg:width="0.1224in" svg:height="0.1193in" svg:x="1.0583in" svg:y="0in" svg:viewBox="0 0 312 304" svg:d="M167 7c-3-5-4-7-11-7s-8 2-11 7l-143 288c-2 4-2 4-2 5 0 4 2 4 10 4h294c6 0 8 0 8-4 0-1 0-1-1-5zM143 42l114 229h-228z"><text:p/></draw:path><draw:path draw:style-name="gr2479" draw:text-style-name="P97" svg:width="0.0791in" svg:height="0.1173in" svg:x="1.1953in" svg:y="0.0039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2480" draw:text-style-name="P97" svg:width="0.2248in" svg:height="0.0067in" svg:x="1.0504in" svg:y="0.1862in" svg:viewBox="0 0 572 18" draw:points="286,18 0,18 0,0 572,0 572,18"><text:p/></draw:polygon><draw:path draw:style-name="gr2481" draw:text-style-name="P97" svg:width="0.0791in" svg:height="0.1173in" svg:x="1.1264in" svg:y="0.2303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482" draw:text-style-name="P97" svg:width="0.1106in" svg:height="0.039in" svg:x="1.3508in" svg:y="0.1709in" svg:viewBox="0 0 282 100" svg:d="M268 17c6 0 14 0 14-9 0-8-8-8-14-8h-254c-6 0-14 0-14 8 0 9 8 9 14 9zM268 100c6 0 14 0 14-9 0-8-8-8-14-8h-254c-6 0-14 0-14 8 0 9 8 9 14 9z"><text:p/></draw:path><draw:path draw:style-name="gr2483" draw:text-style-name="P97" svg:width="0.0673in" svg:height="0.0791in" svg:x="1.5209in" svg:y="0.156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2484" draw:text-style-name="P97" svg:width="0.0177in" svg:height="0.0177in" svg:x="1.6449in" svg:y="0.1807in" svg:viewBox="0 0 46 46" svg:d="M46 23c0-12-10-23-23-23-12 0-23 11-23 23 0 13 11 23 23 23 13 0 23-10 23-23z"><text:p/></draw:path><draw:path draw:style-name="gr2485" draw:text-style-name="P97" svg:width="0.039in" svg:height="0.1657in" svg:x="1.7299in" svg:y="0.1071in" svg:viewBox="0 0 100 422" svg:d="M100 419c0-1 0-3-9-10-53-53-66-133-66-198 0-73 16-146 69-199 6-6 6-6 6-7 0-4-3-5-5-5-5 0-43 29-69 83-21 47-26 93-26 128 0 34 5 84 28 132 26 53 62 79 67 79 2 0 5-1 5-3z"><text:p/></draw:path><draw:path draw:style-name="gr2486" draw:text-style-name="P97" svg:width="0.0547in" svg:height="0.1106in" svg:x="1.7933in" svg:y="0.1213in" svg:viewBox="0 0 140 282" svg:d="M88 11c0-10 0-11-10-11-26 28-65 28-78 28v13c8 0 34 0 55-12v219c0 16-1 21-39 21h-14v13c16-1 52-1 70-1 17 0 54 0 68 1v-13h-13c-38 0-39-5-39-21z"><text:p/></draw:path><draw:path draw:style-name="gr2487" draw:text-style-name="P97" svg:width="0.1016in" svg:height="0.0067in" svg:x="1.9118in" svg:y="0.1862in" svg:viewBox="0 0 259 18" svg:d="M244 18c7 0 15 0 15-8 0-10-8-10-15-10h-230c-7 0-14 0-14 10 0 8 7 8 14 8z"><text:p/></draw:path><draw:path draw:style-name="gr2488" draw:text-style-name="P97" svg:width="0.0661in" svg:height="0.1106in" svg:x="2.0724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89" draw:text-style-name="P97" svg:width="0.0898in" svg:height="0.1091in" svg:x="2.1524in" svg:y="0.1575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490" draw:text-style-name="P97" svg:width="0.039in" svg:height="0.1657in" svg:x="2.2567in" svg:y="0.1071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Kompression</text:h>
      <text:p text:style-name="P47"><draw:g text:anchor-type="as-char" svg:y="-0.2319in" draw:z-index="226" draw:style-name="gr1"><svg:title>TexMaths</svg:title><svg:desc>12§display§\frac{\Delta V}{V} = - \frac{3 \Delta p}{E} \cdot (1-2\mu)§svg§600§FALSE§</svg:desc><draw:polygon draw:style-name="gr2491" draw:text-style-name="P97" svg:width="1.7059in" svg:height="0.3398in" svg:x="0in" svg:y="0.0051in" svg:viewBox="0 0 4334 864" draw:points="2167,864 0,864 0,0 4334,0 4334,864"><text:p/></draw:polygon><draw:path draw:style-name="gr2492" draw:text-style-name="P97" svg:width="0.1224in" svg:height="0.1193in" svg:x="0.0079in" svg:y="0in" svg:viewBox="0 0 312 304" svg:d="M167 7c-3-5-4-7-11-7s-8 2-11 7l-143 288c-2 4-2 4-2 5 0 4 2 4 10 4h294c6 0 8 0 8-4 0-1 0-1-1-5zM143 42l114 229h-228z"><text:p/></draw:path><draw:path draw:style-name="gr2493" draw:text-style-name="P97" svg:width="0.1185in" svg:height="0.1173in" svg:x="0.148in" svg:y="0.005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2494" draw:text-style-name="P97" svg:width="0.2724in" svg:height="0.0067in" svg:x="0in" svg:y="0.1862in" svg:viewBox="0 0 693 18" draw:points="347,18 0,18 0,0 693,0 693,18"><text:p/></draw:polygon><draw:path draw:style-name="gr2495" draw:text-style-name="P97" svg:width="0.1185in" svg:height="0.1173in" svg:x="0.0783in" svg:y="0.2315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2496" draw:text-style-name="P97" svg:width="0.1106in" svg:height="0.039in" svg:x="0.3472in" svg:y="0.1701in" svg:viewBox="0 0 282 100" svg:d="M268 17c6 0 14 0 14-9 0-8-8-8-14-8h-254c-6 0-14 0-14 8 0 9 8 9 14 9zM268 100c6 0 14 0 14-9 0-8-8-8-14-8h-254c-6 0-14 0-14 8 0 9 8 9 14 9z"><text:p/></draw:path><draw:path draw:style-name="gr2497" draw:text-style-name="P97" svg:width="0.1016in" svg:height="0.0067in" svg:x="0.5276in" svg:y="0.1862in" svg:viewBox="0 0 259 18" svg:d="M244 18c7 0 15 0 15-8 0-10-8-10-15-10h-230c-7 0-14 0-14 10 0 8 7 8 14 8z"><text:p/></draw:path><draw:path draw:style-name="gr2498" draw:text-style-name="P97" svg:width="0.0689in" svg:height="0.1146in" svg:x="0.6697in" svg:y="0.0079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2499" draw:text-style-name="P97" svg:width="0.1224in" svg:height="0.1193in" svg:x="0.7535in" svg:y="0in" svg:viewBox="0 0 312 304" svg:d="M167 7c-3-5-4-7-11-7s-8 2-11 7l-143 288c-2 4-2 4-2 5 0 4 2 4 10 4h294c6 0 8 0 8-4 0-1 0-1-1-5zM143 42l114 229h-228z"><text:p/></draw:path><draw:path draw:style-name="gr2500" draw:text-style-name="P97" svg:width="0.0866in" svg:height="0.1059in" svg:x="0.8791in" svg:y="0.0453in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501" draw:text-style-name="P97" svg:width="0.3047in" svg:height="0.0067in" svg:x="0.6626in" svg:y="0.1862in" svg:viewBox="0 0 775 18" draw:points="388,18 0,18 0,0 775,0 775,18"><text:p/></draw:polygon><draw:path draw:style-name="gr2502" draw:text-style-name="P97" svg:width="0.1209in" svg:height="0.113in" svg:x="0.7555in" svg:y="0.2319in" svg:viewBox="0 0 308 288" svg:d="M283 190c1-3 3-5 3-6 0-2 0-5-5-5-4 0-5 2-6 5-28 62-43 91-115 91h-62c-6 0-7 0-9 0-5-1-6-1-6-5 0-1 0-2 2-9l29-116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503" draw:text-style-name="P97" svg:width="0.0177in" svg:height="0.0177in" svg:x="1.0386in" svg:y="0.1807in" svg:viewBox="0 0 46 46" svg:d="M46 23c0-12-10-23-23-23-12 0-23 11-23 23 0 13 11 23 23 23 13 0 23-10 23-23z"><text:p/></draw:path><draw:path draw:style-name="gr2504" draw:text-style-name="P97" svg:width="0.039in" svg:height="0.1661in" svg:x="1.124in" svg:y="0.1063in" svg:viewBox="0 0 100 423" svg:d="M100 419c0-1 0-2-9-10-53-52-66-133-66-198 0-73 16-146 69-199 6-6 6-6 6-7 0-4-3-5-5-5-5 0-43 29-69 83-21 47-26 93-26 128 0 34 5 84 28 132 26 53 62 80 67 80 2 0 5-2 5-4z"><text:p/></draw:path><draw:path draw:style-name="gr2505" draw:text-style-name="P97" svg:width="0.0547in" svg:height="0.1106in" svg:x="1.187in" svg:y="0.1205in" svg:viewBox="0 0 140 282" svg:d="M88 11c0-10 0-11-10-11-26 28-65 28-78 28v13c8 0 34 0 55-12v219c0 16-1 21-39 21h-14v13c16-1 52-1 70-1 17 0 54 0 68 1v-13h-13c-38 0-39-5-39-21z"><text:p/></draw:path><draw:path draw:style-name="gr2506" draw:text-style-name="P97" svg:width="0.1016in" svg:height="0.0067in" svg:x="1.3055in" svg:y="0.1862in" svg:viewBox="0 0 259 18" svg:d="M244 18c7 0 15 0 15-8 0-10-8-10-15-10h-230c-7 0-14 0-14 10 0 8 7 8 14 8z"><text:p/></draw:path><draw:path draw:style-name="gr2507" draw:text-style-name="P97" svg:width="0.0661in" svg:height="0.1106in" svg:x="1.4665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2508" draw:text-style-name="P97" svg:width="0.0898in" svg:height="0.1094in" svg:x="1.5461in" svg:y="0.1579in" svg:viewBox="0 0 229 279" svg:d="M85 38c3-8 6-25 6-26 0-7-5-12-12-12-1 0-13 0-17 16l-61 245c-1 4-1 6-1 7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509" draw:text-style-name="P97" svg:width="0.039in" svg:height="0.1661in" svg:x="1.6508in" svg:y="0.1063in" svg:viewBox="0 0 100 423" svg:d="M100 211c0-32-5-84-29-132-25-51-63-79-66-79-4 0-5 1-5 5 0 1 0 1 8 9 42 42 66 110 66 197 0 74-15 148-68 201-6 5-6 6-6 7 0 2 1 4 5 4 3 0 42-29 67-82 22-47 28-94 28-130z"><text:p/></draw:path></draw:g> <text:tab/><draw:g text:anchor-type="as-char" svg:y="-0.222in" draw:z-index="228" draw:style-name="gr1"><svg:title>TexMaths</svg:title><svg:desc>12§display§\kappa = \frac{3}{E} \cdot (1-2\mu)§svg§600§FALSE§</svg:desc><draw:polygon draw:style-name="gr2512" draw:text-style-name="P97" svg:width="1.2075in" svg:height="0.3331in" svg:x="0in" svg:y="0.0039in" svg:viewBox="0 0 3068 847" draw:points="1534,847 0,847 0,0 3068,0 3068,847"><text:p/></draw:polygon><draw:path draw:style-name="gr2513" draw:text-style-name="P97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2514" draw:text-style-name="P97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2515" draw:text-style-name="P97" svg:width="0.0689in" svg:height="0.1146in" svg:x="0.3685in" svg:y="0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5 68 53 0 91-39 91-82 0-35-26-68-70-77z"><text:p/></draw:path><draw:polygon draw:style-name="gr2516" draw:text-style-name="P97" svg:width="0.1323in" svg:height="0.0067in" svg:x="0.337in" svg:y="0.1783in" svg:viewBox="0 0 337 18" draw:points="168,18 0,18 0,0 337,0 337,18"><text:p/></draw:polygon><draw:path draw:style-name="gr2517" draw:text-style-name="P97" svg:width="0.1209in" svg:height="0.113in" svg:x="0.3437in" svg:y="0.2236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2518" draw:text-style-name="P97" svg:width="0.0177in" svg:height="0.0177in" svg:x="0.5402in" svg:y="0.1728in" svg:viewBox="0 0 46 46" svg:d="M46 23c0-12-10-23-23-23-12 0-23 11-23 23 0 13 11 23 23 23 13 0 23-10 23-23z"><text:p/></draw:path><draw:path draw:style-name="gr2519" draw:text-style-name="P97" svg:width="0.039in" svg:height="0.1657in" svg:x="0.6256in" svg:y="0.0984in" svg:viewBox="0 0 100 422" svg:d="M100 419c0-1 0-3-9-10-53-53-66-133-66-198 0-73 16-146 69-199 6-6 6-6 6-7 0-4-3-5-5-5-5 0-43 29-69 83-21 47-26 93-26 128 0 34 5 84 28 132 26 53 62 79 67 79 2 0 5-1 5-3z"><text:p/></draw:path><draw:path draw:style-name="gr2520" draw:text-style-name="P97" svg:width="0.0547in" svg:height="0.1106in" svg:x="0.6886in" svg:y="0.1126in" svg:viewBox="0 0 140 282" svg:d="M88 11c0-10 0-11-10-11-26 28-65 28-78 28v13c8 0 34 0 55-12v219c0 16-1 21-39 21h-14v13c16-1 52-1 70-1 17 0 54 0 68 1v-13h-13c-38 0-39-5-39-21z"><text:p/></draw:path><draw:path draw:style-name="gr2521" draw:text-style-name="P97" svg:width="0.1016in" svg:height="0.0067in" svg:x="0.8075in" svg:y="0.1783in" svg:viewBox="0 0 259 18" svg:d="M244 18c7 0 15 0 15-8 0-10-8-10-15-10h-230c-7 0-14 0-14 10 0 8 7 8 14 8z"><text:p/></draw:path><draw:path draw:style-name="gr2522" draw:text-style-name="P97" svg:width="0.0661in" svg:height="0.1106in" svg:x="0.9681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523" draw:text-style-name="P97" svg:width="0.0898in" svg:height="0.1091in" svg:x="1.0476in" svg:y="0.1496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524" draw:text-style-name="P97" svg:width="0.039in" svg:height="0.1657in" svg:x="1.152in" svg:y="0.0984in" svg:viewBox="0 0 100 422" svg:d="M100 211c0-32-5-84-29-132-25-51-63-79-66-79-4 0-5 1-5 5 0 1 0 1 8 9 42 42 66 110 66 197 0 73-15 148-68 201-6 4-6 6-6 7 0 2 1 3 5 3 3 0 42-28 67-81 22-47 28-94 28-130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48204a" officeooo:paragraph-rsid="0048204a" style:font-size-asian="10.5pt" style:font-size-complex="10.5pt"/>
    </style:style>
    <style:page-layout style:name="Mpm1">
      <style:page-layout-properties fo:page-width="8.2681in" fo:page-height="11.6929in" style:num-format="1" style:print-orientation="portrait" fo:margin-top="0.3228in" fo:margin-bottom="0.3701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efan Kuntz - W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06T23:59:15.206329547</dc:date>
    <dc:creator>sk </dc:creator>
    <meta:editing-duration>P3DT14H16M59S</meta:editing-duration>
    <meta:editing-cycles>12</meta:editing-cycles>
    <meta:generator>LibreOffice/4.2.8.2$Linux_X86_64 LibreOffice_project/420m0$Build-2</meta:generator>
    <meta:document-statistic meta:table-count="4" meta:image-count="0" meta:object-count="0" meta:page-count="3" meta:paragraph-count="247" meta:word-count="154" meta:character-count="1740" meta:non-whitespace-character-count="1492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newcommand\abs[1]{\left|#1\right|}</meta:user-defined>
  </office:meta>
</office:document-meta>
</file>